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fo:margin-top="0cm" style:writing-mode="lr-tb"/>
    </style:style>
    <style:style style:name="T1_1" style:family="text">
      <style:text-properties fo:color="#ff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1_2" style:family="text">
      <style:text-properties fo:color="#ff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1_3" style:family="text">
      <style:text-properties fo:color="#ff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1_4" style:family="text">
      <style:text-properties fo:color="#ff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1_5" style:family="text">
      <style:text-properties fo:color="#ff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1_6" style:family="text">
      <style:text-properties fo:color="#ff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1_7" style:family="text">
      <style:text-properties fo:color="#ff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1_8" style:family="text">
      <style:text-properties fo:color="#ff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2" style:family="paragraph" style:parent-style-name="Standard">
      <style:paragraph-properties fo:break-before="auto" fo:line-height="100%" fo:margin-top="0cm" style:writing-mode="lr-tb"/>
      <style:text-properties fo:color="#ff0000"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break-before="auto" fo:line-height="100%" fo:margin-top="0cm" style:writing-mode="lr-tb"/>
    </style:style>
    <style:style style:name="T3_1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3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1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1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1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2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2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2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2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2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2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2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2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2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2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3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3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3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3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3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3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3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4" style:family="paragraph" style:parent-style-name="Standard">
      <style:paragraph-properties fo:break-before="auto" fo:line-height="100%" fo:margin-top="0cm" style:writing-mode="lr-tb"/>
    </style:style>
    <style:style style:name="T4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_1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_1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5" style:family="paragraph" style:parent-style-name="Standard">
      <style:paragraph-properties fo:break-before="auto" fo:line-height="100%" fo:margin-top="0cm" style:writing-mode="lr-tb"/>
    </style:style>
    <style:style style:name="T5_1" style:family="text">
      <style:text-properties style:font-name="Arial" fo:font-size="10pt" style:font-name-asian="Arial" style:font-size-asian="10pt" style:font-name-complex="Arial" style:font-size-complex="10pt"/>
    </style:style>
    <style:style style:name="T5_2" style:family="text">
      <style:text-properties style:font-name="Arial" fo:font-size="10pt" style:font-name-asian="Arial" style:font-size-asian="10pt" style:font-name-complex="Arial" style:font-size-complex="10pt"/>
    </style:style>
    <style:style style:name="T5_3" style:family="text">
      <style:text-properties style:font-name="Arial" fo:font-size="10pt" style:font-name-asian="Arial" style:font-size-asian="10pt" style:font-name-complex="Arial" style:font-size-complex="10pt"/>
    </style:style>
    <style:style style:name="T5_4" style:family="text">
      <style:text-properties style:font-name="Arial" fo:font-size="10pt" style:font-name-asian="Arial" style:font-size-asian="10pt" style:font-name-complex="Arial" style:font-size-complex="10pt"/>
    </style:style>
    <style:style style:name="T5_5" style:family="text">
      <style:text-properties style:font-name="Arial" fo:font-size="10pt" style:font-name-asian="Arial" style:font-size-asian="10pt" style:font-name-complex="Arial" style:font-size-complex="10pt"/>
    </style:style>
    <style:style style:name="T5_6" style:family="text">
      <style:text-properties style:font-name="Arial" fo:font-size="10pt" style:font-name-asian="Arial" style:font-size-asian="10pt" style:font-name-complex="Arial" style:font-size-complex="10pt"/>
    </style:style>
    <style:style style:name="T5_7" style:family="text">
      <style:text-properties style:font-name="Arial" fo:font-size="10pt" style:font-name-asian="Arial" style:font-size-asian="10pt" style:font-name-complex="Arial" style:font-size-complex="10pt"/>
    </style:style>
    <style:style style:name="T5_8" style:family="text">
      <style:text-properties style:font-name="Arial" fo:font-size="10pt" style:font-name-asian="Arial" style:font-size-asian="10pt" style:font-name-complex="Arial" style:font-size-complex="10pt"/>
    </style:style>
    <style:style style:name="T5_9" style:family="text">
      <style:text-properties style:font-name="Arial" fo:font-size="10pt" style:font-name-asian="Arial" style:font-size-asian="10pt" style:font-name-complex="Arial" style:font-size-complex="10pt"/>
    </style:style>
    <style:style style:name="T5_10" style:family="text">
      <style:text-properties style:font-name="Arial" fo:font-size="10pt" style:font-name-asian="Arial" style:font-size-asian="10pt" style:font-name-complex="Arial" style:font-size-complex="10pt"/>
    </style:style>
    <style:style style:name="T5_11" style:family="text">
      <style:text-properties style:font-name="Arial" fo:font-size="10pt" style:font-name-asian="Arial" style:font-size-asian="10pt" style:font-name-complex="Arial" style:font-size-complex="10pt"/>
    </style:style>
    <style:style style:name="T5_12" style:family="text">
      <style:text-properties style:font-name="Arial" fo:font-size="10pt" style:font-name-asian="Arial" style:font-size-asian="10pt" style:font-name-complex="Arial" style:font-size-complex="10pt"/>
    </style:style>
    <style:style style:name="T5_13" style:family="text">
      <style:text-properties style:font-name="Arial" fo:font-size="10pt" style:font-name-asian="Arial" style:font-size-asian="10pt" style:font-name-complex="Arial" style:font-size-complex="10pt"/>
    </style:style>
    <style:style style:name="T5_14" style:family="text">
      <style:text-properties style:font-name="Arial" fo:font-size="10pt" style:font-name-asian="Arial" style:font-size-asian="10pt" style:font-name-complex="Arial" style:font-size-complex="10pt"/>
    </style:style>
    <style:style style:name="T5_15" style:family="text">
      <style:text-properties style:font-name="Arial" fo:font-size="10pt" style:font-name-asian="Arial" style:font-size-asian="10pt" style:font-name-complex="Arial" style:font-size-complex="10pt"/>
    </style:style>
    <style:style style:name="T5_16" style:family="text">
      <style:text-properties style:font-name="Arial" fo:font-size="10pt" style:font-name-asian="Arial" style:font-size-asian="10pt" style:font-name-complex="Arial" style:font-size-complex="10pt"/>
    </style:style>
    <style:style style:name="T5_17" style:family="text">
      <style:text-properties style:font-name="Arial" fo:font-size="10pt" style:font-name-asian="Arial" style:font-size-asian="10pt" style:font-name-complex="Arial" style:font-size-complex="10pt"/>
    </style:style>
    <style:style style:name="T5_18" style:family="text">
      <style:text-properties style:font-name="Arial" fo:font-size="10pt" style:font-name-asian="Arial" style:font-size-asian="10pt" style:font-name-complex="Arial" style:font-size-complex="10pt"/>
    </style:style>
    <style:style style:name="T5_19" style:family="text">
      <style:text-properties style:font-name="Arial" fo:font-size="10pt" style:font-name-asian="Arial" style:font-size-asian="10pt" style:font-name-complex="Arial" style:font-size-complex="10pt"/>
    </style:style>
    <style:style style:name="T5_20" style:family="text">
      <style:text-properties style:font-name="Arial" fo:font-size="10pt" style:font-name-asian="Arial" style:font-size-asian="10pt" style:font-name-complex="Arial" style:font-size-complex="10pt"/>
    </style:style>
    <style:style style:name="T5_21" style:family="text">
      <style:text-properties style:font-name="Arial" fo:font-size="10pt" style:font-name-asian="Arial" style:font-size-asian="10pt" style:font-name-complex="Arial" style:font-size-complex="10pt"/>
    </style:style>
    <style:style style:name="T5_22" style:family="text">
      <style:text-properties style:font-name="Arial" fo:font-size="10pt" style:font-name-asian="Arial" style:font-size-asian="10pt" style:font-name-complex="Arial" style:font-size-complex="10pt"/>
    </style:style>
    <style:style style:name="T5_23" style:family="text">
      <style:text-properties style:font-name="Arial" fo:font-size="10pt" style:font-name-asian="Arial" style:font-size-asian="10pt" style:font-name-complex="Arial" style:font-size-complex="10pt"/>
    </style:style>
    <style:style style:name="T5_24" style:family="text">
      <style:text-properties style:font-name="Arial" fo:font-size="10pt" style:font-name-asian="Arial" style:font-size-asian="10pt" style:font-name-complex="Arial" style:font-size-complex="10pt"/>
    </style:style>
    <style:style style:name="T5_25" style:family="text">
      <style:text-properties style:font-name="Arial" fo:font-size="10pt" style:font-name-asian="Arial" style:font-size-asian="10pt" style:font-name-complex="Arial" style:font-size-complex="10pt"/>
    </style:style>
    <style:style style:name="T5_26" style:family="text">
      <style:text-properties style:font-name="Arial" fo:font-size="10pt" style:font-name-asian="Arial" style:font-size-asian="10pt" style:font-name-complex="Arial" style:font-size-complex="10pt"/>
    </style:style>
    <style:style style:name="T5_27" style:family="text">
      <style:text-properties style:font-name="Arial" fo:font-size="10pt" style:font-name-asian="Arial" style:font-size-asian="10pt" style:font-name-complex="Arial" style:font-size-complex="10pt"/>
    </style:style>
    <style:style style:name="T5_28" style:family="text">
      <style:text-properties style:font-name="Arial" fo:font-size="10pt" style:font-name-asian="Arial" style:font-size-asian="10pt" style:font-name-complex="Arial" style:font-size-complex="10pt"/>
    </style:style>
    <style:style style:name="T5_29" style:family="text">
      <style:text-properties style:font-name="Arial" fo:font-size="10pt" style:font-name-asian="Arial" style:font-size-asian="10pt" style:font-name-complex="Arial" style:font-size-complex="10pt"/>
    </style:style>
    <style:style style:name="T5_30" style:family="text">
      <style:text-properties style:font-name="Arial" fo:font-size="10pt" style:font-name-asian="Arial" style:font-size-asian="10pt" style:font-name-complex="Arial" style:font-size-complex="10pt"/>
    </style:style>
    <style:style style:name="T5_31" style:family="text">
      <style:text-properties style:font-name="Arial" fo:font-size="10pt" style:font-name-asian="Arial" style:font-size-asian="10pt" style:font-name-complex="Arial" style:font-size-complex="10pt"/>
    </style:style>
    <style:style style:name="T5_32" style:family="text">
      <style:text-properties style:font-name="Arial" fo:font-size="10pt" style:font-name-asian="Arial" style:font-size-asian="10pt" style:font-name-complex="Arial" style:font-size-complex="10pt"/>
    </style:style>
    <style:style style:name="T5_33" style:family="text">
      <style:text-properties style:font-name="Arial" fo:font-size="10pt" style:font-name-asian="Arial" style:font-size-asian="10pt" style:font-name-complex="Arial" style:font-size-complex="10pt"/>
    </style:style>
    <style:style style:name="T5_34" style:family="text">
      <style:text-properties style:font-name="Arial" fo:font-size="10pt" style:font-name-asian="Arial" style:font-size-asian="10pt" style:font-name-complex="Arial" style:font-size-complex="10pt"/>
    </style:style>
    <style:style style:name="T5_35" style:family="text"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>
      <style:paragraph-properties fo:break-before="auto" fo:line-height="100%" fo:margin-top="0cm" style:writing-mode="lr-tb"/>
    </style:style>
    <style:style style:name="T6_1" style:family="text">
      <style:text-properties style:font-name="Arial" fo:font-size="10pt" style:font-name-asian="Arial" style:font-size-asian="10pt" style:font-name-complex="Arial" style:font-size-complex="10pt"/>
    </style:style>
    <style:style style:name="T6_2" style:family="text">
      <style:text-properties style:font-name="Arial" fo:font-size="10pt" style:font-name-asian="Arial" style:font-size-asian="10pt" style:font-name-complex="Arial" style:font-size-complex="10pt"/>
    </style:style>
    <style:style style:name="T6_3" style:family="text">
      <style:text-properties style:font-name="Arial" fo:font-size="10pt" style:font-name-asian="Arial" style:font-size-asian="10pt" style:font-name-complex="Arial" style:font-size-complex="10pt"/>
    </style:style>
    <style:style style:name="T6_4" style:family="text">
      <style:text-properties style:font-name="Arial" fo:font-size="10pt" style:font-name-asian="Arial" style:font-size-asian="10pt" style:font-name-complex="Arial" style:font-size-complex="10pt"/>
    </style:style>
    <style:style style:name="T6_5" style:family="text">
      <style:text-properties style:font-name="Arial" fo:font-size="10pt" style:font-name-asian="Arial" style:font-size-asian="10pt" style:font-name-complex="Arial" style:font-size-complex="10pt"/>
    </style:style>
    <style:style style:name="T6_6" style:family="text">
      <style:text-properties style:font-name="Arial" fo:font-size="10pt" style:font-name-asian="Arial" style:font-size-asian="10pt" style:font-name-complex="Arial" style:font-size-complex="10pt"/>
    </style:style>
    <style:style style:name="T6_7" style:family="text">
      <style:text-properties style:font-name="Arial" fo:font-size="10pt" style:font-name-asian="Arial" style:font-size-asian="10pt" style:font-name-complex="Arial" style:font-size-complex="10pt"/>
    </style:style>
    <style:style style:name="T6_8" style:family="text">
      <style:text-properties style:font-name="Arial" fo:font-size="10pt" style:font-name-asian="Arial" style:font-size-asian="10pt" style:font-name-complex="Arial" style:font-size-complex="10pt"/>
    </style:style>
    <style:style style:name="T6_9" style:family="text">
      <style:text-properties style:font-name="Arial" fo:font-size="10pt" style:font-name-asian="Arial" style:font-size-asian="10pt" style:font-name-complex="Arial" style:font-size-complex="10pt"/>
    </style:style>
    <style:style style:name="T6_10" style:family="text">
      <style:text-properties style:font-name="Arial" fo:font-size="10pt" style:font-name-asian="Arial" style:font-size-asian="10pt" style:font-name-complex="Arial" style:font-size-complex="10pt"/>
    </style:style>
    <style:style style:name="T6_11" style:family="text">
      <style:text-properties style:font-name="Arial" fo:font-size="10pt" style:font-name-asian="Arial" style:font-size-asian="10pt" style:font-name-complex="Arial" style:font-size-complex="10pt"/>
    </style:style>
    <style:style style:name="T6_12" style:family="text">
      <style:text-properties style:font-name="Arial" fo:font-size="10pt" style:font-name-asian="Arial" style:font-size-asian="10pt" style:font-name-complex="Arial" style:font-size-complex="10pt"/>
    </style:style>
    <style:style style:name="T6_13" style:family="text"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fo:break-before="auto" fo:line-height="100%" fo:margin-top="0cm" style:writing-mode="lr-tb"/>
    </style:style>
    <style:style style:name="T7_1" style:family="text">
      <style:text-properties style:font-name="Arial" fo:font-size="10pt" style:font-name-asian="Arial" style:font-size-asian="10pt" style:font-name-complex="Arial" style:font-size-complex="10pt"/>
    </style:style>
    <style:style style:name="T7_2" style:family="text">
      <style:text-properties style:font-name="Arial" fo:font-size="10pt" style:font-name-asian="Arial" style:font-size-asian="10pt" style:font-name-complex="Arial" style:font-size-complex="10pt"/>
    </style:style>
    <style:style style:name="T7_3" style:family="text">
      <style:text-properties style:font-name="Arial" fo:font-size="10pt" style:font-name-asian="Arial" style:font-size-asian="10pt" style:font-name-complex="Arial" style:font-size-complex="10pt"/>
    </style:style>
    <style:style style:name="T7_4" style:family="text">
      <style:text-properties style:font-name="Arial" fo:font-size="10pt" style:font-name-asian="Arial" style:font-size-asian="10pt" style:font-name-complex="Arial" style:font-size-complex="10pt"/>
    </style:style>
    <style:style style:name="T7_5" style:family="text">
      <style:text-properties style:font-name="Arial" fo:font-size="10pt" style:font-name-asian="Arial" style:font-size-asian="10pt" style:font-name-complex="Arial" style:font-size-complex="10pt"/>
    </style:style>
    <style:style style:name="T7_6" style:family="text">
      <style:text-properties style:font-name="Arial" fo:font-size="10pt" style:font-name-asian="Arial" style:font-size-asian="10pt" style:font-name-complex="Arial" style:font-size-complex="10pt"/>
    </style:style>
    <style:style style:name="T7_7" style:family="text">
      <style:text-properties style:font-name="Arial" fo:font-size="10pt" style:font-name-asian="Arial" style:font-size-asian="10pt" style:font-name-complex="Arial" style:font-size-complex="10pt"/>
    </style:style>
    <style:style style:name="T7_8" style:family="text">
      <style:text-properties style:font-name="Arial" fo:font-size="10pt" style:font-name-asian="Arial" style:font-size-asian="10pt" style:font-name-complex="Arial" style:font-size-complex="10pt"/>
    </style:style>
    <style:style style:name="T7_9" style:family="text">
      <style:text-properties style:font-name="Arial" fo:font-size="10pt" style:font-name-asian="Arial" style:font-size-asian="10pt" style:font-name-complex="Arial" style:font-size-complex="10pt"/>
    </style:style>
    <style:style style:name="T7_10" style:family="text">
      <style:text-properties style:font-name="Arial" fo:font-size="10pt" style:font-name-asian="Arial" style:font-size-asian="10pt" style:font-name-complex="Arial" style:font-size-complex="10pt"/>
    </style:style>
    <style:style style:name="T7_11" style:family="text">
      <style:text-properties style:font-name="Arial" fo:font-size="10pt" style:font-name-asian="Arial" style:font-size-asian="10pt" style:font-name-complex="Arial" style:font-size-complex="10pt"/>
    </style:style>
    <style:style style:name="T7_12" style:family="text">
      <style:text-properties style:font-name="Arial" fo:font-size="10pt" style:font-name-asian="Arial" style:font-size-asian="10pt" style:font-name-complex="Arial" style:font-size-complex="10pt"/>
    </style:style>
    <style:style style:name="T7_13" style:family="text">
      <style:text-properties style:font-name="Arial" fo:font-size="10pt" style:font-name-asian="Arial" style:font-size-asian="10pt" style:font-name-complex="Arial" style:font-size-complex="10pt"/>
    </style:style>
    <style:style style:name="T7_14" style:family="text">
      <style:text-properties style:font-name="Arial" fo:font-size="10pt" style:font-name-asian="Arial" style:font-size-asian="10pt" style:font-name-complex="Arial" style:font-size-complex="10pt"/>
    </style:style>
    <style:style style:name="T7_15" style:family="text">
      <style:text-properties style:font-name="Arial" fo:font-size="10pt" style:font-name-asian="Arial" style:font-size-asian="10pt" style:font-name-complex="Arial" style:font-size-complex="10pt"/>
    </style:style>
    <style:style style:name="T7_16" style:family="text">
      <style:text-properties style:font-name="Arial" fo:font-size="10pt" style:font-name-asian="Arial" style:font-size-asian="10pt" style:font-name-complex="Arial" style:font-size-complex="10pt"/>
    </style:style>
    <style:style style:name="T7_17" style:family="text">
      <style:text-properties style:font-name="Arial" fo:font-size="10pt" style:font-name-asian="Arial" style:font-size-asian="10pt" style:font-name-complex="Arial" style:font-size-complex="10pt"/>
    </style:style>
    <style:style style:name="T7_18" style:family="text">
      <style:text-properties style:font-name="Arial" fo:font-size="10pt" style:font-name-asian="Arial" style:font-size-asian="10pt" style:font-name-complex="Arial" style:font-size-complex="10pt"/>
    </style:style>
    <style:style style:name="T7_19" style:family="text">
      <style:text-properties style:font-name="Arial" fo:font-size="10pt" style:font-name-asian="Arial" style:font-size-asian="10pt" style:font-name-complex="Arial" style:font-size-complex="10pt"/>
    </style:style>
    <style:style style:name="T7_20" style:family="text">
      <style:text-properties style:font-name="Arial" fo:font-size="10pt" style:font-name-asian="Arial" style:font-size-asian="10pt" style:font-name-complex="Arial" style:font-size-complex="10pt"/>
    </style:style>
    <style:style style:name="T7_21" style:family="text">
      <style:text-properties style:font-name="Arial" fo:font-size="10pt" style:font-name-asian="Arial" style:font-size-asian="10pt" style:font-name-complex="Arial" style:font-size-complex="10pt"/>
    </style:style>
    <style:style style:name="T7_22" style:family="text">
      <style:text-properties style:font-name="Arial" fo:font-size="10pt" style:font-name-asian="Arial" style:font-size-asian="10pt" style:font-name-complex="Arial" style:font-size-complex="10pt"/>
    </style:style>
    <style:style style:name="T7_23" style:family="text">
      <style:text-properties style:font-name="Arial" fo:font-size="10pt" style:font-name-asian="Arial" style:font-size-asian="10pt" style:font-name-complex="Arial" style:font-size-complex="10pt"/>
    </style:style>
    <style:style style:name="T7_24" style:family="text">
      <style:text-properties style:font-name="Arial" fo:font-size="10pt" style:font-name-asian="Arial" style:font-size-asian="10pt" style:font-name-complex="Arial" style:font-size-complex="10pt"/>
    </style:style>
    <style:style style:name="T7_25" style:family="text"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break-before="auto" fo:line-height="100%" fo:margin-top="0cm" style:writing-mode="lr-tb"/>
    </style:style>
    <style:style style:name="T8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_1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_1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_1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_2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_2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_2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9" style:family="paragraph" style:parent-style-name="Standard">
      <style:paragraph-properties fo:break-before="auto" fo:line-height="100%" fo:margin-top="0cm" style:writing-mode="lr-tb"/>
    </style:style>
    <style:style style:name="T9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1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1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1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2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2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2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2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2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2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2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0" style:family="paragraph" style:parent-style-name="Standard">
      <style:paragraph-properties fo:break-before="auto" fo:line-height="100%" fo:margin-top="0cm" style:writing-mode="lr-tb"/>
    </style:style>
    <style:style style:name="T10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_1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_1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_1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_2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_2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_2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_2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_2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_2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_2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_2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_2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_2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_3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1" style:family="paragraph" style:parent-style-name="Standard">
      <style:paragraph-properties fo:break-before="auto" fo:text-indent="0cm" fo:line-height="100%" fo:margin-top="0cm" fo:margin-left="1.27cm" style:writing-mode="lr-tb"/>
    </style:style>
    <style:style style:name="T11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1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1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1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2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2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2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2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2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2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2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2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2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2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3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3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3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3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3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3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3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3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3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3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4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4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4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4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4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4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4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4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4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4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5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5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5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5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5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55" style:family="text">
      <style:text-properties style:font-name="Arial" fo:font-size="10pt" style:font-name-asian="Arial" style:font-size-asian="10pt" style:font-name-complex="Arial" style:font-size-complex="10pt"/>
    </style:style>
    <style:style style:name="T11_56" style:family="text">
      <style:text-properties style:font-name="Arial" fo:font-size="10pt" style:font-name-asian="Arial" style:font-size-asian="10pt" style:font-name-complex="Arial" style:font-size-complex="10pt"/>
    </style:style>
    <style:style style:name="T11_57" style:family="text">
      <style:text-properties style:font-name="Arial" fo:font-size="10pt" style:font-name-asian="Arial" style:font-size-asian="10pt" style:font-name-complex="Arial" style:font-size-complex="10pt"/>
    </style:style>
    <style:style style:name="T11_58" style:family="text">
      <style:text-properties style:font-name="Arial" fo:font-size="10pt" style:font-name-asian="Arial" style:font-size-asian="10pt" style:font-name-complex="Arial" style:font-size-complex="10pt"/>
    </style:style>
    <style:style style:name="T11_59" style:family="text">
      <style:text-properties style:font-name="Arial" fo:font-size="10pt" style:font-name-asian="Arial" style:font-size-asian="10pt" style:font-name-complex="Arial" style:font-size-complex="10pt"/>
    </style:style>
    <style:style style:name="T11_60" style:family="text">
      <style:text-properties style:font-name="Arial" fo:font-size="10pt" style:font-name-asian="Arial" style:font-size-asian="10pt" style:font-name-complex="Arial" style:font-size-complex="10pt"/>
    </style:style>
    <style:style style:name="T11_61" style:family="text">
      <style:text-properties style:font-name="Arial" fo:font-size="10pt" style:font-name-asian="Arial" style:font-size-asian="10pt" style:font-name-complex="Arial" style:font-size-complex="10pt"/>
    </style:style>
    <style:style style:name="T11_62" style:family="text">
      <style:text-properties style:font-name="Arial" fo:font-size="10pt" style:font-name-asian="Arial" style:font-size-asian="10pt" style:font-name-complex="Arial" style:font-size-complex="10pt"/>
    </style:style>
    <style:style style:name="T11_63" style:family="text">
      <style:text-properties style:font-name="Arial" fo:font-size="10pt" style:font-name-asian="Arial" style:font-size-asian="10pt" style:font-name-complex="Arial" style:font-size-complex="10pt"/>
    </style:style>
    <style:style style:name="T11_64" style:family="text">
      <style:text-properties style:font-name="Arial" fo:font-size="10pt" style:font-name-asian="Arial" style:font-size-asian="10pt" style:font-name-complex="Arial" style:font-size-complex="10pt"/>
    </style:style>
    <style:style style:name="T11_65" style:family="text">
      <style:text-properties style:font-name="Arial" fo:font-size="10pt" style:font-name-asian="Arial" style:font-size-asian="10pt" style:font-name-complex="Arial" style:font-size-complex="10pt"/>
    </style:style>
    <style:style style:name="T11_66" style:family="text">
      <style:text-properties style:font-name="Arial" fo:font-size="10pt" style:font-name-asian="Arial" style:font-size-asian="10pt" style:font-name-complex="Arial" style:font-size-complex="10pt"/>
    </style:style>
    <style:style style:name="T11_67" style:family="text">
      <style:text-properties style:font-name="Arial" fo:font-size="10pt" style:font-name-asian="Arial" style:font-size-asian="10pt" style:font-name-complex="Arial" style:font-size-complex="10pt"/>
    </style:style>
    <style:style style:name="T11_68" style:family="text">
      <style:text-properties style:font-name="Arial" fo:font-size="10pt" style:font-name-asian="Arial" style:font-size-asian="10pt" style:font-name-complex="Arial" style:font-size-complex="10pt"/>
    </style:style>
    <style:style style:name="T11_69" style:family="text">
      <style:text-properties style:font-name="Arial" fo:font-size="10pt" style:font-name-asian="Arial" style:font-size-asian="10pt" style:font-name-complex="Arial" style:font-size-complex="10pt"/>
    </style:style>
    <style:style style:name="T11_70" style:family="text">
      <style:text-properties style:font-name="Arial" fo:font-size="10pt" style:font-name-asian="Arial" style:font-size-asian="10pt" style:font-name-complex="Arial" style:font-size-complex="10pt"/>
    </style:style>
    <style:style style:name="T11_71" style:family="text">
      <style:text-properties style:font-name="Arial" fo:font-size="10pt" style:font-name-asian="Arial" style:font-size-asian="10pt" style:font-name-complex="Arial" style:font-size-complex="10pt"/>
    </style:style>
    <style:style style:name="T11_72" style:family="text">
      <style:text-properties style:font-name="Arial" fo:font-size="10pt" style:font-name-asian="Arial" style:font-size-asian="10pt" style:font-name-complex="Arial" style:font-size-complex="10pt"/>
    </style:style>
    <style:style style:name="T11_73" style:family="text">
      <style:text-properties style:font-name="Arial" fo:font-size="10pt" style:font-name-asian="Arial" style:font-size-asian="10pt" style:font-name-complex="Arial" style:font-size-complex="10pt"/>
    </style:style>
    <style:style style:name="T11_74" style:family="text">
      <style:text-properties style:font-name="Arial" fo:font-size="10pt" style:font-name-asian="Arial" style:font-size-asian="10pt" style:font-name-complex="Arial" style:font-size-complex="10pt"/>
    </style:style>
    <style:style style:name="T11_75" style:family="text">
      <style:text-properties style:font-name="Arial" fo:font-size="10pt" style:font-name-asian="Arial" style:font-size-asian="10pt" style:font-name-complex="Arial" style:font-size-complex="10pt"/>
    </style:style>
    <style:style style:name="T11_7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1_7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1_7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1_79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1_80" style:family="text">
      <style:text-properties style:font-name="Arial" fo:font-size="10pt" style:font-name-asian="Arial" style:font-size-asian="10pt" style:font-name-complex="Arial" style:font-size-complex="10pt"/>
    </style:style>
    <style:style style:name="T11_81" style:family="text">
      <style:text-properties style:font-name="Arial" fo:font-size="10pt" style:font-name-asian="Arial" style:font-size-asian="10pt" style:font-name-complex="Arial" style:font-size-complex="10pt"/>
    </style:style>
    <style:style style:name="T11_82" style:family="text">
      <style:text-properties style:font-name="Arial" fo:font-size="10pt" style:font-name-asian="Arial" style:font-size-asian="10pt" style:font-name-complex="Arial" style:font-size-complex="10pt"/>
    </style:style>
    <style:style style:name="T11_83" style:family="text">
      <style:text-properties style:font-name="Arial" fo:font-size="10pt" style:font-name-asian="Arial" style:font-size-asian="10pt" style:font-name-complex="Arial" style:font-size-complex="10pt"/>
    </style:style>
    <style:style style:name="T11_84" style:family="text">
      <style:text-properties style:font-name="Arial" fo:font-size="10pt" style:font-name-asian="Arial" style:font-size-asian="10pt" style:font-name-complex="Arial" style:font-size-complex="10pt"/>
    </style:style>
    <style:style style:name="T11_85" style:family="text">
      <style:text-properties style:font-name="Arial" fo:font-size="10pt" style:font-name-asian="Arial" style:font-size-asian="10pt" style:font-name-complex="Arial" style:font-size-complex="10pt"/>
    </style:style>
    <style:style style:name="T11_86" style:family="text">
      <style:text-properties style:font-name="Arial" fo:font-size="10pt" style:font-name-asian="Arial" style:font-size-asian="10pt" style:font-name-complex="Arial" style:font-size-complex="10pt"/>
    </style:style>
    <style:style style:name="T11_87" style:family="text">
      <style:text-properties style:font-name="Arial" fo:font-size="10pt" style:font-name-asian="Arial" style:font-size-asian="10pt" style:font-name-complex="Arial" style:font-size-complex="10pt"/>
    </style:style>
    <style:style style:name="T11_88" style:family="text">
      <style:text-properties style:font-name="Arial" fo:font-size="10pt" style:font-name-asian="Arial" style:font-size-asian="10pt" style:font-name-complex="Arial" style:font-size-complex="10pt"/>
    </style:style>
    <style:style style:name="T11_89" style:family="text">
      <style:text-properties style:font-name="Arial" fo:font-size="10pt" style:font-name-asian="Arial" style:font-size-asian="10pt" style:font-name-complex="Arial" style:font-size-complex="10pt"/>
    </style:style>
    <style:style style:name="T11_90" style:family="text">
      <style:text-properties style:font-name="Arial" fo:font-size="10pt" style:font-name-asian="Arial" style:font-size-asian="10pt" style:font-name-complex="Arial" style:font-size-complex="10pt"/>
    </style:style>
    <style:style style:name="T11_91" style:family="text">
      <style:text-properties style:font-name="Arial" fo:font-size="10pt" style:font-name-asian="Arial" style:font-size-asian="10pt" style:font-name-complex="Arial" style:font-size-complex="10pt"/>
    </style:style>
    <style:style style:name="T11_92" style:family="text">
      <style:text-properties style:font-name="Arial" fo:font-size="10pt" style:font-name-asian="Arial" style:font-size-asian="10pt" style:font-name-complex="Arial" style:font-size-complex="10pt"/>
    </style:style>
    <style:style style:name="T11_93" style:family="text">
      <style:text-properties style:font-name="Arial" fo:font-size="10pt" style:font-name-asian="Arial" style:font-size-asian="10pt" style:font-name-complex="Arial" style:font-size-complex="10pt"/>
    </style:style>
    <style:style style:name="T11_94" style:family="text">
      <style:text-properties style:font-name="Arial" fo:font-size="10pt" style:font-name-asian="Arial" style:font-size-asian="10pt" style:font-name-complex="Arial" style:font-size-complex="10pt"/>
    </style:style>
    <style:style style:name="T11_95" style:family="text">
      <style:text-properties style:font-name="Arial" fo:font-size="10pt" style:font-name-asian="Arial" style:font-size-asian="10pt" style:font-name-complex="Arial" style:font-size-complex="10pt"/>
    </style:style>
    <style:style style:name="T11_96" style:family="text">
      <style:text-properties style:font-name="Arial" fo:font-size="10pt" style:font-name-asian="Arial" style:font-size-asian="10pt" style:font-name-complex="Arial" style:font-size-complex="10pt"/>
    </style:style>
    <style:style style:name="T11_97" style:family="text">
      <style:text-properties style:font-name="Arial" fo:font-size="10pt" style:font-name-asian="Arial" style:font-size-asian="10pt" style:font-name-complex="Arial" style:font-size-complex="10pt"/>
    </style:style>
    <style:style style:name="T11_98" style:family="text">
      <style:text-properties style:font-name="Arial" fo:font-size="10pt" style:font-name-asian="Arial" style:font-size-asian="10pt" style:font-name-complex="Arial" style:font-size-complex="10pt"/>
    </style:style>
    <style:style style:name="T11_99" style:family="text">
      <style:text-properties style:font-name="Arial" fo:font-size="10pt" style:font-name-asian="Arial" style:font-size-asian="10pt" style:font-name-complex="Arial" style:font-size-complex="10pt"/>
    </style:style>
    <style:style style:name="T11_100" style:family="text">
      <style:text-properties style:font-name="Arial" fo:font-size="10pt" style:font-name-asian="Arial" style:font-size-asian="10pt" style:font-name-complex="Arial" style:font-size-complex="10pt"/>
    </style:style>
    <style:style style:name="T11_101" style:family="text">
      <style:text-properties style:font-name="Arial" fo:font-size="10pt" style:font-name-asian="Arial" style:font-size-asian="10pt" style:font-name-complex="Arial" style:font-size-complex="10pt"/>
    </style:style>
    <style:style style:name="T11_102" style:family="text">
      <style:text-properties style:font-name="Arial" fo:font-size="10pt" style:font-name-asian="Arial" style:font-size-asian="10pt" style:font-name-complex="Arial" style:font-size-complex="10pt"/>
    </style:style>
    <style:style style:name="P12" style:family="paragraph" style:parent-style-name="Standard">
      <style:paragraph-properties fo:break-before="auto" fo:text-indent="0cm" fo:line-height="100%" fo:margin-top="0cm" fo:margin-left="1.27cm" style:writing-mode="lr-tb"/>
    </style:style>
    <style:style style:name="T12_1" style:family="text">
      <style:text-properties style:font-name="Arial" fo:font-size="10pt" style:font-name-asian="Arial" style:font-size-asian="10pt" style:font-name-complex="Arial" style:font-size-complex="10pt"/>
    </style:style>
    <style:style style:name="T12_2" style:family="text">
      <style:text-properties style:font-name="Arial" fo:font-size="10pt" style:font-name-asian="Arial" style:font-size-asian="10pt" style:font-name-complex="Arial" style:font-size-complex="10pt"/>
    </style:style>
    <style:style style:name="T12_3" style:family="text">
      <style:text-properties style:font-name="Arial" fo:font-size="10pt" style:font-name-asian="Arial" style:font-size-asian="10pt" style:font-name-complex="Arial" style:font-size-complex="10pt"/>
    </style:style>
    <style:style style:name="T12_4" style:family="text">
      <style:text-properties style:font-name="Arial" fo:font-size="10pt" style:font-name-asian="Arial" style:font-size-asian="10pt" style:font-name-complex="Arial" style:font-size-complex="10pt"/>
    </style:style>
    <style:style style:name="T12_5" style:family="text">
      <style:text-properties style:font-name="Arial" fo:font-size="10pt" style:font-name-asian="Arial" style:font-size-asian="10pt" style:font-name-complex="Arial" style:font-size-complex="10pt"/>
    </style:style>
    <style:style style:name="T12_6" style:family="text">
      <style:text-properties style:font-name="Arial" fo:font-size="10pt" style:font-name-asian="Arial" style:font-size-asian="10pt" style:font-name-complex="Arial" style:font-size-complex="10pt"/>
    </style:style>
    <style:style style:name="T12_7" style:family="text">
      <style:text-properties style:font-name="Arial" fo:font-size="10pt" style:font-name-asian="Arial" style:font-size-asian="10pt" style:font-name-complex="Arial" style:font-size-complex="10pt"/>
    </style:style>
    <style:style style:name="T12_8" style:family="text">
      <style:text-properties style:font-name="Arial" fo:font-size="10pt" style:font-name-asian="Arial" style:font-size-asian="10pt" style:font-name-complex="Arial" style:font-size-complex="10pt"/>
    </style:style>
    <style:style style:name="T12_9" style:family="text">
      <style:text-properties style:font-name="Arial" fo:font-size="10pt" style:font-name-asian="Arial" style:font-size-asian="10pt" style:font-name-complex="Arial" style:font-size-complex="10pt"/>
    </style:style>
    <style:style style:name="T12_10" style:family="text">
      <style:text-properties style:font-name="Arial" fo:font-size="10pt" style:font-name-asian="Arial" style:font-size-asian="10pt" style:font-name-complex="Arial" style:font-size-complex="10pt"/>
    </style:style>
    <style:style style:name="T12_1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2_1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2_1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2_14" style:family="text">
      <style:text-properties style:font-name="Arial" fo:font-size="10pt" style:font-name-asian="Arial" style:font-size-asian="10pt" style:font-name-complex="Arial" style:font-size-complex="10pt"/>
    </style:style>
    <style:style style:name="T12_15" style:family="text">
      <style:text-properties style:font-name="Arial" fo:font-size="10pt" style:font-name-asian="Arial" style:font-size-asian="10pt" style:font-name-complex="Arial" style:font-size-complex="10pt"/>
    </style:style>
    <style:style style:name="T12_16" style:family="text">
      <style:text-properties style:font-name="Arial" fo:font-size="10pt" style:font-name-asian="Arial" style:font-size-asian="10pt" style:font-name-complex="Arial" style:font-size-complex="10pt"/>
    </style:style>
    <style:style style:name="T12_17" style:family="text">
      <style:text-properties style:font-name="Arial" fo:font-size="10pt" style:font-name-asian="Arial" style:font-size-asian="10pt" style:font-name-complex="Arial" style:font-size-complex="10pt"/>
    </style:style>
    <style:style style:name="T12_18" style:family="text">
      <style:text-properties style:font-name="Arial" fo:font-size="10pt" style:font-name-asian="Arial" style:font-size-asian="10pt" style:font-name-complex="Arial" style:font-size-complex="10pt"/>
    </style:style>
    <style:style style:name="T12_19" style:family="text">
      <style:text-properties style:font-name="Arial" fo:font-size="10pt" style:font-name-asian="Arial" style:font-size-asian="10pt" style:font-name-complex="Arial" style:font-size-complex="10pt"/>
    </style:style>
    <style:style style:name="T12_20" style:family="text">
      <style:text-properties style:font-name="Arial" fo:font-size="10pt" style:font-name-asian="Arial" style:font-size-asian="10pt" style:font-name-complex="Arial" style:font-size-complex="10pt"/>
    </style:style>
    <style:style style:name="T12_21" style:family="text">
      <style:text-properties style:font-name="Arial" fo:font-size="10pt" style:font-name-asian="Arial" style:font-size-asian="10pt" style:font-name-complex="Arial" style:font-size-complex="10pt"/>
    </style:style>
    <style:style style:name="T12_22" style:family="text">
      <style:text-properties style:font-name="Arial" fo:font-size="10pt" style:font-name-asian="Arial" style:font-size-asian="10pt" style:font-name-complex="Arial" style:font-size-complex="10pt"/>
    </style:style>
    <style:style style:name="T12_23" style:family="text">
      <style:text-properties style:font-name="Arial" fo:font-size="10pt" style:font-name-asian="Arial" style:font-size-asian="10pt" style:font-name-complex="Arial" style:font-size-complex="10pt"/>
    </style:style>
    <style:style style:name="T12_24" style:family="text">
      <style:text-properties style:font-name="Arial" fo:font-size="10pt" style:font-name-asian="Arial" style:font-size-asian="10pt" style:font-name-complex="Arial" style:font-size-complex="10pt"/>
    </style:style>
    <style:style style:name="T12_25" style:family="text">
      <style:text-properties style:font-name="Arial" fo:font-size="10pt" style:font-name-asian="Arial" style:font-size-asian="10pt" style:font-name-complex="Arial" style:font-size-complex="10pt"/>
    </style:style>
    <style:style style:name="T12_26" style:family="text">
      <style:text-properties style:font-name="Arial" fo:font-size="10pt" style:font-name-asian="Arial" style:font-size-asian="10pt" style:font-name-complex="Arial" style:font-size-complex="10pt"/>
    </style:style>
    <style:style style:name="T12_27" style:family="text">
      <style:text-properties style:font-name="Arial" fo:font-size="10pt" style:font-name-asian="Arial" style:font-size-asian="10pt" style:font-name-complex="Arial" style:font-size-complex="10pt"/>
    </style:style>
    <style:style style:name="T12_28" style:family="text">
      <style:text-properties style:font-name="Arial" fo:font-size="10pt" style:font-name-asian="Arial" style:font-size-asian="10pt" style:font-name-complex="Arial" style:font-size-complex="10pt"/>
    </style:style>
    <style:style style:name="T12_29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2_30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2_3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2_3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2_3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2_3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2_3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2_36" style:family="text">
      <style:text-properties style:font-name="Arial" fo:font-size="10pt" style:font-name-asian="Arial" style:font-size-asian="10pt" style:font-name-complex="Arial" style:font-size-complex="10pt"/>
    </style:style>
    <style:style style:name="T12_37" style:family="text">
      <style:text-properties style:font-name="Arial" fo:font-size="10pt" style:font-name-asian="Arial" style:font-size-asian="10pt" style:font-name-complex="Arial" style:font-size-complex="10pt"/>
    </style:style>
    <style:style style:name="T12_38" style:family="text">
      <style:text-properties style:font-name="Arial" fo:font-size="10pt" style:font-name-asian="Arial" style:font-size-asian="10pt" style:font-name-complex="Arial" style:font-size-complex="10pt"/>
    </style:style>
    <style:style style:name="T12_39" style:family="text">
      <style:text-properties style:font-name="Arial" fo:font-size="10pt" style:font-name-asian="Arial" style:font-size-asian="10pt" style:font-name-complex="Arial" style:font-size-complex="10pt"/>
    </style:style>
    <style:style style:name="T12_40" style:family="text">
      <style:text-properties style:font-name="Arial" fo:font-size="10pt" style:font-name-asian="Arial" style:font-size-asian="10pt" style:font-name-complex="Arial" style:font-size-complex="10pt"/>
    </style:style>
    <style:style style:name="T12_41" style:family="text">
      <style:text-properties style:font-name="Arial" fo:font-size="10pt" style:font-name-asian="Arial" style:font-size-asian="10pt" style:font-name-complex="Arial" style:font-size-complex="10pt"/>
    </style:style>
    <style:style style:name="T12_42" style:family="text">
      <style:text-properties style:font-name="Arial" fo:font-size="10pt" style:font-name-asian="Arial" style:font-size-asian="10pt" style:font-name-complex="Arial" style:font-size-complex="10pt"/>
    </style:style>
    <style:style style:name="T12_43" style:family="text">
      <style:text-properties style:font-name="Arial" fo:font-size="10pt" style:font-name-asian="Arial" style:font-size-asian="10pt" style:font-name-complex="Arial" style:font-size-complex="10pt"/>
    </style:style>
    <style:style style:name="T12_44" style:family="text">
      <style:text-properties style:font-name="Arial" fo:font-size="10pt" style:font-name-asian="Arial" style:font-size-asian="10pt" style:font-name-complex="Arial" style:font-size-complex="10pt"/>
    </style:style>
    <style:style style:name="T12_45" style:family="text">
      <style:text-properties style:font-name="Arial" fo:font-size="10pt" style:font-name-asian="Arial" style:font-size-asian="10pt" style:font-name-complex="Arial" style:font-size-complex="10pt"/>
    </style:style>
    <style:style style:name="T12_46" style:family="text">
      <style:text-properties style:font-name="Arial" fo:font-size="10pt" style:font-name-asian="Arial" style:font-size-asian="10pt" style:font-name-complex="Arial" style:font-size-complex="10pt"/>
    </style:style>
    <style:style style:name="T12_47" style:family="text">
      <style:text-properties style:font-name="Arial" fo:font-size="10pt" style:font-name-asian="Arial" style:font-size-asian="10pt" style:font-name-complex="Arial" style:font-size-complex="10pt"/>
    </style:style>
    <style:style style:name="T12_48" style:family="text"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Standard">
      <style:paragraph-properties fo:break-before="auto" fo:text-indent="0cm" fo:line-height="100%" fo:margin-top="0cm" fo:margin-left="1.27cm" style:writing-mode="lr-tb"/>
    </style:style>
    <style:style style:name="T13_1" style:family="text">
      <style:text-properties style:font-name="Arial" fo:font-size="10pt" style:font-name-asian="Arial" style:font-size-asian="10pt" style:font-name-complex="Arial" style:font-size-complex="10pt"/>
    </style:style>
    <style:style style:name="T13_2" style:family="text">
      <style:text-properties style:font-name="Arial" fo:font-size="10pt" style:font-name-asian="Arial" style:font-size-asian="10pt" style:font-name-complex="Arial" style:font-size-complex="10pt"/>
    </style:style>
    <style:style style:name="T13_3" style:family="text">
      <style:text-properties style:font-name="Arial" fo:font-size="10pt" style:font-name-asian="Arial" style:font-size-asian="10pt" style:font-name-complex="Arial" style:font-size-complex="10pt"/>
    </style:style>
    <style:style style:name="T13_4" style:family="text">
      <style:text-properties style:font-name="Arial" fo:font-size="10pt" style:font-name-asian="Arial" style:font-size-asian="10pt" style:font-name-complex="Arial" style:font-size-complex="10pt"/>
    </style:style>
    <style:style style:name="T13_5" style:family="text">
      <style:text-properties style:font-name="Arial" fo:font-size="10pt" style:font-name-asian="Arial" style:font-size-asian="10pt" style:font-name-complex="Arial" style:font-size-complex="10pt"/>
    </style:style>
    <style:style style:name="T13_6" style:family="text">
      <style:text-properties style:font-name="Arial" fo:font-size="10pt" style:font-name-asian="Arial" style:font-size-asian="10pt" style:font-name-complex="Arial" style:font-size-complex="10pt"/>
    </style:style>
    <style:style style:name="T13_7" style:family="text">
      <style:text-properties style:font-name="Arial" fo:font-size="10pt" style:font-name-asian="Arial" style:font-size-asian="10pt" style:font-name-complex="Arial" style:font-size-complex="10pt"/>
    </style:style>
    <style:style style:name="T13_8" style:family="text">
      <style:text-properties style:font-name="Arial" fo:font-size="10pt" style:font-name-asian="Arial" style:font-size-asian="10pt" style:font-name-complex="Arial" style:font-size-complex="10pt"/>
    </style:style>
    <style:style style:name="T13_9" style:family="text">
      <style:text-properties style:font-name="Arial" fo:font-size="10pt" style:font-name-asian="Arial" style:font-size-asian="10pt" style:font-name-complex="Arial" style:font-size-complex="10pt"/>
    </style:style>
    <style:style style:name="T13_10" style:family="text">
      <style:text-properties style:font-name="Arial" fo:font-size="10pt" style:font-name-asian="Arial" style:font-size-asian="10pt" style:font-name-complex="Arial" style:font-size-complex="10pt"/>
    </style:style>
    <style:style style:name="T13_11" style:family="text">
      <style:text-properties style:font-name="Arial" fo:font-size="10pt" style:font-name-asian="Arial" style:font-size-asian="10pt" style:font-name-complex="Arial" style:font-size-complex="10pt"/>
    </style:style>
    <style:style style:name="T13_12" style:family="text">
      <style:text-properties style:font-name="Arial" fo:font-size="10pt" style:font-name-asian="Arial" style:font-size-asian="10pt" style:font-name-complex="Arial" style:font-size-complex="10pt"/>
    </style:style>
    <style:style style:name="T13_13" style:family="text">
      <style:text-properties style:font-name="Arial" fo:font-size="10pt" style:font-name-asian="Arial" style:font-size-asian="10pt" style:font-name-complex="Arial" style:font-size-complex="10pt"/>
    </style:style>
    <style:style style:name="T13_14" style:family="text">
      <style:text-properties style:font-name="Arial" fo:font-size="10pt" style:font-name-asian="Arial" style:font-size-asian="10pt" style:font-name-complex="Arial" style:font-size-complex="10pt"/>
    </style:style>
    <style:style style:name="T13_15" style:family="text">
      <style:text-properties style:font-name="Arial" fo:font-size="10pt" style:font-name-asian="Arial" style:font-size-asian="10pt" style:font-name-complex="Arial" style:font-size-complex="10pt"/>
    </style:style>
    <style:style style:name="T13_16" style:family="text">
      <style:text-properties style:font-name="Arial" fo:font-size="10pt" style:font-name-asian="Arial" style:font-size-asian="10pt" style:font-name-complex="Arial" style:font-size-complex="10pt"/>
    </style:style>
    <style:style style:name="T13_17" style:family="text">
      <style:text-properties style:font-name="Arial" fo:font-size="10pt" style:font-name-asian="Arial" style:font-size-asian="10pt" style:font-name-complex="Arial" style:font-size-complex="10pt"/>
    </style:style>
    <style:style style:name="T13_18" style:family="text">
      <style:text-properties style:font-name="Arial" fo:font-size="10pt" style:font-name-asian="Arial" style:font-size-asian="10pt" style:font-name-complex="Arial" style:font-size-complex="10pt"/>
    </style:style>
    <style:style style:name="T13_19" style:family="text">
      <style:text-properties style:font-name="Arial" fo:font-size="10pt" style:font-name-asian="Arial" style:font-size-asian="10pt" style:font-name-complex="Arial" style:font-size-complex="10pt"/>
    </style:style>
    <style:style style:name="T13_20" style:family="text">
      <style:text-properties style:font-name="Arial" fo:font-size="10pt" style:font-name-asian="Arial" style:font-size-asian="10pt" style:font-name-complex="Arial" style:font-size-complex="10pt"/>
    </style:style>
    <style:style style:name="T13_21" style:family="text">
      <style:text-properties style:font-name="Arial" fo:font-size="10pt" style:font-name-asian="Arial" style:font-size-asian="10pt" style:font-name-complex="Arial" style:font-size-complex="10pt"/>
    </style:style>
    <style:style style:name="T13_22" style:family="text">
      <style:text-properties style:font-name="Arial" fo:font-size="10pt" style:font-name-asian="Arial" style:font-size-asian="10pt" style:font-name-complex="Arial" style:font-size-complex="10pt"/>
    </style:style>
    <style:style style:name="T13_2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3_2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3_2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3_26" style:family="text">
      <style:text-properties style:font-name="Arial" fo:font-size="10pt" style:font-name-asian="Arial" style:font-size-asian="10pt" style:font-name-complex="Arial" style:font-size-complex="10pt"/>
    </style:style>
    <style:style style:name="T13_27" style:family="text">
      <style:text-properties style:font-name="Arial" fo:font-size="10pt" style:font-name-asian="Arial" style:font-size-asian="10pt" style:font-name-complex="Arial" style:font-size-complex="10pt"/>
    </style:style>
    <style:style style:name="T13_28" style:family="text">
      <style:text-properties style:font-name="Arial" fo:font-size="10pt" style:font-name-asian="Arial" style:font-size-asian="10pt" style:font-name-complex="Arial" style:font-size-complex="10pt"/>
    </style:style>
    <style:style style:name="T13_29" style:family="text">
      <style:text-properties style:font-name="Arial" fo:font-size="10pt" style:font-name-asian="Arial" style:font-size-asian="10pt" style:font-name-complex="Arial" style:font-size-complex="10pt"/>
    </style:style>
    <style:style style:name="T13_30" style:family="text">
      <style:text-properties style:font-name="Arial" fo:font-size="10pt" style:font-name-asian="Arial" style:font-size-asian="10pt" style:font-name-complex="Arial" style:font-size-complex="10pt"/>
    </style:style>
    <style:style style:name="T13_31" style:family="text">
      <style:text-properties style:font-name="Arial" fo:font-size="10pt" style:font-name-asian="Arial" style:font-size-asian="10pt" style:font-name-complex="Arial" style:font-size-complex="10pt"/>
    </style:style>
    <style:style style:name="T13_32" style:family="text">
      <style:text-properties style:font-name="Arial" fo:font-size="10pt" style:font-name-asian="Arial" style:font-size-asian="10pt" style:font-name-complex="Arial" style:font-size-complex="10pt"/>
    </style:style>
    <style:style style:name="T13_33" style:family="text">
      <style:text-properties style:font-name="Arial" fo:font-size="10pt" style:font-name-asian="Arial" style:font-size-asian="10pt" style:font-name-complex="Arial" style:font-size-complex="10pt"/>
    </style:style>
    <style:style style:name="T13_34" style:family="text">
      <style:text-properties style:font-name="Arial" fo:font-size="10pt" style:font-name-asian="Arial" style:font-size-asian="10pt" style:font-name-complex="Arial" style:font-size-complex="10pt"/>
    </style:style>
    <style:style style:name="T13_35" style:family="text">
      <style:text-properties style:font-name="Arial" fo:font-size="10pt" style:font-name-asian="Arial" style:font-size-asian="10pt" style:font-name-complex="Arial" style:font-size-complex="10pt"/>
    </style:style>
    <style:style style:name="T13_36" style:family="text">
      <style:text-properties style:font-name="Arial" fo:font-size="10pt" style:font-name-asian="Arial" style:font-size-asian="10pt" style:font-name-complex="Arial" style:font-size-complex="10pt"/>
    </style:style>
    <style:style style:name="T13_3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3_3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3_39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3_40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3_4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3_4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3_4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3_4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3_4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3_4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3_4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3_4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3_49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3_50" style:family="text">
      <style:text-properties style:font-name="Arial" fo:font-size="10pt" style:font-name-asian="Arial" style:font-size-asian="10pt" style:font-name-complex="Arial" style:font-size-complex="10pt"/>
    </style:style>
    <style:style style:name="T13_51" style:family="text">
      <style:text-properties style:font-name="Arial" fo:font-size="10pt" style:font-name-asian="Arial" style:font-size-asian="10pt" style:font-name-complex="Arial" style:font-size-complex="10pt"/>
    </style:style>
    <style:style style:name="T13_52" style:family="text">
      <style:text-properties style:font-name="Arial" fo:font-size="10pt" style:font-name-asian="Arial" style:font-size-asian="10pt" style:font-name-complex="Arial" style:font-size-complex="10pt"/>
    </style:style>
    <style:style style:name="T13_53" style:family="text">
      <style:text-properties style:font-name="Arial" fo:font-size="10pt" style:font-name-asian="Arial" style:font-size-asian="10pt" style:font-name-complex="Arial" style:font-size-complex="10pt"/>
    </style:style>
    <style:style style:name="T13_54" style:family="text">
      <style:text-properties style:font-name="Arial" fo:font-size="10pt" style:font-name-asian="Arial" style:font-size-asian="10pt" style:font-name-complex="Arial" style:font-size-complex="10pt"/>
    </style:style>
    <style:style style:name="T13_55" style:family="text">
      <style:text-properties style:font-name="Arial" fo:font-size="10pt" style:font-name-asian="Arial" style:font-size-asian="10pt" style:font-name-complex="Arial" style:font-size-complex="10pt"/>
    </style:style>
    <style:style style:name="T13_56" style:family="text">
      <style:text-properties style:font-name="Arial" fo:font-size="10pt" style:font-name-asian="Arial" style:font-size-asian="10pt" style:font-name-complex="Arial" style:font-size-complex="10pt"/>
    </style:style>
    <style:style style:name="T13_57" style:family="text">
      <style:text-properties style:font-name="Arial" fo:font-size="10pt" style:font-name-asian="Arial" style:font-size-asian="10pt" style:font-name-complex="Arial" style:font-size-complex="10pt"/>
    </style:style>
    <style:style style:name="T13_58" style:family="text">
      <style:text-properties style:font-name="Arial" fo:font-size="10pt" style:font-name-asian="Arial" style:font-size-asian="10pt" style:font-name-complex="Arial" style:font-size-complex="10pt"/>
    </style:style>
    <style:style style:name="T13_59" style:family="text">
      <style:text-properties style:font-name="Arial" fo:font-size="10pt" style:font-name-asian="Arial" style:font-size-asian="10pt" style:font-name-complex="Arial" style:font-size-complex="10pt"/>
    </style:style>
    <style:style style:name="T13_60" style:family="text">
      <style:text-properties style:font-name="Arial" fo:font-size="10pt" style:font-name-asian="Arial" style:font-size-asian="10pt" style:font-name-complex="Arial" style:font-size-complex="10pt"/>
    </style:style>
    <style:style style:name="T13_61" style:family="text">
      <style:text-properties style:font-name="Arial" fo:font-size="10pt" style:font-name-asian="Arial" style:font-size-asian="10pt" style:font-name-complex="Arial" style:font-size-complex="10pt"/>
    </style:style>
    <style:style style:name="T13_62" style:family="text">
      <style:text-properties style:font-name="Arial" fo:font-size="10pt" style:font-name-asian="Arial" style:font-size-asian="10pt" style:font-name-complex="Arial" style:font-size-complex="10pt"/>
    </style:style>
    <style:style style:name="T13_63" style:family="text">
      <style:text-properties style:font-name="Arial" fo:font-size="10pt" style:font-name-asian="Arial" style:font-size-asian="10pt" style:font-name-complex="Arial" style:font-size-complex="10pt"/>
    </style:style>
    <style:style style:name="T13_64" style:family="text">
      <style:text-properties style:font-name="Arial" fo:font-size="10pt" style:font-name-asian="Arial" style:font-size-asian="10pt" style:font-name-complex="Arial" style:font-size-complex="10pt"/>
    </style:style>
    <style:style style:name="T13_65" style:family="text">
      <style:text-properties style:font-name="Arial" fo:font-size="10pt" style:font-name-asian="Arial" style:font-size-asian="10pt" style:font-name-complex="Arial" style:font-size-complex="10pt"/>
    </style:style>
    <style:style style:name="T13_66" style:family="text">
      <style:text-properties style:font-name="Arial" fo:font-size="10pt" style:font-name-asian="Arial" style:font-size-asian="10pt" style:font-name-complex="Arial" style:font-size-complex="10pt"/>
    </style:style>
    <style:style style:name="T13_67" style:family="text">
      <style:text-properties style:font-name="Arial" fo:font-size="10pt" style:font-name-asian="Arial" style:font-size-asian="10pt" style:font-name-complex="Arial" style:font-size-complex="10pt"/>
    </style:style>
    <style:style style:name="T13_68" style:family="text">
      <style:text-properties style:font-name="Arial" fo:font-size="10pt" style:font-name-asian="Arial" style:font-size-asian="10pt" style:font-name-complex="Arial" style:font-size-complex="10pt"/>
    </style:style>
    <style:style style:name="T13_69" style:family="text">
      <style:text-properties style:font-name="Arial" fo:font-size="10pt" style:font-name-asian="Arial" style:font-size-asian="10pt" style:font-name-complex="Arial" style:font-size-complex="10pt"/>
    </style:style>
    <style:style style:name="T13_70" style:family="text">
      <style:text-properties style:font-name="Arial" fo:font-size="10pt" style:font-name-asian="Arial" style:font-size-asian="10pt" style:font-name-complex="Arial" style:font-size-complex="10pt"/>
    </style:style>
    <style:style style:name="T13_71" style:family="text">
      <style:text-properties style:font-name="Arial" fo:font-size="10pt" style:font-name-asian="Arial" style:font-size-asian="10pt" style:font-name-complex="Arial" style:font-size-complex="10pt"/>
    </style:style>
    <style:style style:name="T13_72" style:family="text">
      <style:text-properties style:font-name="Arial" fo:font-size="10pt" style:font-name-asian="Arial" style:font-size-asian="10pt" style:font-name-complex="Arial" style:font-size-complex="10pt"/>
    </style:style>
    <style:style style:name="T13_73" style:family="text">
      <style:text-properties style:font-name="Arial" fo:font-size="10pt" style:font-name-asian="Arial" style:font-size-asian="10pt" style:font-name-complex="Arial" style:font-size-complex="10pt"/>
    </style:style>
    <style:style style:name="T13_74" style:family="text">
      <style:text-properties style:font-name="Arial" fo:font-size="10pt" style:font-name-asian="Arial" style:font-size-asian="10pt" style:font-name-complex="Arial" style:font-size-complex="10pt"/>
    </style:style>
    <style:style style:name="T13_75" style:family="text">
      <style:text-properties style:font-name="Arial" fo:font-size="10pt" style:font-name-asian="Arial" style:font-size-asian="10pt" style:font-name-complex="Arial" style:font-size-complex="10pt"/>
    </style:style>
    <style:style style:name="T13_76" style:family="text">
      <style:text-properties style:font-name="Arial" fo:font-size="10pt" style:font-name-asian="Arial" style:font-size-asian="10pt" style:font-name-complex="Arial" style:font-size-complex="10pt"/>
    </style:style>
    <style:style style:name="T13_77" style:family="text">
      <style:text-properties style:font-name="Arial" fo:font-size="10pt" style:font-name-asian="Arial" style:font-size-asian="10pt" style:font-name-complex="Arial" style:font-size-complex="10pt"/>
    </style:style>
    <style:style style:name="T13_78" style:family="text">
      <style:text-properties style:font-name="Arial" fo:font-size="10pt" style:font-name-asian="Arial" style:font-size-asian="10pt" style:font-name-complex="Arial" style:font-size-complex="10pt"/>
    </style:style>
    <style:style style:name="T13_79" style:family="text">
      <style:text-properties style:font-name="Arial" fo:font-size="10pt" style:font-name-asian="Arial" style:font-size-asian="10pt" style:font-name-complex="Arial" style:font-size-complex="10pt"/>
    </style:style>
    <style:style style:name="T13_80" style:family="text">
      <style:text-properties style:font-name="Arial" fo:font-size="10pt" style:font-name-asian="Arial" style:font-size-asian="10pt" style:font-name-complex="Arial" style:font-size-complex="10pt"/>
    </style:style>
    <style:style style:name="T13_81" style:family="text">
      <style:text-properties style:font-name="Arial" fo:font-size="10pt" style:font-name-asian="Arial" style:font-size-asian="10pt" style:font-name-complex="Arial" style:font-size-complex="10pt"/>
    </style:style>
    <style:style style:name="T13_82" style:family="text">
      <style:text-properties style:font-name="Arial" fo:font-size="10pt" style:font-name-asian="Arial" style:font-size-asian="10pt" style:font-name-complex="Arial" style:font-size-complex="10pt"/>
    </style:style>
    <style:style style:name="T13_83" style:family="text">
      <style:text-properties style:font-name="Arial" fo:font-size="10pt" style:font-name-asian="Arial" style:font-size-asian="10pt" style:font-name-complex="Arial" style:font-size-complex="10pt"/>
    </style:style>
    <style:style style:name="T13_84" style:family="text">
      <style:text-properties style:font-name="Arial" fo:font-size="10pt" style:font-name-asian="Arial" style:font-size-asian="10pt" style:font-name-complex="Arial" style:font-size-complex="10pt"/>
    </style:style>
    <style:style style:name="T13_85" style:family="text">
      <style:text-properties style:font-name="Arial" fo:font-size="10pt" style:font-name-asian="Arial" style:font-size-asian="10pt" style:font-name-complex="Arial" style:font-size-complex="10pt"/>
    </style:style>
    <style:style style:name="T13_86" style:family="text">
      <style:text-properties style:font-name="Arial" fo:font-size="10pt" style:font-name-asian="Arial" style:font-size-asian="10pt" style:font-name-complex="Arial" style:font-size-complex="10pt"/>
    </style:style>
    <style:style style:name="T13_87" style:family="text">
      <style:text-properties style:font-name="Arial" fo:font-size="10pt" style:font-name-asian="Arial" style:font-size-asian="10pt" style:font-name-complex="Arial" style:font-size-complex="10pt"/>
    </style:style>
    <style:style style:name="T13_88" style:family="text">
      <style:text-properties style:font-name="Arial" fo:font-size="10pt" style:font-name-asian="Arial" style:font-size-asian="10pt" style:font-name-complex="Arial" style:font-size-complex="10pt"/>
    </style:style>
    <style:style style:name="T13_89" style:family="text">
      <style:text-properties style:font-name="Arial" fo:font-size="10pt" style:font-name-asian="Arial" style:font-size-asian="10pt" style:font-name-complex="Arial" style:font-size-complex="10pt"/>
    </style:style>
    <style:style style:name="T13_90" style:family="text">
      <style:text-properties style:font-name="Arial" fo:font-size="10pt" style:font-name-asian="Arial" style:font-size-asian="10pt" style:font-name-complex="Arial" style:font-size-complex="10pt"/>
    </style:style>
    <style:style style:name="T13_91" style:family="text">
      <style:text-properties style:font-name="Arial" fo:font-size="10pt" style:font-name-asian="Arial" style:font-size-asian="10pt" style:font-name-complex="Arial" style:font-size-complex="10pt"/>
    </style:style>
    <style:style style:name="T13_92" style:family="text">
      <style:text-properties style:font-name="Arial" fo:font-size="10pt" style:font-name-asian="Arial" style:font-size-asian="10pt" style:font-name-complex="Arial" style:font-size-complex="10pt"/>
    </style:style>
    <style:style style:name="T13_93" style:family="text">
      <style:text-properties style:font-name="Arial" fo:font-size="10pt" style:font-name-asian="Arial" style:font-size-asian="10pt" style:font-name-complex="Arial" style:font-size-complex="10pt"/>
    </style:style>
    <style:style style:name="T13_94" style:family="text">
      <style:text-properties style:font-name="Arial" fo:font-size="10pt" style:font-name-asian="Arial" style:font-size-asian="10pt" style:font-name-complex="Arial" style:font-size-complex="10pt"/>
    </style:style>
    <style:style style:name="T13_95" style:family="text">
      <style:text-properties style:font-name="Arial" fo:font-size="10pt" style:font-name-asian="Arial" style:font-size-asian="10pt" style:font-name-complex="Arial" style:font-size-complex="10pt"/>
    </style:style>
    <style:style style:name="T13_96" style:family="text">
      <style:text-properties style:font-name="Arial" fo:font-size="10pt" style:font-name-asian="Arial" style:font-size-asian="10pt" style:font-name-complex="Arial" style:font-size-complex="10pt"/>
    </style:style>
    <style:style style:name="T13_97" style:family="text">
      <style:text-properties style:font-name="Arial" fo:font-size="10pt" style:font-name-asian="Arial" style:font-size-asian="10pt" style:font-name-complex="Arial" style:font-size-complex="10pt"/>
    </style:style>
    <style:style style:name="T13_98" style:family="text">
      <style:text-properties style:font-name="Arial" fo:font-size="10pt" style:font-name-asian="Arial" style:font-size-asian="10pt" style:font-name-complex="Arial" style:font-size-complex="10pt"/>
    </style:style>
    <style:style style:name="T13_99" style:family="text">
      <style:text-properties style:font-name="Arial" fo:font-size="10pt" style:font-name-asian="Arial" style:font-size-asian="10pt" style:font-name-complex="Arial" style:font-size-complex="10pt"/>
    </style:style>
    <style:style style:name="T13_100" style:family="text">
      <style:text-properties style:font-name="Arial" fo:font-size="10pt" style:font-name-asian="Arial" style:font-size-asian="10pt" style:font-name-complex="Arial" style:font-size-complex="10pt"/>
    </style:style>
    <style:style style:name="T13_101" style:family="text">
      <style:text-properties style:font-name="Arial" fo:font-size="10pt" style:font-name-asian="Arial" style:font-size-asian="10pt" style:font-name-complex="Arial" style:font-size-complex="10pt"/>
    </style:style>
    <style:style style:name="T13_102" style:family="text">
      <style:text-properties style:font-name="Arial" fo:font-size="10pt" style:font-name-asian="Arial" style:font-size-asian="10pt" style:font-name-complex="Arial" style:font-size-complex="10pt"/>
    </style:style>
    <style:style style:name="T13_103" style:family="text">
      <style:text-properties style:font-name="Arial" fo:font-size="10pt" style:font-name-asian="Arial" style:font-size-asian="10pt" style:font-name-complex="Arial" style:font-size-complex="10pt"/>
    </style:style>
    <style:style style:name="T13_104" style:family="text">
      <style:text-properties style:font-name="Arial" fo:font-size="10pt" style:font-name-asian="Arial" style:font-size-asian="10pt" style:font-name-complex="Arial" style:font-size-complex="10pt"/>
    </style:style>
    <style:style style:name="T13_105" style:family="text">
      <style:text-properties style:font-name="Arial" fo:font-size="10pt" style:font-name-asian="Arial" style:font-size-asian="10pt" style:font-name-complex="Arial" style:font-size-complex="10pt"/>
    </style:style>
    <style:style style:name="T13_106" style:family="text">
      <style:text-properties style:font-name="Arial" fo:font-size="10pt" style:font-name-asian="Arial" style:font-size-asian="10pt" style:font-name-complex="Arial" style:font-size-complex="10pt"/>
    </style:style>
    <style:style style:name="T13_107" style:family="text">
      <style:text-properties style:font-name="Arial" fo:font-size="10pt" style:font-name-asian="Arial" style:font-size-asian="10pt" style:font-name-complex="Arial" style:font-size-complex="10pt"/>
    </style:style>
    <style:style style:name="T13_108" style:family="text">
      <style:text-properties style:font-name="Arial" fo:font-size="10pt" style:font-name-asian="Arial" style:font-size-asian="10pt" style:font-name-complex="Arial" style:font-size-complex="10pt"/>
    </style:style>
    <style:style style:name="T13_109" style:family="text">
      <style:text-properties style:font-name="Arial" fo:font-size="10pt" style:font-name-asian="Arial" style:font-size-asian="10pt" style:font-name-complex="Arial" style:font-size-complex="10pt"/>
    </style:style>
    <style:style style:name="T13_110" style:family="text">
      <style:text-properties style:font-name="Arial" fo:font-size="10pt" style:font-name-asian="Arial" style:font-size-asian="10pt" style:font-name-complex="Arial" style:font-size-complex="10pt"/>
    </style:style>
    <style:style style:name="T13_111" style:family="text">
      <style:text-properties style:font-name="Arial" fo:font-size="10pt" style:font-name-asian="Arial" style:font-size-asian="10pt" style:font-name-complex="Arial" style:font-size-complex="10pt"/>
    </style:style>
    <style:style style:name="T13_112" style:family="text">
      <style:text-properties style:font-name="Arial" fo:font-size="10pt" style:font-name-asian="Arial" style:font-size-asian="10pt" style:font-name-complex="Arial" style:font-size-complex="10pt"/>
    </style:style>
    <style:style style:name="P14" style:family="paragraph" style:parent-style-name="Standard">
      <style:paragraph-properties fo:break-before="auto" fo:line-height="100%" fo:margin-top="0cm" style:writing-mode="lr-tb"/>
      <style:text-properties fo:color="#ff0000" style:font-name="Arial" fo:font-size="10pt" style:font-name-asian="Arial" style:font-size-asian="10pt" style:font-name-complex="Arial" style:font-size-complex="10pt"/>
    </style:style>
    <style:style style:name="P15" style:family="paragraph" style:parent-style-name="Standard">
      <style:paragraph-properties fo:break-before="auto" fo:line-height="100%" fo:margin-top="0cm" style:writing-mode="lr-tb"/>
    </style:style>
    <style:style style:name="T15_1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5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1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18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5_1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2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2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6" style:family="paragraph" style:parent-style-name="Standard">
      <style:paragraph-properties fo:break-before="auto" fo:line-height="100%" fo:margin-top="0cm" style:writing-mode="lr-tb"/>
    </style:style>
    <style:style style:name="T16_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6_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6_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6_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6_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6_6" style:family="text">
      <style:text-properties style:font-name="Arial" fo:font-size="10pt" style:font-name-asian="Arial" style:font-size-asian="10pt" style:font-name-complex="Arial" style:font-size-complex="10pt"/>
    </style:style>
    <style:style style:name="T16_7" style:family="text">
      <style:text-properties style:font-name="Arial" fo:font-size="10pt" style:font-name-asian="Arial" style:font-size-asian="10pt" style:font-name-complex="Arial" style:font-size-complex="10pt"/>
    </style:style>
    <style:style style:name="T16_8" style:family="text">
      <style:text-properties style:font-name="Arial" fo:font-size="10pt" style:font-name-asian="Arial" style:font-size-asian="10pt" style:font-name-complex="Arial" style:font-size-complex="10pt"/>
    </style:style>
    <style:style style:name="T16_9" style:family="text">
      <style:text-properties style:font-name="Arial" fo:font-size="10pt" style:font-name-asian="Arial" style:font-size-asian="10pt" style:font-name-complex="Arial" style:font-size-complex="10pt"/>
    </style:style>
    <style:style style:name="T16_10" style:family="text">
      <style:text-properties style:font-name="Arial" fo:font-size="10pt" style:font-name-asian="Arial" style:font-size-asian="10pt" style:font-name-complex="Arial" style:font-size-complex="10pt"/>
    </style:style>
    <style:style style:name="T16_11" style:family="text">
      <style:text-properties style:font-name="Arial" fo:font-size="10pt" style:font-name-asian="Arial" style:font-size-asian="10pt" style:font-name-complex="Arial" style:font-size-complex="10pt"/>
    </style:style>
    <style:style style:name="T16_12" style:family="text">
      <style:text-properties style:font-name="Arial" fo:font-size="10pt" style:font-name-asian="Arial" style:font-size-asian="10pt" style:font-name-complex="Arial" style:font-size-complex="10pt"/>
    </style:style>
    <style:style style:name="T16_13" style:family="text">
      <style:text-properties style:font-name="Arial" fo:font-size="10pt" style:font-name-asian="Arial" style:font-size-asian="10pt" style:font-name-complex="Arial" style:font-size-complex="10pt"/>
    </style:style>
    <style:style style:name="T16_14" style:family="text">
      <style:text-properties style:font-name="Arial" fo:font-size="10pt" style:font-name-asian="Arial" style:font-size-asian="10pt" style:font-name-complex="Arial" style:font-size-complex="10pt"/>
    </style:style>
    <style:style style:name="T16_15" style:family="text">
      <style:text-properties style:font-name="Arial" fo:font-size="10pt" style:font-name-asian="Arial" style:font-size-asian="10pt" style:font-name-complex="Arial" style:font-size-complex="10pt"/>
    </style:style>
    <style:style style:name="T16_16" style:family="text">
      <style:text-properties style:font-name="Arial" fo:font-size="10pt" style:font-name-asian="Arial" style:font-size-asian="10pt" style:font-name-complex="Arial" style:font-size-complex="10pt"/>
    </style:style>
    <style:style style:name="T16_17" style:family="text">
      <style:text-properties style:font-name="Arial" fo:font-size="10pt" style:font-name-asian="Arial" style:font-size-asian="10pt" style:font-name-complex="Arial" style:font-size-complex="10pt"/>
    </style:style>
    <style:style style:name="T16_18" style:family="text">
      <style:text-properties style:font-name="Arial" fo:font-size="10pt" style:font-name-asian="Arial" style:font-size-asian="10pt" style:font-name-complex="Arial" style:font-size-complex="10pt"/>
    </style:style>
    <style:style style:name="T16_19" style:family="text">
      <style:text-properties style:font-name="Arial" fo:font-size="10pt" style:font-name-asian="Arial" style:font-size-asian="10pt" style:font-name-complex="Arial" style:font-size-complex="10pt"/>
    </style:style>
    <style:style style:name="T16_20" style:family="text">
      <style:text-properties style:font-name="Arial" fo:font-size="10pt" style:font-name-asian="Arial" style:font-size-asian="10pt" style:font-name-complex="Arial" style:font-size-complex="10pt"/>
    </style:style>
    <style:style style:name="T16_21" style:family="text">
      <style:text-properties style:font-name="Arial" fo:font-size="10pt" style:font-name-asian="Arial" style:font-size-asian="10pt" style:font-name-complex="Arial" style:font-size-complex="10pt"/>
    </style:style>
    <style:style style:name="T16_22" style:family="text">
      <style:text-properties style:font-name="Arial" fo:font-size="10pt" style:font-name-asian="Arial" style:font-size-asian="10pt" style:font-name-complex="Arial" style:font-size-complex="10pt"/>
    </style:style>
    <style:style style:name="T16_23" style:family="text">
      <style:text-properties style:font-name="Arial" fo:font-size="10pt" style:font-name-asian="Arial" style:font-size-asian="10pt" style:font-name-complex="Arial" style:font-size-complex="10pt"/>
    </style:style>
    <style:style style:name="T16_24" style:family="text">
      <style:text-properties style:font-name="Arial" fo:font-size="10pt" style:font-name-asian="Arial" style:font-size-asian="10pt" style:font-name-complex="Arial" style:font-size-complex="10pt"/>
    </style:style>
    <style:style style:name="T16_25" style:family="text">
      <style:text-properties style:font-name="Arial" fo:font-size="10pt" style:font-name-asian="Arial" style:font-size-asian="10pt" style:font-name-complex="Arial" style:font-size-complex="10pt"/>
    </style:style>
    <style:style style:name="T16_26" style:family="text">
      <style:text-properties style:font-name="Arial" fo:font-size="10pt" style:font-name-asian="Arial" style:font-size-asian="10pt" style:font-name-complex="Arial" style:font-size-complex="10pt"/>
    </style:style>
    <style:style style:name="T16_27" style:family="text">
      <style:text-properties style:font-name="Arial" fo:font-size="10pt" style:font-name-asian="Arial" style:font-size-asian="10pt" style:font-name-complex="Arial" style:font-size-complex="10pt"/>
    </style:style>
    <style:style style:name="T16_28" style:family="text">
      <style:text-properties style:font-name="Arial" fo:font-size="10pt" style:font-name-asian="Arial" style:font-size-asian="10pt" style:font-name-complex="Arial" style:font-size-complex="10pt"/>
    </style:style>
    <style:style style:name="T16_29" style:family="text">
      <style:text-properties style:font-name="Arial" fo:font-size="10pt" style:font-name-asian="Arial" style:font-size-asian="10pt" style:font-name-complex="Arial" style:font-size-complex="10pt"/>
    </style:style>
    <style:style style:name="T16_30" style:family="text">
      <style:text-properties style:font-name="Arial" fo:font-size="10pt" style:font-name-asian="Arial" style:font-size-asian="10pt" style:font-name-complex="Arial" style:font-size-complex="10pt"/>
    </style:style>
    <style:style style:name="T16_31" style:family="text">
      <style:text-properties style:font-name="Arial" fo:font-size="10pt" style:font-name-asian="Arial" style:font-size-asian="10pt" style:font-name-complex="Arial" style:font-size-complex="10pt"/>
    </style:style>
    <style:style style:name="T16_32" style:family="text">
      <style:text-properties style:font-name="Arial" fo:font-size="10pt" style:font-name-asian="Arial" style:font-size-asian="10pt" style:font-name-complex="Arial" style:font-size-complex="10pt"/>
    </style:style>
    <style:style style:name="T16_33" style:family="text">
      <style:text-properties style:font-name="Arial" fo:font-size="10pt" style:font-name-asian="Arial" style:font-size-asian="10pt" style:font-name-complex="Arial" style:font-size-complex="10pt"/>
    </style:style>
    <style:style style:name="T16_34" style:family="text">
      <style:text-properties style:font-name="Arial" fo:font-size="10pt" style:font-name-asian="Arial" style:font-size-asian="10pt" style:font-name-complex="Arial" style:font-size-complex="10pt"/>
    </style:style>
    <style:style style:name="T16_35" style:family="text">
      <style:text-properties style:font-name="Arial" fo:font-size="10pt" style:font-name-asian="Arial" style:font-size-asian="10pt" style:font-name-complex="Arial" style:font-size-complex="10pt"/>
    </style:style>
    <style:style style:name="T16_36" style:family="text">
      <style:text-properties style:font-name="Arial" fo:font-size="10pt" style:font-name-asian="Arial" style:font-size-asian="10pt" style:font-name-complex="Arial" style:font-size-complex="10pt"/>
    </style:style>
    <style:style style:name="T16_37" style:family="text">
      <style:text-properties style:font-name="Arial" fo:font-size="10pt" style:font-name-asian="Arial" style:font-size-asian="10pt" style:font-name-complex="Arial" style:font-size-complex="10pt"/>
    </style:style>
    <style:style style:name="T16_38" style:family="text">
      <style:text-properties style:font-name="Arial" fo:font-size="10pt" style:font-name-asian="Arial" style:font-size-asian="10pt" style:font-name-complex="Arial" style:font-size-complex="10pt"/>
    </style:style>
    <style:style style:name="T16_39" style:family="text">
      <style:text-properties style:font-name="Arial" fo:font-size="10pt" style:font-name-asian="Arial" style:font-size-asian="10pt" style:font-name-complex="Arial" style:font-size-complex="10pt"/>
    </style:style>
    <style:style style:name="T16_40" style:family="text">
      <style:text-properties style:font-name="Arial" fo:font-size="10pt" style:font-name-asian="Arial" style:font-size-asian="10pt" style:font-name-complex="Arial" style:font-size-complex="10pt"/>
    </style:style>
    <style:style style:name="T16_41" style:family="text">
      <style:text-properties style:font-name="Arial" fo:font-size="10pt" style:font-name-asian="Arial" style:font-size-asian="10pt" style:font-name-complex="Arial" style:font-size-complex="10pt"/>
    </style:style>
    <style:style style:name="T16_42" style:family="text">
      <style:text-properties style:font-name="Arial" fo:font-size="10pt" style:font-name-asian="Arial" style:font-size-asian="10pt" style:font-name-complex="Arial" style:font-size-complex="10pt"/>
    </style:style>
    <style:style style:name="P17" style:family="paragraph" style:parent-style-name="Standard">
      <style:paragraph-properties fo:break-before="auto" fo:line-height="100%" fo:margin-top="0cm" style:writing-mode="lr-tb"/>
    </style:style>
    <style:style style:name="T17_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_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_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_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_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_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_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_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_9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_10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_1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_1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00%" fo:margin-top="0cm" style:writing-mode="lr-tb"/>
    </style:style>
    <style:style style:name="T18_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8_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8_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8_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8_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8_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8_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8_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8_9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8_10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8_1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8_1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8_1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8_1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8_1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8_16" style:family="text">
      <style:text-properties style:font-name="Arial" fo:font-size="10pt" style:font-name-asian="Arial" style:font-size-asian="10pt" style:font-name-complex="Arial" style:font-size-complex="10pt"/>
    </style:style>
    <style:style style:name="T18_17" style:family="text">
      <style:text-properties style:font-name="Arial" fo:font-size="10pt" style:font-name-asian="Arial" style:font-size-asian="10pt" style:font-name-complex="Arial" style:font-size-complex="10pt"/>
    </style:style>
    <style:style style:name="T18_18" style:family="text">
      <style:text-properties style:font-name="Arial" fo:font-size="10pt" style:font-name-asian="Arial" style:font-size-asian="10pt" style:font-name-complex="Arial" style:font-size-complex="10pt"/>
    </style:style>
    <style:style style:name="T18_19" style:family="text">
      <style:text-properties style:font-name="Arial" fo:font-size="10pt" style:font-name-asian="Arial" style:font-size-asian="10pt" style:font-name-complex="Arial" style:font-size-complex="10pt"/>
    </style:style>
    <style:style style:name="T18_20" style:family="text">
      <style:text-properties style:font-name="Arial" fo:font-size="10pt" style:font-name-asian="Arial" style:font-size-asian="10pt" style:font-name-complex="Arial" style:font-size-complex="10pt"/>
    </style:style>
    <style:style style:name="T18_21" style:family="text">
      <style:text-properties style:font-name="Arial" fo:font-size="10pt" style:font-name-asian="Arial" style:font-size-asian="10pt" style:font-name-complex="Arial" style:font-size-complex="10pt"/>
    </style:style>
    <style:style style:name="T18_22" style:family="text">
      <style:text-properties style:font-name="Arial" fo:font-size="10pt" style:font-name-asian="Arial" style:font-size-asian="10pt" style:font-name-complex="Arial" style:font-size-complex="10pt"/>
    </style:style>
    <style:style style:name="T18_23" style:family="text">
      <style:text-properties style:font-name="Arial" fo:font-size="10pt" style:font-name-asian="Arial" style:font-size-asian="10pt" style:font-name-complex="Arial" style:font-size-complex="10pt"/>
    </style:style>
    <style:style style:name="T18_24" style:family="text">
      <style:text-properties style:font-name="Arial" fo:font-size="10pt" style:font-name-asian="Arial" style:font-size-asian="10pt" style:font-name-complex="Arial" style:font-size-complex="10pt"/>
    </style:style>
    <style:style style:name="T18_25" style:family="text">
      <style:text-properties style:font-name="Arial" fo:font-size="10pt" style:font-name-asian="Arial" style:font-size-asian="10pt" style:font-name-complex="Arial" style:font-size-complex="10pt"/>
    </style:style>
    <style:style style:name="T18_26" style:family="text">
      <style:text-properties style:font-name="Arial" fo:font-size="10pt" style:font-name-asian="Arial" style:font-size-asian="10pt" style:font-name-complex="Arial" style:font-size-complex="10pt"/>
    </style:style>
    <style:style style:name="T18_27" style:family="text">
      <style:text-properties style:font-name="Arial" fo:font-size="10pt" style:font-name-asian="Arial" style:font-size-asian="10pt" style:font-name-complex="Arial" style:font-size-complex="10pt"/>
    </style:style>
    <style:style style:name="T18_28" style:family="text">
      <style:text-properties style:font-name="Arial" fo:font-size="10pt" style:font-name-asian="Arial" style:font-size-asian="10pt" style:font-name-complex="Arial" style:font-size-complex="10pt"/>
    </style:style>
    <style:style style:name="T18_29" style:family="text">
      <style:text-properties style:font-name="Arial" fo:font-size="10pt" style:font-name-asian="Arial" style:font-size-asian="10pt" style:font-name-complex="Arial" style:font-size-complex="10pt"/>
    </style:style>
    <style:style style:name="T18_30" style:family="text">
      <style:text-properties style:font-name="Arial" fo:font-size="10pt" style:font-name-asian="Arial" style:font-size-asian="10pt" style:font-name-complex="Arial" style:font-size-complex="10pt"/>
    </style:style>
    <style:style style:name="T18_31" style:family="text">
      <style:text-properties style:font-name="Arial" fo:font-size="10pt" style:font-name-asian="Arial" style:font-size-asian="10pt" style:font-name-complex="Arial" style:font-size-complex="10pt"/>
    </style:style>
    <style:style style:name="T18_32" style:family="text">
      <style:text-properties style:font-name="Arial" fo:font-size="10pt" style:font-name-asian="Arial" style:font-size-asian="10pt" style:font-name-complex="Arial" style:font-size-complex="10pt"/>
    </style:style>
    <style:style style:name="T18_33" style:family="text">
      <style:text-properties style:font-name="Arial" fo:font-size="10pt" style:font-name-asian="Arial" style:font-size-asian="10pt" style:font-name-complex="Arial" style:font-size-complex="10pt"/>
    </style:style>
    <style:style style:name="T18_34" style:family="text">
      <style:text-properties style:font-name="Arial" fo:font-size="10pt" style:font-name-asian="Arial" style:font-size-asian="10pt" style:font-name-complex="Arial" style:font-size-complex="10pt"/>
    </style:style>
    <style:style style:name="T18_35" style:family="text">
      <style:text-properties style:font-name="Arial" fo:font-size="10pt" style:font-name-asian="Arial" style:font-size-asian="10pt" style:font-name-complex="Arial" style:font-size-complex="10pt"/>
    </style:style>
    <style:style style:name="T18_36" style:family="text">
      <style:text-properties style:font-name="Arial" fo:font-size="10pt" style:font-name-asian="Arial" style:font-size-asian="10pt" style:font-name-complex="Arial" style:font-size-complex="10pt"/>
    </style:style>
    <style:style style:name="T18_37" style:family="text">
      <style:text-properties style:font-name="Arial" fo:font-size="10pt" style:font-name-asian="Arial" style:font-size-asian="10pt" style:font-name-complex="Arial" style:font-size-complex="10pt"/>
    </style:style>
    <style:style style:name="T18_38" style:family="text">
      <style:text-properties style:font-name="Arial" fo:font-size="10pt" style:font-name-asian="Arial" style:font-size-asian="10pt" style:font-name-complex="Arial" style:font-size-complex="10pt"/>
    </style:style>
    <style:style style:name="T18_39" style:family="text">
      <style:text-properties style:font-name="Arial" fo:font-size="10pt" style:font-name-asian="Arial" style:font-size-asian="10pt" style:font-name-complex="Arial" style:font-size-complex="10pt"/>
    </style:style>
    <style:style style:name="T18_40" style:family="text">
      <style:text-properties style:font-name="Arial" fo:font-size="10pt" style:font-name-asian="Arial" style:font-size-asian="10pt" style:font-name-complex="Arial" style:font-size-complex="10pt"/>
    </style:style>
    <style:style style:name="T18_41" style:family="text">
      <style:text-properties style:font-name="Arial" fo:font-size="10pt" style:font-name-asian="Arial" style:font-size-asian="10pt" style:font-name-complex="Arial" style:font-size-complex="10pt"/>
    </style:style>
    <style:style style:name="T18_42" style:family="text">
      <style:text-properties style:font-name="Arial" fo:font-size="10pt" style:font-name-asian="Arial" style:font-size-asian="10pt" style:font-name-complex="Arial" style:font-size-complex="10pt"/>
    </style:style>
    <style:style style:name="T18_43" style:family="text">
      <style:text-properties style:font-name="Arial" fo:font-size="10pt" style:font-name-asian="Arial" style:font-size-asian="10pt" style:font-name-complex="Arial" style:font-size-complex="10pt"/>
    </style:style>
    <style:style style:name="T18_44" style:family="text">
      <style:text-properties style:font-name="Arial" fo:font-size="10pt" style:font-name-asian="Arial" style:font-size-asian="10pt" style:font-name-complex="Arial" style:font-size-complex="10pt"/>
    </style:style>
    <style:style style:name="T18_45" style:family="text">
      <style:text-properties style:font-name="Arial" fo:font-size="10pt" style:font-name-asian="Arial" style:font-size-asian="10pt" style:font-name-complex="Arial" style:font-size-complex="10pt"/>
    </style:style>
    <style:style style:name="T18_46" style:family="text">
      <style:text-properties style:font-name="Arial" fo:font-size="10pt" style:font-name-asian="Arial" style:font-size-asian="10pt" style:font-name-complex="Arial" style:font-size-complex="10pt"/>
    </style:style>
    <style:style style:name="T18_47" style:family="text">
      <style:text-properties style:font-name="Arial" fo:font-size="10pt" style:font-name-asian="Arial" style:font-size-asian="10pt" style:font-name-complex="Arial" style:font-size-complex="10pt"/>
    </style:style>
    <style:style style:name="T18_48" style:family="text">
      <style:text-properties style:font-name="Arial" fo:font-size="10pt" style:font-name-asian="Arial" style:font-size-asian="10pt" style:font-name-complex="Arial" style:font-size-complex="10pt"/>
    </style:style>
    <style:style style:name="T18_49" style:family="text">
      <style:text-properties style:font-name="Arial" fo:font-size="10pt" style:font-name-asian="Arial" style:font-size-asian="10pt" style:font-name-complex="Arial" style:font-size-complex="10pt"/>
    </style:style>
    <style:style style:name="T18_50" style:family="text">
      <style:text-properties style:font-name="Arial" fo:font-size="10pt" style:font-name-asian="Arial" style:font-size-asian="10pt" style:font-name-complex="Arial" style:font-size-complex="10pt"/>
    </style:style>
    <style:style style:name="P19" style:family="paragraph" style:parent-style-name="Standard">
      <style:paragraph-properties fo:break-before="auto" fo:line-height="100%" fo:margin-top="0cm" style:writing-mode="lr-tb"/>
    </style:style>
    <style:style style:name="T19_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_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_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_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_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_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_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_8" style:family="text">
      <style:text-properties style:font-name="Arial" fo:font-size="10pt" style:font-name-asian="Arial" style:font-size-asian="10pt" style:font-name-complex="Arial" style:font-size-complex="10pt"/>
    </style:style>
    <style:style style:name="T19_9" style:family="text">
      <style:text-properties style:font-name="Arial" fo:font-size="10pt" style:font-name-asian="Arial" style:font-size-asian="10pt" style:font-name-complex="Arial" style:font-size-complex="10pt"/>
    </style:style>
    <style:style style:name="T19_10" style:family="text">
      <style:text-properties style:font-name="Arial" fo:font-size="10pt" style:font-name-asian="Arial" style:font-size-asian="10pt" style:font-name-complex="Arial" style:font-size-complex="10pt"/>
    </style:style>
    <style:style style:name="T19_11" style:family="text">
      <style:text-properties style:font-name="Arial" fo:font-size="10pt" style:font-name-asian="Arial" style:font-size-asian="10pt" style:font-name-complex="Arial" style:font-size-complex="10pt"/>
    </style:style>
    <style:style style:name="T19_12" style:family="text">
      <style:text-properties style:font-name="Arial" fo:font-size="10pt" style:font-name-asian="Arial" style:font-size-asian="10pt" style:font-name-complex="Arial" style:font-size-complex="10pt"/>
    </style:style>
    <style:style style:name="T19_13" style:family="text">
      <style:text-properties style:font-name="Arial" fo:font-size="10pt" style:font-name-asian="Arial" style:font-size-asian="10pt" style:font-name-complex="Arial" style:font-size-complex="10pt"/>
    </style:style>
    <style:style style:name="T19_14" style:family="text">
      <style:text-properties style:font-name="Arial" fo:font-size="10pt" style:font-name-asian="Arial" style:font-size-asian="10pt" style:font-name-complex="Arial" style:font-size-complex="10pt"/>
    </style:style>
    <style:style style:name="T19_15" style:family="text">
      <style:text-properties style:font-name="Arial" fo:font-size="10pt" style:font-name-asian="Arial" style:font-size-asian="10pt" style:font-name-complex="Arial" style:font-size-complex="10pt"/>
    </style:style>
    <style:style style:name="T19_16" style:family="text">
      <style:text-properties style:font-name="Arial" fo:font-size="10pt" style:font-name-asian="Arial" style:font-size-asian="10pt" style:font-name-complex="Arial" style:font-size-complex="10pt"/>
    </style:style>
    <style:style style:name="T19_17" style:family="text">
      <style:text-properties style:font-name="Arial" fo:font-size="10pt" style:font-name-asian="Arial" style:font-size-asian="10pt" style:font-name-complex="Arial" style:font-size-complex="10pt"/>
    </style:style>
    <style:style style:name="T19_18" style:family="text">
      <style:text-properties style:font-name="Arial" fo:font-size="10pt" style:font-name-asian="Arial" style:font-size-asian="10pt" style:font-name-complex="Arial" style:font-size-complex="10pt"/>
    </style:style>
    <style:style style:name="T19_19" style:family="text">
      <style:text-properties style:font-name="Arial" fo:font-size="10pt" style:font-name-asian="Arial" style:font-size-asian="10pt" style:font-name-complex="Arial" style:font-size-complex="10pt"/>
    </style:style>
    <style:style style:name="T19_20" style:family="text">
      <style:text-properties style:font-name="Arial" fo:font-size="10pt" style:font-name-asian="Arial" style:font-size-asian="10pt" style:font-name-complex="Arial" style:font-size-complex="10pt"/>
    </style:style>
    <style:style style:name="T19_21" style:family="text">
      <style:text-properties style:font-name="Arial" fo:font-size="10pt" style:font-name-asian="Arial" style:font-size-asian="10pt" style:font-name-complex="Arial" style:font-size-complex="10pt"/>
    </style:style>
    <style:style style:name="T19_22" style:family="text">
      <style:text-properties style:font-name="Arial" fo:font-size="10pt" style:font-name-asian="Arial" style:font-size-asian="10pt" style:font-name-complex="Arial" style:font-size-complex="10pt"/>
    </style:style>
    <style:style style:name="T19_23" style:family="text">
      <style:text-properties style:font-name="Arial" fo:font-size="10pt" style:font-name-asian="Arial" style:font-size-asian="10pt" style:font-name-complex="Arial" style:font-size-complex="10pt"/>
    </style:style>
    <style:style style:name="T19_24" style:family="text">
      <style:text-properties style:font-name="Arial" fo:font-size="10pt" style:font-name-asian="Arial" style:font-size-asian="10pt" style:font-name-complex="Arial" style:font-size-complex="10pt"/>
    </style:style>
    <style:style style:name="T19_25" style:family="text">
      <style:text-properties style:font-name="Arial" fo:font-size="10pt" style:font-name-asian="Arial" style:font-size-asian="10pt" style:font-name-complex="Arial" style:font-size-complex="10pt"/>
    </style:style>
    <style:style style:name="T19_26" style:family="text">
      <style:text-properties style:font-name="Arial" fo:font-size="10pt" style:font-name-asian="Arial" style:font-size-asian="10pt" style:font-name-complex="Arial" style:font-size-complex="10pt"/>
    </style:style>
    <style:style style:name="T19_27" style:family="text">
      <style:text-properties style:font-name="Arial" fo:font-size="10pt" style:font-name-asian="Arial" style:font-size-asian="10pt" style:font-name-complex="Arial" style:font-size-complex="10pt"/>
    </style:style>
    <style:style style:name="T19_28" style:family="text">
      <style:text-properties style:font-name="Arial" fo:font-size="10pt" style:font-name-asian="Arial" style:font-size-asian="10pt" style:font-name-complex="Arial" style:font-size-complex="10pt"/>
    </style:style>
    <style:style style:name="P20" style:family="paragraph" style:parent-style-name="Standard">
      <style:paragraph-properties fo:break-before="auto" fo:line-height="100%" fo:margin-top="0cm" fo:margin-bottom="0cm" style:writing-mode="lr-tb"/>
    </style:style>
    <style:style style:name="T20_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_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_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_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_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_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_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_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_9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_10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_1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_1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_1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_1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_1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_1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_1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_1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_19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_20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_2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_22" style:family="text">
      <style:text-properties style:font-name="Arial" fo:font-size="10pt" style:font-name-asian="Arial" style:font-size-asian="10pt" style:font-name-complex="Arial" style:font-size-complex="10pt"/>
    </style:style>
    <style:style style:name="P21" style:family="paragraph" style:parent-style-name="Standard">
      <style:paragraph-properties fo:break-before="auto" fo:text-indent="0cm" fo:line-height="100%" fo:margin-bottom="0cm" fo:margin-left="1.27cm" style:writing-mode="lr-tb"/>
    </style:style>
    <style:style style:name="T21_1" style:family="text">
      <style:text-properties style:font-name="Arial" fo:font-size="10pt" style:font-name-asian="Arial" style:font-size-asian="10pt" style:font-name-complex="Arial" style:font-size-complex="10pt"/>
    </style:style>
    <style:style style:name="T21_2" style:family="text">
      <style:text-properties style:font-name="Arial" fo:font-size="10pt" style:font-name-asian="Arial" style:font-size-asian="10pt" style:font-name-complex="Arial" style:font-size-complex="10pt"/>
    </style:style>
    <style:style style:name="T21_3" style:family="text">
      <style:text-properties style:font-name="Arial" fo:font-size="10pt" style:font-name-asian="Arial" style:font-size-asian="10pt" style:font-name-complex="Arial" style:font-size-complex="10pt"/>
    </style:style>
    <style:style style:name="T21_4" style:family="text">
      <style:text-properties style:font-name="Arial" fo:font-size="10pt" style:font-name-asian="Arial" style:font-size-asian="10pt" style:font-name-complex="Arial" style:font-size-complex="10pt"/>
    </style:style>
    <style:style style:name="T21_5" style:family="text">
      <style:text-properties style:font-name="Arial" fo:font-size="10pt" style:font-name-asian="Arial" style:font-size-asian="10pt" style:font-name-complex="Arial" style:font-size-complex="10pt"/>
    </style:style>
    <style:style style:name="T21_6" style:family="text">
      <style:text-properties style:font-name="Arial" fo:font-size="10pt" style:font-name-asian="Arial" style:font-size-asian="10pt" style:font-name-complex="Arial" style:font-size-complex="10pt"/>
    </style:style>
    <style:style style:name="T21_7" style:family="text">
      <style:text-properties style:font-name="Arial" fo:font-size="10pt" style:font-name-asian="Arial" style:font-size-asian="10pt" style:font-name-complex="Arial" style:font-size-complex="10pt"/>
    </style:style>
    <style:style style:name="T21_8" style:family="text">
      <style:text-properties style:font-name="Arial" fo:font-size="10pt" style:font-name-asian="Arial" style:font-size-asian="10pt" style:font-name-complex="Arial" style:font-size-complex="10pt"/>
    </style:style>
    <style:style style:name="T21_9" style:family="text">
      <style:text-properties style:font-name="Arial" fo:font-size="10pt" style:font-name-asian="Arial" style:font-size-asian="10pt" style:font-name-complex="Arial" style:font-size-complex="10pt"/>
    </style:style>
    <style:style style:name="T21_10" style:family="text">
      <style:text-properties style:font-name="Arial" fo:font-size="10pt" style:font-name-asian="Arial" style:font-size-asian="10pt" style:font-name-complex="Arial" style:font-size-complex="10pt"/>
    </style:style>
    <style:style style:name="T21_11" style:family="text">
      <style:text-properties style:font-name="Arial" fo:font-size="10pt" style:font-name-asian="Arial" style:font-size-asian="10pt" style:font-name-complex="Arial" style:font-size-complex="10pt"/>
    </style:style>
    <style:style style:name="T21_12" style:family="text">
      <style:text-properties style:font-name="Arial" fo:font-size="10pt" style:font-name-asian="Arial" style:font-size-asian="10pt" style:font-name-complex="Arial" style:font-size-complex="10pt"/>
    </style:style>
    <style:style style:name="T21_13" style:family="text">
      <style:text-properties style:font-name="Arial" fo:font-size="10pt" style:font-name-asian="Arial" style:font-size-asian="10pt" style:font-name-complex="Arial" style:font-size-complex="10pt"/>
    </style:style>
    <style:style style:name="T21_14" style:family="text">
      <style:text-properties style:font-name="Arial" fo:font-size="10pt" style:font-name-asian="Arial" style:font-size-asian="10pt" style:font-name-complex="Arial" style:font-size-complex="10pt"/>
    </style:style>
    <style:style style:name="T21_15" style:family="text">
      <style:text-properties style:font-name="Arial" fo:font-size="10pt" style:font-name-asian="Arial" style:font-size-asian="10pt" style:font-name-complex="Arial" style:font-size-complex="10pt"/>
    </style:style>
    <style:style style:name="T21_16" style:family="text">
      <style:text-properties style:font-name="Arial" fo:font-size="10pt" style:font-name-asian="Arial" style:font-size-asian="10pt" style:font-name-complex="Arial" style:font-size-complex="10pt"/>
    </style:style>
    <style:style style:name="T21_17" style:family="text">
      <style:text-properties style:font-name="Arial" fo:font-size="10pt" style:font-name-asian="Arial" style:font-size-asian="10pt" style:font-name-complex="Arial" style:font-size-complex="10pt"/>
    </style:style>
    <style:style style:name="T21_18" style:family="text">
      <style:text-properties style:font-name="Arial" fo:font-size="10pt" style:font-name-asian="Arial" style:font-size-asian="10pt" style:font-name-complex="Arial" style:font-size-complex="10pt"/>
    </style:style>
    <style:style style:name="T21_19" style:family="text">
      <style:text-properties style:font-name="Arial" fo:font-size="10pt" style:font-name-asian="Arial" style:font-size-asian="10pt" style:font-name-complex="Arial" style:font-size-complex="10pt"/>
    </style:style>
    <style:style style:name="T21_20" style:family="text">
      <style:text-properties style:font-name="Arial" fo:font-size="10pt" style:font-name-asian="Arial" style:font-size-asian="10pt" style:font-name-complex="Arial" style:font-size-complex="10pt"/>
    </style:style>
    <style:style style:name="T21_21" style:family="text">
      <style:text-properties style:font-name="Arial" fo:font-size="10pt" style:font-name-asian="Arial" style:font-size-asian="10pt" style:font-name-complex="Arial" style:font-size-complex="10pt"/>
    </style:style>
    <style:style style:name="T21_22" style:family="text">
      <style:text-properties style:font-name="Arial" fo:font-size="10pt" style:font-name-asian="Arial" style:font-size-asian="10pt" style:font-name-complex="Arial" style:font-size-complex="10pt"/>
    </style:style>
    <style:style style:name="T21_23" style:family="text">
      <style:text-properties style:font-name="Arial" fo:font-size="10pt" style:font-name-asian="Arial" style:font-size-asian="10pt" style:font-name-complex="Arial" style:font-size-complex="10pt"/>
    </style:style>
    <style:style style:name="T21_24" style:family="text">
      <style:text-properties style:font-name="Arial" fo:font-size="10pt" style:font-name-asian="Arial" style:font-size-asian="10pt" style:font-name-complex="Arial" style:font-size-complex="10pt"/>
    </style:style>
    <style:style style:name="T21_25" style:family="text">
      <style:text-properties style:font-name="Arial" fo:font-size="10pt" style:font-name-asian="Arial" style:font-size-asian="10pt" style:font-name-complex="Arial" style:font-size-complex="10pt"/>
    </style:style>
    <style:style style:name="T21_26" style:family="text">
      <style:text-properties style:font-name="Arial" fo:font-size="10pt" style:font-name-asian="Arial" style:font-size-asian="10pt" style:font-name-complex="Arial" style:font-size-complex="10pt"/>
    </style:style>
    <style:style style:name="T21_27" style:family="text">
      <style:text-properties style:font-name="Arial" fo:font-size="10pt" style:font-name-asian="Arial" style:font-size-asian="10pt" style:font-name-complex="Arial" style:font-size-complex="10pt"/>
    </style:style>
    <style:style style:name="T21_28" style:family="text">
      <style:text-properties style:font-name="Arial" fo:font-size="10pt" style:font-name-asian="Arial" style:font-size-asian="10pt" style:font-name-complex="Arial" style:font-size-complex="10pt"/>
    </style:style>
    <style:style style:name="T21_29" style:family="text">
      <style:text-properties style:font-name="Arial" fo:font-size="10pt" style:font-name-asian="Arial" style:font-size-asian="10pt" style:font-name-complex="Arial" style:font-size-complex="10pt"/>
    </style:style>
    <style:style style:name="T21_30" style:family="text">
      <style:text-properties style:font-name="Arial" fo:font-size="10pt" style:font-name-asian="Arial" style:font-size-asian="10pt" style:font-name-complex="Arial" style:font-size-complex="10pt"/>
    </style:style>
    <style:style style:name="T21_31" style:family="text">
      <style:text-properties style:font-name="Arial" fo:font-size="10pt" style:font-name-asian="Arial" style:font-size-asian="10pt" style:font-name-complex="Arial" style:font-size-complex="10pt"/>
    </style:style>
    <style:style style:name="T21_32" style:family="text">
      <style:text-properties style:font-name="Arial" fo:font-size="10pt" style:font-name-asian="Arial" style:font-size-asian="10pt" style:font-name-complex="Arial" style:font-size-complex="10pt"/>
    </style:style>
    <style:style style:name="T21_33" style:family="text">
      <style:text-properties style:font-name="Arial" fo:font-size="10pt" style:font-name-asian="Arial" style:font-size-asian="10pt" style:font-name-complex="Arial" style:font-size-complex="10pt"/>
    </style:style>
    <style:style style:name="T21_34" style:family="text">
      <style:text-properties style:font-name="Arial" fo:font-size="10pt" style:font-name-asian="Arial" style:font-size-asian="10pt" style:font-name-complex="Arial" style:font-size-complex="10pt"/>
    </style:style>
    <style:style style:name="T21_35" style:family="text">
      <style:text-properties style:font-name="Arial" fo:font-size="10pt" style:font-name-asian="Arial" style:font-size-asian="10pt" style:font-name-complex="Arial" style:font-size-complex="10pt"/>
    </style:style>
    <style:style style:name="T21_36" style:family="text">
      <style:text-properties style:font-name="Arial" fo:font-size="10pt" style:font-name-asian="Arial" style:font-size-asian="10pt" style:font-name-complex="Arial" style:font-size-complex="10pt"/>
    </style:style>
    <style:style style:name="T21_37" style:family="text">
      <style:text-properties style:font-name="Arial" fo:font-size="10pt" style:font-name-asian="Arial" style:font-size-asian="10pt" style:font-name-complex="Arial" style:font-size-complex="10pt"/>
    </style:style>
    <style:style style:name="T21_38" style:family="text">
      <style:text-properties style:font-name="Arial" fo:font-size="10pt" style:font-name-asian="Arial" style:font-size-asian="10pt" style:font-name-complex="Arial" style:font-size-complex="10pt"/>
    </style:style>
    <style:style style:name="T21_39" style:family="text">
      <style:text-properties style:font-name="Arial" fo:font-size="10pt" style:font-name-asian="Arial" style:font-size-asian="10pt" style:font-name-complex="Arial" style:font-size-complex="10pt"/>
    </style:style>
    <style:style style:name="T21_40" style:family="text">
      <style:text-properties style:font-name="Arial" fo:font-size="10pt" style:font-name-asian="Arial" style:font-size-asian="10pt" style:font-name-complex="Arial" style:font-size-complex="10pt"/>
    </style:style>
    <style:style style:name="T21_41" style:family="text">
      <style:text-properties style:font-name="Arial" fo:font-size="10pt" style:font-name-asian="Arial" style:font-size-asian="10pt" style:font-name-complex="Arial" style:font-size-complex="10pt"/>
    </style:style>
    <style:style style:name="T21_42" style:family="text">
      <style:text-properties style:font-name="Arial" fo:font-size="10pt" style:font-name-asian="Arial" style:font-size-asian="10pt" style:font-name-complex="Arial" style:font-size-complex="10pt"/>
    </style:style>
    <style:style style:name="T21_43" style:family="text">
      <style:text-properties style:font-name="Arial" fo:font-size="10pt" style:font-name-asian="Arial" style:font-size-asian="10pt" style:font-name-complex="Arial" style:font-size-complex="10pt"/>
    </style:style>
    <style:style style:name="T21_44" style:family="text">
      <style:text-properties style:font-name="Arial" fo:font-size="10pt" style:font-name-asian="Arial" style:font-size-asian="10pt" style:font-name-complex="Arial" style:font-size-complex="10pt"/>
    </style:style>
    <style:style style:name="T21_45" style:family="text">
      <style:text-properties style:font-name="Arial" fo:font-size="10pt" style:font-name-asian="Arial" style:font-size-asian="10pt" style:font-name-complex="Arial" style:font-size-complex="10pt"/>
    </style:style>
    <style:style style:name="T21_46" style:family="text">
      <style:text-properties style:font-name="Arial" fo:font-size="10pt" style:font-name-asian="Arial" style:font-size-asian="10pt" style:font-name-complex="Arial" style:font-size-complex="10pt"/>
    </style:style>
    <style:style style:name="T21_47" style:family="text">
      <style:text-properties style:font-name="Arial" fo:font-size="10pt" style:font-name-asian="Arial" style:font-size-asian="10pt" style:font-name-complex="Arial" style:font-size-complex="10pt"/>
    </style:style>
    <style:style style:name="T21_48" style:family="text">
      <style:text-properties style:font-name="Arial" fo:font-size="10pt" style:font-name-asian="Arial" style:font-size-asian="10pt" style:font-name-complex="Arial" style:font-size-complex="10pt"/>
    </style:style>
    <style:style style:name="T21_49" style:family="text">
      <style:text-properties style:font-name="Arial" fo:font-size="10pt" style:font-name-asian="Arial" style:font-size-asian="10pt" style:font-name-complex="Arial" style:font-size-complex="10pt"/>
    </style:style>
    <style:style style:name="T21_50" style:family="text">
      <style:text-properties style:font-name="Arial" fo:font-size="10pt" style:font-name-asian="Arial" style:font-size-asian="10pt" style:font-name-complex="Arial" style:font-size-complex="10pt"/>
    </style:style>
    <style:style style:name="T21_51" style:family="text">
      <style:text-properties style:font-name="Arial" fo:font-size="10pt" style:font-name-asian="Arial" style:font-size-asian="10pt" style:font-name-complex="Arial" style:font-size-complex="10pt"/>
    </style:style>
    <style:style style:name="T21_52" style:family="text">
      <style:text-properties style:font-name="Arial" fo:font-size="10pt" style:font-name-asian="Arial" style:font-size-asian="10pt" style:font-name-complex="Arial" style:font-size-complex="10pt"/>
    </style:style>
    <style:style style:name="T21_53" style:family="text">
      <style:text-properties style:font-name="Arial" fo:font-size="10pt" style:font-name-asian="Arial" style:font-size-asian="10pt" style:font-name-complex="Arial" style:font-size-complex="10pt"/>
    </style:style>
    <style:style style:name="T21_54" style:family="text">
      <style:text-properties style:font-name="Arial" fo:font-size="10pt" style:font-name-asian="Arial" style:font-size-asian="10pt" style:font-name-complex="Arial" style:font-size-complex="10pt"/>
    </style:style>
    <style:style style:name="T21_55" style:family="text">
      <style:text-properties style:font-name="Arial" fo:font-size="10pt" style:font-name-asian="Arial" style:font-size-asian="10pt" style:font-name-complex="Arial" style:font-size-complex="10pt"/>
    </style:style>
    <style:style style:name="T21_56" style:family="text">
      <style:text-properties style:font-name="Arial" fo:font-size="10pt" style:font-name-asian="Arial" style:font-size-asian="10pt" style:font-name-complex="Arial" style:font-size-complex="10pt"/>
    </style:style>
    <style:style style:name="T21_57" style:family="text">
      <style:text-properties style:font-name="Arial" fo:font-size="10pt" style:font-name-asian="Arial" style:font-size-asian="10pt" style:font-name-complex="Arial" style:font-size-complex="10pt"/>
    </style:style>
    <style:style style:name="T21_58" style:family="text">
      <style:text-properties style:font-name="Arial" fo:font-size="10pt" style:font-name-asian="Arial" style:font-size-asian="10pt" style:font-name-complex="Arial" style:font-size-complex="10pt"/>
    </style:style>
    <style:style style:name="T21_59" style:family="text">
      <style:text-properties style:font-name="Arial" fo:font-size="10pt" style:font-name-asian="Arial" style:font-size-asian="10pt" style:font-name-complex="Arial" style:font-size-complex="10pt"/>
    </style:style>
    <style:style style:name="T21_60" style:family="text">
      <style:text-properties style:font-name="Arial" fo:font-size="10pt" style:font-name-asian="Arial" style:font-size-asian="10pt" style:font-name-complex="Arial" style:font-size-complex="10pt"/>
    </style:style>
    <style:style style:name="T21_61" style:family="text">
      <style:text-properties style:font-name="Arial" fo:font-size="10pt" style:font-name-asian="Arial" style:font-size-asian="10pt" style:font-name-complex="Arial" style:font-size-complex="10pt"/>
    </style:style>
    <style:style style:name="T21_62" style:family="text">
      <style:text-properties style:font-name="Arial" fo:font-size="10pt" style:font-name-asian="Arial" style:font-size-asian="10pt" style:font-name-complex="Arial" style:font-size-complex="10pt"/>
    </style:style>
    <style:style style:name="T21_63" style:family="text">
      <style:text-properties style:font-name="Arial" fo:font-size="10pt" style:font-name-asian="Arial" style:font-size-asian="10pt" style:font-name-complex="Arial" style:font-size-complex="10pt"/>
    </style:style>
    <style:style style:name="T21_64" style:family="text">
      <style:text-properties style:font-name="Arial" fo:font-size="10pt" style:font-name-asian="Arial" style:font-size-asian="10pt" style:font-name-complex="Arial" style:font-size-complex="10pt"/>
    </style:style>
    <style:style style:name="T21_65" style:family="text">
      <style:text-properties style:font-name="Arial" fo:font-size="10pt" style:font-name-asian="Arial" style:font-size-asian="10pt" style:font-name-complex="Arial" style:font-size-complex="10pt"/>
    </style:style>
    <style:style style:name="T21_66" style:family="text">
      <style:text-properties style:font-name="Arial" fo:font-size="10pt" style:font-name-asian="Arial" style:font-size-asian="10pt" style:font-name-complex="Arial" style:font-size-complex="10pt"/>
    </style:style>
    <style:style style:name="P22" style:family="paragraph" style:parent-style-name="Standard">
      <style:paragraph-properties fo:break-before="auto" fo:line-height="100%" style:writing-mode="lr-tb"/>
      <style:text-properties style:font-name="Arial" fo:font-size="10pt" style:font-name-asian="Arial" style:font-size-asian="10pt" style:font-name-complex="Arial" style:font-size-complex="10pt"/>
    </style:style>
    <style:style style:name="P23" style:family="paragraph" style:parent-style-name="Standard">
      <style:paragraph-properties fo:break-before="auto" fo:line-height="100%" fo:margin-top="0cm" style:writing-mode="lr-tb"/>
      <style:text-properties style:font-name="Arial" fo:font-size="10pt" style:font-name-asian="Arial" style:font-size-asian="10pt" style:font-name-complex="Arial" style:font-size-complex="10pt"/>
    </style:style>
    <style:style style:name="P24" style:family="paragraph" style:parent-style-name="Standard">
      <style:paragraph-properties fo:break-before="auto" fo:line-height="100%" fo:margin-top="0cm" fo:margin-bottom="0cm" style:writing-mode="lr-tb"/>
    </style:style>
    <style:style style:name="T24_1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24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4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4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4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4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4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4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4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4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4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4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4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4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4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4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4_1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4_1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4_1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4_2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4_2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4_2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4_2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4_2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4_2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4_2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4_2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4_2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4_2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4_3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4_3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4_3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4_3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4_3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4_3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4_3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4_3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25" style:family="paragraph" style:parent-style-name="Standard">
      <style:paragraph-properties fo:break-before="auto" fo:line-height="100%" fo:margin-bottom="0cm" style:writing-mode="lr-tb"/>
    </style:style>
    <style:style style:name="T25_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5_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5_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5_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5_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5_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5_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5_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5_9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5_10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5_1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26" style:family="paragraph" style:parent-style-name="Standard">
      <style:paragraph-properties fo:break-before="auto" fo:text-indent="1.27cm" fo:line-height="100%" fo:margin-bottom="0cm" style:writing-mode="lr-tb"/>
    </style:style>
    <style:style style:name="T26_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6_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6_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6_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27" style:family="paragraph" style:parent-style-name="Standard">
      <style:paragraph-properties fo:break-before="auto" fo:line-height="100%" fo:margin-bottom="0cm" style:writing-mode="lr-tb"/>
    </style:style>
    <style:style style:name="T27_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7_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7_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7_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7_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7_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7_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7_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7_9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7_10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7_1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7_1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7_1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28" style:family="paragraph" style:parent-style-name="Standard">
      <style:paragraph-properties fo:break-before="auto" fo:text-indent="1.27cm" fo:line-height="100%" fo:margin-bottom="0cm" style:writing-mode="lr-tb"/>
    </style:style>
    <style:style style:name="T28_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8_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8_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8_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8_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8_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8_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8_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29" style:family="paragraph" style:parent-style-name="Standard">
      <style:paragraph-properties fo:break-before="auto" fo:line-height="100%" fo:margin-bottom="0cm" style:writing-mode="lr-tb"/>
    </style:style>
    <style:style style:name="T29_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9_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9_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9_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9_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9_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9_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9_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9_9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30" style:family="paragraph" style:parent-style-name="Standard">
      <style:paragraph-properties fo:break-before="auto" fo:text-indent="1.27cm" fo:line-height="100%" fo:margin-bottom="0cm" style:writing-mode="lr-tb"/>
    </style:style>
    <style:style style:name="T30_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0_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0_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0_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0_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0_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0_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0_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0_9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0_10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0_1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0_1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31" style:family="paragraph" style:parent-style-name="Standard">
      <style:paragraph-properties fo:break-before="auto" fo:line-height="100%" fo:margin-bottom="0cm" style:writing-mode="lr-tb"/>
    </style:style>
    <style:style style:name="T31_1" style:family="text">
      <style:text-properties style:font-name="Arial" fo:font-size="10pt" style:font-name-asian="Arial" style:font-size-asian="10pt" style:font-name-complex="Arial" style:font-size-complex="10pt"/>
    </style:style>
    <style:style style:name="T31_2" style:family="text">
      <style:text-properties style:font-name="Arial" fo:font-size="10pt" style:font-name-asian="Arial" style:font-size-asian="10pt" style:font-name-complex="Arial" style:font-size-complex="10pt"/>
    </style:style>
    <style:style style:name="T31_3" style:family="text">
      <style:text-properties style:font-name="Arial" fo:font-size="10pt" style:font-name-asian="Arial" style:font-size-asian="10pt" style:font-name-complex="Arial" style:font-size-complex="10pt"/>
    </style:style>
    <style:style style:name="T31_4" style:family="text">
      <style:text-properties style:font-name="Arial" fo:font-size="10pt" style:font-name-asian="Arial" style:font-size-asian="10pt" style:font-name-complex="Arial" style:font-size-complex="10pt"/>
    </style:style>
    <style:style style:name="T31_5" style:family="text">
      <style:text-properties style:font-name="Arial" fo:font-size="10pt" style:font-name-asian="Arial" style:font-size-asian="10pt" style:font-name-complex="Arial" style:font-size-complex="10pt"/>
    </style:style>
    <style:style style:name="T31_6" style:family="text">
      <style:text-properties style:font-name="Arial" fo:font-size="10pt" style:font-name-asian="Arial" style:font-size-asian="10pt" style:font-name-complex="Arial" style:font-size-complex="10pt"/>
    </style:style>
    <style:style style:name="T31_7" style:family="text">
      <style:text-properties style:font-name="Arial" fo:font-size="10pt" style:font-name-asian="Arial" style:font-size-asian="10pt" style:font-name-complex="Arial" style:font-size-complex="10pt"/>
    </style:style>
    <style:style style:name="T31_8" style:family="text">
      <style:text-properties style:font-name="Arial" fo:font-size="10pt" style:font-name-asian="Arial" style:font-size-asian="10pt" style:font-name-complex="Arial" style:font-size-complex="10pt"/>
    </style:style>
    <style:style style:name="T31_9" style:family="text">
      <style:text-properties style:font-name="Arial" fo:font-size="10pt" style:font-name-asian="Arial" style:font-size-asian="10pt" style:font-name-complex="Arial" style:font-size-complex="10pt"/>
    </style:style>
    <style:style style:name="T31_10" style:family="text">
      <style:text-properties style:font-name="Arial" fo:font-size="10pt" style:font-name-asian="Arial" style:font-size-asian="10pt" style:font-name-complex="Arial" style:font-size-complex="10pt"/>
    </style:style>
    <style:style style:name="T31_11" style:family="text">
      <style:text-properties style:font-name="Arial" fo:font-size="10pt" style:font-name-asian="Arial" style:font-size-asian="10pt" style:font-name-complex="Arial" style:font-size-complex="10pt"/>
    </style:style>
    <style:style style:name="T31_12" style:family="text">
      <style:text-properties style:font-name="Arial" fo:font-size="10pt" style:font-name-asian="Arial" style:font-size-asian="10pt" style:font-name-complex="Arial" style:font-size-complex="10pt"/>
    </style:style>
    <style:style style:name="T31_13" style:family="text">
      <style:text-properties style:font-name="Arial" fo:font-size="10pt" style:font-name-asian="Arial" style:font-size-asian="10pt" style:font-name-complex="Arial" style:font-size-complex="10pt"/>
    </style:style>
    <style:style style:name="T31_14" style:family="text">
      <style:text-properties style:font-name="Arial" fo:font-size="10pt" style:font-name-asian="Arial" style:font-size-asian="10pt" style:font-name-complex="Arial" style:font-size-complex="10pt"/>
    </style:style>
    <style:style style:name="T31_15" style:family="text">
      <style:text-properties style:font-name="Arial" fo:font-size="10pt" style:font-name-asian="Arial" style:font-size-asian="10pt" style:font-name-complex="Arial" style:font-size-complex="10pt"/>
    </style:style>
    <style:style style:name="T31_16" style:family="text">
      <style:text-properties style:font-name="Arial" fo:font-size="10pt" style:font-name-asian="Arial" style:font-size-asian="10pt" style:font-name-complex="Arial" style:font-size-complex="10pt"/>
    </style:style>
    <style:style style:name="T31_17" style:family="text">
      <style:text-properties style:font-name="Arial" fo:font-size="10pt" style:font-name-asian="Arial" style:font-size-asian="10pt" style:font-name-complex="Arial" style:font-size-complex="10pt"/>
    </style:style>
    <style:style style:name="T31_18" style:family="text">
      <style:text-properties style:font-name="Arial" fo:font-size="10pt" style:font-name-asian="Arial" style:font-size-asian="10pt" style:font-name-complex="Arial" style:font-size-complex="10pt"/>
    </style:style>
    <style:style style:name="T31_19" style:family="text">
      <style:text-properties style:font-name="Arial" fo:font-size="10pt" style:font-name-asian="Arial" style:font-size-asian="10pt" style:font-name-complex="Arial" style:font-size-complex="10pt"/>
    </style:style>
    <style:style style:name="T31_20" style:family="text">
      <style:text-properties style:font-name="Arial" fo:font-size="10pt" style:font-name-asian="Arial" style:font-size-asian="10pt" style:font-name-complex="Arial" style:font-size-complex="10pt"/>
    </style:style>
    <style:style style:name="T31_21" style:family="text">
      <style:text-properties style:font-name="Arial" fo:font-size="10pt" style:font-name-asian="Arial" style:font-size-asian="10pt" style:font-name-complex="Arial" style:font-size-complex="10pt"/>
    </style:style>
    <style:style style:name="T31_22" style:family="text">
      <style:text-properties style:font-name="Arial" fo:font-size="10pt" style:font-name-asian="Arial" style:font-size-asian="10pt" style:font-name-complex="Arial" style:font-size-complex="10pt"/>
    </style:style>
    <style:style style:name="T31_23" style:family="text">
      <style:text-properties style:font-name="Arial" fo:font-size="10pt" style:font-name-asian="Arial" style:font-size-asian="10pt" style:font-name-complex="Arial" style:font-size-complex="10pt"/>
    </style:style>
    <style:style style:name="T31_24" style:family="text">
      <style:text-properties style:font-name="Arial" fo:font-size="10pt" style:font-name-asian="Arial" style:font-size-asian="10pt" style:font-name-complex="Arial" style:font-size-complex="10pt"/>
    </style:style>
    <style:style style:name="T31_25" style:family="text">
      <style:text-properties style:font-name="Arial" fo:font-size="10pt" style:font-name-asian="Arial" style:font-size-asian="10pt" style:font-name-complex="Arial" style:font-size-complex="10pt"/>
    </style:style>
    <style:style style:name="T31_26" style:family="text">
      <style:text-properties style:font-name="Arial" fo:font-size="10pt" style:font-name-asian="Arial" style:font-size-asian="10pt" style:font-name-complex="Arial" style:font-size-complex="10pt"/>
    </style:style>
    <style:style style:name="T31_27" style:family="text">
      <style:text-properties style:font-name="Arial" fo:font-size="10pt" style:font-name-asian="Arial" style:font-size-asian="10pt" style:font-name-complex="Arial" style:font-size-complex="10pt"/>
    </style:style>
    <style:style style:name="T31_28" style:family="text">
      <style:text-properties style:font-name="Arial" fo:font-size="10pt" style:font-name-asian="Arial" style:font-size-asian="10pt" style:font-name-complex="Arial" style:font-size-complex="10pt"/>
    </style:style>
    <style:style style:name="T31_29" style:family="text">
      <style:text-properties style:font-name="Arial" fo:font-size="10pt" style:font-name-asian="Arial" style:font-size-asian="10pt" style:font-name-complex="Arial" style:font-size-complex="10pt"/>
    </style:style>
    <style:style style:name="T31_30" style:family="text">
      <style:text-properties style:font-name="Arial" fo:font-size="10pt" style:font-name-asian="Arial" style:font-size-asian="10pt" style:font-name-complex="Arial" style:font-size-complex="10pt"/>
    </style:style>
    <style:style style:name="T31_31" style:family="text">
      <style:text-properties style:font-name="Arial" fo:font-size="10pt" style:font-name-asian="Arial" style:font-size-asian="10pt" style:font-name-complex="Arial" style:font-size-complex="10pt"/>
    </style:style>
    <style:style style:name="T31_32" style:family="text">
      <style:text-properties style:font-name="Arial" fo:font-size="10pt" style:font-name-asian="Arial" style:font-size-asian="10pt" style:font-name-complex="Arial" style:font-size-complex="10pt"/>
    </style:style>
    <style:style style:name="T31_33" style:family="text">
      <style:text-properties style:font-name="Arial" fo:font-size="10pt" style:font-name-asian="Arial" style:font-size-asian="10pt" style:font-name-complex="Arial" style:font-size-complex="10pt"/>
    </style:style>
    <style:style style:name="T31_34" style:family="text">
      <style:text-properties style:font-name="Arial" fo:font-size="10pt" style:font-name-asian="Arial" style:font-size-asian="10pt" style:font-name-complex="Arial" style:font-size-complex="10pt"/>
    </style:style>
    <style:style style:name="T31_35" style:family="text">
      <style:text-properties style:font-name="Arial" fo:font-size="10pt" style:font-name-asian="Arial" style:font-size-asian="10pt" style:font-name-complex="Arial" style:font-size-complex="10pt"/>
    </style:style>
    <style:style style:name="T31_36" style:family="text">
      <style:text-properties style:font-name="Arial" fo:font-size="10pt" style:font-name-asian="Arial" style:font-size-asian="10pt" style:font-name-complex="Arial" style:font-size-complex="10pt"/>
    </style:style>
    <style:style style:name="T31_37" style:family="text">
      <style:text-properties style:font-name="Arial" fo:font-size="10pt" style:font-name-asian="Arial" style:font-size-asian="10pt" style:font-name-complex="Arial" style:font-size-complex="10pt"/>
    </style:style>
    <style:style style:name="T31_38" style:family="text">
      <style:text-properties style:font-name="Arial" fo:font-size="10pt" style:font-name-asian="Arial" style:font-size-asian="10pt" style:font-name-complex="Arial" style:font-size-complex="10pt"/>
    </style:style>
    <style:style style:name="T31_39" style:family="text">
      <style:text-properties style:font-name="Arial" fo:font-size="10pt" style:font-name-asian="Arial" style:font-size-asian="10pt" style:font-name-complex="Arial" style:font-size-complex="10pt"/>
    </style:style>
    <style:style style:name="T31_40" style:family="text">
      <style:text-properties style:font-name="Arial" fo:font-size="10pt" style:font-name-asian="Arial" style:font-size-asian="10pt" style:font-name-complex="Arial" style:font-size-complex="10pt"/>
    </style:style>
    <style:style style:name="T31_41" style:family="text">
      <style:text-properties style:font-name="Arial" fo:font-size="10pt" style:font-name-asian="Arial" style:font-size-asian="10pt" style:font-name-complex="Arial" style:font-size-complex="10pt"/>
    </style:style>
    <style:style style:name="T31_42" style:family="text">
      <style:text-properties style:font-name="Arial" fo:font-size="10pt" style:font-name-asian="Arial" style:font-size-asian="10pt" style:font-name-complex="Arial" style:font-size-complex="10pt"/>
    </style:style>
    <style:style style:name="T31_43" style:family="text">
      <style:text-properties style:font-name="Arial" fo:font-size="10pt" style:font-name-asian="Arial" style:font-size-asian="10pt" style:font-name-complex="Arial" style:font-size-complex="10pt"/>
    </style:style>
    <style:style style:name="T31_44" style:family="text">
      <style:text-properties style:font-name="Arial" fo:font-size="10pt" style:font-name-asian="Arial" style:font-size-asian="10pt" style:font-name-complex="Arial" style:font-size-complex="10pt"/>
    </style:style>
    <style:style style:name="T31_45" style:family="text">
      <style:text-properties style:font-name="Arial" fo:font-size="10pt" style:font-name-asian="Arial" style:font-size-asian="10pt" style:font-name-complex="Arial" style:font-size-complex="10pt"/>
    </style:style>
    <style:style style:name="T31_4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1_4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1_4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1_49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1_50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1_5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1_5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1_5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1_5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1_5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1_5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31_5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32" style:family="paragraph" style:parent-style-name="Standard">
      <style:paragraph-properties fo:break-before="auto" fo:line-height="100%" style:writing-mode="lr-tb"/>
      <style:text-properties style:font-name="Arial" fo:font-size="10pt" style:font-name-asian="Arial" style:font-size-asian="10pt" style:font-name-complex="Arial" style:font-size-complex="10pt"/>
    </style:style>
    <style:style style:name="P33" style:family="paragraph" style:parent-style-name="Standard">
      <style:paragraph-properties fo:break-before="auto" fo:line-height="100%" fo:margin-top="0cm" style:writing-mode="lr-tb"/>
    </style:style>
    <style:style style:name="T33_1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33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1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1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1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2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2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2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2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2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2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2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2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2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2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3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3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3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3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3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3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3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3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3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34" style:family="paragraph" style:parent-style-name="Standard">
      <style:paragraph-properties fo:break-before="auto" fo:line-height="100%" fo:margin-top="0cm" style:writing-mode="lr-tb"/>
    </style:style>
    <style:style style:name="T34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35" style:family="paragraph" style:parent-style-name="Standard">
      <style:paragraph-properties fo:break-before="auto" fo:line-height="100%" fo:margin-top="0cm" style:writing-mode="lr-tb"/>
    </style:style>
    <style:style style:name="T35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1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1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1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36" style:family="paragraph" style:parent-style-name="Standard">
      <style:paragraph-properties fo:break-before="auto" fo:line-height="100%" fo:margin-top="0cm" style:writing-mode="lr-tb"/>
    </style:style>
    <style:style style:name="T36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6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6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6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6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6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6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6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6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6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37" style:family="paragraph" style:parent-style-name="Standard">
      <style:paragraph-properties fo:break-before="auto" fo:line-height="100%" fo:margin-top="0cm" style:writing-mode="lr-tb"/>
    </style:style>
    <style:style style:name="T37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1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38" style:family="paragraph" style:parent-style-name="Standard">
      <style:paragraph-properties fo:break-before="auto" fo:line-height="100%" fo:margin-top="0cm" style:writing-mode="lr-tb"/>
    </style:style>
    <style:style style:name="T38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8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8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8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8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8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8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8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8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8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8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8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8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8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8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8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8_1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8_1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8_1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8_2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8_2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8_2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8_2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8_2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39" style:family="paragraph" style:parent-style-name="Standard">
      <style:paragraph-properties fo:break-before="auto" fo:line-height="100%" fo:margin-top="0cm" style:writing-mode="lr-tb"/>
    </style:style>
    <style:style style:name="T39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9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9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9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9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9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9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9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9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9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40" style:family="paragraph" style:parent-style-name="Standard">
      <style:paragraph-properties fo:break-before="auto" fo:line-height="100%" fo:margin-top="0cm" style:writing-mode="lr-tb"/>
    </style:style>
    <style:style style:name="T40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0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0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0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0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0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0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0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0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0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0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0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0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0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0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0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0_1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0_1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0_1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0_2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0_2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0_2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41" style:family="paragraph" style:parent-style-name="Standard">
      <style:paragraph-properties fo:break-before="auto" fo:line-height="100%" fo:margin-top="0cm" style:writing-mode="lr-tb"/>
    </style:style>
    <style:style style:name="T41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1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1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42" style:family="paragraph" style:parent-style-name="Standard">
      <style:paragraph-properties fo:break-before="auto" fo:line-height="100%" fo:margin-top="0cm" style:writing-mode="lr-tb"/>
    </style:style>
    <style:style style:name="T42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2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2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2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2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2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2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2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2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2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2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2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2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2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2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2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2_1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2_1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2_1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2_2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2_2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43" style:family="paragraph" style:parent-style-name="Standard">
      <style:paragraph-properties fo:break-before="auto" fo:line-height="100%" fo:margin-top="0cm" style:writing-mode="lr-tb"/>
      <style:text-properties fo:color="#ff0000" style:font-name="Arial" fo:font-size="10pt" style:font-name-asian="Arial" style:font-size-asian="10pt" style:font-name-complex="Arial" style:font-size-complex="10pt"/>
    </style:style>
    <style:style style:name="P44" style:family="paragraph" style:parent-style-name="Standard">
      <style:paragraph-properties fo:break-before="auto" fo:line-height="100%" fo:margin-top="0cm" style:writing-mode="lr-tb"/>
    </style:style>
    <style:style style:name="T44_1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44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4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4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4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4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4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4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4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4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4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4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4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4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45" style:family="paragraph" style:parent-style-name="Standard">
      <style:paragraph-properties fo:break-before="auto" fo:line-height="100%" fo:margin-top="0cm" style:writing-mode="lr-tb"/>
    </style:style>
    <style:style style:name="T45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5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5_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45_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45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5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5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5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5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5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5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5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5_1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5_1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5_1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5_1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46" style:family="paragraph" style:parent-style-name="Standard">
      <style:paragraph-properties fo:break-before="auto" fo:line-height="100%" fo:margin-top="0cm" style:writing-mode="lr-tb"/>
      <style:text-properties fo:color="#ff0000" style:font-name="Arial" fo:font-size="10pt" style:font-name-asian="Arial" style:font-size-asian="10pt" style:font-name-complex="Arial" style:font-size-complex="10pt"/>
    </style:style>
    <style:style style:name="P47" style:family="paragraph" style:parent-style-name="Standard">
      <style:paragraph-properties fo:break-before="auto" fo:line-height="100%" fo:margin-top="0cm" style:writing-mode="lr-tb"/>
    </style:style>
    <style:style style:name="T47_1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47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7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7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7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7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7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7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7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7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7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7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7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7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7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7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48" style:family="paragraph" style:parent-style-name="Standard">
      <style:paragraph-properties fo:break-before="auto" fo:line-height="100%" fo:margin-top="0cm" style:writing-mode="lr-tb"/>
    </style:style>
    <style:style style:name="T48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8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8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8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8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8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8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8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8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8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8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8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8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49" style:family="paragraph" style:parent-style-name="Standard">
      <style:paragraph-properties fo:break-before="auto" fo:line-height="100%" fo:margin-top="0cm" style:writing-mode="lr-tb"/>
    </style:style>
    <style:style style:name="T49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50" style:family="paragraph" style:parent-style-name="Standard">
      <style:paragraph-properties fo:break-before="auto" fo:line-height="100%" fo:margin-top="0cm" style:writing-mode="lr-tb"/>
    </style:style>
    <style:style style:name="T50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0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0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0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0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0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0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0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0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0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0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0_12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50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51" style:family="paragraph" style:parent-style-name="Standard">
      <style:paragraph-properties fo:break-before="auto" fo:line-height="100%" fo:margin-top="0cm" style:writing-mode="lr-tb"/>
    </style:style>
    <style:style style:name="T51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1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1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1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1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1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1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1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1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1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1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1_12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P52" style:family="paragraph" style:parent-style-name="Standard">
      <style:paragraph-properties fo:break-before="auto" fo:line-height="100%" fo:margin-top="0cm" style:writing-mode="lr-tb"/>
      <style:text-properties fo:color="#ff0000" style:font-name="Arial" fo:font-size="10pt" style:font-name-asian="Arial" style:font-size-asian="10pt" style:font-name-complex="Arial" style:font-size-complex="10pt"/>
    </style:style>
    <style:style style:name="P53" style:family="paragraph" style:parent-style-name="Standard">
      <style:paragraph-properties fo:break-before="auto" fo:line-height="100%" fo:margin-top="0cm" style:writing-mode="lr-tb"/>
    </style:style>
    <style:style style:name="T53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1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17" style:family="text">
      <style:text-properties style:font-name="Arial" fo:font-size="10pt" style:font-name-asian="Arial" style:font-size-asian="10pt" style:font-name-complex="Arial" style:font-size-complex="10pt"/>
    </style:style>
    <style:style style:name="P54" style:family="paragraph" style:parent-style-name="Standard">
      <style:paragraph-properties fo:break-before="auto" fo:line-height="100%" fo:margin-top="0cm" style:writing-mode="lr-tb"/>
    </style:style>
    <style:style style:name="T54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4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4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4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4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4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4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4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4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4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4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4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4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4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4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4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4_1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4_1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4_1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4_2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4_2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4_2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4_2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4_2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4_2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4_2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4_2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4_2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4_2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4_30" style:family="text">
      <style:text-properties style:font-name="Arial" fo:font-size="10pt" style:font-name-asian="Arial" style:font-size-asian="10pt" style:font-name-complex="Arial" style:font-size-complex="10pt"/>
    </style:style>
    <style:style style:name="P55" style:family="paragraph" style:parent-style-name="Standard">
      <style:paragraph-properties fo:break-before="auto" fo:line-height="100%" fo:margin-top="0cm" fo:margin-bottom="0cm" style:writing-mode="lr-tb"/>
    </style:style>
    <style:style style:name="T55_1" style:family="text">
      <style:text-properties style:font-name="Arial" fo:font-size="10pt" style:font-name-asian="Arial" style:font-size-asian="10pt" style:font-name-complex="Arial" style:font-size-complex="10pt"/>
    </style:style>
    <style:style style:name="T55_2" style:family="text">
      <style:text-properties style:font-name="Arial" fo:font-size="10pt" style:font-name-asian="Arial" style:font-size-asian="10pt" style:font-name-complex="Arial" style:font-size-complex="10pt"/>
    </style:style>
    <style:style style:name="T55_3" style:family="text">
      <style:text-properties style:font-name="Arial" fo:font-size="10pt" style:font-name-asian="Arial" style:font-size-asian="10pt" style:font-name-complex="Arial" style:font-size-complex="10pt"/>
    </style:style>
    <style:style style:name="T55_4" style:family="text">
      <style:text-properties style:font-name="Arial" fo:font-size="10pt" style:font-name-asian="Arial" style:font-size-asian="10pt" style:font-name-complex="Arial" style:font-size-complex="10pt"/>
    </style:style>
    <style:style style:name="T55_5" style:family="text">
      <style:text-properties style:font-name="Arial" fo:font-size="10pt" style:font-name-asian="Arial" style:font-size-asian="10pt" style:font-name-complex="Arial" style:font-size-complex="10pt"/>
    </style:style>
    <style:style style:name="T55_6" style:family="text">
      <style:text-properties style:font-name="Arial" fo:font-size="10pt" style:font-name-asian="Arial" style:font-size-asian="10pt" style:font-name-complex="Arial" style:font-size-complex="10pt"/>
    </style:style>
    <style:style style:name="T55_7" style:family="text">
      <style:text-properties style:font-name="Arial" fo:font-size="10pt" style:font-name-asian="Arial" style:font-size-asian="10pt" style:font-name-complex="Arial" style:font-size-complex="10pt"/>
    </style:style>
    <style:style style:name="T55_8" style:family="text">
      <style:text-properties style:font-name="Arial" fo:font-size="10pt" style:font-name-asian="Arial" style:font-size-asian="10pt" style:font-name-complex="Arial" style:font-size-complex="10pt"/>
    </style:style>
    <style:style style:name="T55_9" style:family="text">
      <style:text-properties style:font-name="Arial" fo:font-size="10pt" style:font-name-asian="Arial" style:font-size-asian="10pt" style:font-name-complex="Arial" style:font-size-complex="10pt"/>
    </style:style>
    <style:style style:name="T55_10" style:family="text">
      <style:text-properties style:font-name="Arial" fo:font-size="10pt" style:font-name-asian="Arial" style:font-size-asian="10pt" style:font-name-complex="Arial" style:font-size-complex="10pt"/>
    </style:style>
    <style:style style:name="T55_11" style:family="text">
      <style:text-properties style:font-name="Arial" fo:font-size="10pt" style:font-name-asian="Arial" style:font-size-asian="10pt" style:font-name-complex="Arial" style:font-size-complex="10pt"/>
    </style:style>
    <style:style style:name="T55_12" style:family="text">
      <style:text-properties style:font-name="Arial" fo:font-size="10pt" style:font-name-asian="Arial" style:font-size-asian="10pt" style:font-name-complex="Arial" style:font-size-complex="10pt"/>
    </style:style>
    <style:style style:name="T55_13" style:family="text">
      <style:text-properties style:font-name="Arial" fo:font-size="10pt" style:font-name-asian="Arial" style:font-size-asian="10pt" style:font-name-complex="Arial" style:font-size-complex="10pt"/>
    </style:style>
    <style:style style:name="T55_14" style:family="text">
      <style:text-properties style:font-name="Arial" fo:font-size="10pt" style:font-name-asian="Arial" style:font-size-asian="10pt" style:font-name-complex="Arial" style:font-size-complex="10pt"/>
    </style:style>
    <style:style style:name="T55_15" style:family="text">
      <style:text-properties style:font-name="Arial" fo:font-size="10pt" style:font-name-asian="Arial" style:font-size-asian="10pt" style:font-name-complex="Arial" style:font-size-complex="10pt"/>
    </style:style>
    <style:style style:name="T55_16" style:family="text">
      <style:text-properties style:font-name="Arial" fo:font-size="10pt" style:font-name-asian="Arial" style:font-size-asian="10pt" style:font-name-complex="Arial" style:font-size-complex="10pt"/>
    </style:style>
    <style:style style:name="T55_17" style:family="text">
      <style:text-properties style:font-name="Arial" fo:font-size="10pt" style:font-name-asian="Arial" style:font-size-asian="10pt" style:font-name-complex="Arial" style:font-size-complex="10pt"/>
    </style:style>
    <style:style style:name="T55_18" style:family="text">
      <style:text-properties style:font-name="Arial" fo:font-size="10pt" style:font-name-asian="Arial" style:font-size-asian="10pt" style:font-name-complex="Arial" style:font-size-complex="10pt"/>
    </style:style>
    <style:style style:name="T55_19" style:family="text">
      <style:text-properties style:font-name="Arial" fo:font-size="10pt" style:font-name-asian="Arial" style:font-size-asian="10pt" style:font-name-complex="Arial" style:font-size-complex="10pt"/>
    </style:style>
    <style:style style:name="T55_20" style:family="text">
      <style:text-properties style:font-name="Arial" fo:font-size="10pt" style:font-name-asian="Arial" style:font-size-asian="10pt" style:font-name-complex="Arial" style:font-size-complex="10pt"/>
    </style:style>
    <style:style style:name="T55_21" style:family="text">
      <style:text-properties style:font-name="Arial" fo:font-size="10pt" style:font-name-asian="Arial" style:font-size-asian="10pt" style:font-name-complex="Arial" style:font-size-complex="10pt"/>
    </style:style>
    <style:style style:name="T55_22" style:family="text">
      <style:text-properties style:font-name="Arial" fo:font-size="10pt" style:font-name-asian="Arial" style:font-size-asian="10pt" style:font-name-complex="Arial" style:font-size-complex="10pt"/>
    </style:style>
    <style:style style:name="T55_23" style:family="text">
      <style:text-properties style:font-name="Arial" fo:font-size="10pt" style:font-name-asian="Arial" style:font-size-asian="10pt" style:font-name-complex="Arial" style:font-size-complex="10pt"/>
    </style:style>
    <style:style style:name="T55_24" style:family="text">
      <style:text-properties style:font-name="Arial" fo:font-size="10pt" style:font-name-asian="Arial" style:font-size-asian="10pt" style:font-name-complex="Arial" style:font-size-complex="10pt"/>
    </style:style>
    <style:style style:name="T55_25" style:family="text">
      <style:text-properties style:font-name="Arial" fo:font-size="10pt" style:font-name-asian="Arial" style:font-size-asian="10pt" style:font-name-complex="Arial" style:font-size-complex="10pt"/>
    </style:style>
    <style:style style:name="T55_26" style:family="text">
      <style:text-properties style:font-name="Arial" fo:font-size="10pt" style:font-name-asian="Arial" style:font-size-asian="10pt" style:font-name-complex="Arial" style:font-size-complex="10pt"/>
    </style:style>
    <style:style style:name="T55_27" style:family="text">
      <style:text-properties style:font-name="Arial" fo:font-size="10pt" style:font-name-asian="Arial" style:font-size-asian="10pt" style:font-name-complex="Arial" style:font-size-complex="10pt"/>
    </style:style>
    <style:style style:name="T55_28" style:family="text">
      <style:text-properties style:font-name="Arial" fo:font-size="10pt" style:font-name-asian="Arial" style:font-size-asian="10pt" style:font-name-complex="Arial" style:font-size-complex="10pt"/>
    </style:style>
    <style:style style:name="T55_29" style:family="text">
      <style:text-properties style:font-name="Arial" fo:font-size="10pt" style:font-name-asian="Arial" style:font-size-asian="10pt" style:font-name-complex="Arial" style:font-size-complex="10pt"/>
    </style:style>
    <style:style style:name="T55_30" style:family="text">
      <style:text-properties style:font-name="Arial" fo:font-size="10pt" style:font-name-asian="Arial" style:font-size-asian="10pt" style:font-name-complex="Arial" style:font-size-complex="10pt"/>
    </style:style>
    <style:style style:name="T55_31" style:family="text">
      <style:text-properties style:font-name="Arial" fo:font-size="10pt" style:font-name-asian="Arial" style:font-size-asian="10pt" style:font-name-complex="Arial" style:font-size-complex="10pt"/>
    </style:style>
    <style:style style:name="T55_32" style:family="text">
      <style:text-properties style:font-name="Arial" fo:font-size="10pt" style:font-name-asian="Arial" style:font-size-asian="10pt" style:font-name-complex="Arial" style:font-size-complex="10pt"/>
    </style:style>
    <style:style style:name="P56" style:family="paragraph" style:parent-style-name="Standard">
      <style:paragraph-properties fo:break-before="auto" fo:text-indent="1.27cm" fo:line-height="100%" fo:margin-bottom="0cm" style:writing-mode="lr-tb"/>
    </style:style>
    <style:style style:name="T56_1" style:family="text">
      <style:text-properties style:font-name="Arial" fo:font-size="10pt" style:font-name-asian="Arial" style:font-size-asian="10pt" style:font-name-complex="Arial" style:font-size-complex="10pt"/>
    </style:style>
    <style:style style:name="T56_2" style:family="text">
      <style:text-properties style:font-name="Arial" fo:font-size="10pt" style:font-name-asian="Arial" style:font-size-asian="10pt" style:font-name-complex="Arial" style:font-size-complex="10pt"/>
    </style:style>
    <style:style style:name="T56_3" style:family="text">
      <style:text-properties style:font-name="Arial" fo:font-size="10pt" style:font-name-asian="Arial" style:font-size-asian="10pt" style:font-name-complex="Arial" style:font-size-complex="10pt"/>
    </style:style>
    <style:style style:name="T56_4" style:family="text">
      <style:text-properties style:font-name="Arial" fo:font-size="10pt" style:font-name-asian="Arial" style:font-size-asian="10pt" style:font-name-complex="Arial" style:font-size-complex="10pt"/>
    </style:style>
    <style:style style:name="T56_5" style:family="text">
      <style:text-properties style:font-name="Arial" fo:font-size="10pt" style:font-name-asian="Arial" style:font-size-asian="10pt" style:font-name-complex="Arial" style:font-size-complex="10pt"/>
    </style:style>
    <style:style style:name="T56_6" style:family="text">
      <style:text-properties style:font-name="Arial" fo:font-size="10pt" style:font-name-asian="Arial" style:font-size-asian="10pt" style:font-name-complex="Arial" style:font-size-complex="10pt"/>
    </style:style>
    <style:style style:name="T56_7" style:family="text">
      <style:text-properties style:font-name="Arial" fo:font-size="10pt" style:font-name-asian="Arial" style:font-size-asian="10pt" style:font-name-complex="Arial" style:font-size-complex="10pt"/>
    </style:style>
    <style:style style:name="T56_8" style:family="text">
      <style:text-properties style:font-name="Arial" fo:font-size="10pt" style:font-name-asian="Arial" style:font-size-asian="10pt" style:font-name-complex="Arial" style:font-size-complex="10pt"/>
    </style:style>
    <style:style style:name="T56_9" style:family="text">
      <style:text-properties style:font-name="Arial" fo:font-size="10pt" style:font-name-asian="Arial" style:font-size-asian="10pt" style:font-name-complex="Arial" style:font-size-complex="10pt"/>
    </style:style>
    <style:style style:name="T56_10" style:family="text">
      <style:text-properties style:font-name="Arial" fo:font-size="10pt" style:font-name-asian="Arial" style:font-size-asian="10pt" style:font-name-complex="Arial" style:font-size-complex="10pt"/>
    </style:style>
    <style:style style:name="T56_11" style:family="text">
      <style:text-properties style:font-name="Arial" fo:font-size="10pt" style:font-name-asian="Arial" style:font-size-asian="10pt" style:font-name-complex="Arial" style:font-size-complex="10pt"/>
    </style:style>
    <style:style style:name="T56_12" style:family="text">
      <style:text-properties style:font-name="Arial" fo:font-size="10pt" style:font-name-asian="Arial" style:font-size-asian="10pt" style:font-name-complex="Arial" style:font-size-complex="10pt"/>
    </style:style>
    <style:style style:name="T56_13" style:family="text">
      <style:text-properties style:font-name="Arial" fo:font-size="10pt" style:font-name-asian="Arial" style:font-size-asian="10pt" style:font-name-complex="Arial" style:font-size-complex="10pt"/>
    </style:style>
    <style:style style:name="T56_14" style:family="text">
      <style:text-properties style:font-name="Arial" fo:font-size="10pt" style:font-name-asian="Arial" style:font-size-asian="10pt" style:font-name-complex="Arial" style:font-size-complex="10pt"/>
    </style:style>
    <style:style style:name="T56_15" style:family="text">
      <style:text-properties style:font-name="Arial" fo:font-size="10pt" style:font-name-asian="Arial" style:font-size-asian="10pt" style:font-name-complex="Arial" style:font-size-complex="10pt"/>
    </style:style>
    <style:style style:name="T56_16" style:family="text">
      <style:text-properties style:font-name="Arial" fo:font-size="10pt" style:font-name-asian="Arial" style:font-size-asian="10pt" style:font-name-complex="Arial" style:font-size-complex="10pt"/>
    </style:style>
    <style:style style:name="T56_17" style:family="text">
      <style:text-properties style:font-name="Arial" fo:font-size="10pt" style:font-name-asian="Arial" style:font-size-asian="10pt" style:font-name-complex="Arial" style:font-size-complex="10pt"/>
    </style:style>
    <style:style style:name="T56_18" style:family="text">
      <style:text-properties style:font-name="Arial" fo:font-size="10pt" style:font-name-asian="Arial" style:font-size-asian="10pt" style:font-name-complex="Arial" style:font-size-complex="10pt"/>
    </style:style>
    <style:style style:name="T56_19" style:family="text">
      <style:text-properties style:font-name="Arial" fo:font-size="10pt" style:font-name-asian="Arial" style:font-size-asian="10pt" style:font-name-complex="Arial" style:font-size-complex="10pt"/>
    </style:style>
    <style:style style:name="T56_20" style:family="text">
      <style:text-properties style:font-name="Arial" fo:font-size="10pt" style:font-name-asian="Arial" style:font-size-asian="10pt" style:font-name-complex="Arial" style:font-size-complex="10pt"/>
    </style:style>
    <style:style style:name="T56_21" style:family="text">
      <style:text-properties style:font-name="Arial" fo:font-size="10pt" style:font-name-asian="Arial" style:font-size-asian="10pt" style:font-name-complex="Arial" style:font-size-complex="10pt"/>
    </style:style>
    <style:style style:name="T56_22" style:family="text">
      <style:text-properties style:font-name="Arial" fo:font-size="10pt" style:font-name-asian="Arial" style:font-size-asian="10pt" style:font-name-complex="Arial" style:font-size-complex="10pt"/>
    </style:style>
    <style:style style:name="T56_23" style:family="text">
      <style:text-properties style:font-name="Arial" fo:font-size="10pt" style:font-name-asian="Arial" style:font-size-asian="10pt" style:font-name-complex="Arial" style:font-size-complex="10pt"/>
    </style:style>
    <style:style style:name="T56_24" style:family="text">
      <style:text-properties style:font-name="Arial" fo:font-size="10pt" style:font-name-asian="Arial" style:font-size-asian="10pt" style:font-name-complex="Arial" style:font-size-complex="10pt"/>
    </style:style>
    <style:style style:name="T56_25" style:family="text">
      <style:text-properties style:font-name="Arial" fo:font-size="10pt" style:font-name-asian="Arial" style:font-size-asian="10pt" style:font-name-complex="Arial" style:font-size-complex="10pt"/>
    </style:style>
    <style:style style:name="P57" style:family="paragraph" style:parent-style-name="Standard">
      <style:paragraph-properties fo:break-before="auto" fo:line-height="100%" style:writing-mode="lr-tb"/>
    </style:style>
    <style:style style:name="T57_1" style:family="text">
      <style:text-properties style:font-name="Arial" fo:font-size="10pt" style:font-name-asian="Arial" style:font-size-asian="10pt" style:font-name-complex="Arial" style:font-size-complex="10pt"/>
    </style:style>
    <style:style style:name="T57_2" style:family="text">
      <style:text-properties style:font-name="Arial" fo:font-size="10pt" style:font-name-asian="Arial" style:font-size-asian="10pt" style:font-name-complex="Arial" style:font-size-complex="10pt"/>
    </style:style>
    <style:style style:name="T57_3" style:family="text">
      <style:text-properties style:font-name="Arial" fo:font-size="10pt" style:font-name-asian="Arial" style:font-size-asian="10pt" style:font-name-complex="Arial" style:font-size-complex="10pt"/>
    </style:style>
    <style:style style:name="T57_4" style:family="text">
      <style:text-properties style:font-name="Arial" fo:font-size="10pt" style:font-name-asian="Arial" style:font-size-asian="10pt" style:font-name-complex="Arial" style:font-size-complex="10pt"/>
    </style:style>
    <style:style style:name="T57_5" style:family="text">
      <style:text-properties style:font-name="Arial" fo:font-size="10pt" style:font-name-asian="Arial" style:font-size-asian="10pt" style:font-name-complex="Arial" style:font-size-complex="10pt"/>
    </style:style>
    <style:style style:name="P58" style:family="paragraph" style:parent-style-name="Standard">
      <style:paragraph-properties fo:break-before="auto" fo:line-height="100%" fo:margin-top="0cm" fo:margin-bottom="0cm" style:writing-mode="lr-tb"/>
    </style:style>
    <style:style style:name="T58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8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8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8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8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8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8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8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8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8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8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8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8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8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8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8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8_1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8_1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8_1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8_2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8_2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8_2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8_23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P59" style:family="paragraph" style:parent-style-name="Standard">
      <style:paragraph-properties fo:break-before="auto" fo:text-indent="1.27cm" fo:line-height="100%" fo:margin-bottom="0cm" style:writing-mode="lr-tb"/>
    </style:style>
    <style:style style:name="T59_1" style:family="text">
      <style:text-properties style:font-name="Verdana" fo:font-size="10pt" style:font-name-asian="Verdana" style:font-size-asian="10pt" style:font-name-complex="Verdana" style:font-size-complex="10pt"/>
    </style:style>
    <style:style style:name="T59_2" style:family="text">
      <style:text-properties style:font-name="Verdana" fo:font-size="10pt" style:font-name-asian="Verdana" style:font-size-asian="10pt" style:font-name-complex="Verdana" style:font-size-complex="10pt"/>
    </style:style>
    <style:style style:name="T59_3" style:family="text">
      <style:text-properties style:font-name="Verdana" fo:font-size="10pt" style:font-name-asian="Verdana" style:font-size-asian="10pt" style:font-name-complex="Verdana" style:font-size-complex="10pt"/>
    </style:style>
    <style:style style:name="T59_4" style:family="text">
      <style:text-properties style:font-name="Verdana" fo:font-size="10pt" style:font-name-asian="Verdana" style:font-size-asian="10pt" style:font-name-complex="Verdana" style:font-size-complex="10pt"/>
    </style:style>
    <style:style style:name="T59_5" style:family="text">
      <style:text-properties style:font-name="Verdana" fo:font-size="10pt" style:font-name-asian="Verdana" style:font-size-asian="10pt" style:font-name-complex="Verdana" style:font-size-complex="10pt"/>
    </style:style>
    <style:style style:name="T59_6" style:family="text">
      <style:text-properties style:font-name="Verdana" fo:font-size="10pt" style:font-name-asian="Verdana" style:font-size-asian="10pt" style:font-name-complex="Verdana" style:font-size-complex="10pt"/>
    </style:style>
    <style:style style:name="T59_7" style:family="text">
      <style:text-properties style:font-name="Verdana" fo:font-size="10pt" style:font-name-asian="Verdana" style:font-size-asian="10pt" style:font-name-complex="Verdana" style:font-size-complex="10pt"/>
    </style:style>
    <style:style style:name="T59_8" style:family="text">
      <style:text-properties style:font-name="Verdana" fo:font-size="10pt" style:font-name-asian="Verdana" style:font-size-asian="10pt" style:font-name-complex="Verdana" style:font-size-complex="10pt"/>
    </style:style>
    <style:style style:name="T59_9" style:family="text">
      <style:text-properties style:font-name="Verdana" fo:font-size="10pt" style:font-name-asian="Verdana" style:font-size-asian="10pt" style:font-name-complex="Verdana" style:font-size-complex="10pt"/>
    </style:style>
    <style:style style:name="T59_10" style:family="text">
      <style:text-properties style:font-name="Verdana" fo:font-size="10pt" style:font-name-asian="Verdana" style:font-size-asian="10pt" style:font-name-complex="Verdana" style:font-size-complex="10pt"/>
    </style:style>
    <style:style style:name="T59_11" style:family="text">
      <style:text-properties style:font-name="Verdana" fo:font-size="10pt" style:font-name-asian="Verdana" style:font-size-asian="10pt" style:font-name-complex="Verdana" style:font-size-complex="10pt"/>
    </style:style>
    <style:style style:name="T59_12" style:family="text">
      <style:text-properties style:font-name="Verdana" fo:font-size="10pt" style:font-name-asian="Verdana" style:font-size-asian="10pt" style:font-name-complex="Verdana" style:font-size-complex="10pt"/>
    </style:style>
    <style:style style:name="T59_13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59_14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59_15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59_16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59_17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59_18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59_19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59_20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59_2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59_22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59_23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60" style:family="paragraph" style:parent-style-name="Standard">
      <style:paragraph-properties fo:break-before="auto" fo:text-indent="1.27cm" fo:line-height="100%" style:writing-mode="lr-tb"/>
    </style:style>
    <style:style style:name="T60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60_2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60_3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60_4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60_5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60_6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60_7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60_8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60_9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60_10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61" style:family="paragraph" style:parent-style-name="Standard">
      <style:paragraph-properties fo:break-before="auto" fo:text-indent="0cm" fo:line-height="100%" fo:margin-top="0cm" fo:margin-left="1.27cm" style:writing-mode="lr-tb"/>
    </style:style>
    <style:style style:name="T61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1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1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1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2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2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2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2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2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2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2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2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2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2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3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3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3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3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3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3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3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3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3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62" style:family="paragraph" style:parent-style-name="Standard">
      <style:paragraph-properties fo:break-before="auto" fo:text-indent="0cm" fo:line-height="100%" fo:margin-top="0cm" fo:margin-bottom="0cm" fo:margin-left="1.27cm" style:writing-mode="lr-tb"/>
    </style:style>
    <style:style style:name="T62_1" style:family="text">
      <style:text-properties style:font-name="Arial" fo:font-size="10pt" style:font-name-asian="Arial" style:font-size-asian="10pt" style:font-name-complex="Arial" style:font-size-complex="10pt"/>
    </style:style>
    <style:style style:name="T62_2" style:family="text">
      <style:text-properties style:font-name="Arial" fo:font-size="10pt" style:font-name-asian="Arial" style:font-size-asian="10pt" style:font-name-complex="Arial" style:font-size-complex="10pt"/>
    </style:style>
    <style:style style:name="P63" style:family="paragraph" style:parent-style-name="Standard">
      <style:paragraph-properties fo:break-before="auto" fo:text-indent="0cm" fo:line-height="100%" fo:margin-bottom="0cm" fo:margin-left="1.27cm" style:writing-mode="lr-tb"/>
    </style:style>
    <style:style style:name="T63_1" style:family="text">
      <style:text-properties style:font-name="Arial" fo:font-size="10pt" style:font-name-asian="Arial" style:font-size-asian="10pt" style:font-name-complex="Arial" style:font-size-complex="10pt"/>
    </style:style>
    <style:style style:name="T63_2" style:family="text">
      <style:text-properties style:font-name="Arial" fo:font-size="10pt" style:font-name-asian="Arial" style:font-size-asian="10pt" style:font-name-complex="Arial" style:font-size-complex="10pt"/>
    </style:style>
    <style:style style:name="T63_3" style:family="text">
      <style:text-properties style:font-name="Arial" fo:font-size="10pt" style:font-name-asian="Arial" style:font-size-asian="10pt" style:font-name-complex="Arial" style:font-size-complex="10pt"/>
    </style:style>
    <style:style style:name="T63_4" style:family="text">
      <style:text-properties style:font-name="Arial" fo:font-size="10pt" style:font-name-asian="Arial" style:font-size-asian="10pt" style:font-name-complex="Arial" style:font-size-complex="10pt"/>
    </style:style>
    <style:style style:name="T63_5" style:family="text">
      <style:text-properties style:font-name="Arial" fo:font-size="10pt" style:font-name-asian="Arial" style:font-size-asian="10pt" style:font-name-complex="Arial" style:font-size-complex="10pt"/>
    </style:style>
    <style:style style:name="T63_6" style:family="text">
      <style:text-properties style:font-name="Arial" fo:font-size="10pt" style:font-name-asian="Arial" style:font-size-asian="10pt" style:font-name-complex="Arial" style:font-size-complex="10pt"/>
    </style:style>
    <style:style style:name="T63_7" style:family="text">
      <style:text-properties style:font-name="Arial" fo:font-size="10pt" style:font-name-asian="Arial" style:font-size-asian="10pt" style:font-name-complex="Arial" style:font-size-complex="10pt"/>
    </style:style>
    <style:style style:name="T63_8" style:family="text">
      <style:text-properties style:font-name="Arial" fo:font-size="10pt" style:font-name-asian="Arial" style:font-size-asian="10pt" style:font-name-complex="Arial" style:font-size-complex="10pt"/>
    </style:style>
    <style:style style:name="T63_9" style:family="text">
      <style:text-properties style:font-name="Arial" fo:font-size="10pt" style:font-name-asian="Arial" style:font-size-asian="10pt" style:font-name-complex="Arial" style:font-size-complex="10pt"/>
    </style:style>
    <style:style style:name="T63_10" style:family="text">
      <style:text-properties style:font-name="Arial" fo:font-size="10pt" style:font-name-asian="Arial" style:font-size-asian="10pt" style:font-name-complex="Arial" style:font-size-complex="10pt"/>
    </style:style>
    <style:style style:name="T63_11" style:family="text">
      <style:text-properties style:font-name="Arial" fo:font-size="10pt" style:font-name-asian="Arial" style:font-size-asian="10pt" style:font-name-complex="Arial" style:font-size-complex="10pt"/>
    </style:style>
    <style:style style:name="T63_12" style:family="text">
      <style:text-properties style:font-name="Arial" fo:font-size="10pt" style:font-name-asian="Arial" style:font-size-asian="10pt" style:font-name-complex="Arial" style:font-size-complex="10pt"/>
    </style:style>
    <style:style style:name="T63_13" style:family="text">
      <style:text-properties style:font-name="Arial" fo:font-size="10pt" style:font-name-asian="Arial" style:font-size-asian="10pt" style:font-name-complex="Arial" style:font-size-complex="10pt"/>
    </style:style>
    <style:style style:name="T63_14" style:family="text">
      <style:text-properties style:font-name="Arial" fo:font-size="10pt" style:font-name-asian="Arial" style:font-size-asian="10pt" style:font-name-complex="Arial" style:font-size-complex="10pt"/>
    </style:style>
    <style:style style:name="T63_15" style:family="text">
      <style:text-properties style:font-name="Arial" fo:font-size="10pt" style:font-name-asian="Arial" style:font-size-asian="10pt" style:font-name-complex="Arial" style:font-size-complex="10pt"/>
    </style:style>
    <style:style style:name="T63_16" style:family="text">
      <style:text-properties style:font-name="Arial" fo:font-size="10pt" style:font-name-asian="Arial" style:font-size-asian="10pt" style:font-name-complex="Arial" style:font-size-complex="10pt"/>
    </style:style>
    <style:style style:name="T63_17" style:family="text">
      <style:text-properties style:font-name="Arial" fo:font-size="10pt" style:font-name-asian="Arial" style:font-size-asian="10pt" style:font-name-complex="Arial" style:font-size-complex="10pt"/>
    </style:style>
    <style:style style:name="T63_18" style:family="text">
      <style:text-properties style:font-name="Arial" fo:font-size="10pt" style:font-name-asian="Arial" style:font-size-asian="10pt" style:font-name-complex="Arial" style:font-size-complex="10pt"/>
    </style:style>
    <style:style style:name="T63_19" style:family="text">
      <style:text-properties style:font-name="Arial" fo:font-size="10pt" style:font-name-asian="Arial" style:font-size-asian="10pt" style:font-name-complex="Arial" style:font-size-complex="10pt"/>
    </style:style>
    <style:style style:name="T63_20" style:family="text">
      <style:text-properties style:font-name="Arial" fo:font-size="10pt" style:font-name-asian="Arial" style:font-size-asian="10pt" style:font-name-complex="Arial" style:font-size-complex="10pt"/>
    </style:style>
    <style:style style:name="T63_21" style:family="text">
      <style:text-properties style:font-name="Arial" fo:font-size="10pt" style:font-name-asian="Arial" style:font-size-asian="10pt" style:font-name-complex="Arial" style:font-size-complex="10pt"/>
    </style:style>
    <style:style style:name="T63_22" style:family="text">
      <style:text-properties style:font-name="Arial" fo:font-size="10pt" style:font-name-asian="Arial" style:font-size-asian="10pt" style:font-name-complex="Arial" style:font-size-complex="10pt"/>
    </style:style>
    <style:style style:name="T63_23" style:family="text">
      <style:text-properties style:font-name="Arial" fo:font-size="10pt" style:font-name-asian="Arial" style:font-size-asian="10pt" style:font-name-complex="Arial" style:font-size-complex="10pt"/>
    </style:style>
    <style:style style:name="T63_24" style:family="text">
      <style:text-properties style:font-name="Arial" fo:font-size="10pt" style:font-name-asian="Arial" style:font-size-asian="10pt" style:font-name-complex="Arial" style:font-size-complex="10pt"/>
    </style:style>
    <style:style style:name="T63_25" style:family="text">
      <style:text-properties style:font-name="Arial" fo:font-size="10pt" style:font-name-asian="Arial" style:font-size-asian="10pt" style:font-name-complex="Arial" style:font-size-complex="10pt"/>
    </style:style>
    <style:style style:name="T63_26" style:family="text">
      <style:text-properties style:font-name="Arial" fo:font-size="10pt" style:font-name-asian="Arial" style:font-size-asian="10pt" style:font-name-complex="Arial" style:font-size-complex="10pt"/>
    </style:style>
    <style:style style:name="T63_27" style:family="text">
      <style:text-properties style:font-name="Arial" fo:font-size="10pt" style:font-name-asian="Arial" style:font-size-asian="10pt" style:font-name-complex="Arial" style:font-size-complex="10pt"/>
    </style:style>
    <style:style style:name="T63_28" style:family="text">
      <style:text-properties style:font-name="Arial" fo:font-size="10pt" style:font-name-asian="Arial" style:font-size-asian="10pt" style:font-name-complex="Arial" style:font-size-complex="10pt"/>
    </style:style>
    <style:style style:name="T63_29" style:family="text">
      <style:text-properties style:font-name="Arial" fo:font-size="10pt" style:font-name-asian="Arial" style:font-size-asian="10pt" style:font-name-complex="Arial" style:font-size-complex="10pt"/>
    </style:style>
    <style:style style:name="P64" style:family="paragraph" style:parent-style-name="Standard">
      <style:paragraph-properties fo:break-before="auto" fo:text-indent="0cm" fo:line-height="100%" fo:margin-bottom="0cm" fo:margin-left="1.27cm" style:writing-mode="lr-tb"/>
    </style:style>
    <style:style style:name="T64_1" style:family="text">
      <style:text-properties style:font-name="Arial" fo:font-size="10pt" style:font-name-asian="Arial" style:font-size-asian="10pt" style:font-name-complex="Arial" style:font-size-complex="10pt"/>
    </style:style>
    <style:style style:name="T64_2" style:family="text">
      <style:text-properties style:font-name="Arial" fo:font-size="10pt" style:font-name-asian="Arial" style:font-size-asian="10pt" style:font-name-complex="Arial" style:font-size-complex="10pt"/>
    </style:style>
    <style:style style:name="T64_3" style:family="text">
      <style:text-properties style:font-name="Arial" fo:font-size="10pt" style:font-name-asian="Arial" style:font-size-asian="10pt" style:font-name-complex="Arial" style:font-size-complex="10pt"/>
    </style:style>
    <style:style style:name="T64_4" style:family="text">
      <style:text-properties style:font-name="Arial" fo:font-size="10pt" style:font-name-asian="Arial" style:font-size-asian="10pt" style:font-name-complex="Arial" style:font-size-complex="10pt"/>
    </style:style>
    <style:style style:name="T64_5" style:family="text">
      <style:text-properties style:font-name="Arial" fo:font-size="10pt" style:font-name-asian="Arial" style:font-size-asian="10pt" style:font-name-complex="Arial" style:font-size-complex="10pt"/>
    </style:style>
    <style:style style:name="T64_6" style:family="text">
      <style:text-properties style:font-name="Arial" fo:font-size="10pt" style:font-name-asian="Arial" style:font-size-asian="10pt" style:font-name-complex="Arial" style:font-size-complex="10pt"/>
    </style:style>
    <style:style style:name="T64_7" style:family="text">
      <style:text-properties style:font-name="Arial" fo:font-size="10pt" style:font-name-asian="Arial" style:font-size-asian="10pt" style:font-name-complex="Arial" style:font-size-complex="10pt"/>
    </style:style>
    <style:style style:name="T64_8" style:family="text">
      <style:text-properties style:font-name="Arial" fo:font-size="10pt" style:font-name-asian="Arial" style:font-size-asian="10pt" style:font-name-complex="Arial" style:font-size-complex="10pt"/>
    </style:style>
    <style:style style:name="T64_9" style:family="text">
      <style:text-properties style:font-name="Arial" fo:font-size="10pt" style:font-name-asian="Arial" style:font-size-asian="10pt" style:font-name-complex="Arial" style:font-size-complex="10pt"/>
    </style:style>
    <style:style style:name="T64_10" style:family="text">
      <style:text-properties style:font-name="Arial" fo:font-size="10pt" style:font-name-asian="Arial" style:font-size-asian="10pt" style:font-name-complex="Arial" style:font-size-complex="10pt"/>
    </style:style>
    <style:style style:name="T64_11" style:family="text">
      <style:text-properties style:font-name="Arial" fo:font-size="10pt" style:font-name-asian="Arial" style:font-size-asian="10pt" style:font-name-complex="Arial" style:font-size-complex="10pt"/>
    </style:style>
    <style:style style:name="T64_12" style:family="text">
      <style:text-properties style:font-name="Arial" fo:font-size="10pt" style:font-name-asian="Arial" style:font-size-asian="10pt" style:font-name-complex="Arial" style:font-size-complex="10pt"/>
    </style:style>
    <style:style style:name="T64_13" style:family="text">
      <style:text-properties style:font-name="Arial" fo:font-size="10pt" style:font-name-asian="Arial" style:font-size-asian="10pt" style:font-name-complex="Arial" style:font-size-complex="10pt"/>
    </style:style>
    <style:style style:name="T64_14" style:family="text">
      <style:text-properties style:font-name="Arial" fo:font-size="10pt" style:font-name-asian="Arial" style:font-size-asian="10pt" style:font-name-complex="Arial" style:font-size-complex="10pt"/>
    </style:style>
    <style:style style:name="T64_15" style:family="text">
      <style:text-properties style:font-name="Arial" fo:font-size="10pt" style:font-name-asian="Arial" style:font-size-asian="10pt" style:font-name-complex="Arial" style:font-size-complex="10pt"/>
    </style:style>
    <style:style style:name="T64_16" style:family="text">
      <style:text-properties style:font-name="Arial" fo:font-size="10pt" style:font-name-asian="Arial" style:font-size-asian="10pt" style:font-name-complex="Arial" style:font-size-complex="10pt"/>
    </style:style>
    <style:style style:name="T64_17" style:family="text">
      <style:text-properties style:font-name="Arial" fo:font-size="10pt" style:font-name-asian="Arial" style:font-size-asian="10pt" style:font-name-complex="Arial" style:font-size-complex="10pt"/>
    </style:style>
    <style:style style:name="T64_18" style:family="text">
      <style:text-properties style:font-name="Arial" fo:font-size="10pt" style:font-name-asian="Arial" style:font-size-asian="10pt" style:font-name-complex="Arial" style:font-size-complex="10pt"/>
    </style:style>
    <style:style style:name="T64_19" style:family="text">
      <style:text-properties style:font-name="Arial" fo:font-size="10pt" style:font-name-asian="Arial" style:font-size-asian="10pt" style:font-name-complex="Arial" style:font-size-complex="10pt"/>
    </style:style>
    <style:style style:name="T64_20" style:family="text">
      <style:text-properties style:font-name="Arial" fo:font-size="10pt" style:font-name-asian="Arial" style:font-size-asian="10pt" style:font-name-complex="Arial" style:font-size-complex="10pt"/>
    </style:style>
    <style:style style:name="T64_21" style:family="text">
      <style:text-properties style:font-name="Arial" fo:font-size="10pt" style:font-name-asian="Arial" style:font-size-asian="10pt" style:font-name-complex="Arial" style:font-size-complex="10pt"/>
    </style:style>
    <style:style style:name="T64_22" style:family="text">
      <style:text-properties style:font-name="Arial" fo:font-size="10pt" style:font-name-asian="Arial" style:font-size-asian="10pt" style:font-name-complex="Arial" style:font-size-complex="10pt"/>
    </style:style>
    <style:style style:name="T64_23" style:family="text">
      <style:text-properties style:font-name="Arial" fo:font-size="10pt" style:font-name-asian="Arial" style:font-size-asian="10pt" style:font-name-complex="Arial" style:font-size-complex="10pt"/>
    </style:style>
    <style:style style:name="T64_24" style:family="text">
      <style:text-properties style:font-name="Arial" fo:font-size="10pt" style:font-name-asian="Arial" style:font-size-asian="10pt" style:font-name-complex="Arial" style:font-size-complex="10pt"/>
    </style:style>
    <style:style style:name="T64_25" style:family="text">
      <style:text-properties style:font-name="Arial" fo:font-size="10pt" style:font-name-asian="Arial" style:font-size-asian="10pt" style:font-name-complex="Arial" style:font-size-complex="10pt"/>
    </style:style>
    <style:style style:name="T64_26" style:family="text">
      <style:text-properties style:font-name="Arial" fo:font-size="10pt" style:font-name-asian="Arial" style:font-size-asian="10pt" style:font-name-complex="Arial" style:font-size-complex="10pt"/>
    </style:style>
    <style:style style:name="T64_27" style:family="text">
      <style:text-properties style:font-name="Arial" fo:font-size="10pt" style:font-name-asian="Arial" style:font-size-asian="10pt" style:font-name-complex="Arial" style:font-size-complex="10pt"/>
    </style:style>
    <style:style style:name="P65" style:family="paragraph" style:parent-style-name="Standard">
      <style:paragraph-properties fo:break-before="auto" fo:text-indent="0cm" fo:line-height="100%" fo:margin-bottom="0cm" fo:margin-left="1.27cm" style:writing-mode="lr-tb"/>
    </style:style>
    <style:style style:name="T65_1" style:family="text">
      <style:text-properties style:font-name="Arial" fo:font-size="10pt" style:font-name-asian="Arial" style:font-size-asian="10pt" style:font-name-complex="Arial" style:font-size-complex="10pt"/>
    </style:style>
    <style:style style:name="T65_2" style:family="text">
      <style:text-properties style:font-name="Arial" fo:font-size="10pt" style:font-name-asian="Arial" style:font-size-asian="10pt" style:font-name-complex="Arial" style:font-size-complex="10pt"/>
    </style:style>
    <style:style style:name="T65_3" style:family="text">
      <style:text-properties style:font-name="Arial" fo:font-size="10pt" style:font-name-asian="Arial" style:font-size-asian="10pt" style:font-name-complex="Arial" style:font-size-complex="10pt"/>
    </style:style>
    <style:style style:name="T65_4" style:family="text">
      <style:text-properties style:font-name="Arial" fo:font-size="10pt" style:font-name-asian="Arial" style:font-size-asian="10pt" style:font-name-complex="Arial" style:font-size-complex="10pt"/>
    </style:style>
    <style:style style:name="T65_5" style:family="text">
      <style:text-properties style:font-name="Arial" fo:font-size="10pt" style:font-name-asian="Arial" style:font-size-asian="10pt" style:font-name-complex="Arial" style:font-size-complex="10pt"/>
    </style:style>
    <style:style style:name="T65_6" style:family="text">
      <style:text-properties style:font-name="Arial" fo:font-size="10pt" style:font-name-asian="Arial" style:font-size-asian="10pt" style:font-name-complex="Arial" style:font-size-complex="10pt"/>
    </style:style>
    <style:style style:name="T65_7" style:family="text">
      <style:text-properties style:font-name="Arial" fo:font-size="10pt" style:font-name-asian="Arial" style:font-size-asian="10pt" style:font-name-complex="Arial" style:font-size-complex="10pt"/>
    </style:style>
    <style:style style:name="T65_8" style:family="text">
      <style:text-properties style:font-name="Arial" fo:font-size="10pt" style:font-name-asian="Arial" style:font-size-asian="10pt" style:font-name-complex="Arial" style:font-size-complex="10pt"/>
    </style:style>
    <style:style style:name="T65_9" style:family="text">
      <style:text-properties style:font-name="Arial" fo:font-size="10pt" style:font-name-asian="Arial" style:font-size-asian="10pt" style:font-name-complex="Arial" style:font-size-complex="10pt"/>
    </style:style>
    <style:style style:name="T65_10" style:family="text">
      <style:text-properties style:font-name="Arial" fo:font-size="10pt" style:font-name-asian="Arial" style:font-size-asian="10pt" style:font-name-complex="Arial" style:font-size-complex="10pt"/>
    </style:style>
    <style:style style:name="T65_11" style:family="text">
      <style:text-properties style:font-name="Arial" fo:font-size="10pt" style:font-name-asian="Arial" style:font-size-asian="10pt" style:font-name-complex="Arial" style:font-size-complex="10pt"/>
    </style:style>
    <style:style style:name="T65_12" style:family="text">
      <style:text-properties style:font-name="Arial" fo:font-size="10pt" style:font-name-asian="Arial" style:font-size-asian="10pt" style:font-name-complex="Arial" style:font-size-complex="10pt"/>
    </style:style>
    <style:style style:name="T65_13" style:family="text">
      <style:text-properties style:font-name="Arial" fo:font-size="10pt" style:font-name-asian="Arial" style:font-size-asian="10pt" style:font-name-complex="Arial" style:font-size-complex="10pt"/>
    </style:style>
    <style:style style:name="T65_14" style:family="text">
      <style:text-properties style:font-name="Arial" fo:font-size="10pt" style:font-name-asian="Arial" style:font-size-asian="10pt" style:font-name-complex="Arial" style:font-size-complex="10pt"/>
    </style:style>
    <style:style style:name="T65_15" style:family="text">
      <style:text-properties style:font-name="Arial" fo:font-size="10pt" style:font-name-asian="Arial" style:font-size-asian="10pt" style:font-name-complex="Arial" style:font-size-complex="10pt"/>
    </style:style>
    <style:style style:name="T65_16" style:family="text">
      <style:text-properties style:font-name="Arial" fo:font-size="10pt" style:font-name-asian="Arial" style:font-size-asian="10pt" style:font-name-complex="Arial" style:font-size-complex="10pt"/>
    </style:style>
    <style:style style:name="T65_17" style:family="text">
      <style:text-properties style:font-name="Arial" fo:font-size="10pt" style:font-name-asian="Arial" style:font-size-asian="10pt" style:font-name-complex="Arial" style:font-size-complex="10pt"/>
    </style:style>
    <style:style style:name="T65_18" style:family="text">
      <style:text-properties style:font-name="Arial" fo:font-size="10pt" style:font-name-asian="Arial" style:font-size-asian="10pt" style:font-name-complex="Arial" style:font-size-complex="10pt"/>
    </style:style>
    <style:style style:name="T65_19" style:family="text">
      <style:text-properties style:font-name="Arial" fo:font-size="10pt" style:font-name-asian="Arial" style:font-size-asian="10pt" style:font-name-complex="Arial" style:font-size-complex="10pt"/>
    </style:style>
    <style:style style:name="T65_20" style:family="text">
      <style:text-properties style:font-name="Arial" fo:font-size="10pt" style:font-name-asian="Arial" style:font-size-asian="10pt" style:font-name-complex="Arial" style:font-size-complex="10pt"/>
    </style:style>
    <style:style style:name="T65_21" style:family="text">
      <style:text-properties style:font-name="Arial" fo:font-size="10pt" style:font-name-asian="Arial" style:font-size-asian="10pt" style:font-name-complex="Arial" style:font-size-complex="10pt"/>
    </style:style>
    <style:style style:name="T65_22" style:family="text">
      <style:text-properties style:font-name="Arial" fo:font-size="10pt" style:font-name-asian="Arial" style:font-size-asian="10pt" style:font-name-complex="Arial" style:font-size-complex="10pt"/>
    </style:style>
    <style:style style:name="T65_23" style:family="text">
      <style:text-properties style:font-name="Arial" fo:font-size="10pt" style:font-name-asian="Arial" style:font-size-asian="10pt" style:font-name-complex="Arial" style:font-size-complex="10pt"/>
    </style:style>
    <style:style style:name="T65_24" style:family="text">
      <style:text-properties style:font-name="Arial" fo:font-size="10pt" style:font-name-asian="Arial" style:font-size-asian="10pt" style:font-name-complex="Arial" style:font-size-complex="10pt"/>
    </style:style>
    <style:style style:name="T65_25" style:family="text">
      <style:text-properties style:font-name="Arial" fo:font-size="10pt" style:font-name-asian="Arial" style:font-size-asian="10pt" style:font-name-complex="Arial" style:font-size-complex="10pt"/>
    </style:style>
    <style:style style:name="T65_26" style:family="text">
      <style:text-properties style:font-name="Arial" fo:font-size="10pt" style:font-name-asian="Arial" style:font-size-asian="10pt" style:font-name-complex="Arial" style:font-size-complex="10pt"/>
    </style:style>
    <style:style style:name="T65_27" style:family="text">
      <style:text-properties style:font-name="Arial" fo:font-size="10pt" style:font-name-asian="Arial" style:font-size-asian="10pt" style:font-name-complex="Arial" style:font-size-complex="10pt"/>
    </style:style>
    <style:style style:name="T65_28" style:family="text">
      <style:text-properties style:font-name="Arial" fo:font-size="10pt" style:font-name-asian="Arial" style:font-size-asian="10pt" style:font-name-complex="Arial" style:font-size-complex="10pt"/>
    </style:style>
    <style:style style:name="T65_29" style:family="text">
      <style:text-properties style:font-name="Arial" fo:font-size="10pt" style:font-name-asian="Arial" style:font-size-asian="10pt" style:font-name-complex="Arial" style:font-size-complex="10pt"/>
    </style:style>
    <style:style style:name="P66" style:family="paragraph" style:parent-style-name="Standard">
      <style:paragraph-properties fo:break-before="auto" fo:text-indent="0cm" fo:line-height="100%" fo:margin-bottom="0cm" fo:margin-left="1.27cm" style:writing-mode="lr-tb"/>
    </style:style>
    <style:style style:name="T66_1" style:family="text">
      <style:text-properties style:font-name="Arial" fo:font-size="10pt" style:font-name-asian="Arial" style:font-size-asian="10pt" style:font-name-complex="Arial" style:font-size-complex="10pt"/>
    </style:style>
    <style:style style:name="T66_2" style:family="text">
      <style:text-properties style:font-name="Arial" fo:font-size="10pt" style:font-name-asian="Arial" style:font-size-asian="10pt" style:font-name-complex="Arial" style:font-size-complex="10pt"/>
    </style:style>
    <style:style style:name="T66_3" style:family="text">
      <style:text-properties style:font-name="Arial" fo:font-size="10pt" style:font-name-asian="Arial" style:font-size-asian="10pt" style:font-name-complex="Arial" style:font-size-complex="10pt"/>
    </style:style>
    <style:style style:name="T66_4" style:family="text">
      <style:text-properties style:font-name="Arial" fo:font-size="10pt" style:font-name-asian="Arial" style:font-size-asian="10pt" style:font-name-complex="Arial" style:font-size-complex="10pt"/>
    </style:style>
    <style:style style:name="T66_5" style:family="text">
      <style:text-properties style:font-name="Arial" fo:font-size="10pt" style:font-name-asian="Arial" style:font-size-asian="10pt" style:font-name-complex="Arial" style:font-size-complex="10pt"/>
    </style:style>
    <style:style style:name="T66_6" style:family="text">
      <style:text-properties style:font-name="Arial" fo:font-size="10pt" style:font-name-asian="Arial" style:font-size-asian="10pt" style:font-name-complex="Arial" style:font-size-complex="10pt"/>
    </style:style>
    <style:style style:name="T66_7" style:family="text">
      <style:text-properties style:font-name="Arial" fo:font-size="10pt" style:font-name-asian="Arial" style:font-size-asian="10pt" style:font-name-complex="Arial" style:font-size-complex="10pt"/>
    </style:style>
    <style:style style:name="T66_8" style:family="text">
      <style:text-properties style:font-name="Arial" fo:font-size="10pt" style:font-name-asian="Arial" style:font-size-asian="10pt" style:font-name-complex="Arial" style:font-size-complex="10pt"/>
    </style:style>
    <style:style style:name="T66_9" style:family="text">
      <style:text-properties style:font-name="Arial" fo:font-size="10pt" style:font-name-asian="Arial" style:font-size-asian="10pt" style:font-name-complex="Arial" style:font-size-complex="10pt"/>
    </style:style>
    <style:style style:name="T66_10" style:family="text">
      <style:text-properties style:font-name="Arial" fo:font-size="10pt" style:font-name-asian="Arial" style:font-size-asian="10pt" style:font-name-complex="Arial" style:font-size-complex="10pt"/>
    </style:style>
    <style:style style:name="T66_11" style:family="text">
      <style:text-properties style:font-name="Arial" fo:font-size="10pt" style:font-name-asian="Arial" style:font-size-asian="10pt" style:font-name-complex="Arial" style:font-size-complex="10pt"/>
    </style:style>
    <style:style style:name="T66_12" style:family="text">
      <style:text-properties style:font-name="Arial" fo:font-size="10pt" style:font-name-asian="Arial" style:font-size-asian="10pt" style:font-name-complex="Arial" style:font-size-complex="10pt"/>
    </style:style>
    <style:style style:name="T66_13" style:family="text">
      <style:text-properties style:font-name="Arial" fo:font-size="10pt" style:font-name-asian="Arial" style:font-size-asian="10pt" style:font-name-complex="Arial" style:font-size-complex="10pt"/>
    </style:style>
    <style:style style:name="T66_14" style:family="text">
      <style:text-properties style:font-name="Arial" fo:font-size="10pt" style:font-name-asian="Arial" style:font-size-asian="10pt" style:font-name-complex="Arial" style:font-size-complex="10pt"/>
    </style:style>
    <style:style style:name="T66_15" style:family="text">
      <style:text-properties style:font-name="Arial" fo:font-size="10pt" style:font-name-asian="Arial" style:font-size-asian="10pt" style:font-name-complex="Arial" style:font-size-complex="10pt"/>
    </style:style>
    <style:style style:name="T66_16" style:family="text">
      <style:text-properties style:font-name="Arial" fo:font-size="10pt" style:font-name-asian="Arial" style:font-size-asian="10pt" style:font-name-complex="Arial" style:font-size-complex="10pt"/>
    </style:style>
    <style:style style:name="T66_17" style:family="text">
      <style:text-properties style:font-name="Arial" fo:font-size="10pt" style:font-name-asian="Arial" style:font-size-asian="10pt" style:font-name-complex="Arial" style:font-size-complex="10pt"/>
    </style:style>
    <style:style style:name="T66_18" style:family="text">
      <style:text-properties style:font-name="Arial" fo:font-size="10pt" style:font-name-asian="Arial" style:font-size-asian="10pt" style:font-name-complex="Arial" style:font-size-complex="10pt"/>
    </style:style>
    <style:style style:name="T66_19" style:family="text">
      <style:text-properties style:font-name="Arial" fo:font-size="10pt" style:font-name-asian="Arial" style:font-size-asian="10pt" style:font-name-complex="Arial" style:font-size-complex="10pt"/>
    </style:style>
    <style:style style:name="T66_20" style:family="text">
      <style:text-properties style:font-name="Arial" fo:font-size="10pt" style:font-name-asian="Arial" style:font-size-asian="10pt" style:font-name-complex="Arial" style:font-size-complex="10pt"/>
    </style:style>
    <style:style style:name="T66_21" style:family="text">
      <style:text-properties style:font-name="Arial" fo:font-size="10pt" style:font-name-asian="Arial" style:font-size-asian="10pt" style:font-name-complex="Arial" style:font-size-complex="10pt"/>
    </style:style>
    <style:style style:name="T66_22" style:family="text">
      <style:text-properties style:font-name="Arial" fo:font-size="10pt" style:font-name-asian="Arial" style:font-size-asian="10pt" style:font-name-complex="Arial" style:font-size-complex="10pt"/>
    </style:style>
    <style:style style:name="T66_23" style:family="text">
      <style:text-properties style:font-name="Arial" fo:font-size="10pt" style:font-name-asian="Arial" style:font-size-asian="10pt" style:font-name-complex="Arial" style:font-size-complex="10pt"/>
    </style:style>
    <style:style style:name="T66_24" style:family="text">
      <style:text-properties style:font-name="Arial" fo:font-size="10pt" style:font-name-asian="Arial" style:font-size-asian="10pt" style:font-name-complex="Arial" style:font-size-complex="10pt"/>
    </style:style>
    <style:style style:name="T66_25" style:family="text">
      <style:text-properties style:font-name="Arial" fo:font-size="10pt" style:font-name-asian="Arial" style:font-size-asian="10pt" style:font-name-complex="Arial" style:font-size-complex="10pt"/>
    </style:style>
    <style:style style:name="P67" style:family="paragraph" style:parent-style-name="Standard">
      <style:paragraph-properties fo:break-before="auto" fo:text-indent="0cm" fo:line-height="100%" fo:margin-left="1.27cm" style:writing-mode="lr-tb"/>
    </style:style>
    <style:style style:name="T67_1" style:family="text">
      <style:text-properties style:font-name="Arial" fo:font-size="10pt" style:font-name-asian="Arial" style:font-size-asian="10pt" style:font-name-complex="Arial" style:font-size-complex="10pt"/>
    </style:style>
    <style:style style:name="T67_2" style:family="text">
      <style:text-properties style:font-name="Arial" fo:font-size="10pt" style:font-name-asian="Arial" style:font-size-asian="10pt" style:font-name-complex="Arial" style:font-size-complex="10pt"/>
    </style:style>
    <style:style style:name="T67_3" style:family="text">
      <style:text-properties style:font-name="Arial" fo:font-size="10pt" style:font-name-asian="Arial" style:font-size-asian="10pt" style:font-name-complex="Arial" style:font-size-complex="10pt"/>
    </style:style>
    <style:style style:name="T67_4" style:family="text">
      <style:text-properties style:font-name="Arial" fo:font-size="10pt" style:font-name-asian="Arial" style:font-size-asian="10pt" style:font-name-complex="Arial" style:font-size-complex="10pt"/>
    </style:style>
    <style:style style:name="T67_5" style:family="text">
      <style:text-properties style:font-name="Arial" fo:font-size="10pt" style:font-name-asian="Arial" style:font-size-asian="10pt" style:font-name-complex="Arial" style:font-size-complex="10pt"/>
    </style:style>
    <style:style style:name="T67_6" style:family="text">
      <style:text-properties style:font-name="Arial" fo:font-size="10pt" style:font-name-asian="Arial" style:font-size-asian="10pt" style:font-name-complex="Arial" style:font-size-complex="10pt"/>
    </style:style>
    <style:style style:name="T67_7" style:family="text">
      <style:text-properties style:font-name="Arial" fo:font-size="10pt" style:font-name-asian="Arial" style:font-size-asian="10pt" style:font-name-complex="Arial" style:font-size-complex="10pt"/>
    </style:style>
    <style:style style:name="T67_8" style:family="text">
      <style:text-properties style:font-name="Arial" fo:font-size="10pt" style:font-name-asian="Arial" style:font-size-asian="10pt" style:font-name-complex="Arial" style:font-size-complex="10pt"/>
    </style:style>
    <style:style style:name="T67_9" style:family="text">
      <style:text-properties style:font-name="Arial" fo:font-size="10pt" style:font-name-asian="Arial" style:font-size-asian="10pt" style:font-name-complex="Arial" style:font-size-complex="10pt"/>
    </style:style>
    <style:style style:name="T67_10" style:family="text">
      <style:text-properties style:font-name="Arial" fo:font-size="10pt" style:font-name-asian="Arial" style:font-size-asian="10pt" style:font-name-complex="Arial" style:font-size-complex="10pt"/>
    </style:style>
    <style:style style:name="T67_11" style:family="text">
      <style:text-properties style:font-name="Arial" fo:font-size="10pt" style:font-name-asian="Arial" style:font-size-asian="10pt" style:font-name-complex="Arial" style:font-size-complex="10pt"/>
    </style:style>
    <style:style style:name="T67_12" style:family="text">
      <style:text-properties style:font-name="Arial" fo:font-size="10pt" style:font-name-asian="Arial" style:font-size-asian="10pt" style:font-name-complex="Arial" style:font-size-complex="10pt"/>
    </style:style>
    <style:style style:name="P68" style:family="paragraph" style:parent-style-name="Standard">
      <style:paragraph-properties fo:break-before="auto" fo:text-indent="1.27cm" fo:line-height="100%" fo:margin-top="0cm" fo:margin-bottom="0cm" style:writing-mode="lr-tb"/>
    </style:style>
    <style:style style:name="T68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8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8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8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8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8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8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8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8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8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8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8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8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8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8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8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8_1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8_1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8_1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8_2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8_2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8_2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8_23" style:family="text">
      <style:text-properties style:font-name="Arial" fo:font-size="10pt" style:font-name-asian="Arial" style:font-size-asian="10pt" style:font-name-complex="Arial" style:font-size-complex="10pt"/>
    </style:style>
    <style:style style:name="P69" style:family="paragraph" style:parent-style-name="Standard">
      <style:paragraph-properties fo:break-before="auto" fo:text-indent="1.27cm" fo:line-height="100%" fo:margin-bottom="0cm" style:writing-mode="lr-tb"/>
    </style:style>
    <style:style style:name="T69_1" style:family="text">
      <style:text-properties style:font-name="Verdana" fo:font-size="10pt" style:font-name-asian="Verdana" style:font-size-asian="10pt" style:font-name-complex="Verdana" style:font-size-complex="10pt"/>
    </style:style>
    <style:style style:name="T69_2" style:family="text">
      <style:text-properties style:font-name="Verdana" fo:font-size="10pt" style:font-name-asian="Verdana" style:font-size-asian="10pt" style:font-name-complex="Verdana" style:font-size-complex="10pt"/>
    </style:style>
    <style:style style:name="T69_3" style:family="text">
      <style:text-properties style:font-name="Verdana" fo:font-size="10pt" style:font-name-asian="Verdana" style:font-size-asian="10pt" style:font-name-complex="Verdana" style:font-size-complex="10pt"/>
    </style:style>
    <style:style style:name="T69_4" style:family="text">
      <style:text-properties style:font-name="Verdana" fo:font-size="10pt" style:font-name-asian="Verdana" style:font-size-asian="10pt" style:font-name-complex="Verdana" style:font-size-complex="10pt"/>
    </style:style>
    <style:style style:name="T69_5" style:family="text">
      <style:text-properties style:font-name="Verdana" fo:font-size="10pt" style:font-name-asian="Verdana" style:font-size-asian="10pt" style:font-name-complex="Verdana" style:font-size-complex="10pt"/>
    </style:style>
    <style:style style:name="T69_6" style:family="text">
      <style:text-properties style:font-name="Verdana" fo:font-size="10pt" style:font-name-asian="Verdana" style:font-size-asian="10pt" style:font-name-complex="Verdana" style:font-size-complex="10pt"/>
    </style:style>
    <style:style style:name="T69_7" style:family="text">
      <style:text-properties style:font-name="Verdana" fo:font-size="10pt" style:font-name-asian="Verdana" style:font-size-asian="10pt" style:font-name-complex="Verdana" style:font-size-complex="10pt"/>
    </style:style>
    <style:style style:name="T69_8" style:family="text">
      <style:text-properties style:font-name="Verdana" fo:font-size="10pt" style:font-name-asian="Verdana" style:font-size-asian="10pt" style:font-name-complex="Verdana" style:font-size-complex="10pt"/>
    </style:style>
    <style:style style:name="T69_9" style:family="text">
      <style:text-properties style:font-name="Verdana" fo:font-size="10pt" style:font-name-asian="Verdana" style:font-size-asian="10pt" style:font-name-complex="Verdana" style:font-size-complex="10pt"/>
    </style:style>
    <style:style style:name="T69_10" style:family="text">
      <style:text-properties style:font-name="Verdana" fo:font-size="10pt" style:font-name-asian="Verdana" style:font-size-asian="10pt" style:font-name-complex="Verdana" style:font-size-complex="10pt"/>
    </style:style>
    <style:style style:name="T69_11" style:family="text">
      <style:text-properties style:font-name="Verdana" fo:font-size="10pt" style:font-name-asian="Verdana" style:font-size-asian="10pt" style:font-name-complex="Verdana" style:font-size-complex="10pt"/>
    </style:style>
    <style:style style:name="T69_12" style:family="text">
      <style:text-properties style:font-name="Verdana" fo:font-size="10pt" style:font-name-asian="Verdana" style:font-size-asian="10pt" style:font-name-complex="Verdana" style:font-size-complex="10pt"/>
    </style:style>
    <style:style style:name="T69_13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69_14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69_15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69_16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69_17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69_18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69_19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69_20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69_2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69_22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69_23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70" style:family="paragraph" style:parent-style-name="Standard">
      <style:paragraph-properties fo:break-before="auto" fo:text-indent="1.27cm" fo:line-height="100%" style:writing-mode="lr-tb"/>
    </style:style>
    <style:style style:name="T70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70_2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70_3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70_4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70_5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70_6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70_7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70_8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70_9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70_10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71" style:family="paragraph" style:parent-style-name="Standard">
      <style:paragraph-properties fo:break-before="auto" fo:line-height="100%" fo:margin-top="0cm" style:writing-mode="lr-tb"/>
      <style:text-properties fo:color="#ff0000" style:font-name="Arial" fo:font-size="10pt" style:font-name-asian="Arial" style:font-size-asian="10pt" style:font-name-complex="Arial" style:font-size-complex="10pt"/>
    </style:style>
    <style:style style:name="P72" style:family="paragraph" style:parent-style-name="Standard">
      <style:paragraph-properties fo:break-before="auto" fo:line-height="100%" fo:margin-top="0cm" style:writing-mode="lr-tb"/>
    </style:style>
    <style:style style:name="T72_1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72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1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1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1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2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2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2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2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2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2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2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2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2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2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3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3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3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3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73" style:family="paragraph" style:parent-style-name="Standard">
      <style:paragraph-properties fo:break-before="auto" fo:line-height="100%" fo:margin-top="0cm" style:writing-mode="lr-tb"/>
    </style:style>
    <style:style style:name="T73_1" style:family="text">
      <style:text-properties style:font-name="Verdana" fo:font-size="10pt" style:font-name-asian="Verdana" style:font-size-asian="10pt" style:font-name-complex="Verdana" style:font-size-complex="10pt"/>
    </style:style>
    <style:style style:name="T73_2" style:family="text">
      <style:text-properties style:font-name="Verdana" fo:font-size="10pt" style:font-name-asian="Verdana" style:font-size-asian="10pt" style:font-name-complex="Verdana" style:font-size-complex="10pt"/>
    </style:style>
    <style:style style:name="T73_3" style:family="text">
      <style:text-properties style:font-name="Verdana" fo:font-size="10pt" style:font-name-asian="Verdana" style:font-size-asian="10pt" style:font-name-complex="Verdana" style:font-size-complex="10pt"/>
    </style:style>
    <style:style style:name="T73_4" style:family="text">
      <style:text-properties style:font-name="Verdana" fo:font-size="10pt" style:font-name-asian="Verdana" style:font-size-asian="10pt" style:font-name-complex="Verdana" style:font-size-complex="10pt"/>
    </style:style>
    <style:style style:name="T73_5" style:family="text">
      <style:text-properties style:font-name="Verdana" fo:font-size="10pt" style:font-name-asian="Verdana" style:font-size-asian="10pt" style:font-name-complex="Verdana" style:font-size-complex="10pt"/>
    </style:style>
    <style:style style:name="T73_6" style:family="text">
      <style:text-properties style:font-name="Verdana" fo:font-size="10pt" style:font-name-asian="Verdana" style:font-size-asian="10pt" style:font-name-complex="Verdana" style:font-size-complex="10pt"/>
    </style:style>
    <style:style style:name="T73_7" style:family="text">
      <style:text-properties style:font-name="Verdana" fo:font-size="10pt" style:font-name-asian="Verdana" style:font-size-asian="10pt" style:font-name-complex="Verdana" style:font-size-complex="10pt"/>
    </style:style>
    <style:style style:name="T73_8" style:family="text">
      <style:text-properties style:font-name="Verdana" fo:font-size="10pt" style:font-name-asian="Verdana" style:font-size-asian="10pt" style:font-name-complex="Verdana" style:font-size-complex="10pt"/>
    </style:style>
    <style:style style:name="T73_9" style:family="text">
      <style:text-properties style:font-name="Verdana" fo:font-size="10pt" style:font-name-asian="Verdana" style:font-size-asian="10pt" style:font-name-complex="Verdana" style:font-size-complex="10pt"/>
    </style:style>
    <style:style style:name="T73_10" style:family="text">
      <style:text-properties style:font-name="Verdana" fo:font-size="10pt" style:font-name-asian="Verdana" style:font-size-asian="10pt" style:font-name-complex="Verdana" style:font-size-complex="10pt"/>
    </style:style>
    <style:style style:name="T73_11" style:family="text">
      <style:text-properties style:font-name="Verdana" fo:font-size="10pt" style:font-name-asian="Verdana" style:font-size-asian="10pt" style:font-name-complex="Verdana" style:font-size-complex="10pt"/>
    </style:style>
    <style:style style:name="T73_12" style:family="text">
      <style:text-properties style:font-name="Verdana" fo:font-size="10pt" style:font-name-asian="Verdana" style:font-size-asian="10pt" style:font-name-complex="Verdana" style:font-size-complex="10pt"/>
    </style:style>
    <style:style style:name="T73_13" style:family="text">
      <style:text-properties style:font-name="Verdana" fo:font-size="10pt" style:font-name-asian="Verdana" style:font-size-asian="10pt" style:font-name-complex="Verdana" style:font-size-complex="10pt"/>
    </style:style>
    <style:style style:name="T73_14" style:family="text">
      <style:text-properties style:font-name="Verdana" fo:font-size="10pt" style:font-name-asian="Verdana" style:font-size-asian="10pt" style:font-name-complex="Verdana" style:font-size-complex="10pt"/>
    </style:style>
    <style:style style:name="T73_15" style:family="text">
      <style:text-properties style:font-name="Verdana" fo:font-size="10pt" style:font-name-asian="Verdana" style:font-size-asian="10pt" style:font-name-complex="Verdana" style:font-size-complex="10pt"/>
    </style:style>
    <style:style style:name="T73_16" style:family="text">
      <style:text-properties style:font-name="Verdana" fo:font-size="10pt" style:font-name-asian="Verdana" style:font-size-asian="10pt" style:font-name-complex="Verdana" style:font-size-complex="10pt"/>
    </style:style>
    <style:style style:name="T73_17" style:family="text">
      <style:text-properties style:font-name="Verdana" fo:font-size="10pt" style:font-name-asian="Verdana" style:font-size-asian="10pt" style:font-name-complex="Verdana" style:font-size-complex="10pt"/>
    </style:style>
    <style:style style:name="T73_18" style:family="text">
      <style:text-properties style:font-name="Verdana" fo:font-size="10pt" style:font-name-asian="Verdana" style:font-size-asian="10pt" style:font-name-complex="Verdana" style:font-size-complex="10pt"/>
    </style:style>
    <style:style style:name="T73_19" style:family="text">
      <style:text-properties style:font-name="Verdana" fo:font-size="10pt" style:font-name-asian="Verdana" style:font-size-asian="10pt" style:font-name-complex="Verdana" style:font-size-complex="10pt"/>
    </style:style>
    <style:style style:name="T73_20" style:family="text">
      <style:text-properties style:font-name="Verdana" fo:font-size="10pt" style:font-name-asian="Verdana" style:font-size-asian="10pt" style:font-name-complex="Verdana" style:font-size-complex="10pt"/>
    </style:style>
    <style:style style:name="T73_21" style:family="text">
      <style:text-properties style:font-name="Verdana" fo:font-size="10pt" style:font-name-asian="Verdana" style:font-size-asian="10pt" style:font-name-complex="Verdana" style:font-size-complex="10pt"/>
    </style:style>
    <style:style style:name="T73_22" style:family="text">
      <style:text-properties style:font-name="Verdana" fo:font-size="10pt" style:font-name-asian="Verdana" style:font-size-asian="10pt" style:font-name-complex="Verdana" style:font-size-complex="10pt"/>
    </style:style>
    <style:style style:name="T73_23" style:family="text">
      <style:text-properties style:font-name="Verdana" fo:font-size="10pt" style:font-name-asian="Verdana" style:font-size-asian="10pt" style:font-name-complex="Verdana" style:font-size-complex="10pt"/>
    </style:style>
    <style:style style:name="T73_24" style:family="text">
      <style:text-properties style:font-name="Verdana" fo:font-size="10pt" style:font-name-asian="Verdana" style:font-size-asian="10pt" style:font-name-complex="Verdana" style:font-size-complex="10pt"/>
    </style:style>
    <style:style style:name="T73_25" style:family="text">
      <style:text-properties style:font-name="Verdana" fo:font-size="10pt" style:font-name-asian="Verdana" style:font-size-asian="10pt" style:font-name-complex="Verdana" style:font-size-complex="10pt"/>
    </style:style>
    <style:style style:name="T73_26" style:family="text">
      <style:text-properties style:font-name="Verdana" fo:font-size="10pt" style:font-name-asian="Verdana" style:font-size-asian="10pt" style:font-name-complex="Verdana" style:font-size-complex="10pt"/>
    </style:style>
    <style:style style:name="T73_27" style:family="text">
      <style:text-properties style:font-name="Verdana" fo:font-size="10pt" style:font-name-asian="Verdana" style:font-size-asian="10pt" style:font-name-complex="Verdana" style:font-size-complex="10pt"/>
    </style:style>
    <style:style style:name="T73_28" style:family="text">
      <style:text-properties style:font-name="Verdana" fo:font-size="10pt" style:font-name-asian="Verdana" style:font-size-asian="10pt" style:font-name-complex="Verdana" style:font-size-complex="10pt"/>
    </style:style>
    <style:style style:name="T73_29" style:family="text">
      <style:text-properties style:font-name="Verdana" fo:font-size="10pt" style:font-name-asian="Verdana" style:font-size-asian="10pt" style:font-name-complex="Verdana" style:font-size-complex="10pt"/>
    </style:style>
    <style:style style:name="P74" style:family="paragraph" style:parent-style-name="Standard">
      <style:paragraph-properties fo:break-before="auto" fo:line-height="100%" fo:margin-top="0cm" style:writing-mode="lr-tb"/>
    </style:style>
    <style:style style:name="T74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74_2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74_3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74_4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74_5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74_6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74_7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74_8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74_9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74_10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74_1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74_12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75" style:family="paragraph" style:parent-style-name="Standard">
      <style:paragraph-properties fo:break-before="auto" fo:line-height="100%" fo:margin-top="0cm" style:writing-mode="lr-tb"/>
    </style:style>
    <style:style style:name="T75_1" style:family="text">
      <style:text-properties style:font-name="Verdana" fo:font-size="10pt" style:font-name-asian="Verdana" style:font-size-asian="10pt" style:font-name-complex="Verdana" style:font-size-complex="10pt"/>
    </style:style>
    <style:style style:name="T75_2" style:family="text">
      <style:text-properties style:font-name="Verdana" fo:font-size="10pt" style:font-name-asian="Verdana" style:font-size-asian="10pt" style:font-name-complex="Verdana" style:font-size-complex="10pt"/>
    </style:style>
    <style:style style:name="T75_3" style:family="text">
      <style:text-properties style:font-name="Verdana" fo:font-size="10pt" style:font-name-asian="Verdana" style:font-size-asian="10pt" style:font-name-complex="Verdana" style:font-size-complex="10pt"/>
    </style:style>
    <style:style style:name="T75_4" style:family="text">
      <style:text-properties style:font-name="Verdana" fo:font-size="10pt" style:font-name-asian="Verdana" style:font-size-asian="10pt" style:font-name-complex="Verdana" style:font-size-complex="10pt"/>
    </style:style>
    <style:style style:name="T75_5" style:family="text">
      <style:text-properties style:font-name="Verdana" fo:font-size="10pt" style:font-name-asian="Verdana" style:font-size-asian="10pt" style:font-name-complex="Verdana" style:font-size-complex="10pt"/>
    </style:style>
    <style:style style:name="T75_6" style:family="text">
      <style:text-properties style:font-name="Verdana" fo:font-size="10pt" style:font-name-asian="Verdana" style:font-size-asian="10pt" style:font-name-complex="Verdana" style:font-size-complex="10pt"/>
    </style:style>
    <style:style style:name="T75_7" style:family="text">
      <style:text-properties style:font-name="Verdana" fo:font-size="10pt" style:font-name-asian="Verdana" style:font-size-asian="10pt" style:font-name-complex="Verdana" style:font-size-complex="10pt"/>
    </style:style>
    <style:style style:name="T75_8" style:family="text">
      <style:text-properties style:font-name="Verdana" fo:font-size="10pt" style:font-name-asian="Verdana" style:font-size-asian="10pt" style:font-name-complex="Verdana" style:font-size-complex="10pt"/>
    </style:style>
    <style:style style:name="T75_9" style:family="text">
      <style:text-properties style:font-name="Verdana" fo:font-size="10pt" style:font-name-asian="Verdana" style:font-size-asian="10pt" style:font-name-complex="Verdana" style:font-size-complex="10pt"/>
    </style:style>
    <style:style style:name="T75_10" style:family="text">
      <style:text-properties style:font-name="Verdana" fo:font-size="10pt" style:font-name-asian="Verdana" style:font-size-asian="10pt" style:font-name-complex="Verdana" style:font-size-complex="10pt"/>
    </style:style>
    <style:style style:name="T75_11" style:family="text">
      <style:text-properties style:font-name="Verdana" fo:font-size="10pt" style:font-name-asian="Verdana" style:font-size-asian="10pt" style:font-name-complex="Verdana" style:font-size-complex="10pt"/>
    </style:style>
    <style:style style:name="T75_12" style:family="text">
      <style:text-properties style:font-name="Verdana" fo:font-size="10pt" style:font-name-asian="Verdana" style:font-size-asian="10pt" style:font-name-complex="Verdana" style:font-size-complex="10pt"/>
    </style:style>
    <style:style style:name="T75_13" style:family="text">
      <style:text-properties style:font-name="Verdana" fo:font-size="10pt" style:font-name-asian="Verdana" style:font-size-asian="10pt" style:font-name-complex="Verdana" style:font-size-complex="10pt"/>
    </style:style>
    <style:style style:name="T75_14" style:family="text">
      <style:text-properties style:font-name="Verdana" fo:font-size="10pt" style:font-name-asian="Verdana" style:font-size-asian="10pt" style:font-name-complex="Verdana" style:font-size-complex="10pt"/>
    </style:style>
    <style:style style:name="T75_15" style:family="text">
      <style:text-properties style:font-name="Verdana" fo:font-size="10pt" style:font-name-asian="Verdana" style:font-size-asian="10pt" style:font-name-complex="Verdana" style:font-size-complex="10pt"/>
    </style:style>
    <style:style style:name="T75_16" style:family="text">
      <style:text-properties style:font-name="Verdana" fo:font-size="10pt" style:font-name-asian="Verdana" style:font-size-asian="10pt" style:font-name-complex="Verdana" style:font-size-complex="10pt"/>
    </style:style>
    <style:style style:name="T75_17" style:family="text">
      <style:text-properties style:font-name="Verdana" fo:font-size="10pt" style:font-name-asian="Verdana" style:font-size-asian="10pt" style:font-name-complex="Verdana" style:font-size-complex="10pt"/>
    </style:style>
    <style:style style:name="T75_18" style:family="text">
      <style:text-properties style:font-name="Verdana" fo:font-size="10pt" style:font-name-asian="Verdana" style:font-size-asian="10pt" style:font-name-complex="Verdana" style:font-size-complex="10pt"/>
    </style:style>
    <style:style style:name="T75_19" style:family="text">
      <style:text-properties style:font-name="Verdana" fo:font-size="10pt" style:font-name-asian="Verdana" style:font-size-asian="10pt" style:font-name-complex="Verdana" style:font-size-complex="10pt"/>
    </style:style>
    <style:style style:name="T75_20" style:family="text">
      <style:text-properties style:font-name="Verdana" fo:font-size="10pt" style:font-name-asian="Verdana" style:font-size-asian="10pt" style:font-name-complex="Verdana" style:font-size-complex="10pt"/>
    </style:style>
    <style:style style:name="T75_21" style:family="text">
      <style:text-properties style:font-name="Verdana" fo:font-size="10pt" style:font-name-asian="Verdana" style:font-size-asian="10pt" style:font-name-complex="Verdana" style:font-size-complex="10pt"/>
    </style:style>
    <style:style style:name="T75_22" style:family="text">
      <style:text-properties style:font-name="Verdana" fo:font-size="10pt" style:font-name-asian="Verdana" style:font-size-asian="10pt" style:font-name-complex="Verdana" style:font-size-complex="10pt"/>
    </style:style>
    <style:style style:name="P76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T76_1" style:family="text">
      <style:text-properties style:font-name="Verdana" fo:font-size="10pt" style:font-name-asian="Verdana" style:font-size-asian="10pt" style:font-name-complex="Verdana" style:font-size-complex="10pt"/>
    </style:style>
    <style:style style:name="T76_2" style:family="text">
      <style:text-properties style:font-name="Verdana" fo:font-size="10pt" style:font-name-asian="Verdana" style:font-size-asian="10pt" style:font-name-complex="Verdana" style:font-size-complex="10pt"/>
    </style:style>
    <style:style style:name="T76_3" style:family="text">
      <style:text-properties style:font-name="Verdana" fo:font-size="10pt" style:font-name-asian="Verdana" style:font-size-asian="10pt" style:font-name-complex="Verdana" style:font-size-complex="10pt"/>
    </style:style>
    <style:style style:name="T76_4" style:family="text">
      <style:text-properties style:font-name="Verdana" fo:font-size="10pt" style:font-name-asian="Verdana" style:font-size-asian="10pt" style:font-name-complex="Verdana" style:font-size-complex="10pt"/>
    </style:style>
    <style:style style:name="T76_5" style:family="text">
      <style:text-properties style:font-name="Verdana" fo:font-size="10pt" style:font-name-asian="Verdana" style:font-size-asian="10pt" style:font-name-complex="Verdana" style:font-size-complex="10pt"/>
    </style:style>
    <style:style style:name="T76_6" style:family="text">
      <style:text-properties style:font-name="Verdana" fo:font-size="10pt" style:font-name-asian="Verdana" style:font-size-asian="10pt" style:font-name-complex="Verdana" style:font-size-complex="10pt"/>
    </style:style>
    <style:style style:name="T76_7" style:family="text">
      <style:text-properties style:font-name="Verdana" fo:font-size="10pt" style:font-name-asian="Verdana" style:font-size-asian="10pt" style:font-name-complex="Verdana" style:font-size-complex="10pt"/>
    </style:style>
    <style:style style:name="T76_8" style:family="text">
      <style:text-properties style:font-name="Verdana" fo:font-size="10pt" style:font-name-asian="Verdana" style:font-size-asian="10pt" style:font-name-complex="Verdana" style:font-size-complex="10pt"/>
    </style:style>
    <style:style style:name="T76_9" style:family="text">
      <style:text-properties style:font-name="Verdana" fo:font-size="10pt" style:font-name-asian="Verdana" style:font-size-asian="10pt" style:font-name-complex="Verdana" style:font-size-complex="10pt"/>
    </style:style>
    <style:style style:name="T76_10" style:family="text">
      <style:text-properties style:font-name="Verdana" fo:font-size="10pt" style:font-name-asian="Verdana" style:font-size-asian="10pt" style:font-name-complex="Verdana" style:font-size-complex="10pt"/>
    </style:style>
    <style:style style:name="T76_11" style:family="text">
      <style:text-properties style:font-name="Verdana" fo:font-size="10pt" style:font-name-asian="Verdana" style:font-size-asian="10pt" style:font-name-complex="Verdana" style:font-size-complex="10pt"/>
    </style:style>
    <style:style style:name="T76_12" style:family="text">
      <style:text-properties style:font-name="Verdana" fo:font-size="10pt" style:font-name-asian="Verdana" style:font-size-asian="10pt" style:font-name-complex="Verdana" style:font-size-complex="10pt"/>
    </style:style>
    <style:style style:name="T76_13" style:family="text">
      <style:text-properties style:font-name="Verdana" fo:font-size="10pt" style:font-name-asian="Verdana" style:font-size-asian="10pt" style:font-name-complex="Verdana" style:font-size-complex="10pt"/>
    </style:style>
    <style:style style:name="T76_14" style:family="text">
      <style:text-properties style:font-name="Verdana" fo:font-size="10pt" style:font-name-asian="Verdana" style:font-size-asian="10pt" style:font-name-complex="Verdana" style:font-size-complex="10pt"/>
    </style:style>
    <style:style style:name="T76_15" style:family="text">
      <style:text-properties style:font-name="Verdana" fo:font-size="10pt" style:font-name-asian="Verdana" style:font-size-asian="10pt" style:font-name-complex="Verdana" style:font-size-complex="10pt"/>
    </style:style>
    <style:style style:name="T76_16" style:family="text">
      <style:text-properties style:font-name="Verdana" fo:font-size="10pt" style:font-name-asian="Verdana" style:font-size-asian="10pt" style:font-name-complex="Verdana" style:font-size-complex="10pt"/>
    </style:style>
    <style:style style:name="T76_17" style:family="text">
      <style:text-properties style:font-name="Verdana" fo:font-size="10pt" style:font-name-asian="Verdana" style:font-size-asian="10pt" style:font-name-complex="Verdana" style:font-size-complex="10pt"/>
    </style:style>
    <style:style style:name="T76_18" style:family="text">
      <style:text-properties style:font-name="Verdana" fo:font-size="10pt" style:font-name-asian="Verdana" style:font-size-asian="10pt" style:font-name-complex="Verdana" style:font-size-complex="10pt"/>
    </style:style>
    <style:style style:name="T76_19" style:family="text">
      <style:text-properties style:font-name="Verdana" fo:font-size="10pt" style:font-name-asian="Verdana" style:font-size-asian="10pt" style:font-name-complex="Verdana" style:font-size-complex="10pt"/>
    </style:style>
    <style:style style:name="T76_20" style:family="text">
      <style:text-properties style:font-name="Verdana" fo:font-size="10pt" style:font-name-asian="Verdana" style:font-size-asian="10pt" style:font-name-complex="Verdana" style:font-size-complex="10pt"/>
    </style:style>
    <style:style style:name="T76_21" style:family="text">
      <style:text-properties style:font-name="Verdana" fo:font-size="10pt" style:font-name-asian="Verdana" style:font-size-asian="10pt" style:font-name-complex="Verdana" style:font-size-complex="10pt"/>
    </style:style>
    <style:style style:name="T76_22" style:family="text">
      <style:text-properties style:font-name="Verdana" fo:font-size="10pt" style:font-name-asian="Verdana" style:font-size-asian="10pt" style:font-name-complex="Verdana" style:font-size-complex="10pt"/>
    </style:style>
    <style:style style:name="T76_23" style:family="text">
      <style:text-properties style:font-name="Verdana" fo:font-size="10pt" style:font-name-asian="Verdana" style:font-size-asian="10pt" style:font-name-complex="Verdana" style:font-size-complex="10pt"/>
    </style:style>
    <style:style style:name="T76_24" style:family="text">
      <style:text-properties style:font-name="Verdana" fo:font-size="10pt" style:font-name-asian="Verdana" style:font-size-asian="10pt" style:font-name-complex="Verdana" style:font-size-complex="10pt"/>
    </style:style>
    <style:style style:name="T76_25" style:family="text">
      <style:text-properties style:font-name="Verdana" fo:font-size="10pt" style:font-name-asian="Verdana" style:font-size-asian="10pt" style:font-name-complex="Verdana" style:font-size-complex="10pt"/>
    </style:style>
    <style:style style:name="T76_26" style:family="text">
      <style:text-properties style:font-name="Verdana" fo:font-size="10pt" style:font-name-asian="Verdana" style:font-size-asian="10pt" style:font-name-complex="Verdana" style:font-size-complex="10pt"/>
    </style:style>
    <style:style style:name="T76_27" style:family="text">
      <style:text-properties style:font-name="Verdana" fo:font-size="10pt" style:font-name-asian="Verdana" style:font-size-asian="10pt" style:font-name-complex="Verdana" style:font-size-complex="10pt"/>
    </style:style>
    <style:style style:name="T76_28" style:family="text">
      <style:text-properties style:font-name="Verdana" fo:font-size="10pt" style:font-name-asian="Verdana" style:font-size-asian="10pt" style:font-name-complex="Verdana" style:font-size-complex="10pt"/>
    </style:style>
    <style:style style:name="T76_29" style:family="text">
      <style:text-properties style:font-name="Verdana" fo:font-size="10pt" style:font-name-asian="Verdana" style:font-size-asian="10pt" style:font-name-complex="Verdana" style:font-size-complex="10pt"/>
    </style:style>
    <style:style style:name="T76_30" style:family="text">
      <style:text-properties style:font-name="Verdana" fo:font-size="10pt" style:font-name-asian="Verdana" style:font-size-asian="10pt" style:font-name-complex="Verdana" style:font-size-complex="10pt"/>
    </style:style>
    <style:style style:name="T76_31" style:family="text">
      <style:text-properties style:font-name="Verdana" fo:font-size="10pt" style:font-name-asian="Verdana" style:font-size-asian="10pt" style:font-name-complex="Verdana" style:font-size-complex="10pt"/>
    </style:style>
    <style:style style:name="T76_32" style:family="text">
      <style:text-properties style:font-name="Verdana" fo:font-size="10pt" style:font-name-asian="Verdana" style:font-size-asian="10pt" style:font-name-complex="Verdana" style:font-size-complex="10pt"/>
    </style:style>
    <style:style style:name="T76_33" style:family="text">
      <style:text-properties style:font-name="Verdana" fo:font-size="10pt" style:font-name-asian="Verdana" style:font-size-asian="10pt" style:font-name-complex="Verdana" style:font-size-complex="10pt"/>
    </style:style>
    <style:style style:name="T76_34" style:family="text">
      <style:text-properties style:font-name="Verdana" fo:font-size="10pt" style:font-name-asian="Verdana" style:font-size-asian="10pt" style:font-name-complex="Verdana" style:font-size-complex="10pt"/>
    </style:style>
    <style:style style:name="T76_35" style:family="text">
      <style:text-properties style:font-name="Verdana" fo:font-size="10pt" style:font-name-asian="Verdana" style:font-size-asian="10pt" style:font-name-complex="Verdana" style:font-size-complex="10pt"/>
    </style:style>
    <style:style style:name="T76_36" style:family="text">
      <style:text-properties style:font-name="Verdana" fo:font-size="10pt" style:font-name-asian="Verdana" style:font-size-asian="10pt" style:font-name-complex="Verdana" style:font-size-complex="10pt"/>
    </style:style>
    <style:style style:name="T76_37" style:family="text">
      <style:text-properties style:font-name="Verdana" fo:font-size="10pt" style:font-name-asian="Verdana" style:font-size-asian="10pt" style:font-name-complex="Verdana" style:font-size-complex="10pt"/>
    </style:style>
    <style:style style:name="T76_38" style:family="text">
      <style:text-properties style:font-name="Verdana" fo:font-size="10pt" style:font-name-asian="Verdana" style:font-size-asian="10pt" style:font-name-complex="Verdana" style:font-size-complex="10pt"/>
    </style:style>
    <style:style style:name="T76_39" style:family="text">
      <style:text-properties style:font-name="Verdana" fo:font-size="10pt" style:font-name-asian="Verdana" style:font-size-asian="10pt" style:font-name-complex="Verdana" style:font-size-complex="10pt"/>
    </style:style>
    <style:style style:name="T76_40" style:family="text">
      <style:text-properties style:font-name="Verdana" fo:font-size="10pt" style:font-name-asian="Verdana" style:font-size-asian="10pt" style:font-name-complex="Verdana" style:font-size-complex="10pt"/>
    </style:style>
    <style:style style:name="T76_41" style:family="text">
      <style:text-properties style:font-name="Verdana" fo:font-size="10pt" style:font-name-asian="Verdana" style:font-size-asian="10pt" style:font-name-complex="Verdana" style:font-size-complex="10pt"/>
    </style:style>
    <style:style style:name="T76_42" style:family="text">
      <style:text-properties style:font-name="Verdana" fo:font-size="10pt" style:font-name-asian="Verdana" style:font-size-asian="10pt" style:font-name-complex="Verdana" style:font-size-complex="10pt"/>
    </style:style>
    <style:style style:name="P77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T77_1" style:family="text">
      <style:text-properties style:font-name="Verdana" fo:font-size="10pt" style:font-name-asian="Verdana" style:font-size-asian="10pt" style:font-name-complex="Verdana" style:font-size-complex="10pt"/>
    </style:style>
    <style:style style:name="T77_2" style:family="text">
      <style:text-properties style:font-name="Verdana" fo:font-size="10pt" style:font-name-asian="Verdana" style:font-size-asian="10pt" style:font-name-complex="Verdana" style:font-size-complex="10pt"/>
    </style:style>
    <style:style style:name="T77_3" style:family="text">
      <style:text-properties style:font-name="Verdana" fo:font-size="10pt" style:font-name-asian="Verdana" style:font-size-asian="10pt" style:font-name-complex="Verdana" style:font-size-complex="10pt"/>
    </style:style>
    <style:style style:name="T77_4" style:family="text">
      <style:text-properties style:font-name="Verdana" fo:font-size="10pt" style:font-name-asian="Verdana" style:font-size-asian="10pt" style:font-name-complex="Verdana" style:font-size-complex="10pt"/>
    </style:style>
    <style:style style:name="T77_5" style:family="text">
      <style:text-properties style:font-name="Verdana" fo:font-size="10pt" style:font-name-asian="Verdana" style:font-size-asian="10pt" style:font-name-complex="Verdana" style:font-size-complex="10pt"/>
    </style:style>
    <style:style style:name="T77_6" style:family="text">
      <style:text-properties style:font-name="Verdana" fo:font-size="10pt" style:font-name-asian="Verdana" style:font-size-asian="10pt" style:font-name-complex="Verdana" style:font-size-complex="10pt"/>
    </style:style>
    <style:style style:name="T77_7" style:family="text">
      <style:text-properties style:font-name="Verdana" fo:font-size="10pt" style:font-name-asian="Verdana" style:font-size-asian="10pt" style:font-name-complex="Verdana" style:font-size-complex="10pt"/>
    </style:style>
    <style:style style:name="T77_8" style:family="text">
      <style:text-properties style:font-name="Verdana" fo:font-size="10pt" style:font-name-asian="Verdana" style:font-size-asian="10pt" style:font-name-complex="Verdana" style:font-size-complex="10pt"/>
    </style:style>
    <style:style style:name="T77_9" style:family="text">
      <style:text-properties style:font-name="Verdana" fo:font-size="10pt" style:font-name-asian="Verdana" style:font-size-asian="10pt" style:font-name-complex="Verdana" style:font-size-complex="10pt"/>
    </style:style>
    <style:style style:name="T77_10" style:family="text">
      <style:text-properties style:font-name="Verdana" fo:font-size="10pt" style:font-name-asian="Verdana" style:font-size-asian="10pt" style:font-name-complex="Verdana" style:font-size-complex="10pt"/>
    </style:style>
    <style:style style:name="T77_11" style:family="text">
      <style:text-properties style:font-name="Verdana" fo:font-size="10pt" style:font-name-asian="Verdana" style:font-size-asian="10pt" style:font-name-complex="Verdana" style:font-size-complex="10pt"/>
    </style:style>
    <style:style style:name="T77_12" style:family="text">
      <style:text-properties style:font-name="Verdana" fo:font-size="10pt" style:font-name-asian="Verdana" style:font-size-asian="10pt" style:font-name-complex="Verdana" style:font-size-complex="10pt"/>
    </style:style>
    <style:style style:name="T77_13" style:family="text">
      <style:text-properties style:font-name="Verdana" fo:font-size="10pt" style:font-name-asian="Verdana" style:font-size-asian="10pt" style:font-name-complex="Verdana" style:font-size-complex="10pt"/>
    </style:style>
    <style:style style:name="T77_14" style:family="text">
      <style:text-properties style:font-name="Verdana" fo:font-size="10pt" style:font-name-asian="Verdana" style:font-size-asian="10pt" style:font-name-complex="Verdana" style:font-size-complex="10pt"/>
    </style:style>
    <style:style style:name="T77_15" style:family="text">
      <style:text-properties style:font-name="Verdana" fo:font-size="10pt" style:font-name-asian="Verdana" style:font-size-asian="10pt" style:font-name-complex="Verdana" style:font-size-complex="10pt"/>
    </style:style>
    <style:style style:name="T77_16" style:family="text">
      <style:text-properties style:font-name="Verdana" fo:font-size="10pt" style:font-name-asian="Verdana" style:font-size-asian="10pt" style:font-name-complex="Verdana" style:font-size-complex="10pt"/>
    </style:style>
    <style:style style:name="T77_17" style:family="text">
      <style:text-properties style:font-name="Verdana" fo:font-size="10pt" style:font-name-asian="Verdana" style:font-size-asian="10pt" style:font-name-complex="Verdana" style:font-size-complex="10pt"/>
    </style:style>
    <style:style style:name="T77_18" style:family="text">
      <style:text-properties style:font-name="Verdana" fo:font-size="10pt" style:font-name-asian="Verdana" style:font-size-asian="10pt" style:font-name-complex="Verdana" style:font-size-complex="10pt"/>
    </style:style>
    <style:style style:name="T77_19" style:family="text">
      <style:text-properties style:font-name="Verdana" fo:font-size="10pt" style:font-name-asian="Verdana" style:font-size-asian="10pt" style:font-name-complex="Verdana" style:font-size-complex="10pt"/>
    </style:style>
    <style:style style:name="T77_20" style:family="text">
      <style:text-properties style:font-name="Verdana" fo:font-size="10pt" style:font-name-asian="Verdana" style:font-size-asian="10pt" style:font-name-complex="Verdana" style:font-size-complex="10pt"/>
    </style:style>
    <style:style style:name="T77_2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77_22" style:family="text">
      <style:text-properties style:font-name="Verdana" fo:font-size="10pt" style:font-name-asian="Verdana" style:font-size-asian="10pt" style:font-name-complex="Verdana" style:font-size-complex="10pt"/>
    </style:style>
    <style:style style:name="T77_23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77_24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77_25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77_26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77_27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77_28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77_29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77_30" style:family="text">
      <style:text-properties style:font-name="Verdana" fo:font-size="10pt" style:font-name-asian="Verdana" style:font-size-asian="10pt" style:font-name-complex="Verdana" style:font-size-complex="10pt"/>
    </style:style>
    <style:style style:name="T77_31" style:family="text">
      <style:text-properties style:font-name="Verdana" fo:font-size="10pt" style:font-name-asian="Verdana" style:font-size-asian="10pt" style:font-name-complex="Verdana" style:font-size-complex="10pt"/>
    </style:style>
    <style:style style:name="T77_32" style:family="text">
      <style:text-properties style:font-name="Verdana" fo:font-size="10pt" style:font-name-asian="Verdana" style:font-size-asian="10pt" style:font-name-complex="Verdana" style:font-size-complex="10pt"/>
    </style:style>
    <style:style style:name="T77_33" style:family="text">
      <style:text-properties style:font-name="Verdana" fo:font-size="10pt" style:font-name-asian="Verdana" style:font-size-asian="10pt" style:font-name-complex="Verdana" style:font-size-complex="10pt"/>
    </style:style>
    <style:style style:name="T77_34" style:family="text">
      <style:text-properties style:font-name="Verdana" fo:font-size="10pt" style:font-name-asian="Verdana" style:font-size-asian="10pt" style:font-name-complex="Verdana" style:font-size-complex="10pt"/>
    </style:style>
    <style:style style:name="T77_35" style:family="text">
      <style:text-properties style:font-name="Verdana" fo:font-size="10pt" style:font-name-asian="Verdana" style:font-size-asian="10pt" style:font-name-complex="Verdana" style:font-size-complex="10pt"/>
    </style:style>
    <style:style style:name="T77_36" style:family="text">
      <style:text-properties style:font-name="Verdana" fo:font-size="10pt" style:font-name-asian="Verdana" style:font-size-asian="10pt" style:font-name-complex="Verdana" style:font-size-complex="10pt"/>
    </style:style>
    <style:style style:name="T77_37" style:family="text">
      <style:text-properties style:font-name="Verdana" fo:font-size="10pt" style:font-name-asian="Verdana" style:font-size-asian="10pt" style:font-name-complex="Verdana" style:font-size-complex="10pt"/>
    </style:style>
    <style:style style:name="T77_38" style:family="text">
      <style:text-properties style:font-name="Verdana" fo:font-size="10pt" style:font-name-asian="Verdana" style:font-size-asian="10pt" style:font-name-complex="Verdana" style:font-size-complex="10pt"/>
    </style:style>
    <style:style style:name="T77_39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77_40" style:family="text">
      <style:text-properties style:font-name="Verdana" fo:font-size="10pt" style:font-name-asian="Verdana" style:font-size-asian="10pt" style:font-name-complex="Verdana" style:font-size-complex="10pt"/>
    </style:style>
    <style:style style:name="T77_41" style:family="text">
      <style:text-properties style:font-name="Verdana" fo:font-size="10pt" style:font-name-asian="Verdana" style:font-size-asian="10pt" style:font-name-complex="Verdana" style:font-size-complex="10pt"/>
    </style:style>
    <style:style style:name="T77_42" style:family="text">
      <style:text-properties style:font-name="Verdana" fo:font-size="10pt" style:font-name-asian="Verdana" style:font-size-asian="10pt" style:font-name-complex="Verdana" style:font-size-complex="10pt"/>
    </style:style>
    <style:style style:name="T77_43" style:family="text">
      <style:text-properties style:font-name="Verdana" fo:font-size="10pt" style:font-name-asian="Verdana" style:font-size-asian="10pt" style:font-name-complex="Verdana" style:font-size-complex="10pt"/>
    </style:style>
    <style:style style:name="T77_44" style:family="text">
      <style:text-properties style:font-name="Verdana" fo:font-size="10pt" style:font-name-asian="Verdana" style:font-size-asian="10pt" style:font-name-complex="Verdana" style:font-size-complex="10pt"/>
    </style:style>
    <style:style style:name="T77_45" style:family="text">
      <style:text-properties style:font-name="Verdana" fo:font-size="10pt" style:font-name-asian="Verdana" style:font-size-asian="10pt" style:font-name-complex="Verdana" style:font-size-complex="10pt"/>
    </style:style>
    <style:style style:name="T77_46" style:family="text">
      <style:text-properties style:font-name="Verdana" fo:font-size="10pt" style:font-name-asian="Verdana" style:font-size-asian="10pt" style:font-name-complex="Verdana" style:font-size-complex="10pt"/>
    </style:style>
    <style:style style:name="T77_47" style:family="text">
      <style:text-properties style:font-name="Verdana" fo:font-size="10pt" style:font-name-asian="Verdana" style:font-size-asian="10pt" style:font-name-complex="Verdana" style:font-size-complex="10pt"/>
    </style:style>
    <style:style style:name="T77_48" style:family="text">
      <style:text-properties style:font-name="Verdana" fo:font-size="10pt" style:font-name-asian="Verdana" style:font-size-asian="10pt" style:font-name-complex="Verdana" style:font-size-complex="10pt"/>
    </style:style>
    <style:style style:name="T77_49" style:family="text">
      <style:text-properties style:font-name="Verdana" fo:font-size="10pt" style:font-name-asian="Verdana" style:font-size-asian="10pt" style:font-name-complex="Verdana" style:font-size-complex="10pt"/>
    </style:style>
    <style:style style:name="T77_50" style:family="text">
      <style:text-properties style:font-name="Verdana" fo:font-size="10pt" style:font-name-asian="Verdana" style:font-size-asian="10pt" style:font-name-complex="Verdana" style:font-size-complex="10pt"/>
    </style:style>
    <style:style style:name="P78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T78_1" style:family="text">
      <style:text-properties style:font-name="Verdana" fo:font-size="10pt" style:font-name-asian="Verdana" style:font-size-asian="10pt" style:font-name-complex="Verdana" style:font-size-complex="10pt"/>
    </style:style>
    <style:style style:name="T78_2" style:family="text">
      <style:text-properties style:font-name="Verdana" fo:font-size="10pt" style:font-name-asian="Verdana" style:font-size-asian="10pt" style:font-name-complex="Verdana" style:font-size-complex="10pt"/>
    </style:style>
    <style:style style:name="T78_3" style:family="text">
      <style:text-properties style:font-name="Verdana" fo:font-size="10pt" style:font-name-asian="Verdana" style:font-size-asian="10pt" style:font-name-complex="Verdana" style:font-size-complex="10pt"/>
    </style:style>
    <style:style style:name="T78_4" style:family="text">
      <style:text-properties style:font-name="Verdana" fo:font-size="10pt" style:font-name-asian="Verdana" style:font-size-asian="10pt" style:font-name-complex="Verdana" style:font-size-complex="10pt"/>
    </style:style>
    <style:style style:name="T78_5" style:family="text">
      <style:text-properties style:font-name="Verdana" fo:font-size="10pt" style:font-name-asian="Verdana" style:font-size-asian="10pt" style:font-name-complex="Verdana" style:font-size-complex="10pt"/>
    </style:style>
    <style:style style:name="T78_6" style:family="text">
      <style:text-properties style:font-name="Verdana" fo:font-size="10pt" style:font-name-asian="Verdana" style:font-size-asian="10pt" style:font-name-complex="Verdana" style:font-size-complex="10pt"/>
    </style:style>
    <style:style style:name="T78_7" style:family="text">
      <style:text-properties style:font-name="Verdana" fo:font-size="10pt" style:font-name-asian="Verdana" style:font-size-asian="10pt" style:font-name-complex="Verdana" style:font-size-complex="10pt"/>
    </style:style>
    <style:style style:name="T78_8" style:family="text">
      <style:text-properties style:font-name="Verdana" fo:font-size="10pt" style:font-name-asian="Verdana" style:font-size-asian="10pt" style:font-name-complex="Verdana" style:font-size-complex="10pt"/>
    </style:style>
    <style:style style:name="T78_9" style:family="text">
      <style:text-properties style:font-name="Verdana" fo:font-size="10pt" style:font-name-asian="Verdana" style:font-size-asian="10pt" style:font-name-complex="Verdana" style:font-size-complex="10pt"/>
    </style:style>
    <style:style style:name="T78_10" style:family="text">
      <style:text-properties style:font-name="Verdana" fo:font-size="10pt" style:font-name-asian="Verdana" style:font-size-asian="10pt" style:font-name-complex="Verdana" style:font-size-complex="10pt"/>
    </style:style>
    <style:style style:name="T78_11" style:family="text">
      <style:text-properties style:font-name="Verdana" fo:font-size="10pt" style:font-name-asian="Verdana" style:font-size-asian="10pt" style:font-name-complex="Verdana" style:font-size-complex="10pt"/>
    </style:style>
    <style:style style:name="T78_12" style:family="text">
      <style:text-properties style:font-name="Verdana" fo:font-size="10pt" style:font-name-asian="Verdana" style:font-size-asian="10pt" style:font-name-complex="Verdana" style:font-size-complex="10pt"/>
    </style:style>
    <style:style style:name="T78_13" style:family="text">
      <style:text-properties style:font-name="Verdana" fo:font-size="10pt" style:font-name-asian="Verdana" style:font-size-asian="10pt" style:font-name-complex="Verdana" style:font-size-complex="10pt"/>
    </style:style>
    <style:style style:name="T78_14" style:family="text">
      <style:text-properties style:font-name="Verdana" fo:font-size="10pt" style:font-name-asian="Verdana" style:font-size-asian="10pt" style:font-name-complex="Verdana" style:font-size-complex="10pt"/>
    </style:style>
    <style:style style:name="T78_15" style:family="text">
      <style:text-properties style:font-name="Verdana" fo:font-size="10pt" style:font-name-asian="Verdana" style:font-size-asian="10pt" style:font-name-complex="Verdana" style:font-size-complex="10pt"/>
    </style:style>
    <style:style style:name="T78_16" style:family="text">
      <style:text-properties style:font-name="Verdana" fo:font-size="10pt" style:font-name-asian="Verdana" style:font-size-asian="10pt" style:font-name-complex="Verdana" style:font-size-complex="10pt"/>
    </style:style>
    <style:style style:name="T78_17" style:family="text">
      <style:text-properties style:font-name="Verdana" fo:font-size="10pt" style:font-name-asian="Verdana" style:font-size-asian="10pt" style:font-name-complex="Verdana" style:font-size-complex="10pt"/>
    </style:style>
    <style:style style:name="T78_18" style:family="text">
      <style:text-properties style:font-name="Verdana" fo:font-size="10pt" style:font-name-asian="Verdana" style:font-size-asian="10pt" style:font-name-complex="Verdana" style:font-size-complex="10pt"/>
    </style:style>
    <style:style style:name="T78_19" style:family="text">
      <style:text-properties style:font-name="Verdana" fo:font-size="10pt" style:font-name-asian="Verdana" style:font-size-asian="10pt" style:font-name-complex="Verdana" style:font-size-complex="10pt"/>
    </style:style>
    <style:style style:name="T78_20" style:family="text">
      <style:text-properties style:font-name="Verdana" fo:font-size="10pt" style:font-name-asian="Verdana" style:font-size-asian="10pt" style:font-name-complex="Verdana" style:font-size-complex="10pt"/>
    </style:style>
    <style:style style:name="T78_21" style:family="text">
      <style:text-properties style:font-name="Verdana" fo:font-size="10pt" style:font-name-asian="Verdana" style:font-size-asian="10pt" style:font-name-complex="Verdana" style:font-size-complex="10pt"/>
    </style:style>
    <style:style style:name="T78_22" style:family="text">
      <style:text-properties style:font-name="Verdana" fo:font-size="10pt" style:font-name-asian="Verdana" style:font-size-asian="10pt" style:font-name-complex="Verdana" style:font-size-complex="10pt"/>
    </style:style>
    <style:style style:name="T78_23" style:family="text">
      <style:text-properties style:font-name="Verdana" fo:font-size="10pt" style:font-name-asian="Verdana" style:font-size-asian="10pt" style:font-name-complex="Verdana" style:font-size-complex="10pt"/>
    </style:style>
    <style:style style:name="T78_24" style:family="text">
      <style:text-properties style:font-name="Verdana" fo:font-size="10pt" style:font-name-asian="Verdana" style:font-size-asian="10pt" style:font-name-complex="Verdana" style:font-size-complex="10pt"/>
    </style:style>
    <style:style style:name="T78_25" style:family="text">
      <style:text-properties style:font-name="Verdana" fo:font-size="10pt" style:font-name-asian="Verdana" style:font-size-asian="10pt" style:font-name-complex="Verdana" style:font-size-complex="10pt"/>
    </style:style>
    <style:style style:name="T78_26" style:family="text">
      <style:text-properties style:font-name="Verdana" fo:font-size="10pt" style:font-name-asian="Verdana" style:font-size-asian="10pt" style:font-name-complex="Verdana" style:font-size-complex="10pt"/>
    </style:style>
    <style:style style:name="T78_27" style:family="text">
      <style:text-properties style:font-name="Verdana" fo:font-size="10pt" style:font-name-asian="Verdana" style:font-size-asian="10pt" style:font-name-complex="Verdana" style:font-size-complex="10pt"/>
    </style:style>
    <style:style style:name="T78_28" style:family="text">
      <style:text-properties style:font-name="Verdana" fo:font-size="10pt" style:font-name-asian="Verdana" style:font-size-asian="10pt" style:font-name-complex="Verdana" style:font-size-complex="10pt"/>
    </style:style>
    <style:style style:name="T78_29" style:family="text">
      <style:text-properties style:font-name="Verdana" fo:font-size="10pt" style:font-name-asian="Verdana" style:font-size-asian="10pt" style:font-name-complex="Verdana" style:font-size-complex="10pt"/>
    </style:style>
    <style:style style:name="T78_30" style:family="text">
      <style:text-properties style:font-name="Verdana" fo:font-size="10pt" style:font-name-asian="Verdana" style:font-size-asian="10pt" style:font-name-complex="Verdana" style:font-size-complex="10pt"/>
    </style:style>
    <style:style style:name="T78_31" style:family="text">
      <style:text-properties style:font-name="Verdana" fo:font-size="10pt" style:font-name-asian="Verdana" style:font-size-asian="10pt" style:font-name-complex="Verdana" style:font-size-complex="10pt"/>
    </style:style>
    <style:style style:name="T78_32" style:family="text">
      <style:text-properties style:font-name="Verdana" fo:font-size="10pt" style:font-name-asian="Verdana" style:font-size-asian="10pt" style:font-name-complex="Verdana" style:font-size-complex="10pt"/>
    </style:style>
    <style:style style:name="T78_33" style:family="text">
      <style:text-properties style:font-name="Verdana" fo:font-size="10pt" style:font-name-asian="Verdana" style:font-size-asian="10pt" style:font-name-complex="Verdana" style:font-size-complex="10pt"/>
    </style:style>
    <style:style style:name="T78_34" style:family="text">
      <style:text-properties style:font-name="Verdana" fo:font-size="10pt" style:font-name-asian="Verdana" style:font-size-asian="10pt" style:font-name-complex="Verdana" style:font-size-complex="10pt"/>
    </style:style>
    <style:style style:name="T78_35" style:family="text">
      <style:text-properties style:font-name="Verdana" fo:font-size="10pt" style:font-name-asian="Verdana" style:font-size-asian="10pt" style:font-name-complex="Verdana" style:font-size-complex="10pt"/>
    </style:style>
    <style:style style:name="T78_36" style:family="text">
      <style:text-properties style:font-name="Verdana" fo:font-size="10pt" style:font-name-asian="Verdana" style:font-size-asian="10pt" style:font-name-complex="Verdana" style:font-size-complex="10pt"/>
    </style:style>
    <style:style style:name="T78_37" style:family="text">
      <style:text-properties style:font-name="Verdana" fo:font-size="10pt" style:font-name-asian="Verdana" style:font-size-asian="10pt" style:font-name-complex="Verdana" style:font-size-complex="10pt"/>
    </style:style>
    <style:style style:name="T78_38" style:family="text">
      <style:text-properties style:font-name="Verdana" fo:font-size="10pt" style:font-name-asian="Verdana" style:font-size-asian="10pt" style:font-name-complex="Verdana" style:font-size-complex="10pt"/>
    </style:style>
    <style:style style:name="T78_39" style:family="text">
      <style:text-properties style:font-name="Verdana" fo:font-size="10pt" style:font-name-asian="Verdana" style:font-size-asian="10pt" style:font-name-complex="Verdana" style:font-size-complex="10pt"/>
    </style:style>
    <style:style style:name="T78_40" style:family="text">
      <style:text-properties style:font-name="Verdana" fo:font-size="10pt" style:font-name-asian="Verdana" style:font-size-asian="10pt" style:font-name-complex="Verdana" style:font-size-complex="10pt"/>
    </style:style>
    <style:style style:name="T78_41" style:family="text">
      <style:text-properties style:font-name="Verdana" fo:font-size="10pt" style:font-name-asian="Verdana" style:font-size-asian="10pt" style:font-name-complex="Verdana" style:font-size-complex="10pt"/>
    </style:style>
    <style:style style:name="T78_42" style:family="text">
      <style:text-properties style:font-name="Verdana" fo:font-size="10pt" style:font-name-asian="Verdana" style:font-size-asian="10pt" style:font-name-complex="Verdana" style:font-size-complex="10pt"/>
    </style:style>
    <style:style style:name="T78_43" style:family="text">
      <style:text-properties style:font-name="Verdana" fo:font-size="10pt" style:font-name-asian="Verdana" style:font-size-asian="10pt" style:font-name-complex="Verdana" style:font-size-complex="10pt"/>
    </style:style>
    <style:style style:name="T78_44" style:family="text">
      <style:text-properties style:font-name="Verdana" fo:font-size="10pt" style:font-name-asian="Verdana" style:font-size-asian="10pt" style:font-name-complex="Verdana" style:font-size-complex="10pt"/>
    </style:style>
    <style:style style:name="P79" style:family="paragraph" style:parent-style-name="Standard">
      <style:paragraph-properties fo:break-before="auto" fo:line-height="100%" fo:margin-top="0cm" style:writing-mode="lr-tb"/>
    </style:style>
    <style:style style:name="T79_1" style:family="text">
      <style:text-properties style:font-name="Verdana" fo:font-size="10pt" style:font-name-asian="Verdana" style:font-size-asian="10pt" style:font-name-complex="Verdana" style:font-size-complex="10pt"/>
    </style:style>
    <style:style style:name="T79_2" style:family="text">
      <style:text-properties style:font-name="Verdana" fo:font-size="10pt" style:font-name-asian="Verdana" style:font-size-asian="10pt" style:font-name-complex="Verdana" style:font-size-complex="10pt"/>
    </style:style>
    <style:style style:name="T79_3" style:family="text">
      <style:text-properties style:font-name="Verdana" fo:font-size="10pt" style:font-name-asian="Verdana" style:font-size-asian="10pt" style:font-name-complex="Verdana" style:font-size-complex="10pt"/>
    </style:style>
    <style:style style:name="T79_4" style:family="text">
      <style:text-properties style:font-name="Verdana" fo:font-size="10pt" style:font-name-asian="Verdana" style:font-size-asian="10pt" style:font-name-complex="Verdana" style:font-size-complex="10pt"/>
    </style:style>
    <style:style style:name="T79_5" style:family="text">
      <style:text-properties style:font-name="Verdana" fo:font-size="10pt" style:font-name-asian="Verdana" style:font-size-asian="10pt" style:font-name-complex="Verdana" style:font-size-complex="10pt"/>
    </style:style>
    <style:style style:name="T79_6" style:family="text">
      <style:text-properties style:font-name="Verdana" fo:font-size="10pt" style:font-name-asian="Verdana" style:font-size-asian="10pt" style:font-name-complex="Verdana" style:font-size-complex="10pt"/>
    </style:style>
    <style:style style:name="T79_7" style:family="text">
      <style:text-properties style:font-name="Verdana" fo:font-size="10pt" style:font-name-asian="Verdana" style:font-size-asian="10pt" style:font-name-complex="Verdana" style:font-size-complex="10pt"/>
    </style:style>
    <style:style style:name="T79_8" style:family="text">
      <style:text-properties style:font-name="Verdana" fo:font-size="10pt" style:font-name-asian="Verdana" style:font-size-asian="10pt" style:font-name-complex="Verdana" style:font-size-complex="10pt"/>
    </style:style>
    <style:style style:name="T79_9" style:family="text">
      <style:text-properties style:font-name="Verdana" fo:font-size="10pt" style:font-name-asian="Verdana" style:font-size-asian="10pt" style:font-name-complex="Verdana" style:font-size-complex="10pt"/>
    </style:style>
    <style:style style:name="T79_10" style:family="text">
      <style:text-properties style:font-name="Verdana" fo:font-size="10pt" style:font-name-asian="Verdana" style:font-size-asian="10pt" style:font-name-complex="Verdana" style:font-size-complex="10pt"/>
    </style:style>
    <style:style style:name="T79_11" style:family="text">
      <style:text-properties style:font-name="Verdana" fo:font-size="10pt" style:font-name-asian="Verdana" style:font-size-asian="10pt" style:font-name-complex="Verdana" style:font-size-complex="10pt"/>
    </style:style>
    <style:style style:name="T79_12" style:family="text">
      <style:text-properties style:font-name="Verdana" fo:font-size="10pt" style:font-name-asian="Verdana" style:font-size-asian="10pt" style:font-name-complex="Verdana" style:font-size-complex="10pt"/>
    </style:style>
    <style:style style:name="T79_13" style:family="text">
      <style:text-properties style:font-name="Verdana" fo:font-size="10pt" style:font-name-asian="Verdana" style:font-size-asian="10pt" style:font-name-complex="Verdana" style:font-size-complex="10pt"/>
    </style:style>
    <style:style style:name="T79_14" style:family="text">
      <style:text-properties style:font-name="Verdana" fo:font-size="10pt" style:font-name-asian="Verdana" style:font-size-asian="10pt" style:font-name-complex="Verdana" style:font-size-complex="10pt"/>
    </style:style>
    <style:style style:name="T79_15" style:family="text">
      <style:text-properties style:font-name="Verdana" fo:font-size="10pt" style:font-name-asian="Verdana" style:font-size-asian="10pt" style:font-name-complex="Verdana" style:font-size-complex="10pt"/>
    </style:style>
    <style:style style:name="T79_16" style:family="text">
      <style:text-properties style:font-name="Verdana" fo:font-size="10pt" style:font-name-asian="Verdana" style:font-size-asian="10pt" style:font-name-complex="Verdana" style:font-size-complex="10pt"/>
    </style:style>
    <style:style style:name="T79_17" style:family="text">
      <style:text-properties style:font-name="Verdana" fo:font-size="10pt" style:font-name-asian="Verdana" style:font-size-asian="10pt" style:font-name-complex="Verdana" style:font-size-complex="10pt"/>
    </style:style>
    <style:style style:name="T79_18" style:family="text">
      <style:text-properties style:font-name="Verdana" fo:font-size="10pt" style:font-name-asian="Verdana" style:font-size-asian="10pt" style:font-name-complex="Verdana" style:font-size-complex="10pt"/>
    </style:style>
    <style:style style:name="T79_19" style:family="text">
      <style:text-properties style:font-name="Verdana" fo:font-size="10pt" style:font-name-asian="Verdana" style:font-size-asian="10pt" style:font-name-complex="Verdana" style:font-size-complex="10pt"/>
    </style:style>
    <style:style style:name="T79_20" style:family="text">
      <style:text-properties style:font-name="Verdana" fo:font-size="10pt" style:font-name-asian="Verdana" style:font-size-asian="10pt" style:font-name-complex="Verdana" style:font-size-complex="10pt"/>
    </style:style>
    <style:style style:name="T79_21" style:family="text">
      <style:text-properties style:font-name="Verdana" fo:font-size="10pt" style:font-name-asian="Verdana" style:font-size-asian="10pt" style:font-name-complex="Verdana" style:font-size-complex="10pt"/>
    </style:style>
    <style:style style:name="T79_22" style:family="text">
      <style:text-properties style:font-name="Verdana" fo:font-size="10pt" style:font-name-asian="Verdana" style:font-size-asian="10pt" style:font-name-complex="Verdana" style:font-size-complex="10pt"/>
    </style:style>
    <style:style style:name="T79_23" style:family="text">
      <style:text-properties style:font-name="Verdana" fo:font-size="10pt" style:font-name-asian="Verdana" style:font-size-asian="10pt" style:font-name-complex="Verdana" style:font-size-complex="10pt"/>
    </style:style>
    <style:style style:name="T79_24" style:family="text">
      <style:text-properties style:font-name="Verdana" fo:font-size="10pt" style:font-name-asian="Verdana" style:font-size-asian="10pt" style:font-name-complex="Verdana" style:font-size-complex="10pt"/>
    </style:style>
    <style:style style:name="T79_25" style:family="text">
      <style:text-properties style:font-name="Verdana" fo:font-size="10pt" style:font-name-asian="Verdana" style:font-size-asian="10pt" style:font-name-complex="Verdana" style:font-size-complex="10pt"/>
    </style:style>
    <style:style style:name="T79_26" style:family="text">
      <style:text-properties style:font-name="Verdana" fo:font-size="10pt" style:font-name-asian="Verdana" style:font-size-asian="10pt" style:font-name-complex="Verdana" style:font-size-complex="10pt"/>
    </style:style>
    <style:style style:name="T79_27" style:family="text">
      <style:text-properties style:font-name="Verdana" fo:font-size="10pt" style:font-name-asian="Verdana" style:font-size-asian="10pt" style:font-name-complex="Verdana" style:font-size-complex="10pt"/>
    </style:style>
    <style:style style:name="T79_28" style:family="text">
      <style:text-properties style:font-name="Verdana" fo:font-size="10pt" style:font-name-asian="Verdana" style:font-size-asian="10pt" style:font-name-complex="Verdana" style:font-size-complex="10pt"/>
    </style:style>
    <style:style style:name="T79_29" style:family="text">
      <style:text-properties style:font-name="Verdana" fo:font-size="10pt" style:font-name-asian="Verdana" style:font-size-asian="10pt" style:font-name-complex="Verdana" style:font-size-complex="10pt"/>
    </style:style>
    <style:style style:name="T79_30" style:family="text">
      <style:text-properties style:font-name="Verdana" fo:font-size="10pt" style:font-name-asian="Verdana" style:font-size-asian="10pt" style:font-name-complex="Verdana" style:font-size-complex="10pt"/>
    </style:style>
    <style:style style:name="T79_31" style:family="text">
      <style:text-properties style:font-name="Verdana" fo:font-size="10pt" style:font-name-asian="Verdana" style:font-size-asian="10pt" style:font-name-complex="Verdana" style:font-size-complex="10pt"/>
    </style:style>
    <style:style style:name="T79_32" style:family="text">
      <style:text-properties style:font-name="Verdana" fo:font-size="10pt" style:font-name-asian="Verdana" style:font-size-asian="10pt" style:font-name-complex="Verdana" style:font-size-complex="10pt"/>
    </style:style>
    <style:style style:name="T79_33" style:family="text">
      <style:text-properties style:font-name="Verdana" fo:font-size="10pt" style:font-name-asian="Verdana" style:font-size-asian="10pt" style:font-name-complex="Verdana" style:font-size-complex="10pt"/>
    </style:style>
    <style:style style:name="T79_34" style:family="text">
      <style:text-properties style:font-name="Verdana" fo:font-size="10pt" style:font-name-asian="Verdana" style:font-size-asian="10pt" style:font-name-complex="Verdana" style:font-size-complex="10pt"/>
    </style:style>
    <style:style style:name="T79_35" style:family="text">
      <style:text-properties style:font-name="Verdana" fo:font-size="10pt" style:font-name-asian="Verdana" style:font-size-asian="10pt" style:font-name-complex="Verdana" style:font-size-complex="10pt"/>
    </style:style>
    <style:style style:name="T79_36" style:family="text">
      <style:text-properties style:font-name="Verdana" fo:font-size="10pt" style:font-name-asian="Verdana" style:font-size-asian="10pt" style:font-name-complex="Verdana" style:font-size-complex="10pt"/>
    </style:style>
    <style:style style:name="T79_37" style:family="text">
      <style:text-properties style:font-name="Verdana" fo:font-size="10pt" style:font-name-asian="Verdana" style:font-size-asian="10pt" style:font-name-complex="Verdana" style:font-size-complex="10pt"/>
    </style:style>
    <style:style style:name="T79_38" style:family="text">
      <style:text-properties style:font-name="Verdana" fo:font-size="10pt" style:font-name-asian="Verdana" style:font-size-asian="10pt" style:font-name-complex="Verdana" style:font-size-complex="10pt"/>
    </style:style>
    <style:style style:name="T79_39" style:family="text">
      <style:text-properties style:font-name="Verdana" fo:font-size="10pt" style:font-name-asian="Verdana" style:font-size-asian="10pt" style:font-name-complex="Verdana" style:font-size-complex="10pt"/>
    </style:style>
    <style:style style:name="T79_40" style:family="text">
      <style:text-properties style:font-name="Verdana" fo:font-size="10pt" style:font-name-asian="Verdana" style:font-size-asian="10pt" style:font-name-complex="Verdana" style:font-size-complex="10pt"/>
    </style:style>
    <style:style style:name="P80" style:family="paragraph" style:parent-style-name="Standard">
      <style:paragraph-properties fo:break-before="auto" fo:text-indent="1.27cm" fo:line-height="100%" fo:margin-top="0cm" style:writing-mode="lr-tb"/>
    </style:style>
    <style:style style:name="T80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0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0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81" style:family="paragraph" style:parent-style-name="Standard">
      <style:paragraph-properties fo:break-before="auto" fo:line-height="100%" fo:margin-top="0cm" style:writing-mode="lr-tb"/>
    </style:style>
    <style:style style:name="T81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1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1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1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1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1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1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1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82" style:family="paragraph" style:parent-style-name="Standard">
      <style:paragraph-properties fo:break-before="auto" fo:line-height="100%" fo:margin-top="0cm" style:writing-mode="lr-tb"/>
    </style:style>
    <style:style style:name="T82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2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2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2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2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2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2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2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2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83" style:family="paragraph" style:parent-style-name="Standard">
      <style:paragraph-properties fo:break-before="auto" fo:line-height="100%" fo:margin-top="0cm" style:writing-mode="lr-tb"/>
    </style:style>
    <style:style style:name="T83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84" style:family="paragraph" style:parent-style-name="Standard">
      <style:paragraph-properties fo:break-before="auto" fo:line-height="100%" fo:margin-top="0cm" style:writing-mode="lr-tb"/>
    </style:style>
    <style:style style:name="T84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85" style:family="paragraph" style:parent-style-name="Standard">
      <style:paragraph-properties fo:break-before="auto" fo:line-height="100%" fo:margin-top="0cm" style:writing-mode="lr-tb"/>
    </style:style>
    <style:style style:name="T85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5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5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5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5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5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5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5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5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5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86" style:family="paragraph" style:parent-style-name="Standard">
      <style:paragraph-properties fo:break-before="auto" fo:line-height="100%" fo:margin-top="0cm" style:writing-mode="lr-tb"/>
    </style:style>
    <style:style style:name="T86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6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6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6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87" style:family="paragraph" style:parent-style-name="Standard">
      <style:paragraph-properties fo:break-before="auto" fo:line-height="100%" fo:margin-top="0cm" style:writing-mode="lr-tb"/>
    </style:style>
    <style:style style:name="T87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7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7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7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7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7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7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7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7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7_10" style:family="text">
      <style:text-properties style:font-name="Arial" fo:font-size="10pt" style:font-name-asian="Arial" style:font-size-asian="10pt" style:font-name-complex="Arial" style:font-size-complex="10pt"/>
    </style:style>
    <style:style style:name="P88" style:family="paragraph" style:parent-style-name="Standard">
      <style:paragraph-properties fo:break-before="auto" fo:line-height="100%" fo:margin-top="0cm" style:writing-mode="lr-tb"/>
    </style:style>
    <style:style style:name="T88_1" style:family="text">
      <style:text-properties style:font-name="Arial" fo:font-size="10pt" style:font-name-asian="Arial" style:font-size-asian="10pt" style:font-name-complex="Arial" style:font-size-complex="10pt"/>
    </style:style>
    <style:style style:name="T88_2" style:family="text">
      <style:text-properties style:font-name="Arial" fo:font-size="10pt" style:font-name-asian="Arial" style:font-size-asian="10pt" style:font-name-complex="Arial" style:font-size-complex="10pt"/>
    </style:style>
    <style:style style:name="T88_3" style:family="text">
      <style:text-properties style:font-name="Arial" fo:font-size="10pt" style:font-name-asian="Arial" style:font-size-asian="10pt" style:font-name-complex="Arial" style:font-size-complex="10pt"/>
    </style:style>
    <style:style style:name="T88_4" style:family="text">
      <style:text-properties style:font-name="Arial" fo:font-size="10pt" style:font-name-asian="Arial" style:font-size-asian="10pt" style:font-name-complex="Arial" style:font-size-complex="10pt"/>
    </style:style>
    <style:style style:name="T88_5" style:family="text">
      <style:text-properties style:font-name="Arial" fo:font-size="10pt" style:font-name-asian="Arial" style:font-size-asian="10pt" style:font-name-complex="Arial" style:font-size-complex="10pt"/>
    </style:style>
    <style:style style:name="T88_6" style:family="text">
      <style:text-properties style:font-name="Arial" fo:font-size="10pt" style:font-name-asian="Arial" style:font-size-asian="10pt" style:font-name-complex="Arial" style:font-size-complex="10pt"/>
    </style:style>
    <style:style style:name="T88_7" style:family="text">
      <style:text-properties style:font-name="Arial" fo:font-size="10pt" style:font-name-asian="Arial" style:font-size-asian="10pt" style:font-name-complex="Arial" style:font-size-complex="10pt"/>
    </style:style>
    <style:style style:name="T88_8" style:family="text">
      <style:text-properties style:font-name="Arial" fo:font-size="10pt" style:font-name-asian="Arial" style:font-size-asian="10pt" style:font-name-complex="Arial" style:font-size-complex="10pt"/>
    </style:style>
    <style:style style:name="T88_9" style:family="text">
      <style:text-properties style:font-name="Arial" fo:font-size="10pt" style:font-name-asian="Arial" style:font-size-asian="10pt" style:font-name-complex="Arial" style:font-size-complex="10pt"/>
    </style:style>
    <style:style style:name="T88_10" style:family="text">
      <style:text-properties style:font-name="Arial" fo:font-size="10pt" style:font-name-asian="Arial" style:font-size-asian="10pt" style:font-name-complex="Arial" style:font-size-complex="10pt"/>
    </style:style>
    <style:style style:name="T88_11" style:family="text">
      <style:text-properties style:font-name="Arial" fo:font-size="10pt" style:font-name-asian="Arial" style:font-size-asian="10pt" style:font-name-complex="Arial" style:font-size-complex="10pt"/>
    </style:style>
    <style:style style:name="T88_12" style:family="text">
      <style:text-properties style:font-name="Arial" fo:font-size="10pt" style:font-name-asian="Arial" style:font-size-asian="10pt" style:font-name-complex="Arial" style:font-size-complex="10pt"/>
    </style:style>
    <style:style style:name="T88_13" style:family="text">
      <style:text-properties style:font-name="Arial" fo:font-size="10pt" style:font-name-asian="Arial" style:font-size-asian="10pt" style:font-name-complex="Arial" style:font-size-complex="10pt"/>
    </style:style>
    <style:style style:name="T88_14" style:family="text">
      <style:text-properties style:font-name="Arial" fo:font-size="10pt" style:font-name-asian="Arial" style:font-size-asian="10pt" style:font-name-complex="Arial" style:font-size-complex="10pt"/>
    </style:style>
    <style:style style:name="T88_15" style:family="text">
      <style:text-properties style:font-name="Arial" fo:font-size="10pt" style:font-name-asian="Arial" style:font-size-asian="10pt" style:font-name-complex="Arial" style:font-size-complex="10pt"/>
    </style:style>
    <style:style style:name="T88_16" style:family="text">
      <style:text-properties style:font-name="Arial" fo:font-size="10pt" style:font-name-asian="Arial" style:font-size-asian="10pt" style:font-name-complex="Arial" style:font-size-complex="10pt"/>
    </style:style>
    <style:style style:name="T88_17" style:family="text">
      <style:text-properties style:font-name="Arial" fo:font-size="10pt" style:font-name-asian="Arial" style:font-size-asian="10pt" style:font-name-complex="Arial" style:font-size-complex="10pt"/>
    </style:style>
    <style:style style:name="T88_18" style:family="text">
      <style:text-properties style:font-name="Arial" fo:font-size="10pt" style:font-name-asian="Arial" style:font-size-asian="10pt" style:font-name-complex="Arial" style:font-size-complex="10pt"/>
    </style:style>
    <style:style style:name="T88_19" style:family="text">
      <style:text-properties style:font-name="Arial" fo:font-size="10pt" style:font-name-asian="Arial" style:font-size-asian="10pt" style:font-name-complex="Arial" style:font-size-complex="10pt"/>
    </style:style>
    <style:style style:name="T88_20" style:family="text">
      <style:text-properties style:font-name="Arial" fo:font-size="10pt" style:font-name-asian="Arial" style:font-size-asian="10pt" style:font-name-complex="Arial" style:font-size-complex="10pt"/>
    </style:style>
    <style:style style:name="T88_21" style:family="text">
      <style:text-properties style:font-name="Arial" fo:font-size="10pt" style:font-name-asian="Arial" style:font-size-asian="10pt" style:font-name-complex="Arial" style:font-size-complex="10pt"/>
    </style:style>
    <style:style style:name="T88_22" style:family="text">
      <style:text-properties style:font-name="Arial" fo:font-size="10pt" style:font-name-asian="Arial" style:font-size-asian="10pt" style:font-name-complex="Arial" style:font-size-complex="10pt"/>
    </style:style>
    <style:style style:name="T88_23" style:family="text">
      <style:text-properties style:font-name="Arial" fo:font-size="10pt" style:font-name-asian="Arial" style:font-size-asian="10pt" style:font-name-complex="Arial" style:font-size-complex="10pt"/>
    </style:style>
    <style:style style:name="T88_24" style:family="text">
      <style:text-properties style:font-name="Arial" fo:font-size="10pt" style:font-name-asian="Arial" style:font-size-asian="10pt" style:font-name-complex="Arial" style:font-size-complex="10pt"/>
    </style:style>
    <style:style style:name="T88_25" style:family="text">
      <style:text-properties style:font-name="Arial" fo:font-size="10pt" style:font-name-asian="Arial" style:font-size-asian="10pt" style:font-name-complex="Arial" style:font-size-complex="10pt"/>
    </style:style>
    <style:style style:name="T88_26" style:family="text">
      <style:text-properties style:font-name="Arial" fo:font-size="10pt" style:font-name-asian="Arial" style:font-size-asian="10pt" style:font-name-complex="Arial" style:font-size-complex="10pt"/>
    </style:style>
    <style:style style:name="T88_27" style:family="text">
      <style:text-properties style:font-name="Arial" fo:font-size="10pt" style:font-name-asian="Arial" style:font-size-asian="10pt" style:font-name-complex="Arial" style:font-size-complex="10pt"/>
    </style:style>
    <style:style style:name="T88_28" style:family="text">
      <style:text-properties style:font-name="Arial" fo:font-size="10pt" style:font-name-asian="Arial" style:font-size-asian="10pt" style:font-name-complex="Arial" style:font-size-complex="10pt"/>
    </style:style>
    <style:style style:name="T88_29" style:family="text">
      <style:text-properties style:font-name="Arial" fo:font-size="10pt" style:font-name-asian="Arial" style:font-size-asian="10pt" style:font-name-complex="Arial" style:font-size-complex="10pt"/>
    </style:style>
    <style:style style:name="T88_30" style:family="text">
      <style:text-properties style:font-name="Arial" fo:font-size="10pt" style:font-name-asian="Arial" style:font-size-asian="10pt" style:font-name-complex="Arial" style:font-size-complex="10pt"/>
    </style:style>
    <style:style style:name="T88_31" style:family="text">
      <style:text-properties style:font-name="Arial" fo:font-size="10pt" style:font-name-asian="Arial" style:font-size-asian="10pt" style:font-name-complex="Arial" style:font-size-complex="10pt"/>
    </style:style>
    <style:style style:name="T88_32" style:family="text">
      <style:text-properties style:font-name="Arial" fo:font-size="10pt" style:font-name-asian="Arial" style:font-size-asian="10pt" style:font-name-complex="Arial" style:font-size-complex="10pt"/>
    </style:style>
    <style:style style:name="T88_33" style:family="text">
      <style:text-properties style:font-name="Arial" fo:font-size="10pt" style:font-name-asian="Arial" style:font-size-asian="10pt" style:font-name-complex="Arial" style:font-size-complex="10pt"/>
    </style:style>
    <style:style style:name="T88_34" style:family="text">
      <style:text-properties style:font-name="Arial" fo:font-size="10pt" style:font-name-asian="Arial" style:font-size-asian="10pt" style:font-name-complex="Arial" style:font-size-complex="10pt"/>
    </style:style>
    <style:style style:name="T88_35" style:family="text">
      <style:text-properties style:font-name="Arial" fo:font-size="10pt" style:font-name-asian="Arial" style:font-size-asian="10pt" style:font-name-complex="Arial" style:font-size-complex="10pt"/>
    </style:style>
    <style:style style:name="T88_36" style:family="text">
      <style:text-properties style:font-name="Arial" fo:font-size="10pt" style:font-name-asian="Arial" style:font-size-asian="10pt" style:font-name-complex="Arial" style:font-size-complex="10pt"/>
    </style:style>
    <style:style style:name="T88_37" style:family="text">
      <style:text-properties style:font-name="Arial" fo:font-size="10pt" style:font-name-asian="Arial" style:font-size-asian="10pt" style:font-name-complex="Arial" style:font-size-complex="10pt"/>
    </style:style>
    <style:style style:name="T88_38" style:family="text">
      <style:text-properties style:font-name="Arial" fo:font-size="10pt" style:font-name-asian="Arial" style:font-size-asian="10pt" style:font-name-complex="Arial" style:font-size-complex="10pt"/>
    </style:style>
    <style:style style:name="T88_39" style:family="text">
      <style:text-properties style:font-name="Arial" fo:font-size="10pt" style:font-name-asian="Arial" style:font-size-asian="10pt" style:font-name-complex="Arial" style:font-size-complex="10pt"/>
    </style:style>
    <style:style style:name="T88_40" style:family="text">
      <style:text-properties style:font-name="Arial" fo:font-size="10pt" style:font-name-asian="Arial" style:font-size-asian="10pt" style:font-name-complex="Arial" style:font-size-complex="10pt"/>
    </style:style>
    <style:style style:name="T88_41" style:family="text">
      <style:text-properties style:font-name="Arial" fo:font-size="10pt" style:font-name-asian="Arial" style:font-size-asian="10pt" style:font-name-complex="Arial" style:font-size-complex="10pt"/>
    </style:style>
    <style:style style:name="T88_42" style:family="text">
      <style:text-properties style:font-name="Arial" fo:font-size="10pt" style:font-name-asian="Arial" style:font-size-asian="10pt" style:font-name-complex="Arial" style:font-size-complex="10pt"/>
    </style:style>
    <style:style style:name="T88_43" style:family="text">
      <style:text-properties style:font-name="Arial" fo:font-size="10pt" style:font-name-asian="Arial" style:font-size-asian="10pt" style:font-name-complex="Arial" style:font-size-complex="10pt"/>
    </style:style>
    <style:style style:name="P89" style:family="paragraph" style:parent-style-name="Standard">
      <style:paragraph-properties fo:break-before="auto" fo:line-height="100%" fo:margin-top="0cm" style:writing-mode="lr-tb"/>
      <style:text-properties fo:color="#ff0000" style:font-name="Arial" fo:font-size="10pt" style:font-name-asian="Arial" style:font-size-asian="10pt" style:font-name-complex="Arial" style:font-size-complex="10pt"/>
    </style:style>
    <style:style style:name="P90" style:family="paragraph" style:parent-style-name="Standard">
      <style:paragraph-properties fo:break-before="auto" fo:line-height="100%" fo:margin-top="0cm" style:writing-mode="lr-tb"/>
      <style:text-properties fo:color="#ff0000" style:font-name="Arial" fo:font-size="10pt" style:font-name-asian="Arial" style:font-size-asian="10pt" style:font-name-complex="Arial" style:font-size-complex="10pt"/>
    </style:style>
    <style:style style:name="P91" style:family="paragraph" style:parent-style-name="Standard">
      <style:paragraph-properties fo:break-before="page" fo:line-height="100%" fo:margin-top="0cm" style:writing-mode="lr-tb"/>
    </style:style>
    <style:style style:name="T91_1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91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1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1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1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2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2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2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2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2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2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2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2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2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2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3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3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3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3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3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3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3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3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3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3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4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4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92" style:family="paragraph" style:parent-style-name="Standard">
      <style:paragraph-properties fo:break-before="auto" fo:line-height="100%" fo:margin-top="0cm" style:writing-mode="lr-tb"/>
    </style:style>
    <style:style style:name="T92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1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1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1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2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2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2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93" style:family="paragraph" style:parent-style-name="Standard">
      <style:paragraph-properties fo:break-before="auto" fo:line-height="100%" fo:margin-top="0cm" style:writing-mode="lr-tb"/>
    </style:style>
    <style:style style:name="T93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1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94" style:family="paragraph" style:parent-style-name="Standard">
      <style:paragraph-properties fo:break-before="auto" fo:text-indent="1.27cm" fo:line-height="100%" fo:margin-top="0cm" style:writing-mode="lr-tb"/>
    </style:style>
    <style:style style:name="T94_1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4_2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4_3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4_4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4_5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4_6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4_7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4_8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4_9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4_10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P95" style:family="paragraph" style:parent-style-name="Standard">
      <style:paragraph-properties fo:break-before="auto" fo:text-indent="1.27cm" fo:line-height="100%" fo:margin-top="0cm" style:writing-mode="lr-tb"/>
    </style:style>
    <style:style style:name="T95_1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5_2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5_3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5_4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5_5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5_6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5_7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5_8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5_9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5_10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P96" style:family="paragraph" style:parent-style-name="Standard">
      <style:paragraph-properties fo:break-before="auto" fo:text-indent="0cm" fo:line-height="100%" fo:margin-top="0cm" fo:margin-left="1.27cm" style:writing-mode="lr-tb"/>
    </style:style>
    <style:style style:name="T96_1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6_2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6_3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6_4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6_5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6_6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P97" style:family="paragraph" style:parent-style-name="Standard">
      <style:paragraph-properties fo:break-before="auto" fo:text-indent="1.27cm" fo:line-height="100%" fo:margin-top="0cm" fo:margin-left="0cm" style:writing-mode="lr-tb"/>
    </style:style>
    <style:style style:name="T97_1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7_2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7_3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7_4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7_5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7_6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7_7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7_8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7_9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7_10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7_11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7_12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7_13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7_14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7_15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7_16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7_17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7_18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7_19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7_20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7_21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7_22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7_23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7_24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7_25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7_26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7_27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7_28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7_29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T97_30" style:family="text">
      <style:text-properties fo:color="#3e3d2d" style:font-name="Arial" fo:font-size="10pt" style:font-name-asian="Arial" style:font-size-asian="10pt" style:font-name-complex="Arial" style:font-size-complex="10pt"/>
    </style:style>
    <style:style style:name="P98" style:family="paragraph" style:parent-style-name="Standard">
      <style:paragraph-properties fo:break-before="auto" fo:text-indent="1.27cm" fo:line-height="100%" fo:margin-top="0cm" fo:margin-left="0cm" style:writing-mode="lr-tb"/>
    </style:style>
    <style:style style:name="T98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8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8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8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8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8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8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8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8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8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8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8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8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8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8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8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8_1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8_1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8_1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8_2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8_2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8_2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8_2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8_2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99" style:family="paragraph" style:parent-style-name="Standard">
      <style:paragraph-properties fo:break-before="auto" fo:line-height="100%" fo:margin-top="0cm" style:writing-mode="lr-tb"/>
    </style:style>
    <style:style style:name="T99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00" style:family="paragraph" style:parent-style-name="Standard">
      <style:paragraph-properties fo:break-before="auto" fo:line-height="100%" fo:margin-top="0cm" style:writing-mode="lr-tb"/>
    </style:style>
    <style:style style:name="T100_1" style:family="text">
      <style:text-properties style:font-name="Arial" fo:font-size="10pt" style:font-name-asian="Arial" style:font-size-asian="10pt" style:font-name-complex="Arial" style:font-size-complex="10pt"/>
    </style:style>
    <style:style style:name="T100_2" style:family="text">
      <style:text-properties style:font-name="Arial" fo:font-size="10pt" style:font-name-asian="Arial" style:font-size-asian="10pt" style:font-name-complex="Arial" style:font-size-complex="10pt"/>
    </style:style>
    <style:style style:name="T100_3" style:family="text">
      <style:text-properties style:font-name="Arial" fo:font-size="10pt" style:font-name-asian="Arial" style:font-size-asian="10pt" style:font-name-complex="Arial" style:font-size-complex="10pt"/>
    </style:style>
    <style:style style:name="T100_4" style:family="text">
      <style:text-properties style:font-name="Arial" fo:font-size="10pt" style:font-name-asian="Arial" style:font-size-asian="10pt" style:font-name-complex="Arial" style:font-size-complex="10pt"/>
    </style:style>
    <style:style style:name="T100_5" style:family="text">
      <style:text-properties style:font-name="Arial" fo:font-size="10pt" style:font-name-asian="Arial" style:font-size-asian="10pt" style:font-name-complex="Arial" style:font-size-complex="10pt"/>
    </style:style>
    <style:style style:name="T100_6" style:family="text">
      <style:text-properties style:font-name="Arial" fo:font-size="10pt" style:font-name-asian="Arial" style:font-size-asian="10pt" style:font-name-complex="Arial" style:font-size-complex="10pt"/>
    </style:style>
    <style:style style:name="T100_7" style:family="text">
      <style:text-properties style:font-name="Arial" fo:font-size="10pt" style:font-name-asian="Arial" style:font-size-asian="10pt" style:font-name-complex="Arial" style:font-size-complex="10pt"/>
    </style:style>
    <style:style style:name="T100_8" style:family="text">
      <style:text-properties style:font-name="Arial" fo:font-size="10pt" style:font-name-asian="Arial" style:font-size-asian="10pt" style:font-name-complex="Arial" style:font-size-complex="10pt"/>
    </style:style>
    <style:style style:name="T100_9" style:family="text">
      <style:text-properties style:font-name="Arial" fo:font-size="10pt" style:font-name-asian="Arial" style:font-size-asian="10pt" style:font-name-complex="Arial" style:font-size-complex="10pt"/>
    </style:style>
    <style:style style:name="T100_10" style:family="text">
      <style:text-properties style:font-name="Arial" fo:font-size="10pt" style:font-name-asian="Arial" style:font-size-asian="10pt" style:font-name-complex="Arial" style:font-size-complex="10pt"/>
    </style:style>
    <style:style style:name="T100_11" style:family="text">
      <style:text-properties style:font-name="Arial" fo:font-size="10pt" style:font-name-asian="Arial" style:font-size-asian="10pt" style:font-name-complex="Arial" style:font-size-complex="10pt"/>
    </style:style>
    <style:style style:name="T100_12" style:family="text">
      <style:text-properties style:font-name="Arial" fo:font-size="10pt" style:font-name-asian="Arial" style:font-size-asian="10pt" style:font-name-complex="Arial" style:font-size-complex="10pt"/>
    </style:style>
    <style:style style:name="T100_13" style:family="text">
      <style:text-properties style:font-name="Arial" fo:font-size="10pt" style:font-name-asian="Arial" style:font-size-asian="10pt" style:font-name-complex="Arial" style:font-size-complex="10pt"/>
    </style:style>
    <style:style style:name="T100_14" style:family="text">
      <style:text-properties style:font-name="Arial" fo:font-size="10pt" style:font-name-asian="Arial" style:font-size-asian="10pt" style:font-name-complex="Arial" style:font-size-complex="10pt"/>
    </style:style>
    <style:style style:name="T100_15" style:family="text">
      <style:text-properties style:font-name="Arial" fo:font-size="10pt" style:font-name-asian="Arial" style:font-size-asian="10pt" style:font-name-complex="Arial" style:font-size-complex="10pt"/>
    </style:style>
    <style:style style:name="P101" style:family="paragraph" style:parent-style-name="Standard">
      <style:paragraph-properties fo:break-before="auto" fo:line-height="100%" fo:margin-top="0cm" style:writing-mode="lr-tb"/>
    </style:style>
    <style:style style:name="T101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1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1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1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2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2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2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2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2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2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2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2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2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2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30" style:family="text">
      <style:text-properties style:font-name="Arial" fo:font-size="10pt" style:font-name-asian="Arial" style:font-size-asian="10pt" style:font-name-complex="Arial" style:font-size-complex="10pt"/>
    </style:style>
    <style:style style:name="P102" style:family="paragraph" style:parent-style-name="Standard">
      <style:paragraph-properties fo:break-before="auto" fo:line-height="100%" fo:margin-top="0cm" style:writing-mode="lr-tb"/>
    </style:style>
    <style:style style:name="T102_1" style:family="text">
      <style:text-properties style:font-name="Arial" fo:font-size="10pt" style:font-name-asian="Arial" style:font-size-asian="10pt" style:font-name-complex="Arial" style:font-size-complex="10pt"/>
    </style:style>
    <style:style style:name="T102_2" style:family="text">
      <style:text-properties fo:color="#0000ff" style:font-name="Arial" fo:font-size="10pt" style:font-name-asian="Arial" style:font-size-asian="10pt" style:font-name-complex="Arial" style:font-size-complex="10pt"/>
    </style:style>
    <style:style style:name="T102_3" style:family="text">
      <style:text-properties fo:color="#0000ff" style:font-name="Arial" fo:font-size="10pt" style:font-name-asian="Arial" style:font-size-asian="10pt" style:font-name-complex="Arial" style:font-size-complex="10pt"/>
    </style:style>
    <style:style style:name="T102_4" style:family="text">
      <style:text-properties fo:color="#0000ff" style:font-name="Arial" fo:font-size="10pt" style:font-name-asian="Arial" style:font-size-asian="10pt" style:font-name-complex="Arial" style:font-size-complex="10pt"/>
    </style:style>
    <style:style style:name="T102_5" style:family="text">
      <style:text-properties fo:color="#0000ff" style:font-name="Arial" fo:font-size="10pt" style:font-name-asian="Arial" style:font-size-asian="10pt" style:font-name-complex="Arial" style:font-size-complex="10pt"/>
    </style:style>
    <style:style style:name="T102_6" style:family="text">
      <style:text-properties fo:color="#0000ff" style:font-name="Arial" fo:font-size="10pt" style:font-name-asian="Arial" style:font-size-asian="10pt" style:font-name-complex="Arial" style:font-size-complex="10pt"/>
    </style:style>
    <style:style style:name="T102_7" style:family="text">
      <style:text-properties fo:color="#0000ff" style:font-name="Arial" fo:font-size="10pt" style:font-name-asian="Arial" style:font-size-asian="10pt" style:font-name-complex="Arial" style:font-size-complex="10pt"/>
    </style:style>
    <style:style style:name="T102_8" style:family="text">
      <style:text-properties fo:color="#0000ff" style:font-name="Arial" fo:font-size="10pt" style:font-name-asian="Arial" style:font-size-asian="10pt" style:font-name-complex="Arial" style:font-size-complex="10pt"/>
    </style:style>
    <style:style style:name="T102_9" style:family="text">
      <style:text-properties fo:color="#0000ff" style:font-name="Arial" fo:font-size="10pt" style:font-name-asian="Arial" style:font-size-asian="10pt" style:font-name-complex="Arial" style:font-size-complex="10pt"/>
    </style:style>
    <style:style style:name="T102_10" style:family="text">
      <style:text-properties fo:color="#0000ff" style:font-name="Arial" fo:font-size="10pt" style:font-name-asian="Arial" style:font-size-asian="10pt" style:font-name-complex="Arial" style:font-size-complex="10pt"/>
    </style:style>
    <style:style style:name="T102_11" style:family="text">
      <style:text-properties fo:color="#0000ff" style:font-name="Arial" fo:font-size="10pt" style:font-name-asian="Arial" style:font-size-asian="10pt" style:font-name-complex="Arial" style:font-size-complex="10pt"/>
    </style:style>
    <style:style style:name="T102_12" style:family="text">
      <style:text-properties fo:color="#0000ff" style:font-name="Arial" fo:font-size="10pt" style:font-name-asian="Arial" style:font-size-asian="10pt" style:font-name-complex="Arial" style:font-size-complex="10pt"/>
    </style:style>
    <style:style style:name="T102_13" style:family="text">
      <style:text-properties fo:color="#0000ff" style:font-name="Arial" fo:font-size="10pt" style:font-name-asian="Arial" style:font-size-asian="10pt" style:font-name-complex="Arial" style:font-size-complex="10pt"/>
    </style:style>
    <style:style style:name="T102_14" style:family="text">
      <style:text-properties fo:color="#0000ff" style:font-name="Arial" fo:font-size="10pt" style:font-name-asian="Arial" style:font-size-asian="10pt" style:font-name-complex="Arial" style:font-size-complex="10pt"/>
    </style:style>
    <style:style style:name="T102_15" style:family="text">
      <style:text-properties fo:color="#0000ff" style:font-name="Arial" fo:font-size="10pt" style:font-name-asian="Arial" style:font-size-asian="10pt" style:font-name-complex="Arial" style:font-size-complex="10pt"/>
    </style:style>
    <style:style style:name="T102_16" style:family="text">
      <style:text-properties fo:color="#0000ff" style:font-name="Arial" fo:font-size="10pt" style:font-name-asian="Arial" style:font-size-asian="10pt" style:font-name-complex="Arial" style:font-size-complex="10pt"/>
    </style:style>
    <style:style style:name="T102_17" style:family="text">
      <style:text-properties fo:color="#0000ff" style:font-name="Arial" fo:font-size="10pt" style:font-name-asian="Arial" style:font-size-asian="10pt" style:font-name-complex="Arial" style:font-size-complex="10pt"/>
    </style:style>
    <style:style style:name="P103" style:family="paragraph" style:parent-style-name="Standard">
      <style:paragraph-properties fo:break-before="auto" fo:line-height="100%" fo:margin-top="0cm" style:writing-mode="lr-tb"/>
      <style:text-properties fo:color="#ff0000" style:font-name="Arial" fo:font-size="10pt" style:font-name-asian="Arial" style:font-size-asian="10pt" style:font-name-complex="Arial" style:font-size-complex="10pt"/>
    </style:style>
    <style:style style:name="P104" style:family="paragraph" style:parent-style-name="Standard">
      <style:paragraph-properties fo:break-before="auto" fo:line-height="100%" fo:margin-top="0cm" fo:margin-bottom="0cm" style:writing-mode="lr-tb"/>
    </style:style>
    <style:style style:name="T104_1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04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4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4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4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4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4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4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4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4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4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4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4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4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4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4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4_1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4_1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4_1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4_2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4_2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4_2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4_2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4_2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4_2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4_2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4_2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4_2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4_2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4_3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4_3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4_3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4_3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4_3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4_3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4_3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4_3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4_3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4_3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4_4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05" style:family="paragraph" style:parent-style-name="Standard">
      <style:paragraph-properties fo:break-before="auto" fo:text-indent="1.27cm" fo:line-height="115%" style:writing-mode="lr-tb"/>
    </style:style>
    <style:style style:name="T105_1" style:family="text">
      <style:text-properties style:font-name="Arial" fo:font-size="10pt" style:font-name-asian="Arial" style:font-size-asian="10pt" style:font-name-complex="Arial" style:font-size-complex="10pt"/>
    </style:style>
    <style:style style:name="T105_2" style:family="text">
      <style:text-properties style:font-name="Arial" fo:font-size="10pt" style:font-name-asian="Arial" style:font-size-asian="10pt" style:font-name-complex="Arial" style:font-size-complex="10pt"/>
    </style:style>
    <style:style style:name="T105_3" style:family="text">
      <style:text-properties style:font-name="Arial" fo:font-size="10pt" style:font-name-asian="Arial" style:font-size-asian="10pt" style:font-name-complex="Arial" style:font-size-complex="10pt"/>
    </style:style>
    <style:style style:name="T105_4" style:family="text">
      <style:text-properties style:font-name="Arial" fo:font-size="10pt" style:font-name-asian="Arial" style:font-size-asian="10pt" style:font-name-complex="Arial" style:font-size-complex="10pt"/>
    </style:style>
    <style:style style:name="T105_5" style:family="text">
      <style:text-properties style:font-name="Arial" fo:font-size="10pt" style:font-name-asian="Arial" style:font-size-asian="10pt" style:font-name-complex="Arial" style:font-size-complex="10pt"/>
    </style:style>
    <style:style style:name="T105_6" style:family="text">
      <style:text-properties style:font-name="Arial" fo:font-size="10pt" style:font-name-asian="Arial" style:font-size-asian="10pt" style:font-name-complex="Arial" style:font-size-complex="10pt"/>
    </style:style>
    <style:style style:name="T105_7" style:family="text">
      <style:text-properties style:font-name="Arial" fo:font-size="10pt" style:font-name-asian="Arial" style:font-size-asian="10pt" style:font-name-complex="Arial" style:font-size-complex="10pt"/>
    </style:style>
    <style:style style:name="T105_8" style:family="text">
      <style:text-properties style:font-name="Arial" fo:font-size="10pt" style:font-name-asian="Arial" style:font-size-asian="10pt" style:font-name-complex="Arial" style:font-size-complex="10pt"/>
    </style:style>
    <style:style style:name="T105_9" style:family="text">
      <style:text-properties style:font-name="Arial" fo:font-size="10pt" style:font-name-asian="Arial" style:font-size-asian="10pt" style:font-name-complex="Arial" style:font-size-complex="10pt"/>
    </style:style>
    <style:style style:name="T105_10" style:family="text">
      <style:text-properties style:font-name="Arial" fo:font-size="10pt" style:font-name-asian="Arial" style:font-size-asian="10pt" style:font-name-complex="Arial" style:font-size-complex="10pt"/>
    </style:style>
    <style:style style:name="T105_11" style:family="text">
      <style:text-properties style:font-name="Arial" fo:font-size="10pt" style:font-name-asian="Arial" style:font-size-asian="10pt" style:font-name-complex="Arial" style:font-size-complex="10pt"/>
    </style:style>
    <style:style style:name="T105_12" style:family="text">
      <style:text-properties style:font-name="Arial" fo:font-size="10pt" style:font-name-asian="Arial" style:font-size-asian="10pt" style:font-name-complex="Arial" style:font-size-complex="10pt"/>
    </style:style>
    <style:style style:name="T105_13" style:family="text">
      <style:text-properties style:font-name="Arial" fo:font-size="10pt" style:font-name-asian="Arial" style:font-size-asian="10pt" style:font-name-complex="Arial" style:font-size-complex="10pt"/>
    </style:style>
    <style:style style:name="T105_14" style:family="text">
      <style:text-properties style:font-name="Arial" fo:font-size="10pt" style:font-name-asian="Arial" style:font-size-asian="10pt" style:font-name-complex="Arial" style:font-size-complex="10pt"/>
    </style:style>
    <style:style style:name="T105_15" style:family="text">
      <style:text-properties style:font-name="Arial" fo:font-size="10pt" style:font-name-asian="Arial" style:font-size-asian="10pt" style:font-name-complex="Arial" style:font-size-complex="10pt"/>
    </style:style>
    <style:style style:name="T105_16" style:family="text">
      <style:text-properties style:font-name="Arial" fo:font-size="10pt" style:font-name-asian="Arial" style:font-size-asian="10pt" style:font-name-complex="Arial" style:font-size-complex="10pt"/>
    </style:style>
    <style:style style:name="T105_17" style:family="text">
      <style:text-properties style:font-name="Arial" fo:font-size="10pt" style:font-name-asian="Arial" style:font-size-asian="10pt" style:font-name-complex="Arial" style:font-size-complex="10pt"/>
    </style:style>
    <style:style style:name="T105_18" style:family="text">
      <style:text-properties style:font-name="Arial" fo:font-size="10pt" style:font-name-asian="Arial" style:font-size-asian="10pt" style:font-name-complex="Arial" style:font-size-complex="10pt"/>
    </style:style>
    <style:style style:name="T105_19" style:family="text">
      <style:text-properties style:font-name="Arial" fo:font-size="10pt" style:font-name-asian="Arial" style:font-size-asian="10pt" style:font-name-complex="Arial" style:font-size-complex="10pt"/>
    </style:style>
    <style:style style:name="T105_20" style:family="text">
      <style:text-properties style:font-name="Arial" fo:font-size="10pt" style:font-name-asian="Arial" style:font-size-asian="10pt" style:font-name-complex="Arial" style:font-size-complex="10pt"/>
    </style:style>
    <style:style style:name="T105_21" style:family="text">
      <style:text-properties style:font-name="Arial" fo:font-size="10pt" style:font-name-asian="Arial" style:font-size-asian="10pt" style:font-name-complex="Arial" style:font-size-complex="10pt"/>
    </style:style>
    <style:style style:name="T105_22" style:family="text">
      <style:text-properties style:font-name="Arial" fo:font-size="10pt" style:font-name-asian="Arial" style:font-size-asian="10pt" style:font-name-complex="Arial" style:font-size-complex="10pt"/>
    </style:style>
    <style:style style:name="T105_23" style:family="text">
      <style:text-properties style:font-name="Arial" fo:font-size="10pt" style:font-name-asian="Arial" style:font-size-asian="10pt" style:font-name-complex="Arial" style:font-size-complex="10pt"/>
    </style:style>
    <style:style style:name="T105_24" style:family="text">
      <style:text-properties style:font-name="Arial" fo:font-size="10pt" style:font-name-asian="Arial" style:font-size-asian="10pt" style:font-name-complex="Arial" style:font-size-complex="10pt"/>
    </style:style>
    <style:style style:name="T105_25" style:family="text">
      <style:text-properties style:font-name="Arial" fo:font-size="10pt" style:font-name-asian="Arial" style:font-size-asian="10pt" style:font-name-complex="Arial" style:font-size-complex="10pt"/>
    </style:style>
    <style:style style:name="T105_26" style:family="text">
      <style:text-properties style:font-name="Arial" fo:font-size="10pt" style:font-name-asian="Arial" style:font-size-asian="10pt" style:font-name-complex="Arial" style:font-size-complex="10pt"/>
    </style:style>
    <style:style style:name="T105_27" style:family="text">
      <style:text-properties style:font-name="Arial" fo:font-size="10pt" style:font-name-asian="Arial" style:font-size-asian="10pt" style:font-name-complex="Arial" style:font-size-complex="10pt"/>
    </style:style>
    <style:style style:name="T105_28" style:family="text">
      <style:text-properties style:font-name="Arial" fo:font-size="10pt" style:font-name-asian="Arial" style:font-size-asian="10pt" style:font-name-complex="Arial" style:font-size-complex="10pt"/>
    </style:style>
    <style:style style:name="T105_29" style:family="text">
      <style:text-properties style:font-name="Arial" fo:font-size="10pt" style:font-name-asian="Arial" style:font-size-asian="10pt" style:font-name-complex="Arial" style:font-size-complex="10pt"/>
    </style:style>
    <style:style style:name="T105_30" style:family="text">
      <style:text-properties style:font-name="Arial" fo:font-size="10pt" style:font-name-asian="Arial" style:font-size-asian="10pt" style:font-name-complex="Arial" style:font-size-complex="10pt"/>
    </style:style>
    <style:style style:name="T105_31" style:family="text">
      <style:text-properties style:font-name="Arial" fo:font-size="10pt" style:font-name-asian="Arial" style:font-size-asian="10pt" style:font-name-complex="Arial" style:font-size-complex="10pt"/>
    </style:style>
    <style:style style:name="T105_32" style:family="text">
      <style:text-properties style:font-name="Arial" fo:font-size="10pt" style:font-name-asian="Arial" style:font-size-asian="10pt" style:font-name-complex="Arial" style:font-size-complex="10pt"/>
    </style:style>
    <style:style style:name="T105_33" style:family="text">
      <style:text-properties style:font-name="Arial" fo:font-size="10pt" style:font-name-asian="Arial" style:font-size-asian="10pt" style:font-name-complex="Arial" style:font-size-complex="10pt"/>
    </style:style>
    <style:style style:name="T105_34" style:family="text">
      <style:text-properties style:font-name="Arial" fo:font-size="10pt" style:font-name-asian="Arial" style:font-size-asian="10pt" style:font-name-complex="Arial" style:font-size-complex="10pt"/>
    </style:style>
    <style:style style:name="T105_35" style:family="text">
      <style:text-properties style:font-name="Arial" fo:font-size="10pt" style:font-name-asian="Arial" style:font-size-asian="10pt" style:font-name-complex="Arial" style:font-size-complex="10pt"/>
    </style:style>
    <style:style style:name="T105_36" style:family="text">
      <style:text-properties style:font-name="Arial" fo:font-size="10pt" style:font-name-asian="Arial" style:font-size-asian="10pt" style:font-name-complex="Arial" style:font-size-complex="10pt"/>
    </style:style>
    <style:style style:name="P106" style:family="paragraph" style:parent-style-name="Standard">
      <style:paragraph-properties fo:break-before="auto" fo:text-indent="1.27cm" fo:line-height="100%" fo:margin-top="0cm" style:writing-mode="lr-tb"/>
    </style:style>
    <style:style style:name="T106_1" style:family="text">
      <style:text-properties fo:color="#0000ff" style:font-name="Arial" fo:font-size="10pt" style:font-name-asian="Arial" style:font-size-asian="10pt" style:font-name-complex="Arial" style:font-size-complex="10pt"/>
    </style:style>
    <style:style style:name="T106_2" style:family="text">
      <style:text-properties fo:color="#0000ff" style:font-name="Arial" fo:font-size="10pt" style:font-name-asian="Arial" style:font-size-asian="10pt" style:font-name-complex="Arial" style:font-size-complex="10pt"/>
    </style:style>
    <style:style style:name="T106_3" style:family="text">
      <style:text-properties fo:color="#0000ff" style:font-name="Arial" fo:font-size="10pt" style:font-name-asian="Arial" style:font-size-asian="10pt" style:font-name-complex="Arial" style:font-size-complex="10pt"/>
    </style:style>
    <style:style style:name="T106_4" style:family="text">
      <style:text-properties fo:color="#0000ff" style:font-name="Arial" fo:font-size="10pt" style:font-name-asian="Arial" style:font-size-asian="10pt" style:font-name-complex="Arial" style:font-size-complex="10pt"/>
    </style:style>
    <style:style style:name="T106_5" style:family="text">
      <style:text-properties fo:color="#0000ff" style:font-name="Arial" fo:font-size="10pt" style:font-name-asian="Arial" style:font-size-asian="10pt" style:font-name-complex="Arial" style:font-size-complex="10pt"/>
    </style:style>
    <style:style style:name="T106_6" style:family="text">
      <style:text-properties fo:color="#0000ff" style:font-name="Arial" fo:font-size="10pt" style:font-name-asian="Arial" style:font-size-asian="10pt" style:font-name-complex="Arial" style:font-size-complex="10pt"/>
    </style:style>
    <style:style style:name="T106_7" style:family="text">
      <style:text-properties fo:color="#0000ff" style:font-name="Arial" fo:font-size="10pt" style:font-name-asian="Arial" style:font-size-asian="10pt" style:font-name-complex="Arial" style:font-size-complex="10pt"/>
    </style:style>
    <style:style style:name="T106_8" style:family="text">
      <style:text-properties fo:color="#0000ff" style:font-name="Arial" fo:font-size="10pt" style:font-name-asian="Arial" style:font-size-asian="10pt" style:font-name-complex="Arial" style:font-size-complex="10pt"/>
    </style:style>
    <style:style style:name="T106_9" style:family="text">
      <style:text-properties fo:color="#0000ff" style:font-name="Arial" fo:font-size="10pt" style:font-name-asian="Arial" style:font-size-asian="10pt" style:font-name-complex="Arial" style:font-size-complex="10pt"/>
    </style:style>
    <style:style style:name="T106_10" style:family="text">
      <style:text-properties fo:color="#0000ff" style:font-name="Arial" fo:font-size="10pt" style:font-name-asian="Arial" style:font-size-asian="10pt" style:font-name-complex="Arial" style:font-size-complex="10pt"/>
    </style:style>
    <style:style style:name="T106_11" style:family="text">
      <style:text-properties fo:color="#0000ff" style:font-name="Arial" fo:font-size="10pt" style:font-name-asian="Arial" style:font-size-asian="10pt" style:font-name-complex="Arial" style:font-size-complex="10pt"/>
    </style:style>
    <style:style style:name="T106_12" style:family="text">
      <style:text-properties fo:color="#0000ff" style:font-name="Arial" fo:font-size="10pt" style:font-name-asian="Arial" style:font-size-asian="10pt" style:font-name-complex="Arial" style:font-size-complex="10pt"/>
    </style:style>
    <style:style style:name="T106_13" style:family="text">
      <style:text-properties fo:color="#0000ff" style:font-name="Arial" fo:font-size="10pt" style:font-name-asian="Arial" style:font-size-asian="10pt" style:font-name-complex="Arial" style:font-size-complex="10pt"/>
    </style:style>
    <style:style style:name="T106_14" style:family="text">
      <style:text-properties fo:color="#0000ff" style:font-name="Arial" fo:font-size="10pt" style:font-name-asian="Arial" style:font-size-asian="10pt" style:font-name-complex="Arial" style:font-size-complex="10pt"/>
    </style:style>
    <style:style style:name="T106_15" style:family="text">
      <style:text-properties fo:color="#0000ff" style:font-name="Arial" fo:font-size="10pt" style:font-name-asian="Arial" style:font-size-asian="10pt" style:font-name-complex="Arial" style:font-size-complex="10pt"/>
    </style:style>
    <style:style style:name="T106_16" style:family="text">
      <style:text-properties fo:color="#0000ff" style:font-name="Arial" fo:font-size="10pt" style:font-name-asian="Arial" style:font-size-asian="10pt" style:font-name-complex="Arial" style:font-size-complex="10pt"/>
    </style:style>
    <style:style style:name="P107" style:family="paragraph" style:parent-style-name="Standard">
      <style:paragraph-properties fo:break-before="auto" fo:line-height="100%" fo:margin-top="0cm" style:writing-mode="lr-tb"/>
      <style:text-properties fo:color="#ff0000" style:font-name="Arial" fo:font-size="10pt" style:font-name-asian="Arial" style:font-size-asian="10pt" style:font-name-complex="Arial" style:font-size-complex="10pt"/>
    </style:style>
    <style:style style:name="P108" style:family="paragraph" style:parent-style-name="Standard">
      <style:paragraph-properties fo:break-before="auto" fo:line-height="100%" fo:margin-top="0cm" style:writing-mode="lr-tb"/>
      <style:text-properties fo:color="#ff0000" style:font-name="Arial" fo:font-size="10pt" style:font-name-asian="Arial" style:font-size-asian="10pt" style:font-name-complex="Arial" style:font-size-complex="10pt"/>
    </style:style>
    <style:style style:name="P109" style:family="paragraph" style:parent-style-name="Standard">
      <style:paragraph-properties fo:break-before="auto" fo:line-height="100%" fo:margin-top="0cm" style:writing-mode="lr-tb"/>
      <style:text-properties fo:color="#ff0000" style:font-name="Arial" fo:font-size="10pt" style:font-name-asian="Arial" style:font-size-asian="10pt" style:font-name-complex="Arial" style:font-size-complex="10pt"/>
    </style:style>
    <style:style style:name="P110" style:family="paragraph" style:parent-style-name="Standard">
      <style:paragraph-properties fo:break-before="auto" fo:line-height="100%" fo:margin-top="0cm" style:writing-mode="lr-tb"/>
    </style:style>
    <style:style style:name="T110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2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10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1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1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1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2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2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2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2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2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2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2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2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2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2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3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3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3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3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3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3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3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3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3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3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11" style:family="paragraph" style:parent-style-name="Standard">
      <style:paragraph-properties fo:break-before="auto" fo:line-height="100%" fo:margin-top="0cm" style:writing-mode="lr-tb"/>
    </style:style>
    <style:style style:name="T111_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11_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11_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112" style:family="paragraph" style:parent-style-name="Standard">
      <style:paragraph-properties fo:break-before="auto" fo:line-height="100%" fo:margin-top="0cm" style:writing-mode="lr-tb"/>
    </style:style>
    <style:style style:name="T112_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12_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12_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12_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12_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12_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12_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12_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12_9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113" style:family="paragraph" style:parent-style-name="Standard">
      <style:paragraph-properties fo:break-before="auto" fo:line-height="100%" fo:margin-top="0cm" style:writing-mode="lr-tb"/>
    </style:style>
    <style:style style:name="T113_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13_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13_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13_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13_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13_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13_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13_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13_9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13_10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13_1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114" style:family="paragraph" style:parent-style-name="Standard">
      <style:paragraph-properties fo:break-before="auto" fo:line-height="100%" fo:margin-top="0cm" style:writing-mode="lr-tb"/>
    </style:style>
    <style:style style:name="T114_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14_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14_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14_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14_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14_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14_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14_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14_9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115" style:family="paragraph" style:parent-style-name="Standard">
      <style:paragraph-properties fo:break-before="auto" fo:line-height="100%" fo:margin-top="0cm" style:writing-mode="lr-tb"/>
    </style:style>
    <style:style style:name="T115_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15_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15_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15_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15_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15_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15_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15_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15_9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15_10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15_1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15_1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15_1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15_1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15_1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116" style:family="paragraph" style:parent-style-name="Standard">
      <style:paragraph-properties fo:break-before="auto" fo:line-height="100%" fo:margin-top="0cm" style:writing-mode="lr-tb"/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17" style:family="paragraph" style:parent-style-name="Standard">
      <style:paragraph-properties fo:break-before="auto" fo:line-height="100%" fo:margin-top="0cm" style:writing-mode="lr-tb"/>
    </style:style>
    <style:style style:name="T117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7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7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7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7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7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7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7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7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7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7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7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7_1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7_1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7_1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7_1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7_1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18" style:family="paragraph" style:parent-style-name="Standard">
      <style:paragraph-properties fo:break-before="auto" fo:line-height="100%" fo:margin-top="0cm" style:writing-mode="lr-tb"/>
    </style:style>
    <style:style style:name="T118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8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8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8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8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8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8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8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8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8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8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19" style:family="paragraph" style:parent-style-name="Standard">
      <style:paragraph-properties fo:break-before="auto" fo:line-height="100%" fo:margin-top="0cm" style:writing-mode="lr-tb"/>
    </style:style>
    <style:style style:name="T119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9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9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9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9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9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9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9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9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9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9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9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9_1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20" style:family="paragraph" style:parent-style-name="Standard">
      <style:paragraph-properties fo:break-before="auto" fo:line-height="100%" fo:margin-top="0cm" style:writing-mode="lr-tb"/>
    </style:style>
    <style:style style:name="T120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0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0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0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0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0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0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0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0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0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0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0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0_1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21" style:family="paragraph" style:parent-style-name="Standard">
      <style:paragraph-properties fo:break-before="auto" fo:line-height="100%" fo:margin-top="0cm" style:writing-mode="lr-tb"/>
    </style:style>
    <style:style style:name="T121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1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1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1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1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1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1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1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1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1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1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1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1_1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1_1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1_1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1_1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1_1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1_1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1_1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1_2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1_2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22" style:family="paragraph" style:parent-style-name="Standard">
      <style:paragraph-properties fo:break-before="auto" fo:line-height="100%" fo:margin-top="0cm" style:writing-mode="lr-tb"/>
    </style:style>
    <style:style style:name="T122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2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2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2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2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2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2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2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2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2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2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2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2_1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2_1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2_1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2_1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2_1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2_1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2_1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2_2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2_2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2_2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2_2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2_2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2_2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23" style:family="paragraph" style:parent-style-name="Standard">
      <style:paragraph-properties fo:break-before="auto" fo:line-height="100%" fo:margin-top="0cm" style:writing-mode="lr-tb"/>
    </style:style>
    <style:style style:name="T123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3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3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3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3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3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3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3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3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3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3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3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3_1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3_1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3_1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3_1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3_1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3_1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3_1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3_2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3_2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3_2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3_2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3_2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3_2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3_2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3_2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3_2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3_2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3_3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3_3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3_3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3_3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3_3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3_3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3_3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3_3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3_3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24" style:family="paragraph" style:parent-style-name="Standard">
      <style:paragraph-properties fo:break-before="auto" fo:line-height="100%" fo:margin-top="0cm" style:writing-mode="lr-tb"/>
    </style:style>
    <style:style style:name="T124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4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4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4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4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4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4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4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4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4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4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4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4_1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4_1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4_1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4_1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4_1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4_1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4_1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4_2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4_2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25" style:family="paragraph" style:parent-style-name="Standard">
      <style:paragraph-properties fo:break-before="auto" fo:line-height="100%" fo:margin-top="0cm" style:writing-mode="lr-tb"/>
    </style:style>
    <style:style style:name="T125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5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5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5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5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5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5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5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5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5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5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5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5_1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5_1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5_1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5_1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5_1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5_1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5_1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5_2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5_2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5_2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5_2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5_2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5_2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5_2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5_2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5_2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5_2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5_3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5_3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5_3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5_3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5_3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5_3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5_3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26" style:family="paragraph" style:parent-style-name="Standard">
      <style:paragraph-properties fo:break-before="auto" fo:line-height="100%" fo:margin-top="0cm" style:writing-mode="lr-tb"/>
      <style:text-properties fo:color="#ff0000" style:font-name="Arial" fo:font-size="10pt" style:font-name-asian="Arial" style:font-size-asian="10pt" style:font-name-complex="Arial" style:font-size-complex="10pt"/>
    </style:style>
    <style:style style:name="P127" style:family="paragraph" style:parent-style-name="Standard">
      <style:paragraph-properties fo:break-before="auto" fo:line-height="100%" fo:margin-top="0cm" style:writing-mode="lr-tb"/>
    </style:style>
    <style:style style:name="T127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7_2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27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7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7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7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7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7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7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7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7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7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7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7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7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7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7_1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7_1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7_1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7_2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7_2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7_22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27_2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7_2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7_2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7_2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7_2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7_2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7_2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7_3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7_3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7_3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7_3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7_34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27_35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27_3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7_3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7_3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7_3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7_4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7_4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7_4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7_4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7_4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7_4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7_4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28" style:family="paragraph" style:parent-style-name="Standard">
      <style:paragraph-properties fo:break-before="auto" fo:text-indent="0cm" fo:line-height="100%" fo:margin-top="0cm" fo:margin-left="1.249cm" style:writing-mode="lr-tb"/>
    </style:style>
    <style:style style:name="T128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8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8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8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8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8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8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8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8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8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8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8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8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8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8_1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29" style:family="paragraph" style:parent-style-name="Standard">
      <style:paragraph-properties fo:break-before="auto" fo:text-indent="0cm" fo:line-height="100%" fo:margin-top="0cm" fo:margin-left="1.249cm" style:writing-mode="lr-tb"/>
    </style:style>
    <style:style style:name="T129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9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9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9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9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9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9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9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9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9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9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9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9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9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9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9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9_1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9_1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9_1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9_2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9_2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30" style:family="paragraph" style:parent-style-name="Standard">
      <style:paragraph-properties fo:break-before="auto" fo:text-indent="0cm" fo:line-height="100%" fo:margin-top="0cm" fo:margin-left="1.249cm" style:writing-mode="lr-tb"/>
    </style:style>
    <style:style style:name="T130_1" style:family="text">
      <style:text-properties style:font-name="Arial" fo:font-size="10pt" style:font-name-asian="Arial" style:font-size-asian="10pt" style:font-name-complex="Arial" style:font-size-complex="10pt"/>
    </style:style>
    <style:style style:name="T130_2" style:family="text">
      <style:text-properties style:font-name="Arial" fo:font-size="10pt" style:font-name-asian="Arial" style:font-size-asian="10pt" style:font-name-complex="Arial" style:font-size-complex="10pt"/>
    </style:style>
    <style:style style:name="T130_3" style:family="text">
      <style:text-properties style:font-name="Arial" fo:font-size="10pt" style:font-name-asian="Arial" style:font-size-asian="10pt" style:font-name-complex="Arial" style:font-size-complex="10pt"/>
    </style:style>
    <style:style style:name="T130_4" style:family="text">
      <style:text-properties style:font-name="Arial" fo:font-size="10pt" style:font-name-asian="Arial" style:font-size-asian="10pt" style:font-name-complex="Arial" style:font-size-complex="10pt"/>
    </style:style>
    <style:style style:name="P131" style:family="paragraph" style:parent-style-name="Standard">
      <style:paragraph-properties fo:break-before="auto" fo:text-indent="0cm" fo:line-height="100%" fo:margin-top="0cm" fo:margin-left="1.249cm" style:writing-mode="lr-tb"/>
    </style:style>
    <style:style style:name="T131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1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1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1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1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1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1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1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1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1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1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1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1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1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1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1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1_17" style:family="text">
      <style:text-properties style:font-name="Arial" fo:font-size="10pt" style:font-name-asian="Arial" style:font-size-asian="10pt" style:font-name-complex="Arial" style:font-size-complex="10pt"/>
    </style:style>
    <style:style style:name="T131_18" style:family="text">
      <style:text-properties style:font-name="Arial" fo:font-size="10pt" style:font-name-asian="Arial" style:font-size-asian="10pt" style:font-name-complex="Arial" style:font-size-complex="10pt"/>
    </style:style>
    <style:style style:name="P132" style:family="paragraph" style:parent-style-name="Standard">
      <style:paragraph-properties fo:break-before="auto" fo:text-indent="0cm" fo:line-height="100%" fo:margin-top="0cm" fo:margin-left="1.249cm" style:writing-mode="lr-tb"/>
    </style:style>
    <style:style style:name="T132_1" style:family="text">
      <style:text-properties style:font-name="Arial" fo:font-size="10pt" style:font-name-asian="Arial" style:font-size-asian="10pt" style:font-name-complex="Arial" style:font-size-complex="10pt"/>
    </style:style>
    <style:style style:name="T132_2" style:family="text">
      <style:text-properties style:font-name="Arial" fo:font-size="10pt" style:font-name-asian="Arial" style:font-size-asian="10pt" style:font-name-complex="Arial" style:font-size-complex="10pt"/>
    </style:style>
    <style:style style:name="T132_3" style:family="text">
      <style:text-properties style:font-name="Arial" fo:font-size="10pt" style:font-name-asian="Arial" style:font-size-asian="10pt" style:font-name-complex="Arial" style:font-size-complex="10pt"/>
    </style:style>
    <style:style style:name="T132_4" style:family="text">
      <style:text-properties style:font-name="Arial" fo:font-size="10pt" style:font-name-asian="Arial" style:font-size-asian="10pt" style:font-name-complex="Arial" style:font-size-complex="10pt"/>
    </style:style>
    <style:style style:name="T132_5" style:family="text">
      <style:text-properties style:font-name="Arial" fo:font-size="10pt" style:font-name-asian="Arial" style:font-size-asian="10pt" style:font-name-complex="Arial" style:font-size-complex="10pt"/>
    </style:style>
    <style:style style:name="T132_6" style:family="text">
      <style:text-properties style:font-name="Arial" fo:font-size="10pt" style:font-name-asian="Arial" style:font-size-asian="10pt" style:font-name-complex="Arial" style:font-size-complex="10pt"/>
    </style:style>
    <style:style style:name="T132_7" style:family="text">
      <style:text-properties style:font-name="Arial" fo:font-size="10pt" style:font-name-asian="Arial" style:font-size-asian="10pt" style:font-name-complex="Arial" style:font-size-complex="10pt"/>
    </style:style>
    <style:style style:name="T132_8" style:family="text">
      <style:text-properties style:font-name="Arial" fo:font-size="10pt" style:font-name-asian="Arial" style:font-size-asian="10pt" style:font-name-complex="Arial" style:font-size-complex="10pt"/>
    </style:style>
    <style:style style:name="T132_9" style:family="text">
      <style:text-properties style:font-name="Arial" fo:font-size="10pt" style:font-name-asian="Arial" style:font-size-asian="10pt" style:font-name-complex="Arial" style:font-size-complex="10pt"/>
    </style:style>
    <style:style style:name="T132_10" style:family="text">
      <style:text-properties style:font-name="Arial" fo:font-size="10pt" style:font-name-asian="Arial" style:font-size-asian="10pt" style:font-name-complex="Arial" style:font-size-complex="10pt"/>
    </style:style>
    <style:style style:name="T132_11" style:family="text">
      <style:text-properties style:font-name="Arial" fo:font-size="10pt" style:font-name-asian="Arial" style:font-size-asian="10pt" style:font-name-complex="Arial" style:font-size-complex="10pt"/>
    </style:style>
    <style:style style:name="T132_12" style:family="text">
      <style:text-properties style:font-name="Arial" fo:font-size="10pt" style:font-name-asian="Arial" style:font-size-asian="10pt" style:font-name-complex="Arial" style:font-size-complex="10pt"/>
    </style:style>
    <style:style style:name="T132_13" style:family="text">
      <style:text-properties style:font-name="Arial" fo:font-size="10pt" style:font-name-asian="Arial" style:font-size-asian="10pt" style:font-name-complex="Arial" style:font-size-complex="10pt"/>
    </style:style>
    <style:style style:name="T132_14" style:family="text">
      <style:text-properties style:font-name="Arial" fo:font-size="10pt" style:font-name-asian="Arial" style:font-size-asian="10pt" style:font-name-complex="Arial" style:font-size-complex="10pt"/>
    </style:style>
    <style:style style:name="P133" style:family="paragraph" style:parent-style-name="Standard">
      <style:paragraph-properties fo:break-before="auto" fo:text-indent="0cm" fo:line-height="100%" fo:margin-top="0cm" fo:margin-left="1.249cm" style:writing-mode="lr-tb"/>
    </style:style>
    <style:style style:name="T133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3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3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3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3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3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3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3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3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3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3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3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3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3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3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3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3_1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3_1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3_1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34" style:family="paragraph" style:parent-style-name="Standard">
      <style:paragraph-properties fo:break-before="auto" fo:text-indent="0cm" fo:line-height="100%" fo:margin-top="0cm" fo:margin-left="1.249cm" style:writing-mode="lr-tb"/>
    </style:style>
    <style:style style:name="T134_1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34_2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34_3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34_4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34_5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34_6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34_7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34_8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34_9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34_10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34_11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34_12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34_13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34_14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34_15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34_16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34_17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34_18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34_19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34_20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34_21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34_22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34_23" style:family="text">
      <style:text-properties style:font-name="Arial" fo:font-size="10pt" style:font-name-asian="Arial" style:font-size-asian="10pt" style:font-name-complex="Arial" style:font-size-complex="10pt"/>
    </style:style>
    <style:style style:name="P135" style:family="paragraph" style:parent-style-name="Standard">
      <style:paragraph-properties fo:break-before="auto" fo:text-indent="0cm" fo:line-height="100%" fo:margin-top="0cm" fo:margin-left="1.249cm" style:writing-mode="lr-tb"/>
    </style:style>
    <style:style style:name="T135_1" style:family="text">
      <style:text-properties style:font-name="Arial" fo:font-size="10pt" style:font-name-asian="Arial" style:font-size-asian="10pt" style:font-name-complex="Arial" style:font-size-complex="10pt"/>
    </style:style>
    <style:style style:name="T135_2" style:family="text">
      <style:text-properties style:font-name="Arial" fo:font-size="10pt" style:font-name-asian="Arial" style:font-size-asian="10pt" style:font-name-complex="Arial" style:font-size-complex="10pt"/>
    </style:style>
    <style:style style:name="T135_3" style:family="text">
      <style:text-properties style:font-name="Arial" fo:font-size="10pt" style:font-name-asian="Arial" style:font-size-asian="10pt" style:font-name-complex="Arial" style:font-size-complex="10pt"/>
    </style:style>
    <style:style style:name="T135_4" style:family="text">
      <style:text-properties style:font-name="Arial" fo:font-size="10pt" style:font-name-asian="Arial" style:font-size-asian="10pt" style:font-name-complex="Arial" style:font-size-complex="10pt"/>
    </style:style>
    <style:style style:name="T135_5" style:family="text">
      <style:text-properties style:font-name="Arial" fo:font-size="10pt" style:font-name-asian="Arial" style:font-size-asian="10pt" style:font-name-complex="Arial" style:font-size-complex="10pt"/>
    </style:style>
    <style:style style:name="T135_6" style:family="text">
      <style:text-properties style:font-name="Arial" fo:font-size="10pt" style:font-name-asian="Arial" style:font-size-asian="10pt" style:font-name-complex="Arial" style:font-size-complex="10pt"/>
    </style:style>
    <style:style style:name="T135_7" style:family="text">
      <style:text-properties style:font-name="Arial" fo:font-size="9pt" style:font-name-asian="Arial" style:font-size-asian="9pt" style:font-name-complex="Arial" style:font-size-complex="9pt"/>
    </style:style>
    <style:style style:name="T135_8" style:family="text">
      <style:text-properties style:font-name="Arial" fo:font-size="9pt" style:font-name-asian="Arial" style:font-size-asian="9pt" style:font-name-complex="Arial" style:font-size-complex="9pt"/>
    </style:style>
    <style:style style:name="T135_9" style:family="text">
      <style:text-properties style:font-name="Arial" fo:font-size="9pt" style:font-name-asian="Arial" style:font-size-asian="9pt" style:font-name-complex="Arial" style:font-size-complex="9pt"/>
    </style:style>
    <style:style style:name="T135_10" style:family="text">
      <style:text-properties style:font-name="Arial" fo:font-size="9pt" style:font-name-asian="Arial" style:font-size-asian="9pt" style:font-name-complex="Arial" style:font-size-complex="9pt"/>
    </style:style>
    <style:style style:name="T135_11" style:family="text">
      <style:text-properties style:font-name="Arial" fo:font-size="9pt" style:font-name-asian="Arial" style:font-size-asian="9pt" style:font-name-complex="Arial" style:font-size-complex="9pt"/>
    </style:style>
    <style:style style:name="T135_12" style:family="text">
      <style:text-properties style:font-name="Arial" fo:font-size="9pt" style:font-name-asian="Arial" style:font-size-asian="9pt" style:font-name-complex="Arial" style:font-size-complex="9pt"/>
    </style:style>
    <style:style style:name="T135_13" style:family="text">
      <style:text-properties style:font-name="Arial" fo:font-size="9pt" style:font-name-asian="Arial" style:font-size-asian="9pt" style:font-name-complex="Arial" style:font-size-complex="9pt"/>
    </style:style>
    <style:style style:name="T135_14" style:family="text">
      <style:text-properties style:font-name="Arial" fo:font-size="9pt" style:font-name-asian="Arial" style:font-size-asian="9pt" style:font-name-complex="Arial" style:font-size-complex="9pt"/>
    </style:style>
    <style:style style:name="T135_15" style:family="text">
      <style:text-properties style:font-name="Arial" fo:font-size="9pt" style:font-name-asian="Arial" style:font-size-asian="9pt" style:font-name-complex="Arial" style:font-size-complex="9pt"/>
    </style:style>
    <style:style style:name="T135_16" style:family="text">
      <style:text-properties style:font-name="Arial" fo:font-size="9pt" style:font-name-asian="Arial" style:font-size-asian="9pt" style:font-name-complex="Arial" style:font-size-complex="9pt"/>
    </style:style>
    <style:style style:name="T135_17" style:family="text">
      <style:text-properties style:font-name="Arial" fo:font-size="9pt" style:font-name-asian="Arial" style:font-size-asian="9pt" style:font-name-complex="Arial" style:font-size-complex="9pt"/>
    </style:style>
    <style:style style:name="T135_18" style:family="text">
      <style:text-properties style:font-name="Arial" fo:font-size="9pt" style:font-name-asian="Arial" style:font-size-asian="9pt" style:font-name-complex="Arial" style:font-size-complex="9pt"/>
    </style:style>
    <style:style style:name="T135_19" style:family="text">
      <style:text-properties style:font-name="Arial" fo:font-size="9pt" style:font-name-asian="Arial" style:font-size-asian="9pt" style:font-name-complex="Arial" style:font-size-complex="9pt"/>
    </style:style>
    <style:style style:name="T135_20" style:family="text">
      <style:text-properties style:font-name="Arial" fo:font-size="9pt" style:font-name-asian="Arial" style:font-size-asian="9pt" style:font-name-complex="Arial" style:font-size-complex="9pt"/>
    </style:style>
    <style:style style:name="T135_21" style:family="text">
      <style:text-properties style:font-name="Arial" fo:font-size="9pt" style:font-name-asian="Arial" style:font-size-asian="9pt" style:font-name-complex="Arial" style:font-size-complex="9pt"/>
    </style:style>
    <style:style style:name="P136" style:family="paragraph" style:parent-style-name="Standard">
      <style:paragraph-properties fo:break-before="auto" fo:text-indent="0cm" fo:line-height="100%" fo:margin-top="0cm" fo:margin-left="1.249cm" style:writing-mode="lr-tb"/>
    </style:style>
    <style:style style:name="T136_1" style:family="text">
      <style:text-properties style:font-name="Arial" fo:font-size="9pt" style:font-name-asian="Arial" style:font-size-asian="9pt" style:font-name-complex="Arial" style:font-size-complex="9pt"/>
    </style:style>
    <style:style style:name="T136_2" style:family="text">
      <style:text-properties style:font-name="Arial" fo:font-size="9pt" style:font-name-asian="Arial" style:font-size-asian="9pt" style:font-name-complex="Arial" style:font-size-complex="9pt"/>
    </style:style>
    <style:style style:name="T136_3" style:family="text">
      <style:text-properties style:font-name="Arial" fo:font-size="9pt" style:font-name-asian="Arial" style:font-size-asian="9pt" style:font-name-complex="Arial" style:font-size-complex="9pt"/>
    </style:style>
    <style:style style:name="T136_4" style:family="text">
      <style:text-properties style:font-name="Arial" fo:font-size="9pt" style:font-name-asian="Arial" style:font-size-asian="9pt" style:font-name-complex="Arial" style:font-size-complex="9pt"/>
    </style:style>
    <style:style style:name="T136_5" style:family="text">
      <style:text-properties style:font-name="Arial" fo:font-size="9pt" style:font-name-asian="Arial" style:font-size-asian="9pt" style:font-name-complex="Arial" style:font-size-complex="9pt"/>
    </style:style>
    <style:style style:name="T136_6" style:family="text">
      <style:text-properties style:font-name="Arial" fo:font-size="9pt" style:font-name-asian="Arial" style:font-size-asian="9pt" style:font-name-complex="Arial" style:font-size-complex="9pt"/>
    </style:style>
    <style:style style:name="T136_7" style:family="text">
      <style:text-properties style:font-name="Arial" fo:font-size="9pt" style:font-name-asian="Arial" style:font-size-asian="9pt" style:font-name-complex="Arial" style:font-size-complex="9pt"/>
    </style:style>
    <style:style style:name="T136_8" style:family="text">
      <style:text-properties style:font-name="Arial" fo:font-size="9pt" style:font-name-asian="Arial" style:font-size-asian="9pt" style:font-name-complex="Arial" style:font-size-complex="9pt"/>
    </style:style>
    <style:style style:name="T136_9" style:family="text">
      <style:text-properties style:font-name="Arial" fo:font-size="9pt" style:font-name-asian="Arial" style:font-size-asian="9pt" style:font-name-complex="Arial" style:font-size-complex="9pt"/>
    </style:style>
    <style:style style:name="T136_10" style:family="text">
      <style:text-properties style:font-name="Arial" fo:font-size="9pt" style:font-name-asian="Arial" style:font-size-asian="9pt" style:font-name-complex="Arial" style:font-size-complex="9pt"/>
    </style:style>
    <style:style style:name="T136_11" style:family="text">
      <style:text-properties style:font-name="Arial" fo:font-size="9pt" style:font-name-asian="Arial" style:font-size-asian="9pt" style:font-name-complex="Arial" style:font-size-complex="9pt"/>
    </style:style>
    <style:style style:name="T136_12" style:family="text">
      <style:text-properties style:font-name="Arial" fo:font-size="9pt" style:font-name-asian="Arial" style:font-size-asian="9pt" style:font-name-complex="Arial" style:font-size-complex="9pt"/>
    </style:style>
    <style:style style:name="T136_13" style:family="text">
      <style:text-properties style:font-name="Arial" fo:font-size="9pt" style:font-name-asian="Arial" style:font-size-asian="9pt" style:font-name-complex="Arial" style:font-size-complex="9pt"/>
    </style:style>
    <style:style style:name="T136_14" style:family="text">
      <style:text-properties style:font-name="Arial" fo:font-size="9pt" style:font-name-asian="Arial" style:font-size-asian="9pt" style:font-name-complex="Arial" style:font-size-complex="9pt"/>
    </style:style>
    <style:style style:name="T136_15" style:family="text">
      <style:text-properties style:font-name="Arial" fo:font-size="9pt" style:font-name-asian="Arial" style:font-size-asian="9pt" style:font-name-complex="Arial" style:font-size-complex="9pt"/>
    </style:style>
    <style:style style:name="T136_16" style:family="text">
      <style:text-properties style:font-name="Arial" fo:font-size="9pt" style:font-name-asian="Arial" style:font-size-asian="9pt" style:font-name-complex="Arial" style:font-size-complex="9pt"/>
    </style:style>
    <style:style style:name="T136_17" style:family="text">
      <style:text-properties style:font-name="Arial" fo:font-size="9pt" style:font-name-asian="Arial" style:font-size-asian="9pt" style:font-name-complex="Arial" style:font-size-complex="9pt"/>
    </style:style>
    <style:style style:name="T136_18" style:family="text">
      <style:text-properties style:font-name="Arial" fo:font-size="9pt" style:font-name-asian="Arial" style:font-size-asian="9pt" style:font-name-complex="Arial" style:font-size-complex="9pt"/>
    </style:style>
    <style:style style:name="T136_19" style:family="text">
      <style:text-properties style:font-name="Arial" fo:font-size="9pt" style:font-name-asian="Arial" style:font-size-asian="9pt" style:font-name-complex="Arial" style:font-size-complex="9pt"/>
    </style:style>
    <style:style style:name="T136_20" style:family="text">
      <style:text-properties style:font-name="Arial" fo:font-size="9pt" style:font-name-asian="Arial" style:font-size-asian="9pt" style:font-name-complex="Arial" style:font-size-complex="9pt"/>
    </style:style>
    <style:style style:name="T136_21" style:family="text">
      <style:text-properties style:font-name="Arial" fo:font-size="9pt" style:font-name-asian="Arial" style:font-size-asian="9pt" style:font-name-complex="Arial" style:font-size-complex="9pt"/>
    </style:style>
    <style:style style:name="T136_22" style:family="text">
      <style:text-properties style:font-name="Arial" fo:font-size="9pt" style:font-name-asian="Arial" style:font-size-asian="9pt" style:font-name-complex="Arial" style:font-size-complex="9pt"/>
    </style:style>
    <style:style style:name="T136_23" style:family="text">
      <style:text-properties style:font-name="Arial" fo:font-size="9pt" style:font-name-asian="Arial" style:font-size-asian="9pt" style:font-name-complex="Arial" style:font-size-complex="9pt"/>
    </style:style>
    <style:style style:name="T136_24" style:family="text">
      <style:text-properties style:font-name="Arial" fo:font-size="9pt" style:font-name-asian="Arial" style:font-size-asian="9pt" style:font-name-complex="Arial" style:font-size-complex="9pt"/>
    </style:style>
    <style:style style:name="T136_25" style:family="text">
      <style:text-properties style:font-name="Arial" fo:font-size="9pt" style:font-name-asian="Arial" style:font-size-asian="9pt" style:font-name-complex="Arial" style:font-size-complex="9pt"/>
    </style:style>
    <style:style style:name="T136_26" style:family="text">
      <style:text-properties style:font-name="Arial" fo:font-size="9pt" style:font-name-asian="Arial" style:font-size-asian="9pt" style:font-name-complex="Arial" style:font-size-complex="9pt"/>
    </style:style>
    <style:style style:name="T136_27" style:family="text">
      <style:text-properties style:font-name="Arial" fo:font-size="9pt" style:font-name-asian="Arial" style:font-size-asian="9pt" style:font-name-complex="Arial" style:font-size-complex="9pt"/>
    </style:style>
    <style:style style:name="T136_28" style:family="text">
      <style:text-properties style:font-name="Arial" fo:font-size="9pt" style:font-name-asian="Arial" style:font-size-asian="9pt" style:font-name-complex="Arial" style:font-size-complex="9pt"/>
    </style:style>
    <style:style style:name="T136_29" style:family="text">
      <style:text-properties style:font-name="Arial" fo:font-size="9pt" style:font-name-asian="Arial" style:font-size-asian="9pt" style:font-name-complex="Arial" style:font-size-complex="9pt"/>
    </style:style>
    <style:style style:name="T136_30" style:family="text">
      <style:text-properties style:font-name="Arial" fo:font-size="9pt" style:font-name-asian="Arial" style:font-size-asian="9pt" style:font-name-complex="Arial" style:font-size-complex="9pt"/>
    </style:style>
    <style:style style:name="T136_31" style:family="text">
      <style:text-properties style:font-name="Arial" fo:font-size="9pt" style:font-name-asian="Arial" style:font-size-asian="9pt" style:font-name-complex="Arial" style:font-size-complex="9pt"/>
    </style:style>
    <style:style style:name="T136_32" style:family="text">
      <style:text-properties style:font-name="Arial" fo:font-size="9pt" style:font-name-asian="Arial" style:font-size-asian="9pt" style:font-name-complex="Arial" style:font-size-complex="9pt"/>
    </style:style>
    <style:style style:name="T136_33" style:family="text">
      <style:text-properties style:font-name="Arial" fo:font-size="9pt" style:font-name-asian="Arial" style:font-size-asian="9pt" style:font-name-complex="Arial" style:font-size-complex="9pt"/>
    </style:style>
    <style:style style:name="P137" style:family="paragraph" style:parent-style-name="Standard">
      <style:paragraph-properties fo:break-before="auto" fo:text-indent="0cm" fo:line-height="100%" fo:margin-top="0cm" fo:margin-left="1.249cm" style:writing-mode="lr-tb"/>
    </style:style>
    <style:style style:name="T137_1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7_2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7_3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7_4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7_5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7_6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7_7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7_8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7_9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7_10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7_11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7_12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7_13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7_14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7_15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7_16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7_17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7_18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7_19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7_20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7_21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7_22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7_23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7_24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7_25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7_26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7_27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7_28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7_29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7_30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7_31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P138" style:family="paragraph" style:parent-style-name="Standard">
      <style:paragraph-properties fo:break-before="auto" fo:text-indent="0cm" fo:line-height="100%" fo:margin-top="0cm" fo:margin-left="1.249cm" style:writing-mode="lr-tb"/>
    </style:style>
    <style:style style:name="T138_1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8_2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8_3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8_4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8_5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8_6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8_7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8_8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8_9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8_10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8_11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8_12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8_13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8_14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8_15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8_16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8_17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8_18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8_19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8_20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8_21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8_22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8_23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8_24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8_25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8_26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8_27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T138_28" style:family="text">
      <style:text-properties style:font-name="Arial" fo:font-size="9pt" style:font-name-asian="Arial" style:font-size-asian="9pt" style:font-name-complex="Arial" style:font-size-complex="9pt" fo:font-weight="bold" style:font-weight-asian="bold" style:font-weight-complex="bold"/>
    </style:style>
    <style:style style:name="P139" style:family="paragraph" style:parent-style-name="Standard">
      <style:paragraph-properties fo:break-before="auto" fo:line-height="100%" fo:margin-top="0cm" style:writing-mode="lr-tb"/>
      <style:text-properties fo:color="#ff0000" style:font-name="Arial" fo:font-size="10pt" style:font-name-asian="Arial" style:font-size-asian="10pt" style:font-name-complex="Arial" style:font-size-complex="10pt"/>
    </style:style>
    <style:style style:name="P140" style:family="paragraph" style:parent-style-name="Standard">
      <style:paragraph-properties fo:break-before="auto" fo:line-height="100%" fo:margin-top="0cm" fo:margin-bottom="0cm" style:writing-mode="lr-tb"/>
    </style:style>
    <style:style style:name="T140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0_2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40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0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0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0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0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0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0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0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0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0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0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>
      <style:text-properties style:font-name="Arial" style:font-name-asian="Arial" style:font-name-complex="Arial" fo:font-weight="bold" style:font-weight-asian="bold" style:font-weight-complex="bold"/>
    </style:style>
    <style:style style:name="T141_2" style:family="text">
      <style:text-properties style:font-name="Arial" style:font-name-asian="Arial" style:font-name-complex="Arial" fo:font-weight="bold" style:font-weight-asian="bold" style:font-weight-complex="bold"/>
    </style:style>
    <style:style style:name="T141_3" style:family="text">
      <style:text-properties style:font-name="Arial" style:font-name-asian="Arial" style:font-name-complex="Arial" fo:font-weight="bold" style:font-weight-asian="bold" style:font-weight-complex="bold"/>
    </style:style>
    <style:style style:name="T141_4" style:family="text">
      <style:text-properties style:font-name="Arial" style:font-name-asian="Arial" style:font-name-complex="Arial" fo:font-weight="bold" style:font-weight-asian="bold" style:font-weight-complex="bold"/>
    </style:style>
    <style:style style:name="T141_5" style:family="text">
      <style:text-properties style:font-name="Arial" style:font-name-asian="Arial" style:font-name-complex="Arial" fo:font-weight="bold" style:font-weight-asian="bold" style:font-weight-complex="bold"/>
    </style:style>
    <style:style style:name="T141_6" style:family="text">
      <style:text-properties style:font-name="Arial" style:font-name-asian="Arial" style:font-name-complex="Arial" fo:font-weight="bold" style:font-weight-asian="bold" style:font-weight-complex="bold"/>
    </style:style>
    <style:style style:name="T141_7" style:family="text">
      <style:text-properties style:font-name="Arial" style:font-name-asian="Arial" style:font-name-complex="Arial" fo:font-weight="bold" style:font-weight-asian="bold" style:font-weight-complex="bold"/>
    </style:style>
    <style:style style:name="T141_8" style:family="text">
      <style:text-properties style:font-name="Arial" style:font-name-asian="Arial" style:font-name-complex="Arial" fo:font-weight="bold" style:font-weight-asian="bold" style:font-weight-complex="bold"/>
    </style:style>
    <style:style style:name="T141_9" style:family="text">
      <style:text-properties style:font-name="Arial" style:font-name-asian="Arial" style:font-name-complex="Arial" fo:font-weight="bold" style:font-weight-asian="bold" style:font-weight-complex="bold"/>
    </style:style>
    <style:style style:name="T141_10" style:family="text">
      <style:text-properties style:font-name="Arial" style:font-name-asian="Arial" style:font-name-complex="Arial"/>
    </style:style>
    <style:style style:name="T141_11" style:family="text">
      <style:text-properties style:font-name="Arial" style:font-name-asian="Arial" style:font-name-complex="Arial"/>
    </style:style>
    <style:style style:name="T141_12" style:family="text">
      <style:text-properties style:font-name="Arial" style:font-name-asian="Arial" style:font-name-complex="Arial"/>
    </style:style>
    <style:style style:name="T141_13" style:family="text">
      <style:text-properties style:font-name="Arial" style:font-name-asian="Arial" style:font-name-complex="Arial"/>
    </style:style>
    <style:style style:name="T141_14" style:family="text">
      <style:text-properties style:font-name="Arial" style:font-name-asian="Arial" style:font-name-complex="Arial"/>
    </style:style>
    <style:style style:name="T141_15" style:family="text">
      <style:text-properties style:font-name="Arial" style:font-name-asian="Arial" style:font-name-complex="Arial"/>
    </style:style>
    <style:style style:name="T141_16" style:family="text">
      <style:text-properties style:font-name="Arial" style:font-name-asian="Arial" style:font-name-complex="Arial"/>
    </style:style>
    <style:style style:name="T141_17" style:family="text">
      <style:text-properties style:font-name="Arial" style:font-name-asian="Arial" style:font-name-complex="Arial"/>
    </style:style>
    <style:style style:name="T141_18" style:family="text">
      <style:text-properties style:font-name="Arial" style:font-name-asian="Arial" style:font-name-complex="Arial"/>
    </style:style>
    <style:style style:name="T141_19" style:family="text">
      <style:text-properties style:font-name="Arial" style:font-name-asian="Arial" style:font-name-complex="Arial"/>
    </style:style>
    <style:style style:name="T141_20" style:family="text">
      <style:text-properties style:font-name="Arial" style:font-name-asian="Arial" style:font-name-complex="Arial"/>
    </style:style>
    <style:style style:name="T141_21" style:family="text">
      <style:text-properties style:font-name="Arial" style:font-name-asian="Arial" style:font-name-complex="Arial"/>
    </style:style>
    <style:style style:name="T141_22" style:family="text">
      <style:text-properties style:font-name="Arial" style:font-name-asian="Arial" style:font-name-complex="Arial"/>
    </style:style>
    <style:style style:name="T141_23" style:family="text">
      <style:text-properties style:font-name="Arial" style:font-name-asian="Arial" style:font-name-complex="Arial"/>
    </style:style>
    <style:style style:name="T141_24" style:family="text">
      <style:text-properties style:font-name="Arial" style:font-name-asian="Arial" style:font-name-complex="Arial"/>
    </style:style>
    <style:style style:name="T141_25" style:family="text">
      <style:text-properties style:font-name="Arial" style:font-name-asian="Arial" style:font-name-complex="Arial"/>
    </style:style>
    <style:style style:name="T141_26" style:family="text">
      <style:text-properties style:font-name="Arial" style:font-name-asian="Arial" style:font-name-complex="Arial"/>
    </style:style>
    <style:style style:name="T141_27" style:family="text">
      <style:text-properties style:font-name="Arial" style:font-name-asian="Arial" style:font-name-complex="Arial"/>
    </style:style>
    <style:style style:name="T141_28" style:family="text">
      <style:text-properties style:font-name="Arial" style:font-name-asian="Arial" style:font-name-complex="Arial"/>
    </style:style>
    <style:style style:name="T141_29" style:family="text">
      <style:text-properties style:font-name="Arial" style:font-name-asian="Arial" style:font-name-complex="Arial" fo:font-weight="bold" style:font-weight-asian="bold" style:font-weight-complex="bold"/>
    </style:style>
    <style:style style:name="T141_30" style:family="text">
      <style:text-properties style:font-name="Arial" style:font-name-asian="Arial" style:font-name-complex="Arial" fo:font-weight="bold" style:font-weight-asian="bold" style:font-weight-complex="bold"/>
    </style:style>
    <style:style style:name="T141_31" style:family="text">
      <style:text-properties style:font-name="Arial" style:font-name-asian="Arial" style:font-name-complex="Arial" fo:font-weight="bold" style:font-weight-asian="bold" style:font-weight-complex="bold"/>
    </style:style>
    <style:style style:name="T141_32" style:family="text">
      <style:text-properties style:font-name="Arial" style:font-name-asian="Arial" style:font-name-complex="Arial" fo:font-weight="bold" style:font-weight-asian="bold" style:font-weight-complex="bold"/>
    </style:style>
    <style:style style:name="T141_33" style:family="text">
      <style:text-properties style:font-name="Arial" style:font-name-asian="Arial" style:font-name-complex="Arial"/>
    </style:style>
    <style:style style:name="P142" style:family="paragraph" style:parent-style-name="Standard">
      <style:paragraph-properties fo:break-before="auto" fo:line-height="100%" fo:margin-top="0cm" style:writing-mode="lr-tb"/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43" style:family="paragraph" style:parent-style-name="Standard">
      <style:paragraph-properties fo:break-before="auto" fo:line-height="100%" fo:margin-top="0cm" style:writing-mode="lr-tb"/>
      <style:text-properties fo:color="#ff0000" style:font-name="Arial" fo:font-size="10pt" style:font-name-asian="Arial" style:font-size-asian="10pt" style:font-name-complex="Arial" style:font-size-complex="10pt"/>
    </style:style>
    <style:style style:name="P144" style:family="paragraph" style:parent-style-name="Standard">
      <style:paragraph-properties fo:break-before="page" fo:line-height="100%" fo:margin-top="0cm" style:writing-mode="lr-tb"/>
    </style:style>
    <style:style style:name="T144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4_2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44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4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4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4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4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4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4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4_10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44_11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44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4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4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4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4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4_1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4_1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4_1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4_2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4_2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4_2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4_2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4_2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4_2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4_2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4_2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4_2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4_2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4_3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4_3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45" style:family="paragraph" style:parent-style-name="Standard">
      <style:paragraph-properties fo:break-before="auto" fo:line-height="100%" fo:margin-top="0cm" style:writing-mode="lr-tb"/>
    </style:style>
    <style:style style:name="T145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5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5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5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46" style:family="paragraph" style:parent-style-name="Standard">
      <style:paragraph-properties fo:break-before="auto" fo:line-height="100%" fo:margin-top="0cm" style:writing-mode="lr-tb"/>
    </style:style>
    <style:style style:name="T146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6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6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6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47" style:family="paragraph" style:parent-style-name="Standard">
      <style:paragraph-properties fo:break-before="auto" fo:line-height="100%" fo:margin-top="0cm" style:writing-mode="lr-tb"/>
    </style:style>
    <style:style style:name="T147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7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7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7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7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7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48" style:family="paragraph" style:parent-style-name="Standard">
      <style:paragraph-properties fo:break-before="auto" fo:line-height="100%" fo:margin-top="0cm" style:writing-mode="lr-tb"/>
    </style:style>
    <style:style style:name="T148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8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8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8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8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8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49" style:family="paragraph" style:parent-style-name="Standard">
      <style:paragraph-properties fo:break-before="auto" fo:line-height="100%" fo:margin-top="0cm" style:writing-mode="lr-tb"/>
    </style:style>
    <style:style style:name="T149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9_2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49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9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9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50" style:family="paragraph" style:parent-style-name="Standard">
      <style:paragraph-properties fo:break-before="auto" fo:line-height="100%" fo:margin-top="0cm" style:writing-mode="lr-tb"/>
    </style:style>
    <style:style style:name="T150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0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0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0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0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0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0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0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0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0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0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0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51" style:family="paragraph" style:parent-style-name="Standard">
      <style:paragraph-properties fo:break-before="auto" fo:line-height="100%" fo:margin-top="0cm" style:writing-mode="lr-tb"/>
    </style:style>
    <style:style style:name="T151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1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1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1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1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1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1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1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1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1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1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1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1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1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1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1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1_1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1_1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1_1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1_2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1_2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1_2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1_2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1_2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1_2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1_26" style:family="text">
      <style:text-properties style:font-name="Arial" fo:font-size="10pt" style:font-name-asian="Arial" style:font-size-asian="10pt" style:font-name-complex="Arial" style:font-size-complex="10pt"/>
    </style:style>
    <style:style style:name="P152" style:family="paragraph" style:parent-style-name="Standard">
      <style:paragraph-properties fo:break-before="auto" fo:line-height="100%" fo:margin-top="0cm" style:writing-mode="lr-tb"/>
    </style:style>
    <style:style style:name="T152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1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1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1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2_20" style:family="text">
      <style:text-properties style:font-name="Arial" fo:font-size="10pt" style:font-name-asian="Arial" style:font-size-asian="10pt" style:font-name-complex="Arial" style:font-size-complex="10pt"/>
    </style:style>
    <style:style style:name="T152_21" style:family="text">
      <style:text-properties style:font-name="Arial" fo:font-size="10pt" style:font-name-asian="Arial" style:font-size-asian="10pt" style:font-name-complex="Arial" style:font-size-complex="10pt"/>
    </style:style>
    <style:style style:name="T152_22" style:family="text">
      <style:text-properties style:font-name="Arial" fo:font-size="10pt" style:font-name-asian="Arial" style:font-size-asian="10pt" style:font-name-complex="Arial" style:font-size-complex="10pt"/>
    </style:style>
    <style:style style:name="P153" style:family="paragraph" style:parent-style-name="Standard">
      <style:paragraph-properties fo:break-before="auto" fo:line-height="100%" fo:margin-top="0cm" style:writing-mode="lr-tb"/>
    </style:style>
    <style:style style:name="T153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3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3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3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3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3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3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3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3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3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3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3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3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3_1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3_1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3_1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54" style:family="paragraph" style:parent-style-name="Standard">
      <style:paragraph-properties fo:break-before="auto" fo:line-height="100%" fo:margin-top="0cm" style:writing-mode="lr-tb"/>
    </style:style>
    <style:style style:name="T154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1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4_1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55" style:family="paragraph" style:parent-style-name="Standard">
      <style:paragraph-properties fo:break-before="auto" fo:line-height="100%" fo:margin-top="0cm" style:writing-mode="lr-tb"/>
    </style:style>
    <style:style style:name="T155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5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5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5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5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5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5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5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5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5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5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5_12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55_13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55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5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5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5_1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5_1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5_1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5_20" style:family="text">
      <style:text-properties style:font-name="Arial" fo:font-size="10pt" style:font-name-asian="Arial" style:font-size-asian="10pt" style:font-name-complex="Arial" style:font-size-complex="10pt"/>
    </style:style>
    <style:style style:name="P156" style:family="paragraph" style:parent-style-name="Standard">
      <style:paragraph-properties fo:break-before="auto" fo:line-height="100%" fo:margin-top="0cm" style:writing-mode="lr-tb"/>
    </style:style>
    <style:style style:name="T156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13" style:family="text">
      <style:text-properties fo:color="#ff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56_14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56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1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17" style:family="text">
      <style:text-properties style:font-name="Arial" fo:font-size="10pt" style:font-name-asian="Arial" style:font-size-asian="10pt" style:font-name-complex="Arial" style:font-size-complex="10pt"/>
    </style:style>
    <style:style style:name="T156_18" style:family="text">
      <style:text-properties style:font-name="Arial" fo:font-size="10pt" style:font-name-asian="Arial" style:font-size-asian="10pt" style:font-name-complex="Arial" style:font-size-complex="10pt"/>
    </style:style>
    <style:style style:name="T156_19" style:family="text">
      <style:text-properties style:font-name="Arial" fo:font-size="10pt" style:font-name-asian="Arial" style:font-size-asian="10pt" style:font-name-complex="Arial" style:font-size-complex="10pt"/>
    </style:style>
    <style:style style:name="T156_20" style:family="text">
      <style:text-properties style:font-name="Arial" fo:font-size="10pt" style:font-name-asian="Arial" style:font-size-asian="10pt" style:font-name-complex="Arial" style:font-size-complex="10pt"/>
    </style:style>
    <style:style style:name="T156_21" style:family="text">
      <style:text-properties style:font-name="Arial" fo:font-size="10pt" style:font-name-asian="Arial" style:font-size-asian="10pt" style:font-name-complex="Arial" style:font-size-complex="10pt"/>
    </style:style>
    <style:style style:name="T156_22" style:family="text">
      <style:text-properties style:font-name="Arial" fo:font-size="10pt" style:font-name-asian="Arial" style:font-size-asian="10pt" style:font-name-complex="Arial" style:font-size-complex="10pt"/>
    </style:style>
    <style:style style:name="T156_23" style:family="text">
      <style:text-properties style:font-name="Arial" fo:font-size="10pt" style:font-name-asian="Arial" style:font-size-asian="10pt" style:font-name-complex="Arial" style:font-size-complex="10pt"/>
    </style:style>
    <style:style style:name="P157" style:family="paragraph" style:parent-style-name="Standard">
      <style:paragraph-properties fo:break-before="auto" fo:line-height="100%" fo:margin-top="0cm" style:writing-mode="lr-tb"/>
    </style:style>
    <style:style style:name="T157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1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1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1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2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2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7_2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58" style:family="paragraph" style:parent-style-name="Standard">
      <style:paragraph-properties fo:break-before="auto" fo:line-height="100%" fo:margin-top="0cm" style:writing-mode="lr-tb"/>
    </style:style>
    <style:style style:name="T158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8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8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8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8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8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8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8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8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8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8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8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8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8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8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8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8_1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8_1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8_1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8_2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8_2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8_2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8_2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8_24" style:family="text">
      <style:text-properties style:font-name="Arial" fo:font-size="10pt" style:font-name-asian="Arial" style:font-size-asian="10pt" style:font-name-complex="Arial" style:font-size-complex="10pt"/>
    </style:style>
    <style:style style:name="T158_25" style:family="text">
      <style:text-properties style:font-name="Arial" fo:font-size="10pt" style:font-name-asian="Arial" style:font-size-asian="10pt" style:font-name-complex="Arial" style:font-size-complex="10pt"/>
    </style:style>
    <style:style style:name="T158_26" style:family="text">
      <style:text-properties style:font-name="Arial" fo:font-size="10pt" style:font-name-asian="Arial" style:font-size-asian="10pt" style:font-name-complex="Arial" style:font-size-complex="10pt"/>
    </style:style>
    <style:style style:name="P159" style:family="paragraph" style:parent-style-name="Standard">
      <style:paragraph-properties fo:break-before="auto" fo:line-height="100%" fo:margin-top="0cm" style:writing-mode="lr-tb"/>
    </style:style>
    <style:style style:name="T159_1" style:family="text">
      <style:text-properties style:font-name="Arial" fo:font-size="10pt" style:font-name-asian="Arial" style:font-size-asian="10pt" style:font-name-complex="Arial" style:font-size-complex="10pt"/>
    </style:style>
    <style:style style:name="P160" style:family="paragraph" style:parent-style-name="Standard">
      <style:paragraph-properties fo:break-before="auto" fo:line-height="100%" fo:margin-top="0cm" style:writing-mode="lr-tb"/>
    </style:style>
    <style:style style:name="T160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0_2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60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0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0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0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0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0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0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0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0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0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0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61" style:family="paragraph" style:parent-style-name="Standard">
      <style:paragraph-properties fo:break-before="auto" fo:line-height="100%" fo:margin-top="0cm" style:writing-mode="lr-tb"/>
    </style:style>
    <style:style style:name="T161_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61_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61_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61_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61_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61_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61_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61_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61_9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61_10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61_1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61_1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61_1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61_1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1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61_16" style:family="text">
      <style:text-properties style:font-name="Arial" fo:font-size="10pt" style:font-name-asian="Arial" style:font-size-asian="10pt" style:font-name-complex="Arial" style:font-size-complex="10pt"/>
    </style:style>
    <style:style style:name="T161_1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1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1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2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1_21" style:family="text">
      <style:text-properties style:font-name="Arial" fo:font-size="10pt" style:font-name-asian="Arial" style:font-size-asian="10pt" style:font-name-complex="Arial" style:font-size-complex="10pt"/>
    </style:style>
    <style:style style:name="T161_22" style:family="text">
      <style:text-properties style:font-name="Arial" fo:font-size="10pt" style:font-name-asian="Arial" style:font-size-asian="10pt" style:font-name-complex="Arial" style:font-size-complex="10pt"/>
    </style:style>
    <style:style style:name="T161_23" style:family="text">
      <style:text-properties style:font-name="Arial" fo:font-size="10pt" style:font-name-asian="Arial" style:font-size-asian="10pt" style:font-name-complex="Arial" style:font-size-complex="10pt"/>
    </style:style>
    <style:style style:name="T161_24" style:family="text">
      <style:text-properties style:font-name="Arial" fo:font-size="10pt" style:font-name-asian="Arial" style:font-size-asian="10pt" style:font-name-complex="Arial" style:font-size-complex="10pt"/>
    </style:style>
    <style:style style:name="T161_25" style:family="text">
      <style:text-properties style:font-name="Arial" fo:font-size="10pt" style:font-name-asian="Arial" style:font-size-asian="10pt" style:font-name-complex="Arial" style:font-size-complex="10pt"/>
    </style:style>
    <style:style style:name="T161_26" style:family="text">
      <style:text-properties style:font-name="Arial" fo:font-size="10pt" style:font-name-asian="Arial" style:font-size-asian="10pt" style:font-name-complex="Arial" style:font-size-complex="10pt"/>
    </style:style>
    <style:style style:name="P162" style:family="paragraph" style:parent-style-name="Standard">
      <style:paragraph-properties fo:break-before="auto" fo:line-height="100%" fo:margin-top="0cm" style:writing-mode="lr-tb"/>
    </style:style>
    <style:style style:name="T162_1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62_2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62_3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62_4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62_5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62_6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62_7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62_8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62_9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62_10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62_11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62_12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62_13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62_14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62_15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62_16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62_17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62_18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P163" style:family="paragraph" style:parent-style-name="Standard">
      <style:paragraph-properties fo:break-before="auto" fo:line-height="100%" fo:margin-top="0cm" style:writing-mode="lr-tb"/>
    </style:style>
    <style:style style:name="T163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2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63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1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1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1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2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2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2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2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2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3_2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64" style:family="paragraph" style:parent-style-name="Standard">
      <style:paragraph-properties fo:break-before="auto" fo:line-height="100%" fo:margin-top="0cm" style:writing-mode="lr-tb"/>
    </style:style>
    <style:style style:name="T164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4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4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4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4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65" style:family="paragraph" style:parent-style-name="Standard">
      <style:paragraph-properties fo:break-before="auto" fo:line-height="100%" fo:margin-top="0cm" style:writing-mode="lr-tb"/>
    </style:style>
    <style:style style:name="T165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5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5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5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5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5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66" style:family="paragraph" style:parent-style-name="Standard">
      <style:paragraph-properties fo:break-before="auto" fo:line-height="100%" fo:margin-top="0cm" style:writing-mode="lr-tb"/>
    </style:style>
    <style:style style:name="T166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6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6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6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6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6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67" style:family="paragraph" style:parent-style-name="Standard">
      <style:paragraph-properties fo:break-before="auto" fo:line-height="100%" fo:margin-top="0cm" fo:margin-bottom="0cm" style:writing-mode="lr-tb"/>
    </style:style>
    <style:style style:name="T167_1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67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7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7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7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7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7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7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7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7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7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7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7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7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7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7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7_1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7_1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7_1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7_2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7_2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7_2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7_2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7_2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7_2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7_2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7_2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7_2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7_2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7_3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7_3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7_3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7_3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7_3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7_3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7_3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7_3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7_3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7_3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7_4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7_4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7_4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7_4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7_4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68" style:family="paragraph" style:parent-style-name="Standard">
      <style:paragraph-properties fo:break-before="auto" fo:line-height="100%" fo:margin-bottom="0cm" style:writing-mode="lr-tb"/>
    </style:style>
    <style:style style:name="T168_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68_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68_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68_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68_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68_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68_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68_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169" style:family="paragraph" style:parent-style-name="Standard">
      <style:paragraph-properties fo:break-before="auto" fo:line-height="100%" fo:margin-bottom="0cm" style:writing-mode="lr-tb"/>
    </style:style>
    <style:style style:name="T169_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69_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69_3" style:family="text">
      <style:text-properties style:font-name="Arial" fo:font-size="10pt" style:font-name-asian="Arial" style:font-size-asian="10pt" style:font-name-complex="Arial" style:font-size-complex="10pt"/>
    </style:style>
    <style:style style:name="T169_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69_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69_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69_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69_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69_9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69_10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69_1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69_1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69_1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69_1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69_1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69_1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69_1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69_1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69_19" style:family="text">
      <style:text-properties style:font-name="Arial" fo:font-size="10pt" style:font-name-asian="Arial" style:font-size-asian="10pt" style:font-name-complex="Arial" style:font-size-complex="10pt"/>
    </style:style>
    <style:style style:name="T169_20" style:family="text">
      <style:text-properties style:font-name="Arial" fo:font-size="10pt" style:font-name-asian="Arial" style:font-size-asian="10pt" style:font-name-complex="Arial" style:font-size-complex="10pt"/>
    </style:style>
    <style:style style:name="T169_21" style:family="text">
      <style:text-properties style:font-name="Arial" fo:font-size="10pt" style:font-name-asian="Arial" style:font-size-asian="10pt" style:font-name-complex="Arial" style:font-size-complex="10pt"/>
    </style:style>
    <style:style style:name="T169_22" style:family="text">
      <style:text-properties style:font-name="Arial" fo:font-size="10pt" style:font-name-asian="Arial" style:font-size-asian="10pt" style:font-name-complex="Arial" style:font-size-complex="10pt"/>
    </style:style>
    <style:style style:name="T169_23" style:family="text">
      <style:text-properties style:font-name="Arial" fo:font-size="10pt" style:font-name-asian="Arial" style:font-size-asian="10pt" style:font-name-complex="Arial" style:font-size-complex="10pt"/>
    </style:style>
    <style:style style:name="T169_24" style:family="text">
      <style:text-properties style:font-name="Arial" fo:font-size="10pt" style:font-name-asian="Arial" style:font-size-asian="10pt" style:font-name-complex="Arial" style:font-size-complex="10pt"/>
    </style:style>
    <style:style style:name="T169_25" style:family="text">
      <style:text-properties style:font-name="Arial" fo:font-size="10pt" style:font-name-asian="Arial" style:font-size-asian="10pt" style:font-name-complex="Arial" style:font-size-complex="10pt"/>
    </style:style>
    <style:style style:name="T169_26" style:family="text">
      <style:text-properties style:font-name="Arial" fo:font-size="10pt" style:font-name-asian="Arial" style:font-size-asian="10pt" style:font-name-complex="Arial" style:font-size-complex="10pt"/>
    </style:style>
    <style:style style:name="T169_27" style:family="text">
      <style:text-properties style:font-name="Arial" fo:font-size="10pt" style:font-name-asian="Arial" style:font-size-asian="10pt" style:font-name-complex="Arial" style:font-size-complex="10pt"/>
    </style:style>
    <style:style style:name="T169_28" style:family="text">
      <style:text-properties style:font-name="Arial" fo:font-size="10pt" style:font-name-asian="Arial" style:font-size-asian="10pt" style:font-name-complex="Arial" style:font-size-complex="10pt"/>
    </style:style>
    <style:style style:name="P170" style:family="paragraph" style:parent-style-name="Standard">
      <style:paragraph-properties fo:break-before="auto" fo:line-height="100%" fo:margin-bottom="0cm" style:writing-mode="lr-tb"/>
    </style:style>
    <style:style style:name="T170_1" style:family="text">
      <style:text-properties style:font-name="Arial" fo:font-size="10pt" style:font-name-asian="Arial" style:font-size-asian="10pt" style:font-name-complex="Arial" style:font-size-complex="10pt"/>
    </style:style>
    <style:style style:name="T170_2" style:family="text">
      <style:text-properties style:font-name="Arial" fo:font-size="10pt" style:font-name-asian="Arial" style:font-size-asian="10pt" style:font-name-complex="Arial" style:font-size-complex="10pt"/>
    </style:style>
    <style:style style:name="T170_3" style:family="text">
      <style:text-properties style:font-name="Arial" fo:font-size="10pt" style:font-name-asian="Arial" style:font-size-asian="10pt" style:font-name-complex="Arial" style:font-size-complex="10pt"/>
    </style:style>
    <style:style style:name="T170_4" style:family="text">
      <style:text-properties style:font-name="Arial" fo:font-size="10pt" style:font-name-asian="Arial" style:font-size-asian="10pt" style:font-name-complex="Arial" style:font-size-complex="10pt"/>
    </style:style>
    <style:style style:name="T170_5" style:family="text">
      <style:text-properties style:font-name="Arial" fo:font-size="10pt" style:font-name-asian="Arial" style:font-size-asian="10pt" style:font-name-complex="Arial" style:font-size-complex="10pt"/>
    </style:style>
    <style:style style:name="T170_6" style:family="text">
      <style:text-properties style:font-name="Arial" fo:font-size="10pt" style:font-name-asian="Arial" style:font-size-asian="10pt" style:font-name-complex="Arial" style:font-size-complex="10pt"/>
    </style:style>
    <style:style style:name="T170_7" style:family="text">
      <style:text-properties style:font-name="Arial" fo:font-size="10pt" style:font-name-asian="Arial" style:font-size-asian="10pt" style:font-name-complex="Arial" style:font-size-complex="10pt"/>
    </style:style>
    <style:style style:name="T170_8" style:family="text">
      <style:text-properties style:font-name="Arial" fo:font-size="10pt" style:font-name-asian="Arial" style:font-size-asian="10pt" style:font-name-complex="Arial" style:font-size-complex="10pt"/>
    </style:style>
    <style:style style:name="T170_9" style:family="text">
      <style:text-properties style:font-name="Arial" fo:font-size="10pt" style:font-name-asian="Arial" style:font-size-asian="10pt" style:font-name-complex="Arial" style:font-size-complex="10pt"/>
    </style:style>
    <style:style style:name="T170_10" style:family="text">
      <style:text-properties style:font-name="Arial" fo:font-size="10pt" style:font-name-asian="Arial" style:font-size-asian="10pt" style:font-name-complex="Arial" style:font-size-complex="10pt"/>
    </style:style>
    <style:style style:name="T170_11" style:family="text">
      <style:text-properties style:font-name="Arial" fo:font-size="10pt" style:font-name-asian="Arial" style:font-size-asian="10pt" style:font-name-complex="Arial" style:font-size-complex="10pt"/>
    </style:style>
    <style:style style:name="T170_12" style:family="text">
      <style:text-properties style:font-name="Arial" fo:font-size="10pt" style:font-name-asian="Arial" style:font-size-asian="10pt" style:font-name-complex="Arial" style:font-size-complex="10pt"/>
    </style:style>
    <style:style style:name="T170_13" style:family="text">
      <style:text-properties style:font-name="Arial" fo:font-size="10pt" style:font-name-asian="Arial" style:font-size-asian="10pt" style:font-name-complex="Arial" style:font-size-complex="10pt"/>
    </style:style>
    <style:style style:name="T170_14" style:family="text">
      <style:text-properties style:font-name="Arial" fo:font-size="10pt" style:font-name-asian="Arial" style:font-size-asian="10pt" style:font-name-complex="Arial" style:font-size-complex="10pt"/>
    </style:style>
    <style:style style:name="T170_15" style:family="text">
      <style:text-properties style:font-name="Arial" fo:font-size="10pt" style:font-name-asian="Arial" style:font-size-asian="10pt" style:font-name-complex="Arial" style:font-size-complex="10pt"/>
    </style:style>
    <style:style style:name="T170_16" style:family="text">
      <style:text-properties style:font-name="Arial" fo:font-size="10pt" style:font-name-asian="Arial" style:font-size-asian="10pt" style:font-name-complex="Arial" style:font-size-complex="10pt"/>
    </style:style>
    <style:style style:name="T170_17" style:family="text">
      <style:text-properties style:font-name="Arial" fo:font-size="10pt" style:font-name-asian="Arial" style:font-size-asian="10pt" style:font-name-complex="Arial" style:font-size-complex="10pt"/>
    </style:style>
    <style:style style:name="T170_18" style:family="text">
      <style:text-properties style:font-name="Arial" fo:font-size="10pt" style:font-name-asian="Arial" style:font-size-asian="10pt" style:font-name-complex="Arial" style:font-size-complex="10pt"/>
    </style:style>
    <style:style style:name="T170_19" style:family="text">
      <style:text-properties style:font-name="Arial" fo:font-size="10pt" style:font-name-asian="Arial" style:font-size-asian="10pt" style:font-name-complex="Arial" style:font-size-complex="10pt"/>
    </style:style>
    <style:style style:name="T170_20" style:family="text">
      <style:text-properties style:font-name="Arial" fo:font-size="10pt" style:font-name-asian="Arial" style:font-size-asian="10pt" style:font-name-complex="Arial" style:font-size-complex="10pt"/>
    </style:style>
    <style:style style:name="T170_21" style:family="text">
      <style:text-properties style:font-name="Arial" fo:font-size="10pt" style:font-name-asian="Arial" style:font-size-asian="10pt" style:font-name-complex="Arial" style:font-size-complex="10pt"/>
    </style:style>
    <style:style style:name="T170_22" style:family="text">
      <style:text-properties style:font-name="Arial" fo:font-size="10pt" style:font-name-asian="Arial" style:font-size-asian="10pt" style:font-name-complex="Arial" style:font-size-complex="10pt"/>
    </style:style>
    <style:style style:name="T170_23" style:family="text">
      <style:text-properties style:font-name="Arial" fo:font-size="10pt" style:font-name-asian="Arial" style:font-size-asian="10pt" style:font-name-complex="Arial" style:font-size-complex="10pt"/>
    </style:style>
    <style:style style:name="T170_24" style:family="text">
      <style:text-properties style:font-name="Arial" fo:font-size="10pt" style:font-name-asian="Arial" style:font-size-asian="10pt" style:font-name-complex="Arial" style:font-size-complex="10pt"/>
    </style:style>
    <style:style style:name="T170_25" style:family="text">
      <style:text-properties style:font-name="Arial" fo:font-size="10pt" style:font-name-asian="Arial" style:font-size-asian="10pt" style:font-name-complex="Arial" style:font-size-complex="10pt"/>
    </style:style>
    <style:style style:name="T170_26" style:family="text">
      <style:text-properties style:font-name="Arial" fo:font-size="10pt" style:font-name-asian="Arial" style:font-size-asian="10pt" style:font-name-complex="Arial" style:font-size-complex="10pt"/>
    </style:style>
    <style:style style:name="T170_27" style:family="text">
      <style:text-properties style:font-name="Arial" fo:font-size="10pt" style:font-name-asian="Arial" style:font-size-asian="10pt" style:font-name-complex="Arial" style:font-size-complex="10pt"/>
    </style:style>
    <style:style style:name="T170_28" style:family="text">
      <style:text-properties style:font-name="Arial" fo:font-size="10pt" style:font-name-asian="Arial" style:font-size-asian="10pt" style:font-name-complex="Arial" style:font-size-complex="10pt"/>
    </style:style>
    <style:style style:name="P171" style:family="paragraph" style:parent-style-name="Standard">
      <style:paragraph-properties fo:break-before="auto" fo:line-height="100%" fo:margin-bottom="0cm" style:writing-mode="lr-tb"/>
      <style:text-properties style:font-name="Arial" fo:font-size="10pt" style:font-name-asian="Arial" style:font-size-asian="10pt" style:font-name-complex="Arial" style:font-size-complex="10pt"/>
    </style:style>
    <style:style style:name="P172" style:family="paragraph" style:parent-style-name="Standard">
      <style:paragraph-properties fo:break-before="auto" fo:line-height="100%" fo:margin-bottom="0cm" style:writing-mode="lr-tb"/>
    </style:style>
    <style:style style:name="T172_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2_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2_3" style:family="text">
      <style:text-properties style:font-name="Arial" fo:font-size="10pt" style:font-name-asian="Arial" style:font-size-asian="10pt" style:font-name-complex="Arial" style:font-size-complex="10pt"/>
    </style:style>
    <style:style style:name="T172_4" style:family="text">
      <style:text-properties style:font-name="Arial" fo:font-size="10pt" style:font-name-asian="Arial" style:font-size-asian="10pt" style:font-name-complex="Arial" style:font-size-complex="10pt"/>
    </style:style>
    <style:style style:name="T172_5" style:family="text">
      <style:text-properties style:font-name="Arial" fo:font-size="10pt" style:font-name-asian="Arial" style:font-size-asian="10pt" style:font-name-complex="Arial" style:font-size-complex="10pt"/>
    </style:style>
    <style:style style:name="T172_6" style:family="text">
      <style:text-properties style:font-name="Arial" fo:font-size="10pt" style:font-name-asian="Arial" style:font-size-asian="10pt" style:font-name-complex="Arial" style:font-size-complex="10pt"/>
    </style:style>
    <style:style style:name="T172_7" style:family="text">
      <style:text-properties style:font-name="Arial" fo:font-size="10pt" style:font-name-asian="Arial" style:font-size-asian="10pt" style:font-name-complex="Arial" style:font-size-complex="10pt"/>
    </style:style>
    <style:style style:name="T172_8" style:family="text">
      <style:text-properties style:font-name="Arial" fo:font-size="10pt" style:font-name-asian="Arial" style:font-size-asian="10pt" style:font-name-complex="Arial" style:font-size-complex="10pt"/>
    </style:style>
    <style:style style:name="T172_9" style:family="text">
      <style:text-properties style:font-name="Arial" fo:font-size="10pt" style:font-name-asian="Arial" style:font-size-asian="10pt" style:font-name-complex="Arial" style:font-size-complex="10pt"/>
    </style:style>
    <style:style style:name="T172_10" style:family="text">
      <style:text-properties style:font-name="Arial" fo:font-size="10pt" style:font-name-asian="Arial" style:font-size-asian="10pt" style:font-name-complex="Arial" style:font-size-complex="10pt"/>
    </style:style>
    <style:style style:name="T172_11" style:family="text">
      <style:text-properties style:font-name="Arial" fo:font-size="10pt" style:font-name-asian="Arial" style:font-size-asian="10pt" style:font-name-complex="Arial" style:font-size-complex="10pt"/>
    </style:style>
    <style:style style:name="T172_12" style:family="text">
      <style:text-properties style:font-name="Arial" fo:font-size="10pt" style:font-name-asian="Arial" style:font-size-asian="10pt" style:font-name-complex="Arial" style:font-size-complex="10pt"/>
    </style:style>
    <style:style style:name="T172_13" style:family="text">
      <style:text-properties style:font-name="Arial" fo:font-size="10pt" style:font-name-asian="Arial" style:font-size-asian="10pt" style:font-name-complex="Arial" style:font-size-complex="10pt"/>
    </style:style>
    <style:style style:name="T172_14" style:family="text">
      <style:text-properties style:font-name="Arial" fo:font-size="10pt" style:font-name-asian="Arial" style:font-size-asian="10pt" style:font-name-complex="Arial" style:font-size-complex="10pt"/>
    </style:style>
    <style:style style:name="T172_15" style:family="text">
      <style:text-properties style:font-name="Arial" fo:font-size="10pt" style:font-name-asian="Arial" style:font-size-asian="10pt" style:font-name-complex="Arial" style:font-size-complex="10pt"/>
    </style:style>
    <style:style style:name="T172_16" style:family="text">
      <style:text-properties style:font-name="Arial" fo:font-size="10pt" style:font-name-asian="Arial" style:font-size-asian="10pt" style:font-name-complex="Arial" style:font-size-complex="10pt"/>
    </style:style>
    <style:style style:name="T172_17" style:family="text">
      <style:text-properties style:font-name="Arial" fo:font-size="10pt" style:font-name-asian="Arial" style:font-size-asian="10pt" style:font-name-complex="Arial" style:font-size-complex="10pt"/>
    </style:style>
    <style:style style:name="T172_18" style:family="text">
      <style:text-properties style:font-name="Arial" fo:font-size="10pt" style:font-name-asian="Arial" style:font-size-asian="10pt" style:font-name-complex="Arial" style:font-size-complex="10pt"/>
    </style:style>
    <style:style style:name="T172_19" style:family="text">
      <style:text-properties style:font-name="Arial" fo:font-size="10pt" style:font-name-asian="Arial" style:font-size-asian="10pt" style:font-name-complex="Arial" style:font-size-complex="10pt"/>
    </style:style>
    <style:style style:name="T172_20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2_2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2_2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173" style:family="paragraph" style:parent-style-name="Standard">
      <style:paragraph-properties fo:break-before="auto" fo:line-height="100%" style:writing-mode="lr-tb"/>
    </style:style>
    <style:style style:name="T173_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3_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3_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3_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3_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3_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3_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3_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3_9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3_10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3_1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3_1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3_1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3_1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3_1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3_1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174" style:family="paragraph" style:parent-style-name="Standard">
      <style:paragraph-properties fo:break-before="auto" fo:line-height="100%" fo:margin-top="0cm" style:writing-mode="lr-tb"/>
      <style:text-properties style:font-name="Arial" fo:font-size="10pt" style:font-name-asian="Arial" style:font-size-asian="10pt" style:font-name-complex="Arial" style:font-size-complex="10pt"/>
    </style:style>
    <style:style style:name="P175" style:family="paragraph" style:parent-style-name="Standard">
      <style:paragraph-properties fo:break-before="auto" fo:line-height="100%" fo:margin-top="0cm" style:writing-mode="lr-tb"/>
    </style:style>
    <style:style style:name="T175_1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75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5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5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5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5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5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5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5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5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5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5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5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5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5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5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5_1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5_1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76" style:family="paragraph" style:parent-style-name="Standard">
      <style:paragraph-properties fo:break-before="auto" fo:line-height="100%" fo:margin-top="0cm" style:writing-mode="lr-tb"/>
    </style:style>
    <style:style style:name="T176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6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6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6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6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6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6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6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6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6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6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6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6_1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6_1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6_1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77" style:family="paragraph" style:parent-style-name="Standard">
      <style:paragraph-properties fo:break-before="auto" fo:line-height="100%" fo:margin-top="0cm" style:writing-mode="lr-tb"/>
    </style:style>
    <style:style style:name="T177_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7_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7_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7_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7_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7_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7_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7_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7_9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7_10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7_1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178" style:family="paragraph" style:parent-style-name="Standard">
      <style:paragraph-properties fo:break-before="auto" fo:line-height="100%" fo:margin-top="0cm" style:writing-mode="lr-tb"/>
    </style:style>
    <style:style style:name="T178_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8_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8_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8_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8_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8_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8_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8_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8_9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8_10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8_1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8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79" style:family="paragraph" style:parent-style-name="Standard">
      <style:paragraph-properties fo:break-before="auto" fo:line-height="100%" fo:margin-top="0cm" style:writing-mode="lr-tb"/>
    </style:style>
    <style:style style:name="T179_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9_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9_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9_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9_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79_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180" style:family="paragraph" style:parent-style-name="Standard">
      <style:paragraph-properties fo:break-before="auto" fo:text-indent="1.27cm" fo:line-height="100%" fo:margin-top="0cm" fo:margin-left="1.27cm" style:writing-mode="lr-tb"/>
    </style:style>
    <style:style style:name="T180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0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0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0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0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0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0_7" style:family="text">
      <style:text-properties style:font-name="Arial" fo:font-size="10pt" style:font-name-asian="Arial" style:font-size-asian="10pt" style:font-name-complex="Arial" style:font-size-complex="10pt"/>
    </style:style>
    <style:style style:name="T180_8" style:family="text">
      <style:text-properties style:font-name="Arial" fo:font-size="10pt" style:font-name-asian="Arial" style:font-size-asian="10pt" style:font-name-complex="Arial" style:font-size-complex="10pt"/>
    </style:style>
    <style:style style:name="T180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0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0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0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0_1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0_1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0_1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0_1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0_1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0_1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0_1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0_2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0_2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0_2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0_2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0_2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0_2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0_26" style:family="text">
      <style:text-properties style:font-name="Arial" fo:font-size="10pt" style:font-name-asian="Arial" style:font-size-asian="10pt" style:font-name-complex="Arial" style:font-size-complex="10pt"/>
    </style:style>
    <style:style style:name="T180_27" style:family="text">
      <style:text-properties style:font-name="Arial" fo:font-size="10pt" style:font-name-asian="Arial" style:font-size-asian="10pt" style:font-name-complex="Arial" style:font-size-complex="10pt"/>
    </style:style>
    <style:style style:name="T180_28" style:family="text">
      <style:text-properties style:font-name="Arial" fo:font-size="10pt" style:font-name-asian="Arial" style:font-size-asian="10pt" style:font-name-complex="Arial" style:font-size-complex="10pt"/>
    </style:style>
    <style:style style:name="T180_29" style:family="text">
      <style:text-properties style:font-name="Arial" fo:font-size="10pt" style:font-name-asian="Arial" style:font-size-asian="10pt" style:font-name-complex="Arial" style:font-size-complex="10pt"/>
    </style:style>
    <style:style style:name="T180_30" style:family="text">
      <style:text-properties style:font-name="Arial" fo:font-size="10pt" style:font-name-asian="Arial" style:font-size-asian="10pt" style:font-name-complex="Arial" style:font-size-complex="10pt"/>
    </style:style>
    <style:style style:name="T180_31" style:family="text">
      <style:text-properties style:font-name="Arial" fo:font-size="10pt" style:font-name-asian="Arial" style:font-size-asian="10pt" style:font-name-complex="Arial" style:font-size-complex="10pt"/>
    </style:style>
    <style:style style:name="P181" style:family="paragraph" style:parent-style-name="Standard">
      <style:paragraph-properties fo:break-before="auto" fo:line-height="100%" fo:margin-top="0cm" style:writing-mode="lr-tb"/>
    </style:style>
    <style:style style:name="T181_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81_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81_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81_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81_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81_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81_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81_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81_9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81_10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81_1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81_1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182" style:family="paragraph" style:parent-style-name="Standard">
      <style:paragraph-properties fo:break-before="auto" fo:text-indent="0cm" fo:line-height="100%" fo:margin-top="0cm" fo:margin-left="1.27cm" style:writing-mode="lr-tb"/>
    </style:style>
    <style:style style:name="T182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83" style:family="paragraph" style:parent-style-name="Standard">
      <style:paragraph-properties fo:break-before="auto" fo:line-height="100%" fo:margin-top="0cm" style:writing-mode="lr-tb"/>
    </style:style>
    <style:style style:name="T183_1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83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3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3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3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3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3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3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3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3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3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3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3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3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3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3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3_1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3_1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3_1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3_2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3_2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3_2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3_2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3_2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3_2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3_2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3_2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3_2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3_2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3_3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3_3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3_3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3_3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3_3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3_3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3_3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3_3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3_3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3_3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3_4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84" style:family="paragraph" style:parent-style-name="Standard">
      <style:paragraph-properties fo:break-before="auto" fo:line-height="100%" fo:margin-top="0cm" style:writing-mode="lr-tb"/>
    </style:style>
    <style:style style:name="T184_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84_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84_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84_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84_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84_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84_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84_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84_9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84_10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84_1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84_1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84_1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84_1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84_1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84_1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185" style:family="paragraph" style:parent-style-name="Standard">
      <style:paragraph-properties fo:break-before="auto" fo:line-height="100%" fo:margin-top="0cm" style:writing-mode="lr-tb"/>
    </style:style>
    <style:style style:name="T185_1" style:family="text">
      <style:text-properties style:font-name="Arial" fo:font-size="10pt" style:font-name-asian="Arial" style:font-size-asian="10pt" style:font-name-complex="Arial" style:font-size-complex="10pt"/>
    </style:style>
    <style:style style:name="T185_2" style:family="text">
      <style:text-properties style:font-name="Arial" fo:font-size="10pt" style:font-name-asian="Arial" style:font-size-asian="10pt" style:font-name-complex="Arial" style:font-size-complex="10pt"/>
    </style:style>
    <style:style style:name="T185_3" style:family="text">
      <style:text-properties style:font-name="Arial" fo:font-size="10pt" style:font-name-asian="Arial" style:font-size-asian="10pt" style:font-name-complex="Arial" style:font-size-complex="10pt"/>
    </style:style>
    <style:style style:name="T185_4" style:family="text">
      <style:text-properties style:font-name="Arial" fo:font-size="10pt" style:font-name-asian="Arial" style:font-size-asian="10pt" style:font-name-complex="Arial" style:font-size-complex="10pt"/>
    </style:style>
    <style:style style:name="T185_5" style:family="text">
      <style:text-properties style:font-name="Arial" fo:font-size="10pt" style:font-name-asian="Arial" style:font-size-asian="10pt" style:font-name-complex="Arial" style:font-size-complex="10pt"/>
    </style:style>
    <style:style style:name="T185_6" style:family="text">
      <style:text-properties style:font-name="Arial" fo:font-size="10pt" style:font-name-asian="Arial" style:font-size-asian="10pt" style:font-name-complex="Arial" style:font-size-complex="10pt"/>
    </style:style>
    <style:style style:name="T185_7" style:family="text">
      <style:text-properties style:font-name="Arial" fo:font-size="10pt" style:font-name-asian="Arial" style:font-size-asian="10pt" style:font-name-complex="Arial" style:font-size-complex="10pt"/>
    </style:style>
    <style:style style:name="T185_8" style:family="text">
      <style:text-properties style:font-name="Arial" fo:font-size="10pt" style:font-name-asian="Arial" style:font-size-asian="10pt" style:font-name-complex="Arial" style:font-size-complex="10pt"/>
    </style:style>
    <style:style style:name="T185_9" style:family="text">
      <style:text-properties style:font-name="Arial" fo:font-size="10pt" style:font-name-asian="Arial" style:font-size-asian="10pt" style:font-name-complex="Arial" style:font-size-complex="10pt"/>
    </style:style>
    <style:style style:name="T185_10" style:family="text">
      <style:text-properties style:font-name="Arial" fo:font-size="10pt" style:font-name-asian="Arial" style:font-size-asian="10pt" style:font-name-complex="Arial" style:font-size-complex="10pt"/>
    </style:style>
    <style:style style:name="T185_11" style:family="text">
      <style:text-properties style:font-name="Arial" fo:font-size="10pt" style:font-name-asian="Arial" style:font-size-asian="10pt" style:font-name-complex="Arial" style:font-size-complex="10pt"/>
    </style:style>
    <style:style style:name="T185_12" style:family="text">
      <style:text-properties style:font-name="Arial" fo:font-size="10pt" style:font-name-asian="Arial" style:font-size-asian="10pt" style:font-name-complex="Arial" style:font-size-complex="10pt"/>
    </style:style>
    <style:style style:name="T185_13" style:family="text">
      <style:text-properties style:font-name="Arial" fo:font-size="10pt" style:font-name-asian="Arial" style:font-size-asian="10pt" style:font-name-complex="Arial" style:font-size-complex="10pt"/>
    </style:style>
    <style:style style:name="T185_14" style:family="text">
      <style:text-properties style:font-name="Arial" fo:font-size="10pt" style:font-name-asian="Arial" style:font-size-asian="10pt" style:font-name-complex="Arial" style:font-size-complex="10pt"/>
    </style:style>
    <style:style style:name="T185_15" style:family="text">
      <style:text-properties style:font-name="Arial" fo:font-size="10pt" style:font-name-asian="Arial" style:font-size-asian="10pt" style:font-name-complex="Arial" style:font-size-complex="10pt"/>
    </style:style>
    <style:style style:name="T185_16" style:family="text">
      <style:text-properties style:font-name="Arial" fo:font-size="10pt" style:font-name-asian="Arial" style:font-size-asian="10pt" style:font-name-complex="Arial" style:font-size-complex="10pt"/>
    </style:style>
    <style:style style:name="T185_17" style:family="text">
      <style:text-properties style:font-name="Arial" fo:font-size="10pt" style:font-name-asian="Arial" style:font-size-asian="10pt" style:font-name-complex="Arial" style:font-size-complex="10pt"/>
    </style:style>
    <style:style style:name="T185_18" style:family="text">
      <style:text-properties style:font-name="Arial" fo:font-size="10pt" style:font-name-asian="Arial" style:font-size-asian="10pt" style:font-name-complex="Arial" style:font-size-complex="10pt"/>
    </style:style>
    <style:style style:name="P186" style:family="paragraph" style:parent-style-name="Standard">
      <style:paragraph-properties fo:break-before="auto" fo:line-height="100%" fo:margin-top="0cm" style:writing-mode="lr-tb"/>
    </style:style>
    <style:style style:name="T186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6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6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6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6_5" style:family="text">
      <style:text-properties style:font-name="Arial" fo:font-size="10pt" style:font-name-asian="Arial" style:font-size-asian="10pt" style:font-name-complex="Arial" style:font-size-complex="10pt"/>
    </style:style>
    <style:style style:name="T186_6" style:family="text">
      <style:text-properties style:font-name="Arial" fo:font-size="10pt" style:font-name-asian="Arial" style:font-size-asian="10pt" style:font-name-complex="Arial" style:font-size-complex="10pt"/>
    </style:style>
    <style:style style:name="T186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6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6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6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6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6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6_1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6_1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6_1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6_1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6_1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6_1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6_1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6_2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87" style:family="paragraph" style:parent-style-name="Standard">
      <style:paragraph-properties fo:break-before="auto" fo:line-height="100%" fo:margin-top="0cm" style:writing-mode="lr-tb"/>
    </style:style>
    <style:style style:name="T187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7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7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7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7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7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7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7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7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7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7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88" style:family="paragraph" style:parent-style-name="Standard">
      <style:paragraph-properties fo:break-before="auto" fo:line-height="100%" fo:margin-top="0cm" style:writing-mode="lr-tb"/>
    </style:style>
    <style:style style:name="T188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8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8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8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8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8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8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8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8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8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8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8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8_1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8_1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8_1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8_1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89" style:family="paragraph" style:parent-style-name="Standard">
      <style:paragraph-properties fo:break-before="auto" fo:line-height="100%" fo:margin-top="0cm" style:writing-mode="lr-tb"/>
    </style:style>
    <style:style style:name="T189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9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9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9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9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9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9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9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9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9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9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9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9_1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9_1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9_1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9_1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9_1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9_1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9_1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9_2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9_2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90" style:family="paragraph" style:parent-style-name="Standard">
      <style:paragraph-properties fo:break-before="auto" fo:line-height="100%" fo:margin-top="0cm" style:writing-mode="lr-tb"/>
    </style:style>
    <style:style style:name="T190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91" style:family="paragraph" style:parent-style-name="Standard">
      <style:paragraph-properties fo:break-before="auto" fo:line-height="100%" fo:margin-top="0cm" style:writing-mode="lr-tb"/>
    </style:style>
    <style:style style:name="T191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2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91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1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1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1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2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2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2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2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2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2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2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2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2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2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3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3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3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3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3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3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3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3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3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3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4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4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4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43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91_4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4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4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4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4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4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5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1_5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92" style:family="paragraph" style:parent-style-name="Standard">
      <style:paragraph-properties fo:break-before="auto" fo:line-height="100%" fo:margin-top="0cm" style:writing-mode="lr-tb"/>
    </style:style>
    <style:style style:name="T192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1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1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1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1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1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1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1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2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2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2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2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2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2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2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2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2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2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3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3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3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3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3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3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3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3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3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3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4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4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4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4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4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4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4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4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4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4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5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5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5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5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5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5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5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5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5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5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6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6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6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2_63" style:family="text">
      <style:text-properties style:font-name="Arial" fo:font-size="10pt" style:font-name-asian="Arial" style:font-size-asian="10pt" style:font-name-complex="Arial" style:font-size-complex="10pt"/>
    </style:style>
    <style:style style:name="P193" style:family="paragraph" style:parent-style-name="Standard">
      <style:paragraph-properties fo:break-before="auto" fo:line-height="100%" fo:margin-top="0cm" style:writing-mode="lr-tb"/>
    </style:style>
    <style:style style:name="T193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3_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3_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3_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3_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3_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3_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3_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3_9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3_10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3_1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3_1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3_1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3_1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3_1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3_1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3_1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3_1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3_19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3_20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3_2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3_2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3_2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3_2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3_2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3_2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3_2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3_2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3_29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3_30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3_3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3_3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3_3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3_3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3_3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3_3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3_3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3_3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3_39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194" style:family="paragraph" style:parent-style-name="Standard">
      <style:paragraph-properties fo:break-before="auto" fo:line-height="100%" fo:margin-top="0cm" style:writing-mode="lr-tb"/>
    </style:style>
    <style:style style:name="T194_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4_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4_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4_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4_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4_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4_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4_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4_9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4_10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4_1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4_1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4_1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4_1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4_1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4_1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4_1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4_1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4_19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195" style:family="paragraph" style:parent-style-name="Standard">
      <style:paragraph-properties fo:break-before="auto" fo:line-height="100%" fo:margin-top="0cm" style:writing-mode="lr-tb"/>
    </style:style>
    <style:style style:name="T195_1" style:family="text">
      <style:text-properties style:font-name="Arial" fo:font-size="10pt" style:font-name-asian="Arial" style:font-size-asian="10pt" style:font-name-complex="Arial" style:font-size-complex="10pt"/>
    </style:style>
    <style:style style:name="T195_2" style:family="text">
      <style:text-properties style:font-name="Arial" fo:font-size="10pt" style:font-name-asian="Arial" style:font-size-asian="10pt" style:font-name-complex="Arial" style:font-size-complex="10pt"/>
    </style:style>
    <style:style style:name="T195_3" style:family="text">
      <style:text-properties style:font-name="Arial" fo:font-size="10pt" style:font-name-asian="Arial" style:font-size-asian="10pt" style:font-name-complex="Arial" style:font-size-complex="10pt"/>
    </style:style>
    <style:style style:name="T195_4" style:family="text">
      <style:text-properties style:font-name="Arial" fo:font-size="10pt" style:font-name-asian="Arial" style:font-size-asian="10pt" style:font-name-complex="Arial" style:font-size-complex="10pt"/>
    </style:style>
    <style:style style:name="T195_5" style:family="text">
      <style:text-properties style:font-name="Arial" fo:font-size="10pt" style:font-name-asian="Arial" style:font-size-asian="10pt" style:font-name-complex="Arial" style:font-size-complex="10pt"/>
    </style:style>
    <style:style style:name="T195_6" style:family="text">
      <style:text-properties style:font-name="Arial" fo:font-size="10pt" style:font-name-asian="Arial" style:font-size-asian="10pt" style:font-name-complex="Arial" style:font-size-complex="10pt"/>
    </style:style>
    <style:style style:name="T195_7" style:family="text">
      <style:text-properties style:font-name="Arial" fo:font-size="10pt" style:font-name-asian="Arial" style:font-size-asian="10pt" style:font-name-complex="Arial" style:font-size-complex="10pt"/>
    </style:style>
    <style:style style:name="T195_8" style:family="text">
      <style:text-properties style:font-name="Arial" fo:font-size="10pt" style:font-name-asian="Arial" style:font-size-asian="10pt" style:font-name-complex="Arial" style:font-size-complex="10pt"/>
    </style:style>
    <style:style style:name="T195_9" style:family="text">
      <style:text-properties style:font-name="Arial" fo:font-size="10pt" style:font-name-asian="Arial" style:font-size-asian="10pt" style:font-name-complex="Arial" style:font-size-complex="10pt"/>
    </style:style>
    <style:style style:name="T195_10" style:family="text">
      <style:text-properties style:font-name="Arial" fo:font-size="10pt" style:font-name-asian="Arial" style:font-size-asian="10pt" style:font-name-complex="Arial" style:font-size-complex="10pt"/>
    </style:style>
    <style:style style:name="T195_11" style:family="text">
      <style:text-properties style:font-name="Arial" fo:font-size="10pt" style:font-name-asian="Arial" style:font-size-asian="10pt" style:font-name-complex="Arial" style:font-size-complex="10pt"/>
    </style:style>
    <style:style style:name="T195_12" style:family="text">
      <style:text-properties style:font-name="Arial" fo:font-size="10pt" style:font-name-asian="Arial" style:font-size-asian="10pt" style:font-name-complex="Arial" style:font-size-complex="10pt"/>
    </style:style>
    <style:style style:name="T195_13" style:family="text">
      <style:text-properties style:font-name="Arial" fo:font-size="10pt" style:font-name-asian="Arial" style:font-size-asian="10pt" style:font-name-complex="Arial" style:font-size-complex="10pt"/>
    </style:style>
    <style:style style:name="T195_14" style:family="text">
      <style:text-properties style:font-name="Arial" fo:font-size="10pt" style:font-name-asian="Arial" style:font-size-asian="10pt" style:font-name-complex="Arial" style:font-size-complex="10pt"/>
    </style:style>
    <style:style style:name="T195_15" style:family="text">
      <style:text-properties style:font-name="Arial" fo:font-size="10pt" style:font-name-asian="Arial" style:font-size-asian="10pt" style:font-name-complex="Arial" style:font-size-complex="10pt"/>
    </style:style>
    <style:style style:name="T195_16" style:family="text">
      <style:text-properties style:font-name="Arial" fo:font-size="10pt" style:font-name-asian="Arial" style:font-size-asian="10pt" style:font-name-complex="Arial" style:font-size-complex="10pt"/>
    </style:style>
    <style:style style:name="T195_17" style:family="text">
      <style:text-properties style:font-name="Arial" fo:font-size="10pt" style:font-name-asian="Arial" style:font-size-asian="10pt" style:font-name-complex="Arial" style:font-size-complex="10pt"/>
    </style:style>
    <style:style style:name="T195_18" style:family="text">
      <style:text-properties style:font-name="Arial" fo:font-size="10pt" style:font-name-asian="Arial" style:font-size-asian="10pt" style:font-name-complex="Arial" style:font-size-complex="10pt"/>
    </style:style>
    <style:style style:name="T195_19" style:family="text">
      <style:text-properties style:font-name="Arial" fo:font-size="10pt" style:font-name-asian="Arial" style:font-size-asian="10pt" style:font-name-complex="Arial" style:font-size-complex="10pt"/>
    </style:style>
    <style:style style:name="T195_20" style:family="text">
      <style:text-properties style:font-name="Arial" fo:font-size="10pt" style:font-name-asian="Arial" style:font-size-asian="10pt" style:font-name-complex="Arial" style:font-size-complex="10pt"/>
    </style:style>
    <style:style style:name="T195_21" style:family="text">
      <style:text-properties style:font-name="Arial" fo:font-size="10pt" style:font-name-asian="Arial" style:font-size-asian="10pt" style:font-name-complex="Arial" style:font-size-complex="10pt"/>
    </style:style>
    <style:style style:name="T195_22" style:family="text">
      <style:text-properties style:font-name="Arial" fo:font-size="10pt" style:font-name-asian="Arial" style:font-size-asian="10pt" style:font-name-complex="Arial" style:font-size-complex="10pt"/>
    </style:style>
    <style:style style:name="T195_23" style:family="text">
      <style:text-properties style:font-name="Arial" fo:font-size="10pt" style:font-name-asian="Arial" style:font-size-asian="10pt" style:font-name-complex="Arial" style:font-size-complex="10pt"/>
    </style:style>
    <style:style style:name="T195_24" style:family="text">
      <style:text-properties style:font-name="Arial" fo:font-size="10pt" style:font-name-asian="Arial" style:font-size-asian="10pt" style:font-name-complex="Arial" style:font-size-complex="10pt"/>
    </style:style>
    <style:style style:name="T195_25" style:family="text">
      <style:text-properties style:font-name="Arial" fo:font-size="10pt" style:font-name-asian="Arial" style:font-size-asian="10pt" style:font-name-complex="Arial" style:font-size-complex="10pt"/>
    </style:style>
    <style:style style:name="T195_26" style:family="text">
      <style:text-properties style:font-name="Arial" fo:font-size="10pt" style:font-name-asian="Arial" style:font-size-asian="10pt" style:font-name-complex="Arial" style:font-size-complex="10pt"/>
    </style:style>
    <style:style style:name="T195_27" style:family="text">
      <style:text-properties style:font-name="Arial" fo:font-size="10pt" style:font-name-asian="Arial" style:font-size-asian="10pt" style:font-name-complex="Arial" style:font-size-complex="10pt"/>
    </style:style>
    <style:style style:name="T195_28" style:family="text">
      <style:text-properties style:font-name="Arial" fo:font-size="10pt" style:font-name-asian="Arial" style:font-size-asian="10pt" style:font-name-complex="Arial" style:font-size-complex="10pt"/>
    </style:style>
    <style:style style:name="T195_29" style:family="text">
      <style:text-properties style:font-name="Arial" fo:font-size="10pt" style:font-name-asian="Arial" style:font-size-asian="10pt" style:font-name-complex="Arial" style:font-size-complex="10pt"/>
    </style:style>
    <style:style style:name="T195_30" style:family="text">
      <style:text-properties style:font-name="Arial" fo:font-size="10pt" style:font-name-asian="Arial" style:font-size-asian="10pt" style:font-name-complex="Arial" style:font-size-complex="10pt"/>
    </style:style>
    <style:style style:name="T195_31" style:family="text">
      <style:text-properties style:font-name="Arial" fo:font-size="10pt" style:font-name-asian="Arial" style:font-size-asian="10pt" style:font-name-complex="Arial" style:font-size-complex="10pt"/>
    </style:style>
    <style:style style:name="T195_32" style:family="text">
      <style:text-properties style:font-name="Arial" fo:font-size="10pt" style:font-name-asian="Arial" style:font-size-asian="10pt" style:font-name-complex="Arial" style:font-size-complex="10pt"/>
    </style:style>
    <style:style style:name="T195_33" style:family="text">
      <style:text-properties style:font-name="Arial" fo:font-size="10pt" style:font-name-asian="Arial" style:font-size-asian="10pt" style:font-name-complex="Arial" style:font-size-complex="10pt"/>
    </style:style>
    <style:style style:name="T195_34" style:family="text">
      <style:text-properties style:font-name="Arial" fo:font-size="10pt" style:font-name-asian="Arial" style:font-size-asian="10pt" style:font-name-complex="Arial" style:font-size-complex="10pt"/>
    </style:style>
    <style:style style:name="T195_35" style:family="text">
      <style:text-properties style:font-name="Arial" fo:font-size="10pt" style:font-name-asian="Arial" style:font-size-asian="10pt" style:font-name-complex="Arial" style:font-size-complex="10pt"/>
    </style:style>
    <style:style style:name="T195_36" style:family="text">
      <style:text-properties style:font-name="Arial" fo:font-size="10pt" style:font-name-asian="Arial" style:font-size-asian="10pt" style:font-name-complex="Arial" style:font-size-complex="10pt"/>
    </style:style>
    <style:style style:name="T195_37" style:family="text">
      <style:text-properties style:font-name="Arial" fo:font-size="10pt" style:font-name-asian="Arial" style:font-size-asian="10pt" style:font-name-complex="Arial" style:font-size-complex="10pt"/>
    </style:style>
    <style:style style:name="T195_38" style:family="text">
      <style:text-properties style:font-name="Arial" fo:font-size="10pt" style:font-name-asian="Arial" style:font-size-asian="10pt" style:font-name-complex="Arial" style:font-size-complex="10pt"/>
    </style:style>
    <style:style style:name="T195_39" style:family="text">
      <style:text-properties style:font-name="Arial" fo:font-size="10pt" style:font-name-asian="Arial" style:font-size-asian="10pt" style:font-name-complex="Arial" style:font-size-complex="10pt"/>
    </style:style>
    <style:style style:name="T195_40" style:family="text">
      <style:text-properties style:font-name="Arial" fo:font-size="10pt" style:font-name-asian="Arial" style:font-size-asian="10pt" style:font-name-complex="Arial" style:font-size-complex="10pt"/>
    </style:style>
    <style:style style:name="T195_41" style:family="text">
      <style:text-properties style:font-name="Arial" fo:font-size="10pt" style:font-name-asian="Arial" style:font-size-asian="10pt" style:font-name-complex="Arial" style:font-size-complex="10pt"/>
    </style:style>
    <style:style style:name="T195_42" style:family="text">
      <style:text-properties style:font-name="Arial" fo:font-size="10pt" style:font-name-asian="Arial" style:font-size-asian="10pt" style:font-name-complex="Arial" style:font-size-complex="10pt"/>
    </style:style>
    <style:style style:name="P196" style:family="paragraph" style:parent-style-name="Standard">
      <style:paragraph-properties fo:break-before="auto" fo:text-indent="-2.498cm" fo:line-height="100%" fo:margin-top="0cm" fo:margin-bottom="0cm" fo:margin-left="2.498cm" style:writing-mode="lr-tb"/>
      <style:text-properties fo:color="#6aa84f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197" style:family="paragraph" style:parent-style-name="Standard">
      <style:paragraph-properties fo:break-before="auto" fo:line-height="50%" style:writing-mode="lr-tb"/>
    </style:style>
    <style:style style:name="T197_1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97_2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97_3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97_4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97_5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97_6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97_7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97_8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97_9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97_10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97_11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97_12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97_13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97_14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97_15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97_16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97_17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97_18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97_19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97_20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97_21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97_22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97_23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97_24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97_25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97_26" style:family="text">
      <style:text-properties style:font-name="Arial" fo:font-size="10pt" style:font-name-asian="Arial" style:font-size-asian="10pt" style:font-name-complex="Arial" style:font-size-complex="10pt"/>
    </style:style>
    <style:style style:name="T197_2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7_2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7_29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7_30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7_3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7_32" style:family="text">
      <style:text-properties style:font-name="Arial" fo:font-size="10pt" style:font-name-asian="Arial" style:font-size-asian="10pt" style:font-name-complex="Arial" style:font-size-complex="10pt"/>
    </style:style>
    <style:style style:name="T197_33" style:family="text">
      <style:text-properties style:font-name="Arial" fo:font-size="10pt" style:font-name-asian="Arial" style:font-size-asian="10pt" style:font-name-complex="Arial" style:font-size-complex="10pt"/>
    </style:style>
    <style:style style:name="T197_34" style:family="text">
      <style:text-properties style:font-name="Arial" fo:font-size="10pt" style:font-name-asian="Arial" style:font-size-asian="10pt" style:font-name-complex="Arial" style:font-size-complex="10pt"/>
    </style:style>
    <style:style style:name="T197_35" style:family="text">
      <style:text-properties style:font-name="Arial" fo:font-size="10pt" style:font-name-asian="Arial" style:font-size-asian="10pt" style:font-name-complex="Arial" style:font-size-complex="10pt"/>
    </style:style>
    <style:style style:name="T197_36" style:family="text">
      <style:text-properties style:font-name="Arial" fo:font-size="10pt" style:font-name-asian="Arial" style:font-size-asian="10pt" style:font-name-complex="Arial" style:font-size-complex="10pt"/>
    </style:style>
    <style:style style:name="T197_37" style:family="text">
      <style:text-properties style:font-name="Arial" fo:font-size="10pt" style:font-name-asian="Arial" style:font-size-asian="10pt" style:font-name-complex="Arial" style:font-size-complex="10pt"/>
    </style:style>
    <style:style style:name="T197_38" style:family="text">
      <style:text-properties style:font-name="Arial" fo:font-size="10pt" style:font-name-asian="Arial" style:font-size-asian="10pt" style:font-name-complex="Arial" style:font-size-complex="10pt"/>
    </style:style>
    <style:style style:name="T197_39" style:family="text">
      <style:text-properties style:font-name="Arial" fo:font-size="10pt" style:font-name-asian="Arial" style:font-size-asian="10pt" style:font-name-complex="Arial" style:font-size-complex="10pt"/>
    </style:style>
    <style:style style:name="T197_40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7_4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7_4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7_4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7_4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7_4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7_46" style:family="text">
      <style:text-properties style:font-name="Arial" fo:font-size="10pt" style:font-name-asian="Arial" style:font-size-asian="10pt" style:font-name-complex="Arial" style:font-size-complex="10pt"/>
    </style:style>
    <style:style style:name="T197_47" style:family="text">
      <style:text-properties style:font-name="Arial" fo:font-size="10pt" style:font-name-asian="Arial" style:font-size-asian="10pt" style:font-name-complex="Arial" style:font-size-complex="10pt"/>
    </style:style>
    <style:style style:name="T197_48" style:family="text">
      <style:text-properties style:font-name="Arial" fo:font-size="10pt" style:font-name-asian="Arial" style:font-size-asian="10pt" style:font-name-complex="Arial" style:font-size-complex="10pt"/>
    </style:style>
    <style:style style:name="T197_49" style:family="text">
      <style:text-properties style:font-name="Arial" fo:font-size="10pt" style:font-name-asian="Arial" style:font-size-asian="10pt" style:font-name-complex="Arial" style:font-size-complex="10pt"/>
    </style:style>
    <style:style style:name="T197_50" style:family="text">
      <style:text-properties style:font-name="Arial" fo:font-size="10pt" style:font-name-asian="Arial" style:font-size-asian="10pt" style:font-name-complex="Arial" style:font-size-complex="10pt"/>
    </style:style>
    <style:style style:name="T197_51" style:family="text">
      <style:text-properties style:font-name="Arial" fo:font-size="10pt" style:font-name-asian="Arial" style:font-size-asian="10pt" style:font-name-complex="Arial" style:font-size-complex="10pt"/>
    </style:style>
    <style:style style:name="T197_52" style:family="text">
      <style:text-properties style:font-name="Arial" fo:font-size="10pt" style:font-name-asian="Arial" style:font-size-asian="10pt" style:font-name-complex="Arial" style:font-size-complex="10pt"/>
    </style:style>
    <style:style style:name="T197_5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7_5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7_5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7_5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7_5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7_5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7_59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7_60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7_6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7_6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7_6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7_6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7_6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7_6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7_6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7_6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197_69" style:family="text">
      <style:text-properties style:font-name="Arial" fo:font-size="10pt" style:font-name-asian="Arial" style:font-size-asian="10pt" style:font-name-complex="Arial" style:font-size-complex="10pt"/>
    </style:style>
    <style:style style:name="T197_7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71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97_7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7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7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7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7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7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7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7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8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8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8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8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8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8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8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8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8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8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9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9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9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9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9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9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9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9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9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9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0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0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0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0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0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0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0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0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0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0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1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1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1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2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2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2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2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2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2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2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2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2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2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3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3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3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3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3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3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3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3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3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3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4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41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97_14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4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4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4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4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4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4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4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5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5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5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5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5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5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5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5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5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5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6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6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6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6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6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6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6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6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6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7_169" style:family="text">
      <style:text-properties style:font-name="Arial" fo:font-size="10pt" style:font-name-asian="Arial" style:font-size-asian="10pt" style:font-name-complex="Arial" style:font-size-complex="10pt"/>
    </style:style>
    <style:style style:name="T197_170" style:family="text">
      <style:text-properties style:font-name="Arial" fo:font-size="10pt" style:font-name-asian="Arial" style:font-size-asian="10pt" style:font-name-complex="Arial" style:font-size-complex="10pt"/>
    </style:style>
    <style:style style:name="T197_171" style:family="text">
      <style:text-properties style:font-name="Arial" fo:font-size="10pt" style:font-name-asian="Arial" style:font-size-asian="10pt" style:font-name-complex="Arial" style:font-size-complex="10pt"/>
    </style:style>
    <style:style style:name="T197_172" style:family="text">
      <style:text-properties style:font-name="Arial" fo:font-size="10pt" style:font-name-asian="Arial" style:font-size-asian="10pt" style:font-name-complex="Arial" style:font-size-complex="10pt"/>
    </style:style>
    <style:style style:name="T197_173" style:family="text">
      <style:text-properties style:font-name="Arial" fo:font-size="10pt" style:font-name-asian="Arial" style:font-size-asian="10pt" style:font-name-complex="Arial" style:font-size-complex="10pt"/>
    </style:style>
    <style:style style:name="T197_174" style:family="text">
      <style:text-properties style:font-name="Arial" fo:font-size="10pt" style:font-name-asian="Arial" style:font-size-asian="10pt" style:font-name-complex="Arial" style:font-size-complex="10pt"/>
    </style:style>
    <style:style style:name="T197_175" style:family="text">
      <style:text-properties style:font-name="Arial" fo:font-size="10pt" style:font-name-asian="Arial" style:font-size-asian="10pt" style:font-name-complex="Arial" style:font-size-complex="10pt"/>
    </style:style>
    <style:style style:name="T197_176" style:family="text">
      <style:text-properties style:font-name="Arial" fo:font-size="10pt" style:font-name-asian="Arial" style:font-size-asian="10pt" style:font-name-complex="Arial" style:font-size-complex="10pt"/>
    </style:style>
    <style:style style:name="T197_177" style:family="text">
      <style:text-properties style:font-name="Arial" fo:font-size="10pt" style:font-name-asian="Arial" style:font-size-asian="10pt" style:font-name-complex="Arial" style:font-size-complex="10pt"/>
    </style:style>
    <style:style style:name="T197_178" style:family="text">
      <style:text-properties style:font-name="Arial" fo:font-size="10pt" style:font-name-asian="Arial" style:font-size-asian="10pt" style:font-name-complex="Arial" style:font-size-complex="10pt"/>
    </style:style>
    <style:style style:name="T197_179" style:family="text">
      <style:text-properties style:font-name="Arial" fo:font-size="10pt" style:font-name-asian="Arial" style:font-size-asian="10pt" style:font-name-complex="Arial" style:font-size-complex="10pt"/>
    </style:style>
    <style:style style:name="T197_180" style:family="text">
      <style:text-properties style:font-name="Arial" fo:font-size="10pt" style:font-name-asian="Arial" style:font-size-asian="10pt" style:font-name-complex="Arial" style:font-size-complex="10pt"/>
    </style:style>
    <style:style style:name="T197_181" style:family="text">
      <style:text-properties style:font-name="Arial" fo:font-size="10pt" style:font-name-asian="Arial" style:font-size-asian="10pt" style:font-name-complex="Arial" style:font-size-complex="10pt"/>
    </style:style>
    <style:style style:name="T197_182" style:family="text">
      <style:text-properties style:font-name="Arial" fo:font-size="10pt" style:font-name-asian="Arial" style:font-size-asian="10pt" style:font-name-complex="Arial" style:font-size-complex="10pt"/>
    </style:style>
    <style:style style:name="T197_183" style:family="text">
      <style:text-properties style:font-name="Arial" fo:font-size="10pt" style:font-name-asian="Arial" style:font-size-asian="10pt" style:font-name-complex="Arial" style:font-size-complex="10pt"/>
    </style:style>
    <style:style style:name="T197_184" style:family="text">
      <style:text-properties style:font-name="Arial" fo:font-size="10pt" style:font-name-asian="Arial" style:font-size-asian="10pt" style:font-name-complex="Arial" style:font-size-complex="10pt"/>
    </style:style>
    <style:style style:name="T197_185" style:family="text">
      <style:text-properties style:font-name="Arial" fo:font-size="10pt" style:font-name-asian="Arial" style:font-size-asian="10pt" style:font-name-complex="Arial" style:font-size-complex="10pt"/>
    </style:style>
    <style:style style:name="T197_186" style:family="text">
      <style:text-properties style:font-name="Arial" fo:font-size="10pt" style:font-name-asian="Arial" style:font-size-asian="10pt" style:font-name-complex="Arial" style:font-size-complex="10pt"/>
    </style:style>
    <style:style style:name="T197_187" style:family="text">
      <style:text-properties style:font-name="Arial" fo:font-size="10pt" style:font-name-asian="Arial" style:font-size-asian="10pt" style:font-name-complex="Arial" style:font-size-complex="10pt"/>
    </style:style>
    <style:style style:name="T197_188" style:family="text">
      <style:text-properties style:font-name="Arial" fo:font-size="10pt" style:font-name-asian="Arial" style:font-size-asian="10pt" style:font-name-complex="Arial" style:font-size-complex="10pt"/>
    </style:style>
    <style:style style:name="T197_189" style:family="text">
      <style:text-properties style:font-name="Arial" fo:font-size="10pt" style:font-name-asian="Arial" style:font-size-asian="10pt" style:font-name-complex="Arial" style:font-size-complex="10pt"/>
    </style:style>
    <style:style style:name="T197_190" style:family="text">
      <style:text-properties style:font-name="Arial" fo:font-size="10pt" style:font-name-asian="Arial" style:font-size-asian="10pt" style:font-name-complex="Arial" style:font-size-complex="10pt"/>
    </style:style>
    <style:style style:name="T197_191" style:family="text">
      <style:text-properties style:font-name="Arial" fo:font-size="10pt" style:font-name-asian="Arial" style:font-size-asian="10pt" style:font-name-complex="Arial" style:font-size-complex="10pt"/>
    </style:style>
    <style:style style:name="T197_192" style:family="text">
      <style:text-properties style:font-name="Arial" fo:font-size="10pt" style:font-name-asian="Arial" style:font-size-asian="10pt" style:font-name-complex="Arial" style:font-size-complex="10pt"/>
    </style:style>
    <style:style style:name="T197_193" style:family="text">
      <style:text-properties style:font-name="Arial" fo:font-size="10pt" style:font-name-asian="Arial" style:font-size-asian="10pt" style:font-name-complex="Arial" style:font-size-complex="10pt"/>
    </style:style>
    <style:style style:name="T197_194" style:family="text">
      <style:text-properties style:font-name="Arial" fo:font-size="10pt" style:font-name-asian="Arial" style:font-size-asian="10pt" style:font-name-complex="Arial" style:font-size-complex="10pt"/>
    </style:style>
    <style:style style:name="T197_195" style:family="text">
      <style:text-properties style:font-name="Arial" fo:font-size="10pt" style:font-name-asian="Arial" style:font-size-asian="10pt" style:font-name-complex="Arial" style:font-size-complex="10pt"/>
    </style:style>
    <style:style style:name="T197_196" style:family="text">
      <style:text-properties style:font-name="Arial" fo:font-size="10pt" style:font-name-asian="Arial" style:font-size-asian="10pt" style:font-name-complex="Arial" style:font-size-complex="10pt"/>
    </style:style>
    <style:style style:name="T197_197" style:family="text">
      <style:text-properties style:font-name="Arial" fo:font-size="10pt" style:font-name-asian="Arial" style:font-size-asian="10pt" style:font-name-complex="Arial" style:font-size-complex="10pt"/>
    </style:style>
    <style:style style:name="P198" style:family="paragraph" style:parent-style-name="Standard">
      <style:paragraph-properties fo:break-before="auto" fo:text-indent="0cm" fo:line-height="100%" fo:margin-top="0cm" fo:margin-left="0cm" style:writing-mode="lr-tb"/>
      <style:text-properties fo:color="#ff0000" style:font-name="Arial" fo:font-size="10pt" style:font-name-asian="Arial" style:font-size-asian="10pt" style:font-name-complex="Arial" style:font-size-complex="10pt"/>
    </style:style>
    <style:style style:name="P199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T199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9_2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199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9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9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9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9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9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9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9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9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9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9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9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9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9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9_1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9_1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9_1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9_2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9_2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200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T200_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0_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0_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0_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0_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0_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0_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0_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0_9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0_10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0_1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0_1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0_1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0_1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0_1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0_1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201" style:family="paragraph" style:parent-style-name="Standard">
      <style:paragraph-properties fo:break-before="auto" fo:text-indent="0cm" fo:line-height="100%" fo:margin-top="0cm" fo:margin-left="0cm" style:writing-mode="lr-tb"/>
      <style:text-properties fo:color="#ff0000" style:font-name="Arial" fo:font-size="10pt" style:font-name-asian="Arial" style:font-size-asian="10pt" style:font-name-complex="Arial" style:font-size-complex="10pt"/>
    </style:style>
    <style:style style:name="P202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T202_1" style:family="text">
      <style:text-properties style:font-name="Arial" fo:font-size="10pt" style:font-name-asian="Arial" style:font-size-asian="10pt" style:font-name-complex="Arial" style:font-size-complex="10pt"/>
    </style:style>
    <style:style style:name="T202_2" style:family="text">
      <style:text-properties style:font-name="Arial" fo:font-size="10pt" style:font-name-asian="Arial" style:font-size-asian="10pt" style:font-name-complex="Arial" style:font-size-complex="10pt"/>
    </style:style>
    <style:style style:name="T202_3" style:family="text">
      <style:text-properties style:font-name="Arial" fo:font-size="10pt" style:font-name-asian="Arial" style:font-size-asian="10pt" style:font-name-complex="Arial" style:font-size-complex="10pt"/>
    </style:style>
    <style:style style:name="T202_4" style:family="text">
      <style:text-properties style:font-name="Arial" fo:font-size="10pt" style:font-name-asian="Arial" style:font-size-asian="10pt" style:font-name-complex="Arial" style:font-size-complex="10pt"/>
    </style:style>
    <style:style style:name="T202_5" style:family="text">
      <style:text-properties style:font-name="Arial" fo:font-size="10pt" style:font-name-asian="Arial" style:font-size-asian="10pt" style:font-name-complex="Arial" style:font-size-complex="10pt"/>
    </style:style>
    <style:style style:name="T202_6" style:family="text">
      <style:text-properties style:font-name="Arial" fo:font-size="10pt" style:font-name-asian="Arial" style:font-size-asian="10pt" style:font-name-complex="Arial" style:font-size-complex="10pt"/>
    </style:style>
    <style:style style:name="T202_7" style:family="text">
      <style:text-properties style:font-name="Arial" fo:font-size="10pt" style:font-name-asian="Arial" style:font-size-asian="10pt" style:font-name-complex="Arial" style:font-size-complex="10pt"/>
    </style:style>
    <style:style style:name="T202_8" style:family="text">
      <style:text-properties style:font-name="Arial" fo:font-size="10pt" style:font-name-asian="Arial" style:font-size-asian="10pt" style:font-name-complex="Arial" style:font-size-complex="10pt"/>
    </style:style>
    <style:style style:name="T202_9" style:family="text">
      <style:text-properties style:font-name="Arial" fo:font-size="10pt" style:font-name-asian="Arial" style:font-size-asian="10pt" style:font-name-complex="Arial" style:font-size-complex="10pt"/>
    </style:style>
    <style:style style:name="T202_10" style:family="text">
      <style:text-properties style:font-name="Arial" fo:font-size="10pt" style:font-name-asian="Arial" style:font-size-asian="10pt" style:font-name-complex="Arial" style:font-size-complex="10pt"/>
    </style:style>
    <style:style style:name="T202_11" style:family="text">
      <style:text-properties style:font-name="Arial" fo:font-size="10pt" style:font-name-asian="Arial" style:font-size-asian="10pt" style:font-name-complex="Arial" style:font-size-complex="10pt"/>
    </style:style>
    <style:style style:name="T202_12" style:family="text">
      <style:text-properties style:font-name="Arial" fo:font-size="10pt" style:font-name-asian="Arial" style:font-size-asian="10pt" style:font-name-complex="Arial" style:font-size-complex="10pt"/>
    </style:style>
    <style:style style:name="T202_13" style:family="text">
      <style:text-properties style:font-name="Arial" fo:font-size="10pt" style:font-name-asian="Arial" style:font-size-asian="10pt" style:font-name-complex="Arial" style:font-size-complex="10pt"/>
    </style:style>
    <style:style style:name="T202_14" style:family="text">
      <style:text-properties style:font-name="Arial" fo:font-size="10pt" style:font-name-asian="Arial" style:font-size-asian="10pt" style:font-name-complex="Arial" style:font-size-complex="10pt"/>
    </style:style>
    <style:style style:name="T202_15" style:family="text">
      <style:text-properties style:font-name="Arial" fo:font-size="10pt" style:font-name-asian="Arial" style:font-size-asian="10pt" style:font-name-complex="Arial" style:font-size-complex="10pt"/>
    </style:style>
    <style:style style:name="T202_16" style:family="text">
      <style:text-properties style:font-name="Arial" fo:font-size="10pt" style:font-name-asian="Arial" style:font-size-asian="10pt" style:font-name-complex="Arial" style:font-size-complex="10pt"/>
    </style:style>
    <style:style style:name="T202_17" style:family="text">
      <style:text-properties style:font-name="Arial" fo:font-size="10pt" style:font-name-asian="Arial" style:font-size-asian="10pt" style:font-name-complex="Arial" style:font-size-complex="10pt"/>
    </style:style>
    <style:style style:name="T202_18" style:family="text">
      <style:text-properties style:font-name="Arial" fo:font-size="10pt" style:font-name-asian="Arial" style:font-size-asian="10pt" style:font-name-complex="Arial" style:font-size-complex="10pt"/>
    </style:style>
    <style:style style:name="T202_19" style:family="text">
      <style:text-properties style:font-name="Arial" fo:font-size="10pt" style:font-name-asian="Arial" style:font-size-asian="10pt" style:font-name-complex="Arial" style:font-size-complex="10pt"/>
    </style:style>
    <style:style style:name="T202_20" style:family="text">
      <style:text-properties style:font-name="Arial" fo:font-size="10pt" style:font-name-asian="Arial" style:font-size-asian="10pt" style:font-name-complex="Arial" style:font-size-complex="10pt"/>
    </style:style>
    <style:style style:name="T202_21" style:family="text">
      <style:text-properties style:font-name="Arial" fo:font-size="10pt" style:font-name-asian="Arial" style:font-size-asian="10pt" style:font-name-complex="Arial" style:font-size-complex="10pt"/>
    </style:style>
    <style:style style:name="T202_22" style:family="text">
      <style:text-properties style:font-name="Arial" fo:font-size="10pt" style:font-name-asian="Arial" style:font-size-asian="10pt" style:font-name-complex="Arial" style:font-size-complex="10pt"/>
    </style:style>
    <style:style style:name="T202_23" style:family="text">
      <style:text-properties style:font-name="Arial" fo:font-size="10pt" style:font-name-asian="Arial" style:font-size-asian="10pt" style:font-name-complex="Arial" style:font-size-complex="10pt"/>
    </style:style>
    <style:style style:name="T202_24" style:family="text">
      <style:text-properties style:font-name="Arial" fo:font-size="10pt" style:font-name-asian="Arial" style:font-size-asian="10pt" style:font-name-complex="Arial" style:font-size-complex="10pt"/>
    </style:style>
    <style:style style:name="T202_25" style:family="text">
      <style:text-properties style:font-name="Arial" fo:font-size="10pt" style:font-name-asian="Arial" style:font-size-asian="10pt" style:font-name-complex="Arial" style:font-size-complex="10pt"/>
    </style:style>
    <style:style style:name="T202_26" style:family="text">
      <style:text-properties style:font-name="Arial" fo:font-size="10pt" style:font-name-asian="Arial" style:font-size-asian="10pt" style:font-name-complex="Arial" style:font-size-complex="10pt"/>
    </style:style>
    <style:style style:name="T202_27" style:family="text">
      <style:text-properties style:font-name="Arial" fo:font-size="10pt" style:font-name-asian="Arial" style:font-size-asian="10pt" style:font-name-complex="Arial" style:font-size-complex="10pt"/>
    </style:style>
    <style:style style:name="T202_28" style:family="text">
      <style:text-properties style:font-name="Arial" fo:font-size="10pt" style:font-name-asian="Arial" style:font-size-asian="10pt" style:font-name-complex="Arial" style:font-size-complex="10pt"/>
    </style:style>
    <style:style style:name="T202_29" style:family="text">
      <style:text-properties style:font-name="Arial" fo:font-size="10pt" style:font-name-asian="Arial" style:font-size-asian="10pt" style:font-name-complex="Arial" style:font-size-complex="10pt"/>
    </style:style>
    <style:style style:name="T202_30" style:family="text">
      <style:text-properties style:font-name="Arial" fo:font-size="10pt" style:font-name-asian="Arial" style:font-size-asian="10pt" style:font-name-complex="Arial" style:font-size-complex="10pt"/>
    </style:style>
    <style:style style:name="T202_31" style:family="text">
      <style:text-properties style:font-name="Arial" fo:font-size="10pt" style:font-name-asian="Arial" style:font-size-asian="10pt" style:font-name-complex="Arial" style:font-size-complex="10pt"/>
    </style:style>
    <style:style style:name="T202_32" style:family="text">
      <style:text-properties style:font-name="Arial" fo:font-size="10pt" style:font-name-asian="Arial" style:font-size-asian="10pt" style:font-name-complex="Arial" style:font-size-complex="10pt"/>
    </style:style>
    <style:style style:name="T202_33" style:family="text">
      <style:text-properties style:font-name="Arial" fo:font-size="10pt" style:font-name-asian="Arial" style:font-size-asian="10pt" style:font-name-complex="Arial" style:font-size-complex="10pt"/>
    </style:style>
    <style:style style:name="T202_34" style:family="text">
      <style:text-properties style:font-name="Arial" fo:font-size="10pt" style:font-name-asian="Arial" style:font-size-asian="10pt" style:font-name-complex="Arial" style:font-size-complex="10pt"/>
    </style:style>
    <style:style style:name="T202_35" style:family="text">
      <style:text-properties style:font-name="Arial" fo:font-size="10pt" style:font-name-asian="Arial" style:font-size-asian="10pt" style:font-name-complex="Arial" style:font-size-complex="10pt"/>
    </style:style>
    <style:style style:name="T202_36" style:family="text">
      <style:text-properties style:font-name="Arial" fo:font-size="10pt" style:font-name-asian="Arial" style:font-size-asian="10pt" style:font-name-complex="Arial" style:font-size-complex="10pt"/>
    </style:style>
    <style:style style:name="P203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T203_1" style:family="text">
      <style:text-properties style:font-name="Arial" fo:font-size="10pt" style:font-name-asian="Arial" style:font-size-asian="10pt" style:font-name-complex="Arial" style:font-size-complex="10pt"/>
    </style:style>
    <style:style style:name="T203_2" style:family="text">
      <style:text-properties style:font-name="Arial" fo:font-size="10pt" style:font-name-asian="Arial" style:font-size-asian="10pt" style:font-name-complex="Arial" style:font-size-complex="10pt"/>
    </style:style>
    <style:style style:name="T203_3" style:family="text">
      <style:text-properties style:font-name="Arial" fo:font-size="10pt" style:font-name-asian="Arial" style:font-size-asian="10pt" style:font-name-complex="Arial" style:font-size-complex="10pt"/>
    </style:style>
    <style:style style:name="T203_4" style:family="text">
      <style:text-properties style:font-name="Arial" fo:font-size="10pt" style:font-name-asian="Arial" style:font-size-asian="10pt" style:font-name-complex="Arial" style:font-size-complex="10pt"/>
    </style:style>
    <style:style style:name="T203_5" style:family="text">
      <style:text-properties style:font-name="Arial" fo:font-size="10pt" style:font-name-asian="Arial" style:font-size-asian="10pt" style:font-name-complex="Arial" style:font-size-complex="10pt"/>
    </style:style>
    <style:style style:name="T203_6" style:family="text">
      <style:text-properties style:font-name="Arial" fo:font-size="10pt" style:font-name-asian="Arial" style:font-size-asian="10pt" style:font-name-complex="Arial" style:font-size-complex="10pt"/>
    </style:style>
    <style:style style:name="T203_7" style:family="text">
      <style:text-properties style:font-name="Arial" fo:font-size="10pt" style:font-name-asian="Arial" style:font-size-asian="10pt" style:font-name-complex="Arial" style:font-size-complex="10pt"/>
    </style:style>
    <style:style style:name="T203_8" style:family="text">
      <style:text-properties style:font-name="Arial" fo:font-size="10pt" style:font-name-asian="Arial" style:font-size-asian="10pt" style:font-name-complex="Arial" style:font-size-complex="10pt"/>
    </style:style>
    <style:style style:name="T203_9" style:family="text">
      <style:text-properties style:font-name="Arial" fo:font-size="10pt" style:font-name-asian="Arial" style:font-size-asian="10pt" style:font-name-complex="Arial" style:font-size-complex="10pt"/>
    </style:style>
    <style:style style:name="T203_10" style:family="text">
      <style:text-properties style:font-name="Arial" fo:font-size="10pt" style:font-name-asian="Arial" style:font-size-asian="10pt" style:font-name-complex="Arial" style:font-size-complex="10pt"/>
    </style:style>
    <style:style style:name="T203_11" style:family="text">
      <style:text-properties style:font-name="Arial" fo:font-size="10pt" style:font-name-asian="Arial" style:font-size-asian="10pt" style:font-name-complex="Arial" style:font-size-complex="10pt"/>
    </style:style>
    <style:style style:name="T203_12" style:family="text">
      <style:text-properties style:font-name="Arial" fo:font-size="10pt" style:font-name-asian="Arial" style:font-size-asian="10pt" style:font-name-complex="Arial" style:font-size-complex="10pt"/>
    </style:style>
    <style:style style:name="T203_13" style:family="text">
      <style:text-properties style:font-name="Arial" fo:font-size="10pt" style:font-name-asian="Arial" style:font-size-asian="10pt" style:font-name-complex="Arial" style:font-size-complex="10pt"/>
    </style:style>
    <style:style style:name="T203_14" style:family="text">
      <style:text-properties style:font-name="Arial" fo:font-size="10pt" style:font-name-asian="Arial" style:font-size-asian="10pt" style:font-name-complex="Arial" style:font-size-complex="10pt"/>
    </style:style>
    <style:style style:name="T203_15" style:family="text">
      <style:text-properties style:font-name="Arial" fo:font-size="10pt" style:font-name-asian="Arial" style:font-size-asian="10pt" style:font-name-complex="Arial" style:font-size-complex="10pt"/>
    </style:style>
    <style:style style:name="T203_16" style:family="text">
      <style:text-properties style:font-name="Arial" fo:font-size="10pt" style:font-name-asian="Arial" style:font-size-asian="10pt" style:font-name-complex="Arial" style:font-size-complex="10pt"/>
    </style:style>
    <style:style style:name="T203_17" style:family="text">
      <style:text-properties style:font-name="Arial" fo:font-size="10pt" style:font-name-asian="Arial" style:font-size-asian="10pt" style:font-name-complex="Arial" style:font-size-complex="10pt"/>
    </style:style>
    <style:style style:name="T203_18" style:family="text">
      <style:text-properties style:font-name="Arial" fo:font-size="10pt" style:font-name-asian="Arial" style:font-size-asian="10pt" style:font-name-complex="Arial" style:font-size-complex="10pt"/>
    </style:style>
    <style:style style:name="T203_19" style:family="text">
      <style:text-properties style:font-name="Arial" fo:font-size="10pt" style:font-name-asian="Arial" style:font-size-asian="10pt" style:font-name-complex="Arial" style:font-size-complex="10pt"/>
    </style:style>
    <style:style style:name="T203_20" style:family="text">
      <style:text-properties style:font-name="Arial" fo:font-size="10pt" style:font-name-asian="Arial" style:font-size-asian="10pt" style:font-name-complex="Arial" style:font-size-complex="10pt"/>
    </style:style>
    <style:style style:name="T203_21" style:family="text">
      <style:text-properties style:font-name="Arial" fo:font-size="10pt" style:font-name-asian="Arial" style:font-size-asian="10pt" style:font-name-complex="Arial" style:font-size-complex="10pt"/>
    </style:style>
    <style:style style:name="T203_22" style:family="text">
      <style:text-properties style:font-name="Arial" fo:font-size="10pt" style:font-name-asian="Arial" style:font-size-asian="10pt" style:font-name-complex="Arial" style:font-size-complex="10pt"/>
    </style:style>
    <style:style style:name="T203_23" style:family="text">
      <style:text-properties style:font-name="Arial" fo:font-size="10pt" style:font-name-asian="Arial" style:font-size-asian="10pt" style:font-name-complex="Arial" style:font-size-complex="10pt"/>
    </style:style>
    <style:style style:name="T203_24" style:family="text">
      <style:text-properties style:font-name="Arial" fo:font-size="10pt" style:font-name-asian="Arial" style:font-size-asian="10pt" style:font-name-complex="Arial" style:font-size-complex="10pt"/>
    </style:style>
    <style:style style:name="T203_25" style:family="text">
      <style:text-properties style:font-name="Arial" fo:font-size="10pt" style:font-name-asian="Arial" style:font-size-asian="10pt" style:font-name-complex="Arial" style:font-size-complex="10pt"/>
    </style:style>
    <style:style style:name="T203_26" style:family="text">
      <style:text-properties style:font-name="Arial" fo:font-size="10pt" style:font-name-asian="Arial" style:font-size-asian="10pt" style:font-name-complex="Arial" style:font-size-complex="10pt"/>
    </style:style>
    <style:style style:name="T203_27" style:family="text">
      <style:text-properties style:font-name="Arial" fo:font-size="10pt" style:font-name-asian="Arial" style:font-size-asian="10pt" style:font-name-complex="Arial" style:font-size-complex="10pt"/>
    </style:style>
    <style:style style:name="T203_28" style:family="text">
      <style:text-properties style:font-name="Arial" fo:font-size="10pt" style:font-name-asian="Arial" style:font-size-asian="10pt" style:font-name-complex="Arial" style:font-size-complex="10pt"/>
    </style:style>
    <style:style style:name="T203_29" style:family="text">
      <style:text-properties style:font-name="Arial" fo:font-size="10pt" style:font-name-asian="Arial" style:font-size-asian="10pt" style:font-name-complex="Arial" style:font-size-complex="10pt"/>
    </style:style>
    <style:style style:name="T203_30" style:family="text">
      <style:text-properties style:font-name="Arial" fo:font-size="10pt" style:font-name-asian="Arial" style:font-size-asian="10pt" style:font-name-complex="Arial" style:font-size-complex="10pt"/>
    </style:style>
    <style:style style:name="T203_31" style:family="text">
      <style:text-properties style:font-name="Arial" fo:font-size="10pt" style:font-name-asian="Arial" style:font-size-asian="10pt" style:font-name-complex="Arial" style:font-size-complex="10pt"/>
    </style:style>
    <style:style style:name="T203_32" style:family="text">
      <style:text-properties style:font-name="Arial" fo:font-size="10pt" style:font-name-asian="Arial" style:font-size-asian="10pt" style:font-name-complex="Arial" style:font-size-complex="10pt"/>
    </style:style>
    <style:style style:name="T203_33" style:family="text">
      <style:text-properties style:font-name="Arial" fo:font-size="10pt" style:font-name-asian="Arial" style:font-size-asian="10pt" style:font-name-complex="Arial" style:font-size-complex="10pt"/>
    </style:style>
    <style:style style:name="T203_34" style:family="text">
      <style:text-properties style:font-name="Arial" fo:font-size="10pt" style:font-name-asian="Arial" style:font-size-asian="10pt" style:font-name-complex="Arial" style:font-size-complex="10pt"/>
    </style:style>
    <style:style style:name="T203_35" style:family="text">
      <style:text-properties style:font-name="Arial" fo:font-size="10pt" style:font-name-asian="Arial" style:font-size-asian="10pt" style:font-name-complex="Arial" style:font-size-complex="10pt"/>
    </style:style>
    <style:style style:name="T203_36" style:family="text">
      <style:text-properties style:font-name="Arial" fo:font-size="10pt" style:font-name-asian="Arial" style:font-size-asian="10pt" style:font-name-complex="Arial" style:font-size-complex="10pt"/>
    </style:style>
    <style:style style:name="T203_37" style:family="text">
      <style:text-properties style:font-name="Arial" fo:font-size="10pt" style:font-name-asian="Arial" style:font-size-asian="10pt" style:font-name-complex="Arial" style:font-size-complex="10pt"/>
    </style:style>
    <style:style style:name="T203_38" style:family="text">
      <style:text-properties style:font-name="Arial" fo:font-size="10pt" style:font-name-asian="Arial" style:font-size-asian="10pt" style:font-name-complex="Arial" style:font-size-complex="10pt"/>
    </style:style>
    <style:style style:name="T203_39" style:family="text">
      <style:text-properties style:font-name="Arial" fo:font-size="10pt" style:font-name-asian="Arial" style:font-size-asian="10pt" style:font-name-complex="Arial" style:font-size-complex="10pt"/>
    </style:style>
    <style:style style:name="T203_40" style:family="text">
      <style:text-properties style:font-name="Arial" fo:font-size="10pt" style:font-name-asian="Arial" style:font-size-asian="10pt" style:font-name-complex="Arial" style:font-size-complex="10pt"/>
    </style:style>
    <style:style style:name="T203_41" style:family="text">
      <style:text-properties style:font-name="Arial" fo:font-size="10pt" style:font-name-asian="Arial" style:font-size-asian="10pt" style:font-name-complex="Arial" style:font-size-complex="10pt"/>
    </style:style>
    <style:style style:name="T203_42" style:family="text">
      <style:text-properties style:font-name="Arial" fo:font-size="10pt" style:font-name-asian="Arial" style:font-size-asian="10pt" style:font-name-complex="Arial" style:font-size-complex="10pt"/>
    </style:style>
    <style:style style:name="T203_43" style:family="text">
      <style:text-properties style:font-name="Arial" fo:font-size="10pt" style:font-name-asian="Arial" style:font-size-asian="10pt" style:font-name-complex="Arial" style:font-size-complex="10pt"/>
    </style:style>
    <style:style style:name="T203_44" style:family="text">
      <style:text-properties style:font-name="Arial" fo:font-size="10pt" style:font-name-asian="Arial" style:font-size-asian="10pt" style:font-name-complex="Arial" style:font-size-complex="10pt"/>
    </style:style>
    <style:style style:name="T203_45" style:family="text">
      <style:text-properties style:font-name="Arial" fo:font-size="10pt" style:font-name-asian="Arial" style:font-size-asian="10pt" style:font-name-complex="Arial" style:font-size-complex="10pt"/>
    </style:style>
    <style:style style:name="T203_46" style:family="text">
      <style:text-properties style:font-name="Arial" fo:font-size="10pt" style:font-name-asian="Arial" style:font-size-asian="10pt" style:font-name-complex="Arial" style:font-size-complex="10pt"/>
    </style:style>
    <style:style style:name="T203_47" style:family="text">
      <style:text-properties style:font-name="Arial" fo:font-size="10pt" style:font-name-asian="Arial" style:font-size-asian="10pt" style:font-name-complex="Arial" style:font-size-complex="10pt"/>
    </style:style>
    <style:style style:name="T203_48" style:family="text">
      <style:text-properties style:font-name="Arial" fo:font-size="10pt" style:font-name-asian="Arial" style:font-size-asian="10pt" style:font-name-complex="Arial" style:font-size-complex="10pt"/>
    </style:style>
    <style:style style:name="T203_49" style:family="text">
      <style:text-properties style:font-name="Arial" fo:font-size="10pt" style:font-name-asian="Arial" style:font-size-asian="10pt" style:font-name-complex="Arial" style:font-size-complex="10pt"/>
    </style:style>
    <style:style style:name="T203_50" style:family="text">
      <style:text-properties style:font-name="Arial" fo:font-size="10pt" style:font-name-asian="Arial" style:font-size-asian="10pt" style:font-name-complex="Arial" style:font-size-complex="10pt"/>
    </style:style>
    <style:style style:name="T203_51" style:family="text">
      <style:text-properties style:font-name="Arial" fo:font-size="10pt" style:font-name-asian="Arial" style:font-size-asian="10pt" style:font-name-complex="Arial" style:font-size-complex="10pt"/>
    </style:style>
    <style:style style:name="T203_52" style:family="text">
      <style:text-properties style:font-name="Arial" fo:font-size="10pt" style:font-name-asian="Arial" style:font-size-asian="10pt" style:font-name-complex="Arial" style:font-size-complex="10pt"/>
    </style:style>
    <style:style style:name="T203_53" style:family="text">
      <style:text-properties style:font-name="Arial" fo:font-size="10pt" style:font-name-asian="Arial" style:font-size-asian="10pt" style:font-name-complex="Arial" style:font-size-complex="10pt"/>
    </style:style>
    <style:style style:name="T203_54" style:family="text">
      <style:text-properties style:font-name="Arial" fo:font-size="10pt" style:font-name-asian="Arial" style:font-size-asian="10pt" style:font-name-complex="Arial" style:font-size-complex="10pt"/>
    </style:style>
    <style:style style:name="T203_55" style:family="text">
      <style:text-properties style:font-name="Arial" fo:font-size="10pt" style:font-name-asian="Arial" style:font-size-asian="10pt" style:font-name-complex="Arial" style:font-size-complex="10pt"/>
    </style:style>
    <style:style style:name="T203_56" style:family="text">
      <style:text-properties style:font-name="Arial" fo:font-size="10pt" style:font-name-asian="Arial" style:font-size-asian="10pt" style:font-name-complex="Arial" style:font-size-complex="10pt"/>
    </style:style>
    <style:style style:name="T203_57" style:family="text">
      <style:text-properties style:font-name="Arial" fo:font-size="10pt" style:font-name-asian="Arial" style:font-size-asian="10pt" style:font-name-complex="Arial" style:font-size-complex="10pt"/>
    </style:style>
    <style:style style:name="T203_58" style:family="text">
      <style:text-properties style:font-name="Arial" fo:font-size="10pt" style:font-name-asian="Arial" style:font-size-asian="10pt" style:font-name-complex="Arial" style:font-size-complex="10pt"/>
    </style:style>
    <style:style style:name="T203_59" style:family="text">
      <style:text-properties style:font-name="Arial" fo:font-size="10pt" style:font-name-asian="Arial" style:font-size-asian="10pt" style:font-name-complex="Arial" style:font-size-complex="10pt"/>
    </style:style>
    <style:style style:name="T203_60" style:family="text">
      <style:text-properties style:font-name="Arial" fo:font-size="10pt" style:font-name-asian="Arial" style:font-size-asian="10pt" style:font-name-complex="Arial" style:font-size-complex="10pt"/>
    </style:style>
    <style:style style:name="T203_61" style:family="text">
      <style:text-properties style:font-name="Arial" fo:font-size="10pt" style:font-name-asian="Arial" style:font-size-asian="10pt" style:font-name-complex="Arial" style:font-size-complex="10pt"/>
    </style:style>
    <style:style style:name="T203_62" style:family="text">
      <style:text-properties style:font-name="Arial" fo:font-size="10pt" style:font-name-asian="Arial" style:font-size-asian="10pt" style:font-name-complex="Arial" style:font-size-complex="10pt"/>
    </style:style>
    <style:style style:name="T203_63" style:family="text">
      <style:text-properties style:font-name="Arial" fo:font-size="10pt" style:font-name-asian="Arial" style:font-size-asian="10pt" style:font-name-complex="Arial" style:font-size-complex="10pt"/>
    </style:style>
    <style:style style:name="T203_64" style:family="text">
      <style:text-properties style:font-name="Arial" fo:font-size="10pt" style:font-name-asian="Arial" style:font-size-asian="10pt" style:font-name-complex="Arial" style:font-size-complex="10pt"/>
    </style:style>
    <style:style style:name="P204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T204_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4_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4_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4_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4_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4_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4_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4_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4_9" style:family="text">
      <style:text-properties style:font-name="Arial" fo:font-size="10pt" style:font-name-asian="Arial" style:font-size-asian="10pt" style:font-name-complex="Arial" style:font-size-complex="10pt"/>
    </style:style>
    <style:style style:name="T204_10" style:family="text">
      <style:text-properties style:font-name="Verdana" fo:font-size="10pt" style:font-name-asian="Verdana" style:font-size-asian="10pt" style:font-name-complex="Verdana" style:font-size-complex="10pt"/>
    </style:style>
    <style:style style:name="T204_11" style:family="text">
      <style:text-properties style:font-name="Verdana" fo:font-size="10pt" style:font-name-asian="Verdana" style:font-size-asian="10pt" style:font-name-complex="Verdana" style:font-size-complex="10pt"/>
    </style:style>
    <style:style style:name="T204_12" style:family="text">
      <style:text-properties style:font-name="Verdana" fo:font-size="10pt" style:font-name-asian="Verdana" style:font-size-asian="10pt" style:font-name-complex="Verdana" style:font-size-complex="10pt"/>
    </style:style>
    <style:style style:name="T204_13" style:family="text">
      <style:text-properties style:font-name="Verdana" fo:font-size="10pt" style:font-name-asian="Verdana" style:font-size-asian="10pt" style:font-name-complex="Verdana" style:font-size-complex="10pt"/>
    </style:style>
    <style:style style:name="T204_14" style:family="text">
      <style:text-properties style:font-name="Verdana" fo:font-size="10pt" style:font-name-asian="Verdana" style:font-size-asian="10pt" style:font-name-complex="Verdana" style:font-size-complex="10pt"/>
    </style:style>
    <style:style style:name="T204_15" style:family="text">
      <style:text-properties style:font-name="Verdana" fo:font-size="10pt" style:font-name-asian="Verdana" style:font-size-asian="10pt" style:font-name-complex="Verdana" style:font-size-complex="10pt"/>
    </style:style>
    <style:style style:name="T204_16" style:family="text">
      <style:text-properties style:font-name="Verdana" fo:font-size="10pt" style:font-name-asian="Verdana" style:font-size-asian="10pt" style:font-name-complex="Verdana" style:font-size-complex="10pt"/>
    </style:style>
    <style:style style:name="T204_17" style:family="text">
      <style:text-properties style:font-name="Verdana" fo:font-size="10pt" style:font-name-asian="Verdana" style:font-size-asian="10pt" style:font-name-complex="Verdana" style:font-size-complex="10pt"/>
    </style:style>
    <style:style style:name="T204_18" style:family="text">
      <style:text-properties style:font-name="Verdana" fo:font-size="10pt" style:font-name-asian="Verdana" style:font-size-asian="10pt" style:font-name-complex="Verdana" style:font-size-complex="10pt"/>
    </style:style>
    <style:style style:name="T204_19" style:family="text">
      <style:text-properties style:font-name="Verdana" fo:font-size="10pt" style:font-name-asian="Verdana" style:font-size-asian="10pt" style:font-name-complex="Verdana" style:font-size-complex="10pt"/>
    </style:style>
    <style:style style:name="T204_20" style:family="text">
      <style:text-properties style:font-name="Verdana" fo:font-size="10pt" style:font-name-asian="Verdana" style:font-size-asian="10pt" style:font-name-complex="Verdana" style:font-size-complex="10pt"/>
    </style:style>
    <style:style style:name="T204_21" style:family="text">
      <style:text-properties style:font-name="Verdana" fo:font-size="10pt" style:font-name-asian="Verdana" style:font-size-asian="10pt" style:font-name-complex="Verdana" style:font-size-complex="10pt"/>
    </style:style>
    <style:style style:name="T204_22" style:family="text">
      <style:text-properties style:font-name="Verdana" fo:font-size="10pt" style:font-name-asian="Verdana" style:font-size-asian="10pt" style:font-name-complex="Verdana" style:font-size-complex="10pt"/>
    </style:style>
    <style:style style:name="T204_23" style:family="text">
      <style:text-properties style:font-name="Verdana" fo:font-size="10pt" style:font-name-asian="Verdana" style:font-size-asian="10pt" style:font-name-complex="Verdana" style:font-size-complex="10pt"/>
    </style:style>
    <style:style style:name="T204_24" style:family="text">
      <style:text-properties style:font-name="Verdana" fo:font-size="10pt" style:font-name-asian="Verdana" style:font-size-asian="10pt" style:font-name-complex="Verdana" style:font-size-complex="10pt"/>
    </style:style>
    <style:style style:name="T204_25" style:family="text">
      <style:text-properties style:font-name="Verdana" fo:font-size="10pt" style:font-name-asian="Verdana" style:font-size-asian="10pt" style:font-name-complex="Verdana" style:font-size-complex="10pt"/>
    </style:style>
    <style:style style:name="T204_26" style:family="text">
      <style:text-properties style:font-name="Verdana" fo:font-size="10pt" style:font-name-asian="Verdana" style:font-size-asian="10pt" style:font-name-complex="Verdana" style:font-size-complex="10pt"/>
    </style:style>
    <style:style style:name="T204_27" style:family="text">
      <style:text-properties style:font-name="Verdana" fo:font-size="10pt" style:font-name-asian="Verdana" style:font-size-asian="10pt" style:font-name-complex="Verdana" style:font-size-complex="10pt"/>
    </style:style>
    <style:style style:name="T204_28" style:family="text">
      <style:text-properties style:font-name="Verdana" fo:font-size="10pt" style:font-name-asian="Verdana" style:font-size-asian="10pt" style:font-name-complex="Verdana" style:font-size-complex="10pt"/>
    </style:style>
    <style:style style:name="T204_29" style:family="text">
      <style:text-properties style:font-name="Verdana" fo:font-size="10pt" style:font-name-asian="Verdana" style:font-size-asian="10pt" style:font-name-complex="Verdana" style:font-size-complex="10pt"/>
    </style:style>
    <style:style style:name="T204_30" style:family="text">
      <style:text-properties style:font-name="Verdana" fo:font-size="10pt" style:font-name-asian="Verdana" style:font-size-asian="10pt" style:font-name-complex="Verdana" style:font-size-complex="10pt"/>
    </style:style>
    <style:style style:name="T204_31" style:family="text">
      <style:text-properties style:font-name="Verdana" fo:font-size="10pt" style:font-name-asian="Verdana" style:font-size-asian="10pt" style:font-name-complex="Verdana" style:font-size-complex="10pt"/>
    </style:style>
    <style:style style:name="T204_32" style:family="text">
      <style:text-properties style:font-name="Verdana" fo:font-size="10pt" style:font-name-asian="Verdana" style:font-size-asian="10pt" style:font-name-complex="Verdana" style:font-size-complex="10pt"/>
    </style:style>
    <style:style style:name="T204_33" style:family="text">
      <style:text-properties style:font-name="Verdana" fo:font-size="10pt" style:font-name-asian="Verdana" style:font-size-asian="10pt" style:font-name-complex="Verdana" style:font-size-complex="10pt"/>
    </style:style>
    <style:style style:name="T204_34" style:family="text">
      <style:text-properties style:font-name="Verdana" fo:font-size="10pt" style:font-name-asian="Verdana" style:font-size-asian="10pt" style:font-name-complex="Verdana" style:font-size-complex="10pt"/>
    </style:style>
    <style:style style:name="T204_35" style:family="text">
      <style:text-properties style:font-name="Verdana" fo:font-size="10pt" style:font-name-asian="Verdana" style:font-size-asian="10pt" style:font-name-complex="Verdana" style:font-size-complex="10pt"/>
    </style:style>
    <style:style style:name="T204_36" style:family="text">
      <style:text-properties style:font-name="Verdana" fo:font-size="10pt" style:font-name-asian="Verdana" style:font-size-asian="10pt" style:font-name-complex="Verdana" style:font-size-complex="10pt"/>
    </style:style>
    <style:style style:name="T204_37" style:family="text">
      <style:text-properties style:font-name="Verdana" fo:font-size="10pt" style:font-name-asian="Verdana" style:font-size-asian="10pt" style:font-name-complex="Verdana" style:font-size-complex="10pt"/>
    </style:style>
    <style:style style:name="T204_38" style:family="text">
      <style:text-properties style:font-name="Verdana" fo:font-size="10pt" style:font-name-asian="Verdana" style:font-size-asian="10pt" style:font-name-complex="Verdana" style:font-size-complex="10pt"/>
    </style:style>
    <style:style style:name="T204_39" style:family="text">
      <style:text-properties style:font-name="Verdana" fo:font-size="10pt" style:font-name-asian="Verdana" style:font-size-asian="10pt" style:font-name-complex="Verdana" style:font-size-complex="10pt"/>
    </style:style>
    <style:style style:name="T204_40" style:family="text">
      <style:text-properties style:font-name="Verdana" fo:font-size="10pt" style:font-name-asian="Verdana" style:font-size-asian="10pt" style:font-name-complex="Verdana" style:font-size-complex="10pt"/>
    </style:style>
    <style:style style:name="T204_41" style:family="text">
      <style:text-properties style:font-name="Verdana" fo:font-size="10pt" style:font-name-asian="Verdana" style:font-size-asian="10pt" style:font-name-complex="Verdana" style:font-size-complex="10pt"/>
    </style:style>
    <style:style style:name="T204_42" style:family="text">
      <style:text-properties style:font-name="Verdana" fo:font-size="10pt" style:font-name-asian="Verdana" style:font-size-asian="10pt" style:font-name-complex="Verdana" style:font-size-complex="10pt"/>
    </style:style>
    <style:style style:name="T204_43" style:family="text">
      <style:text-properties style:font-name="Verdana" fo:font-size="10pt" style:font-name-asian="Verdana" style:font-size-asian="10pt" style:font-name-complex="Verdana" style:font-size-complex="10pt"/>
    </style:style>
    <style:style style:name="T204_44" style:family="text">
      <style:text-properties style:font-name="Verdana" fo:font-size="10pt" style:font-name-asian="Verdana" style:font-size-asian="10pt" style:font-name-complex="Verdana" style:font-size-complex="10pt"/>
    </style:style>
    <style:style style:name="T204_45" style:family="text">
      <style:text-properties style:font-name="Verdana" fo:font-size="10pt" style:font-name-asian="Verdana" style:font-size-asian="10pt" style:font-name-complex="Verdana" style:font-size-complex="10pt"/>
    </style:style>
    <style:style style:name="T204_46" style:family="text">
      <style:text-properties style:font-name="Verdana" fo:font-size="10pt" style:font-name-asian="Verdana" style:font-size-asian="10pt" style:font-name-complex="Verdana" style:font-size-complex="10pt"/>
    </style:style>
    <style:style style:name="T204_47" style:family="text">
      <style:text-properties style:font-name="Verdana" fo:font-size="10pt" style:font-name-asian="Verdana" style:font-size-asian="10pt" style:font-name-complex="Verdana" style:font-size-complex="10pt"/>
    </style:style>
    <style:style style:name="T204_48" style:family="text">
      <style:text-properties style:font-name="Verdana" fo:font-size="10pt" style:font-name-asian="Verdana" style:font-size-asian="10pt" style:font-name-complex="Verdana" style:font-size-complex="10pt"/>
    </style:style>
    <style:style style:name="T204_49" style:family="text">
      <style:text-properties style:font-name="Verdana" fo:font-size="10pt" style:font-name-asian="Verdana" style:font-size-asian="10pt" style:font-name-complex="Verdana" style:font-size-complex="10pt"/>
    </style:style>
    <style:style style:name="T204_50" style:family="text">
      <style:text-properties style:font-name="Verdana" fo:font-size="10pt" style:font-name-asian="Verdana" style:font-size-asian="10pt" style:font-name-complex="Verdana" style:font-size-complex="10pt"/>
    </style:style>
    <style:style style:name="T204_51" style:family="text">
      <style:text-properties style:font-name="Verdana" fo:font-size="10pt" style:font-name-asian="Verdana" style:font-size-asian="10pt" style:font-name-complex="Verdana" style:font-size-complex="10pt"/>
    </style:style>
    <style:style style:name="T204_52" style:family="text">
      <style:text-properties style:font-name="Verdana" fo:font-size="10pt" style:font-name-asian="Verdana" style:font-size-asian="10pt" style:font-name-complex="Verdana" style:font-size-complex="10pt"/>
    </style:style>
    <style:style style:name="T204_53" style:family="text">
      <style:text-properties style:font-name="Verdana" fo:font-size="10pt" style:font-name-asian="Verdana" style:font-size-asian="10pt" style:font-name-complex="Verdana" style:font-size-complex="10pt"/>
    </style:style>
    <style:style style:name="T204_54" style:family="text">
      <style:text-properties style:font-name="Verdana" fo:font-size="10pt" style:font-name-asian="Verdana" style:font-size-asian="10pt" style:font-name-complex="Verdana" style:font-size-complex="10pt"/>
    </style:style>
    <style:style style:name="T204_55" style:family="text">
      <style:text-properties style:font-name="Verdana" fo:font-size="10pt" style:font-name-asian="Verdana" style:font-size-asian="10pt" style:font-name-complex="Verdana" style:font-size-complex="10pt"/>
    </style:style>
    <style:style style:name="T204_56" style:family="text">
      <style:text-properties style:font-name="Verdana" fo:font-size="10pt" style:font-name-asian="Verdana" style:font-size-asian="10pt" style:font-name-complex="Verdana" style:font-size-complex="10pt"/>
    </style:style>
    <style:style style:name="T204_57" style:family="text">
      <style:text-properties style:font-name="Verdana" fo:font-size="10pt" style:font-name-asian="Verdana" style:font-size-asian="10pt" style:font-name-complex="Verdana" style:font-size-complex="10pt"/>
    </style:style>
    <style:style style:name="T204_58" style:family="text">
      <style:text-properties style:font-name="Verdana" fo:font-size="10pt" style:font-name-asian="Verdana" style:font-size-asian="10pt" style:font-name-complex="Verdana" style:font-size-complex="10pt"/>
    </style:style>
    <style:style style:name="T204_59" style:family="text">
      <style:text-properties style:font-name="Verdana" fo:font-size="10pt" style:font-name-asian="Verdana" style:font-size-asian="10pt" style:font-name-complex="Verdana" style:font-size-complex="10pt"/>
    </style:style>
    <style:style style:name="T204_60" style:family="text">
      <style:text-properties style:font-name="Verdana" fo:font-size="10pt" style:font-name-asian="Verdana" style:font-size-asian="10pt" style:font-name-complex="Verdana" style:font-size-complex="10pt"/>
    </style:style>
    <style:style style:name="T204_61" style:family="text">
      <style:text-properties style:font-name="Verdana" fo:font-size="10pt" style:font-name-asian="Verdana" style:font-size-asian="10pt" style:font-name-complex="Verdana" style:font-size-complex="10pt"/>
    </style:style>
    <style:style style:name="T204_62" style:family="text">
      <style:text-properties style:font-name="Verdana" fo:font-size="10pt" style:font-name-asian="Verdana" style:font-size-asian="10pt" style:font-name-complex="Verdana" style:font-size-complex="10pt"/>
    </style:style>
    <style:style style:name="T204_63" style:family="text">
      <style:text-properties style:font-name="Verdana" fo:font-size="10pt" style:font-name-asian="Verdana" style:font-size-asian="10pt" style:font-name-complex="Verdana" style:font-size-complex="10pt"/>
    </style:style>
    <style:style style:name="T204_64" style:family="text">
      <style:text-properties style:font-name="Verdana" fo:font-size="10pt" style:font-name-asian="Verdana" style:font-size-asian="10pt" style:font-name-complex="Verdana" style:font-size-complex="10pt"/>
    </style:style>
    <style:style style:name="T204_65" style:family="text">
      <style:text-properties style:font-name="Verdana" fo:font-size="10pt" style:font-name-asian="Verdana" style:font-size-asian="10pt" style:font-name-complex="Verdana" style:font-size-complex="10pt"/>
    </style:style>
    <style:style style:name="T204_66" style:family="text">
      <style:text-properties style:font-name="Verdana" fo:font-size="10pt" style:font-name-asian="Verdana" style:font-size-asian="10pt" style:font-name-complex="Verdana" style:font-size-complex="10pt"/>
    </style:style>
    <style:style style:name="T204_67" style:family="text">
      <style:text-properties style:font-name="Verdana" fo:font-size="10pt" style:font-name-asian="Verdana" style:font-size-asian="10pt" style:font-name-complex="Verdana" style:font-size-complex="10pt"/>
    </style:style>
    <style:style style:name="P205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T205_1" style:family="text">
      <style:text-properties style:font-name="Verdana" fo:font-size="10pt" style:font-name-asian="Verdana" style:font-size-asian="10pt" style:font-name-complex="Verdana" style:font-size-complex="10pt"/>
    </style:style>
    <style:style style:name="T205_2" style:family="text">
      <style:text-properties style:font-name="Verdana" fo:font-size="10pt" style:font-name-asian="Verdana" style:font-size-asian="10pt" style:font-name-complex="Verdana" style:font-size-complex="10pt"/>
    </style:style>
    <style:style style:name="T205_3" style:family="text">
      <style:text-properties style:font-name="Verdana" fo:font-size="10pt" style:font-name-asian="Verdana" style:font-size-asian="10pt" style:font-name-complex="Verdana" style:font-size-complex="10pt"/>
    </style:style>
    <style:style style:name="T205_4" style:family="text">
      <style:text-properties style:font-name="Verdana" fo:font-size="10pt" style:font-name-asian="Verdana" style:font-size-asian="10pt" style:font-name-complex="Verdana" style:font-size-complex="10pt"/>
    </style:style>
    <style:style style:name="T205_5" style:family="text">
      <style:text-properties style:font-name="Verdana" fo:font-size="10pt" style:font-name-asian="Verdana" style:font-size-asian="10pt" style:font-name-complex="Verdana" style:font-size-complex="10pt"/>
    </style:style>
    <style:style style:name="T205_6" style:family="text">
      <style:text-properties style:font-name="Verdana" fo:font-size="10pt" style:font-name-asian="Verdana" style:font-size-asian="10pt" style:font-name-complex="Verdana" style:font-size-complex="10pt"/>
    </style:style>
    <style:style style:name="T205_7" style:family="text">
      <style:text-properties style:font-name="Verdana" fo:font-size="10pt" style:font-name-asian="Verdana" style:font-size-asian="10pt" style:font-name-complex="Verdana" style:font-size-complex="10pt"/>
    </style:style>
    <style:style style:name="T205_8" style:family="text">
      <style:text-properties style:font-name="Verdana" fo:font-size="10pt" style:font-name-asian="Verdana" style:font-size-asian="10pt" style:font-name-complex="Verdana" style:font-size-complex="10pt"/>
    </style:style>
    <style:style style:name="T205_9" style:family="text">
      <style:text-properties style:font-name="Verdana" fo:font-size="10pt" style:font-name-asian="Verdana" style:font-size-asian="10pt" style:font-name-complex="Verdana" style:font-size-complex="10pt"/>
    </style:style>
    <style:style style:name="T205_10" style:family="text">
      <style:text-properties style:font-name="Verdana" fo:font-size="10pt" style:font-name-asian="Verdana" style:font-size-asian="10pt" style:font-name-complex="Verdana" style:font-size-complex="10pt"/>
    </style:style>
    <style:style style:name="T205_11" style:family="text">
      <style:text-properties style:font-name="Verdana" fo:font-size="10pt" style:font-name-asian="Verdana" style:font-size-asian="10pt" style:font-name-complex="Verdana" style:font-size-complex="10pt"/>
    </style:style>
    <style:style style:name="T205_12" style:family="text">
      <style:text-properties style:font-name="Verdana" fo:font-size="10pt" style:font-name-asian="Verdana" style:font-size-asian="10pt" style:font-name-complex="Verdana" style:font-size-complex="10pt"/>
    </style:style>
    <style:style style:name="T205_13" style:family="text">
      <style:text-properties style:font-name="Verdana" fo:font-size="10pt" style:font-name-asian="Verdana" style:font-size-asian="10pt" style:font-name-complex="Verdana" style:font-size-complex="10pt"/>
    </style:style>
    <style:style style:name="T205_14" style:family="text">
      <style:text-properties style:font-name="Verdana" fo:font-size="10pt" style:font-name-asian="Verdana" style:font-size-asian="10pt" style:font-name-complex="Verdana" style:font-size-complex="10pt"/>
    </style:style>
    <style:style style:name="T205_15" style:family="text">
      <style:text-properties style:font-name="Verdana" fo:font-size="10pt" style:font-name-asian="Verdana" style:font-size-asian="10pt" style:font-name-complex="Verdana" style:font-size-complex="10pt"/>
    </style:style>
    <style:style style:name="T205_16" style:family="text">
      <style:text-properties style:font-name="Verdana" fo:font-size="10pt" style:font-name-asian="Verdana" style:font-size-asian="10pt" style:font-name-complex="Verdana" style:font-size-complex="10pt"/>
    </style:style>
    <style:style style:name="T205_17" style:family="text">
      <style:text-properties style:font-name="Verdana" fo:font-size="10pt" style:font-name-asian="Verdana" style:font-size-asian="10pt" style:font-name-complex="Verdana" style:font-size-complex="10pt"/>
    </style:style>
    <style:style style:name="T205_18" style:family="text">
      <style:text-properties style:font-name="Verdana" fo:font-size="10pt" style:font-name-asian="Verdana" style:font-size-asian="10pt" style:font-name-complex="Verdana" style:font-size-complex="10pt"/>
    </style:style>
    <style:style style:name="T205_19" style:family="text">
      <style:text-properties style:font-name="Verdana" fo:font-size="10pt" style:font-name-asian="Verdana" style:font-size-asian="10pt" style:font-name-complex="Verdana" style:font-size-complex="10pt"/>
    </style:style>
    <style:style style:name="T205_20" style:family="text">
      <style:text-properties style:font-name="Verdana" fo:font-size="10pt" style:font-name-asian="Verdana" style:font-size-asian="10pt" style:font-name-complex="Verdana" style:font-size-complex="10pt"/>
    </style:style>
    <style:style style:name="T205_21" style:family="text">
      <style:text-properties style:font-name="Verdana" fo:font-size="10pt" style:font-name-asian="Verdana" style:font-size-asian="10pt" style:font-name-complex="Verdana" style:font-size-complex="10pt"/>
    </style:style>
    <style:style style:name="T205_22" style:family="text">
      <style:text-properties style:font-name="Verdana" fo:font-size="10pt" style:font-name-asian="Verdana" style:font-size-asian="10pt" style:font-name-complex="Verdana" style:font-size-complex="10pt"/>
    </style:style>
    <style:style style:name="T205_23" style:family="text">
      <style:text-properties style:font-name="Verdana" fo:font-size="10pt" style:font-name-asian="Verdana" style:font-size-asian="10pt" style:font-name-complex="Verdana" style:font-size-complex="10pt"/>
    </style:style>
    <style:style style:name="T205_24" style:family="text">
      <style:text-properties style:font-name="Verdana" fo:font-size="10pt" style:font-name-asian="Verdana" style:font-size-asian="10pt" style:font-name-complex="Verdana" style:font-size-complex="10pt"/>
    </style:style>
    <style:style style:name="T205_25" style:family="text">
      <style:text-properties style:font-name="Verdana" fo:font-size="10pt" style:font-name-asian="Verdana" style:font-size-asian="10pt" style:font-name-complex="Verdana" style:font-size-complex="10pt"/>
    </style:style>
    <style:style style:name="T205_26" style:family="text">
      <style:text-properties style:font-name="Verdana" fo:font-size="10pt" style:font-name-asian="Verdana" style:font-size-asian="10pt" style:font-name-complex="Verdana" style:font-size-complex="10pt"/>
    </style:style>
    <style:style style:name="T205_27" style:family="text">
      <style:text-properties style:font-name="Verdana" fo:font-size="10pt" style:font-name-asian="Verdana" style:font-size-asian="10pt" style:font-name-complex="Verdana" style:font-size-complex="10pt"/>
    </style:style>
    <style:style style:name="T205_28" style:family="text">
      <style:text-properties style:font-name="Verdana" fo:font-size="10pt" style:font-name-asian="Verdana" style:font-size-asian="10pt" style:font-name-complex="Verdana" style:font-size-complex="10pt"/>
    </style:style>
    <style:style style:name="T205_29" style:family="text">
      <style:text-properties style:font-name="Verdana" fo:font-size="10pt" style:font-name-asian="Verdana" style:font-size-asian="10pt" style:font-name-complex="Verdana" style:font-size-complex="10pt"/>
    </style:style>
    <style:style style:name="T205_30" style:family="text">
      <style:text-properties style:font-name="Verdana" fo:font-size="10pt" style:font-name-asian="Verdana" style:font-size-asian="10pt" style:font-name-complex="Verdana" style:font-size-complex="10pt"/>
    </style:style>
    <style:style style:name="T205_31" style:family="text">
      <style:text-properties style:font-name="Verdana" fo:font-size="10pt" style:font-name-asian="Verdana" style:font-size-asian="10pt" style:font-name-complex="Verdana" style:font-size-complex="10pt"/>
    </style:style>
    <style:style style:name="T205_32" style:family="text">
      <style:text-properties style:font-name="Verdana" fo:font-size="10pt" style:font-name-asian="Verdana" style:font-size-asian="10pt" style:font-name-complex="Verdana" style:font-size-complex="10pt"/>
    </style:style>
    <style:style style:name="T205_33" style:family="text">
      <style:text-properties style:font-name="Verdana" fo:font-size="10pt" style:font-name-asian="Verdana" style:font-size-asian="10pt" style:font-name-complex="Verdana" style:font-size-complex="10pt"/>
    </style:style>
    <style:style style:name="T205_34" style:family="text">
      <style:text-properties style:font-name="Verdana" fo:font-size="10pt" style:font-name-asian="Verdana" style:font-size-asian="10pt" style:font-name-complex="Verdana" style:font-size-complex="10pt"/>
    </style:style>
    <style:style style:name="T205_35" style:family="text">
      <style:text-properties style:font-name="Verdana" fo:font-size="10pt" style:font-name-asian="Verdana" style:font-size-asian="10pt" style:font-name-complex="Verdana" style:font-size-complex="10pt"/>
    </style:style>
    <style:style style:name="T205_36" style:family="text">
      <style:text-properties style:font-name="Verdana" fo:font-size="10pt" style:font-name-asian="Verdana" style:font-size-asian="10pt" style:font-name-complex="Verdana" style:font-size-complex="10pt"/>
    </style:style>
    <style:style style:name="T205_37" style:family="text">
      <style:text-properties style:font-name="Verdana" fo:font-size="10pt" style:font-name-asian="Verdana" style:font-size-asian="10pt" style:font-name-complex="Verdana" style:font-size-complex="10pt"/>
    </style:style>
    <style:style style:name="T205_38" style:family="text">
      <style:text-properties style:font-name="Verdana" fo:font-size="10pt" style:font-name-asian="Verdana" style:font-size-asian="10pt" style:font-name-complex="Verdana" style:font-size-complex="10pt"/>
    </style:style>
    <style:style style:name="P206" style:family="paragraph" style:parent-style-name="Standard">
      <style:paragraph-properties fo:break-before="auto" fo:text-indent="0cm" fo:line-height="100%" fo:margin-top="0cm" fo:margin-left="0cm" style:writing-mode="lr-tb"/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207" style:family="paragraph" style:parent-style-name="Standard">
      <style:paragraph-properties fo:break-before="auto" fo:text-indent="0cm" fo:line-height="100%" fo:margin-top="0cm" fo:margin-bottom="0cm" fo:margin-left="0cm" style:writing-mode="lr-tb"/>
    </style:style>
    <style:style style:name="T207_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7_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7_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7_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7_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7_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7_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7_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7_9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7_10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7_1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7_1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07_13" style:family="text">
      <style:text-properties style:font-name="Arial" fo:font-size="10pt" style:font-name-asian="Arial" style:font-size-asian="10pt" style:font-name-complex="Arial" style:font-size-complex="10pt"/>
    </style:style>
    <style:style style:name="T207_14" style:family="text">
      <style:text-properties style:font-name="Verdana" fo:font-size="10pt" style:font-name-asian="Verdana" style:font-size-asian="10pt" style:font-name-complex="Verdana" style:font-size-complex="10pt"/>
    </style:style>
    <style:style style:name="T207_15" style:family="text">
      <style:text-properties style:font-name="Verdana" fo:font-size="10pt" style:font-name-asian="Verdana" style:font-size-asian="10pt" style:font-name-complex="Verdana" style:font-size-complex="10pt"/>
    </style:style>
    <style:style style:name="T207_16" style:family="text">
      <style:text-properties style:font-name="Verdana" fo:font-size="10pt" style:font-name-asian="Verdana" style:font-size-asian="10pt" style:font-name-complex="Verdana" style:font-size-complex="10pt"/>
    </style:style>
    <style:style style:name="T207_17" style:family="text">
      <style:text-properties style:font-name="Verdana" fo:font-size="10pt" style:font-name-asian="Verdana" style:font-size-asian="10pt" style:font-name-complex="Verdana" style:font-size-complex="10pt"/>
    </style:style>
    <style:style style:name="T207_18" style:family="text">
      <style:text-properties style:font-name="Verdana" fo:font-size="10pt" style:font-name-asian="Verdana" style:font-size-asian="10pt" style:font-name-complex="Verdana" style:font-size-complex="10pt"/>
    </style:style>
    <style:style style:name="T207_19" style:family="text">
      <style:text-properties style:font-name="Verdana" fo:font-size="10pt" style:font-name-asian="Verdana" style:font-size-asian="10pt" style:font-name-complex="Verdana" style:font-size-complex="10pt"/>
    </style:style>
    <style:style style:name="T207_20" style:family="text">
      <style:text-properties style:font-name="Verdana" fo:font-size="10pt" style:font-name-asian="Verdana" style:font-size-asian="10pt" style:font-name-complex="Verdana" style:font-size-complex="10pt"/>
    </style:style>
    <style:style style:name="T207_21" style:family="text">
      <style:text-properties style:font-name="Verdana" fo:font-size="10pt" style:font-name-asian="Verdana" style:font-size-asian="10pt" style:font-name-complex="Verdana" style:font-size-complex="10pt"/>
    </style:style>
    <style:style style:name="T207_22" style:family="text">
      <style:text-properties style:font-name="Verdana" fo:font-size="10pt" style:font-name-asian="Verdana" style:font-size-asian="10pt" style:font-name-complex="Verdana" style:font-size-complex="10pt"/>
    </style:style>
    <style:style style:name="T207_23" style:family="text">
      <style:text-properties style:font-name="Verdana" fo:font-size="10pt" style:font-name-asian="Verdana" style:font-size-asian="10pt" style:font-name-complex="Verdana" style:font-size-complex="10pt"/>
    </style:style>
    <style:style style:name="T207_24" style:family="text">
      <style:text-properties style:font-name="Verdana" fo:font-size="10pt" style:font-name-asian="Verdana" style:font-size-asian="10pt" style:font-name-complex="Verdana" style:font-size-complex="10pt"/>
    </style:style>
    <style:style style:name="T207_25" style:family="text">
      <style:text-properties style:font-name="Verdana" fo:font-size="10pt" style:font-name-asian="Verdana" style:font-size-asian="10pt" style:font-name-complex="Verdana" style:font-size-complex="10pt"/>
    </style:style>
    <style:style style:name="T207_26" style:family="text">
      <style:text-properties style:font-name="Verdana" fo:font-size="10pt" style:font-name-asian="Verdana" style:font-size-asian="10pt" style:font-name-complex="Verdana" style:font-size-complex="10pt"/>
    </style:style>
    <style:style style:name="T207_27" style:family="text">
      <style:text-properties style:font-name="Verdana" fo:font-size="10pt" style:font-name-asian="Verdana" style:font-size-asian="10pt" style:font-name-complex="Verdana" style:font-size-complex="10pt"/>
    </style:style>
    <style:style style:name="T207_28" style:family="text">
      <style:text-properties style:font-name="Verdana" fo:font-size="10pt" style:font-name-asian="Verdana" style:font-size-asian="10pt" style:font-name-complex="Verdana" style:font-size-complex="10pt"/>
    </style:style>
    <style:style style:name="T207_29" style:family="text">
      <style:text-properties style:font-name="Verdana" fo:font-size="10pt" style:font-name-asian="Verdana" style:font-size-asian="10pt" style:font-name-complex="Verdana" style:font-size-complex="10pt"/>
    </style:style>
    <style:style style:name="T207_30" style:family="text">
      <style:text-properties style:font-name="Verdana" fo:font-size="10pt" style:font-name-asian="Verdana" style:font-size-asian="10pt" style:font-name-complex="Verdana" style:font-size-complex="10pt"/>
    </style:style>
    <style:style style:name="T207_31" style:family="text">
      <style:text-properties style:font-name="Verdana" fo:font-size="10pt" style:font-name-asian="Verdana" style:font-size-asian="10pt" style:font-name-complex="Verdana" style:font-size-complex="10pt"/>
    </style:style>
    <style:style style:name="T207_32" style:family="text">
      <style:text-properties style:font-name="Verdana" fo:font-size="10pt" style:font-name-asian="Verdana" style:font-size-asian="10pt" style:font-name-complex="Verdana" style:font-size-complex="10pt"/>
    </style:style>
    <style:style style:name="T207_33" style:family="text">
      <style:text-properties style:font-name="Verdana" fo:font-size="10pt" style:font-name-asian="Verdana" style:font-size-asian="10pt" style:font-name-complex="Verdana" style:font-size-complex="10pt"/>
    </style:style>
    <style:style style:name="T207_34" style:family="text">
      <style:text-properties style:font-name="Verdana" fo:font-size="10pt" style:font-name-asian="Verdana" style:font-size-asian="10pt" style:font-name-complex="Verdana" style:font-size-complex="10pt"/>
    </style:style>
    <style:style style:name="T207_35" style:family="text">
      <style:text-properties style:font-name="Verdana" fo:font-size="10pt" style:font-name-asian="Verdana" style:font-size-asian="10pt" style:font-name-complex="Verdana" style:font-size-complex="10pt"/>
    </style:style>
    <style:style style:name="T207_36" style:family="text">
      <style:text-properties style:font-name="Verdana" fo:font-size="10pt" style:font-name-asian="Verdana" style:font-size-asian="10pt" style:font-name-complex="Verdana" style:font-size-complex="10pt"/>
    </style:style>
    <style:style style:name="T207_37" style:family="text">
      <style:text-properties style:font-name="Verdana" fo:font-size="10pt" style:font-name-asian="Verdana" style:font-size-asian="10pt" style:font-name-complex="Verdana" style:font-size-complex="10pt"/>
    </style:style>
    <style:style style:name="T207_38" style:family="text">
      <style:text-properties style:font-name="Verdana" fo:font-size="10pt" style:font-name-asian="Verdana" style:font-size-asian="10pt" style:font-name-complex="Verdana" style:font-size-complex="10pt"/>
    </style:style>
    <style:style style:name="T207_39" style:family="text">
      <style:text-properties style:font-name="Verdana" fo:font-size="10pt" style:font-name-asian="Verdana" style:font-size-asian="10pt" style:font-name-complex="Verdana" style:font-size-complex="10pt"/>
    </style:style>
    <style:style style:name="T207_40" style:family="text">
      <style:text-properties style:font-name="Verdana" fo:font-size="10pt" style:font-name-asian="Verdana" style:font-size-asian="10pt" style:font-name-complex="Verdana" style:font-size-complex="10pt"/>
    </style:style>
    <style:style style:name="T207_41" style:family="text">
      <style:text-properties style:font-name="Verdana" fo:font-size="10pt" style:font-name-asian="Verdana" style:font-size-asian="10pt" style:font-name-complex="Verdana" style:font-size-complex="10pt"/>
    </style:style>
    <style:style style:name="T207_42" style:family="text">
      <style:text-properties style:font-name="Verdana" fo:font-size="10pt" style:font-name-asian="Verdana" style:font-size-asian="10pt" style:font-name-complex="Verdana" style:font-size-complex="10pt"/>
    </style:style>
    <style:style style:name="T207_43" style:family="text">
      <style:text-properties style:font-name="Verdana" fo:font-size="10pt" style:font-name-asian="Verdana" style:font-size-asian="10pt" style:font-name-complex="Verdana" style:font-size-complex="10pt"/>
    </style:style>
    <style:style style:name="T207_44" style:family="text">
      <style:text-properties style:font-name="Verdana" fo:font-size="10pt" style:font-name-asian="Verdana" style:font-size-asian="10pt" style:font-name-complex="Verdana" style:font-size-complex="10pt"/>
    </style:style>
    <style:style style:name="T207_45" style:family="text">
      <style:text-properties style:font-name="Verdana" fo:font-size="10pt" style:font-name-asian="Verdana" style:font-size-asian="10pt" style:font-name-complex="Verdana" style:font-size-complex="10pt"/>
    </style:style>
    <style:style style:name="T207_46" style:family="text">
      <style:text-properties style:font-name="Verdana" fo:font-size="10pt" style:font-name-asian="Verdana" style:font-size-asian="10pt" style:font-name-complex="Verdana" style:font-size-complex="10pt"/>
    </style:style>
    <style:style style:name="T207_47" style:family="text">
      <style:text-properties style:font-name="Verdana" fo:font-size="10pt" style:font-name-asian="Verdana" style:font-size-asian="10pt" style:font-name-complex="Verdana" style:font-size-complex="10pt"/>
    </style:style>
    <style:style style:name="T207_48" style:family="text">
      <style:text-properties style:font-name="Verdana" fo:font-size="10pt" style:font-name-asian="Verdana" style:font-size-asian="10pt" style:font-name-complex="Verdana" style:font-size-complex="10pt"/>
    </style:style>
    <style:style style:name="T207_49" style:family="text">
      <style:text-properties style:font-name="Verdana" fo:font-size="10pt" style:font-name-asian="Verdana" style:font-size-asian="10pt" style:font-name-complex="Verdana" style:font-size-complex="10pt"/>
    </style:style>
    <style:style style:name="T207_50" style:family="text">
      <style:text-properties style:font-name="Verdana" fo:font-size="10pt" style:font-name-asian="Verdana" style:font-size-asian="10pt" style:font-name-complex="Verdana" style:font-size-complex="10pt"/>
    </style:style>
    <style:style style:name="T207_51" style:family="text">
      <style:text-properties style:font-name="Verdana" fo:font-size="10pt" style:font-name-asian="Verdana" style:font-size-asian="10pt" style:font-name-complex="Verdana" style:font-size-complex="10pt"/>
    </style:style>
    <style:style style:name="T207_52" style:family="text">
      <style:text-properties style:font-name="Verdana" fo:font-size="10pt" style:font-name-asian="Verdana" style:font-size-asian="10pt" style:font-name-complex="Verdana" style:font-size-complex="10pt"/>
    </style:style>
    <style:style style:name="T207_53" style:family="text">
      <style:text-properties style:font-name="Verdana" fo:font-size="10pt" style:font-name-asian="Verdana" style:font-size-asian="10pt" style:font-name-complex="Verdana" style:font-size-complex="10pt"/>
    </style:style>
    <style:style style:name="T207_54" style:family="text">
      <style:text-properties style:font-name="Verdana" fo:font-size="10pt" style:font-name-asian="Verdana" style:font-size-asian="10pt" style:font-name-complex="Verdana" style:font-size-complex="10pt"/>
    </style:style>
    <style:style style:name="T207_55" style:family="text">
      <style:text-properties style:font-name="Verdana" fo:font-size="10pt" style:font-name-asian="Verdana" style:font-size-asian="10pt" style:font-name-complex="Verdana" style:font-size-complex="10pt"/>
    </style:style>
    <style:style style:name="T207_56" style:family="text">
      <style:text-properties style:font-name="Verdana" fo:font-size="10pt" style:font-name-asian="Verdana" style:font-size-asian="10pt" style:font-name-complex="Verdana" style:font-size-complex="10pt"/>
    </style:style>
    <style:style style:name="T207_57" style:family="text">
      <style:text-properties style:font-name="Verdana" fo:font-size="10pt" style:font-name-asian="Verdana" style:font-size-asian="10pt" style:font-name-complex="Verdana" style:font-size-complex="10pt"/>
    </style:style>
    <style:style style:name="T207_58" style:family="text">
      <style:text-properties style:font-name="Verdana" fo:font-size="10pt" style:font-name-asian="Verdana" style:font-size-asian="10pt" style:font-name-complex="Verdana" style:font-size-complex="10pt"/>
    </style:style>
    <style:style style:name="T207_59" style:family="text">
      <style:text-properties style:font-name="Verdana" fo:font-size="10pt" style:font-name-asian="Verdana" style:font-size-asian="10pt" style:font-name-complex="Verdana" style:font-size-complex="10pt"/>
    </style:style>
    <style:style style:name="P208" style:family="paragraph" style:parent-style-name="Standard">
      <style:paragraph-properties fo:break-before="auto" fo:line-height="115%" fo:margin-bottom="0cm" fo:margin-left="3.739cm" style:writing-mode="lr-tb"/>
      <style:text-properties style:font-name="Verdana" fo:font-size="10pt" style:font-name-asian="Verdana" style:font-size-asian="10pt" style:font-name-complex="Verdana" style:font-size-complex="10pt"/>
    </style:style>
    <style:style style:name="P209" style:family="paragraph" style:parent-style-name="Standard">
      <style:paragraph-properties fo:break-before="auto" fo:line-height="115%" fo:margin-bottom="0cm" fo:margin-left="3.739cm" style:writing-mode="lr-tb"/>
    </style:style>
    <style:style style:name="T209_1" style:family="text">
      <style:text-properties fo:color="#ff0000" style:font-name="Arial" style:font-name-asian="Arial" style:font-name-complex="Arial"/>
    </style:style>
    <style:style style:name="T209_2" style:family="text">
      <style:text-properties fo:color="#ff0000" style:font-name="Arial" style:font-name-asian="Arial" style:font-name-complex="Arial"/>
    </style:style>
    <style:style style:name="T209_3" style:family="text">
      <style:text-properties fo:color="#ff0000" style:font-name="Arial" style:font-name-asian="Arial" style:font-name-complex="Arial"/>
    </style:style>
    <style:style style:name="T209_4" style:family="text">
      <style:text-properties fo:color="#ff0000" style:font-name="Arial" style:font-name-asian="Arial" style:font-name-complex="Arial"/>
    </style:style>
    <style:style style:name="T209_5" style:family="text">
      <style:text-properties fo:color="#ff0000" style:font-name="Arial" style:font-name-asian="Arial" style:font-name-complex="Arial"/>
    </style:style>
    <style:style style:name="T209_6" style:family="text">
      <style:text-properties fo:color="#ff0000" style:font-name="Arial" style:font-name-asian="Arial" style:font-name-complex="Arial"/>
    </style:style>
    <style:style style:name="T209_7" style:family="text">
      <style:text-properties fo:color="#ff0000" style:font-name="Arial" style:font-name-asian="Arial" style:font-name-complex="Arial"/>
    </style:style>
    <style:style style:name="T209_8" style:family="text">
      <style:text-properties fo:color="#ff0000" style:font-name="Arial" style:font-name-asian="Arial" style:font-name-complex="Arial"/>
    </style:style>
    <style:style style:name="T209_9" style:family="text">
      <style:text-properties fo:color="#ff0000" style:font-name="Arial" style:font-name-asian="Arial" style:font-name-complex="Arial"/>
    </style:style>
    <style:style style:name="T209_10" style:family="text">
      <style:text-properties fo:color="#ff0000" style:font-name="Arial" style:font-name-asian="Arial" style:font-name-complex="Arial"/>
    </style:style>
    <style:style style:name="T209_11" style:family="text">
      <style:text-properties fo:color="#ff0000" style:font-name="Arial" style:font-name-asian="Arial" style:font-name-complex="Arial"/>
    </style:style>
    <style:style style:name="T209_12" style:family="text">
      <style:text-properties fo:color="#ff0000" style:font-name="Arial" style:font-name-asian="Arial" style:font-name-complex="Arial"/>
    </style:style>
    <style:style style:name="T209_13" style:family="text">
      <style:text-properties fo:color="#ff0000" style:font-name="Arial" style:font-name-asian="Arial" style:font-name-complex="Arial"/>
    </style:style>
    <style:style style:name="T209_14" style:family="text">
      <style:text-properties fo:color="#ff0000" style:font-name="Arial" style:font-name-asian="Arial" style:font-name-complex="Arial"/>
    </style:style>
    <style:style style:name="T209_15" style:family="text">
      <style:text-properties fo:color="#ff0000" style:font-name="Arial" style:font-name-asian="Arial" style:font-name-complex="Arial"/>
    </style:style>
    <style:style style:name="P210" style:family="paragraph" style:parent-style-name="Standard">
      <style:paragraph-properties fo:break-before="auto" fo:line-height="50%" style:writing-mode="lr-tb"/>
    </style:style>
    <style:style style:name="T210_1" style:family="text">
      <style:text-properties style:font-name="Arial" fo:font-size="10pt" style:font-name-asian="Arial" style:font-size-asian="10pt" style:font-name-complex="Arial" style:font-size-complex="10pt"/>
    </style:style>
    <style:style style:name="T210_2" style:family="text">
      <style:text-properties style:font-name="Arial" fo:font-size="10pt" style:font-name-asian="Arial" style:font-size-asian="10pt" style:font-name-complex="Arial" style:font-size-complex="10pt"/>
    </style:style>
    <style:style style:name="T210_3" style:family="text">
      <style:text-properties style:font-name="Arial" fo:font-size="10pt" style:font-name-asian="Arial" style:font-size-asian="10pt" style:font-name-complex="Arial" style:font-size-complex="10pt"/>
    </style:style>
    <style:style style:name="T210_4" style:family="text">
      <style:text-properties style:font-name="Arial" fo:font-size="10pt" style:font-name-asian="Arial" style:font-size-asian="10pt" style:font-name-complex="Arial" style:font-size-complex="10pt"/>
    </style:style>
    <style:style style:name="T210_5" style:family="text">
      <style:text-properties style:font-name="Arial" fo:font-size="10pt" style:font-name-asian="Arial" style:font-size-asian="10pt" style:font-name-complex="Arial" style:font-size-complex="10pt"/>
    </style:style>
    <style:style style:name="T210_6" style:family="text">
      <style:text-properties style:font-name="Arial" fo:font-size="10pt" style:font-name-asian="Arial" style:font-size-asian="10pt" style:font-name-complex="Arial" style:font-size-complex="10pt"/>
    </style:style>
    <style:style style:name="T210_7" style:family="text">
      <style:text-properties style:font-name="Arial" fo:font-size="10pt" style:font-name-asian="Arial" style:font-size-asian="10pt" style:font-name-complex="Arial" style:font-size-complex="10pt"/>
    </style:style>
    <style:style style:name="T210_8" style:family="text">
      <style:text-properties style:font-name="Arial" fo:font-size="10pt" style:font-name-asian="Arial" style:font-size-asian="10pt" style:font-name-complex="Arial" style:font-size-complex="10pt"/>
    </style:style>
    <style:style style:name="T210_9" style:family="text">
      <style:text-properties style:font-name="Arial" fo:font-size="10pt" style:font-name-asian="Arial" style:font-size-asian="10pt" style:font-name-complex="Arial" style:font-size-complex="10pt"/>
    </style:style>
    <style:style style:name="T210_10" style:family="text">
      <style:text-properties style:font-name="Arial" fo:font-size="10pt" style:font-name-asian="Arial" style:font-size-asian="10pt" style:font-name-complex="Arial" style:font-size-complex="10pt"/>
    </style:style>
    <style:style style:name="T210_11" style:family="text">
      <style:text-properties style:font-name="Arial" fo:font-size="10pt" style:font-name-asian="Arial" style:font-size-asian="10pt" style:font-name-complex="Arial" style:font-size-complex="10pt"/>
    </style:style>
    <style:style style:name="T210_12" style:family="text">
      <style:text-properties style:font-name="Arial" fo:font-size="10pt" style:font-name-asian="Arial" style:font-size-asian="10pt" style:font-name-complex="Arial" style:font-size-complex="10pt"/>
    </style:style>
    <style:style style:name="T210_13" style:family="text">
      <style:text-properties style:font-name="Arial" fo:font-size="10pt" style:font-name-asian="Arial" style:font-size-asian="10pt" style:font-name-complex="Arial" style:font-size-complex="10pt"/>
    </style:style>
    <style:style style:name="T210_14" style:family="text">
      <style:text-properties style:font-name="Arial" fo:font-size="10pt" style:font-name-asian="Arial" style:font-size-asian="10pt" style:font-name-complex="Arial" style:font-size-complex="10pt"/>
    </style:style>
    <style:style style:name="T210_15" style:family="text">
      <style:text-properties style:font-name="Arial" fo:font-size="10pt" style:font-name-asian="Arial" style:font-size-asian="10pt" style:font-name-complex="Arial" style:font-size-complex="10pt"/>
    </style:style>
    <style:style style:name="T210_1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0_1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0_18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0_19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0_20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0_21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0_22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0_23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0_24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0_25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0_26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0_27" style:family="text"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0_28" style:family="text">
      <style:text-properties style:font-name="Arial" fo:font-size="10pt" style:font-name-asian="Arial" style:font-size-asian="10pt" style:font-name-complex="Arial" style:font-size-complex="10pt"/>
    </style:style>
    <style:style style:name="T210_29" style:family="text">
      <style:text-properties style:font-name="Arial" fo:font-size="10pt" style:font-name-asian="Arial" style:font-size-asian="10pt" style:font-name-complex="Arial" style:font-size-complex="10pt"/>
    </style:style>
    <style:style style:name="T210_30" style:family="text">
      <style:text-properties style:font-name="Arial" fo:font-size="10pt" style:font-name-asian="Arial" style:font-size-asian="10pt" style:font-name-complex="Arial" style:font-size-complex="10pt"/>
    </style:style>
    <style:style style:name="T210_31" style:family="text">
      <style:text-properties style:font-name="Arial" fo:font-size="10pt" style:font-name-asian="Arial" style:font-size-asian="10pt" style:font-name-complex="Arial" style:font-size-complex="10pt"/>
    </style:style>
    <style:style style:name="T210_32" style:family="text">
      <style:text-properties style:font-name="Arial" fo:font-size="10pt" style:font-name-asian="Arial" style:font-size-asian="10pt" style:font-name-complex="Arial" style:font-size-complex="10pt"/>
    </style:style>
    <style:style style:name="T210_33" style:family="text">
      <style:text-properties style:font-name="Arial" fo:font-size="10pt" style:font-name-asian="Arial" style:font-size-asian="10pt" style:font-name-complex="Arial" style:font-size-complex="10pt"/>
    </style:style>
    <style:style style:name="T210_34" style:family="text">
      <style:text-properties style:font-name="Arial" fo:font-size="10pt" style:font-name-asian="Arial" style:font-size-asian="10pt" style:font-name-complex="Arial" style:font-size-complex="10pt"/>
    </style:style>
    <style:style style:name="T210_35" style:family="text">
      <style:text-properties style:font-name="Arial" fo:font-size="10pt" style:font-name-asian="Arial" style:font-size-asian="10pt" style:font-name-complex="Arial" style:font-size-complex="10pt"/>
    </style:style>
    <style:style style:name="T210_36" style:family="text">
      <style:text-properties style:font-name="Arial" fo:font-size="10pt" style:font-name-asian="Arial" style:font-size-asian="10pt" style:font-name-complex="Arial" style:font-size-complex="10pt"/>
    </style:style>
    <style:style style:name="T210_37" style:family="text">
      <style:text-properties style:font-name="Arial" fo:font-size="10pt" style:font-name-asian="Arial" style:font-size-asian="10pt" style:font-name-complex="Arial" style:font-size-complex="10pt"/>
    </style:style>
    <style:style style:name="T210_38" style:family="text">
      <style:text-properties style:font-name="Arial" fo:font-size="10pt" style:font-name-asian="Arial" style:font-size-asian="10pt" style:font-name-complex="Arial" style:font-size-complex="10pt"/>
    </style:style>
    <style:style style:name="T210_39" style:family="text">
      <style:text-properties style:font-name="Arial" fo:font-size="10pt" style:font-name-asian="Arial" style:font-size-asian="10pt" style:font-name-complex="Arial" style:font-size-complex="10pt"/>
    </style:style>
    <style:style style:name="T210_40" style:family="text">
      <style:text-properties style:font-name="Arial" fo:font-size="10pt" style:font-name-asian="Arial" style:font-size-asian="10pt" style:font-name-complex="Arial" style:font-size-complex="10pt"/>
    </style:style>
    <style:style style:name="T210_41" style:family="text">
      <style:text-properties style:font-name="Arial" fo:font-size="10pt" style:font-name-asian="Arial" style:font-size-asian="10pt" style:font-name-complex="Arial" style:font-size-complex="10pt"/>
    </style:style>
    <style:style style:name="T210_42" style:family="text">
      <style:text-properties style:font-name="Arial" fo:font-size="10pt" style:font-name-asian="Arial" style:font-size-asian="10pt" style:font-name-complex="Arial" style:font-size-complex="10pt"/>
    </style:style>
    <style:style style:name="T210_43" style:family="text">
      <style:text-properties style:font-name="Arial" fo:font-size="10pt" style:font-name-asian="Arial" style:font-size-asian="10pt" style:font-name-complex="Arial" style:font-size-complex="10pt"/>
    </style:style>
    <style:style style:name="T210_44" style:family="text">
      <style:text-properties style:font-name="Arial" fo:font-size="10pt" style:font-name-asian="Arial" style:font-size-asian="10pt" style:font-name-complex="Arial" style:font-size-complex="10pt"/>
    </style:style>
    <style:style style:name="T210_45" style:family="text">
      <style:text-properties style:font-name="Arial" fo:font-size="10pt" style:font-name-asian="Arial" style:font-size-asian="10pt" style:font-name-complex="Arial" style:font-size-complex="10pt"/>
    </style:style>
    <style:style style:name="T210_46" style:family="text">
      <style:text-properties style:font-name="Arial" fo:font-size="10pt" style:font-name-asian="Arial" style:font-size-asian="10pt" style:font-name-complex="Arial" style:font-size-complex="10pt"/>
    </style:style>
    <style:style style:name="T210_47" style:family="text">
      <style:text-properties style:font-name="Arial" fo:font-size="10pt" style:font-name-asian="Arial" style:font-size-asian="10pt" style:font-name-complex="Arial" style:font-size-complex="10pt"/>
    </style:style>
    <style:style style:name="T210_48" style:family="text">
      <style:text-properties style:font-name="Arial" fo:font-size="10pt" style:font-name-asian="Arial" style:font-size-asian="10pt" style:font-name-complex="Arial" style:font-size-complex="10pt"/>
    </style:style>
    <style:style style:name="T210_49" style:family="text">
      <style:text-properties style:font-name="Arial" fo:font-size="10pt" style:font-name-asian="Arial" style:font-size-asian="10pt" style:font-name-complex="Arial" style:font-size-complex="10pt"/>
    </style:style>
    <style:style style:name="T210_50" style:family="text">
      <style:text-properties style:font-name="Arial" fo:font-size="10pt" style:font-name-asian="Arial" style:font-size-asian="10pt" style:font-name-complex="Arial" style:font-size-complex="10pt"/>
    </style:style>
    <style:style style:name="T210_51" style:family="text">
      <style:text-properties style:font-name="Arial" fo:font-size="10pt" style:font-name-asian="Arial" style:font-size-asian="10pt" style:font-name-complex="Arial" style:font-size-complex="10pt"/>
    </style:style>
    <style:style style:name="T210_52" style:family="text">
      <style:text-properties style:font-name="Arial" fo:font-size="10pt" style:font-name-asian="Arial" style:font-size-asian="10pt" style:font-name-complex="Arial" style:font-size-complex="10pt"/>
    </style:style>
    <style:style style:name="T210_53" style:family="text">
      <style:text-properties style:font-name="Arial" fo:font-size="10pt" style:font-name-asian="Arial" style:font-size-asian="10pt" style:font-name-complex="Arial" style:font-size-complex="10pt"/>
    </style:style>
    <style:style style:name="T210_54" style:family="text">
      <style:text-properties style:font-name="Arial" fo:font-size="10pt" style:font-name-asian="Arial" style:font-size-asian="10pt" style:font-name-complex="Arial" style:font-size-complex="10pt"/>
    </style:style>
    <style:style style:name="T210_55" style:family="text">
      <style:text-properties style:font-name="Arial" fo:font-size="10pt" style:font-name-asian="Arial" style:font-size-asian="10pt" style:font-name-complex="Arial" style:font-size-complex="10pt"/>
    </style:style>
    <style:style style:name="T210_56" style:family="text">
      <style:text-properties style:font-name="Arial" fo:font-size="10pt" style:font-name-asian="Arial" style:font-size-asian="10pt" style:font-name-complex="Arial" style:font-size-complex="10pt"/>
    </style:style>
    <style:style style:name="T210_57" style:family="text">
      <style:text-properties style:font-name="Arial" fo:font-size="10pt" style:font-name-asian="Arial" style:font-size-asian="10pt" style:font-name-complex="Arial" style:font-size-complex="10pt"/>
    </style:style>
    <style:style style:name="T210_58" style:family="text">
      <style:text-properties style:font-name="Arial" fo:font-size="10pt" style:font-name-asian="Arial" style:font-size-asian="10pt" style:font-name-complex="Arial" style:font-size-complex="10pt"/>
    </style:style>
    <style:style style:name="T210_59" style:family="text">
      <style:text-properties style:font-name="Arial" fo:font-size="10pt" style:font-name-asian="Arial" style:font-size-asian="10pt" style:font-name-complex="Arial" style:font-size-complex="10pt"/>
    </style:style>
    <style:style style:name="T210_60" style:family="text">
      <style:text-properties style:font-name="Arial" fo:font-size="10pt" style:font-name-asian="Arial" style:font-size-asian="10pt" style:font-name-complex="Arial" style:font-size-complex="10pt"/>
    </style:style>
    <style:style style:name="T210_61" style:family="text">
      <style:text-properties style:font-name="Arial" fo:font-size="10pt" style:font-name-asian="Arial" style:font-size-asian="10pt" style:font-name-complex="Arial" style:font-size-complex="10pt"/>
    </style:style>
    <style:style style:name="T210_62" style:family="text">
      <style:text-properties style:font-name="Arial" fo:font-size="10pt" style:font-name-asian="Arial" style:font-size-asian="10pt" style:font-name-complex="Arial" style:font-size-complex="10pt"/>
    </style:style>
    <style:style style:name="T210_63" style:family="text">
      <style:text-properties style:font-name="Arial" fo:font-size="10pt" style:font-name-asian="Arial" style:font-size-asian="10pt" style:font-name-complex="Arial" style:font-size-complex="10pt"/>
    </style:style>
    <style:style style:name="T210_64" style:family="text">
      <style:text-properties style:font-name="Arial" fo:font-size="10pt" style:font-name-asian="Arial" style:font-size-asian="10pt" style:font-name-complex="Arial" style:font-size-complex="10pt"/>
    </style:style>
    <style:style style:name="T210_65" style:family="text">
      <style:text-properties style:font-name="Arial" fo:font-size="10pt" style:font-name-asian="Arial" style:font-size-asian="10pt" style:font-name-complex="Arial" style:font-size-complex="10pt"/>
    </style:style>
    <style:style style:name="T210_66" style:family="text">
      <style:text-properties style:font-name="Arial" fo:font-size="10pt" style:font-name-asian="Arial" style:font-size-asian="10pt" style:font-name-complex="Arial" style:font-size-complex="10pt"/>
    </style:style>
    <style:style style:name="T210_67" style:family="text">
      <style:text-properties style:font-name="Arial" fo:font-size="10pt" style:font-name-asian="Arial" style:font-size-asian="10pt" style:font-name-complex="Arial" style:font-size-complex="10pt"/>
    </style:style>
    <style:style style:name="T210_68" style:family="text">
      <style:text-properties style:font-name="Arial" fo:font-size="10pt" style:font-name-asian="Arial" style:font-size-asian="10pt" style:font-name-complex="Arial" style:font-size-complex="10pt"/>
    </style:style>
    <style:style style:name="T210_69" style:family="text">
      <style:text-properties style:font-name="Arial" fo:font-size="10pt" style:font-name-asian="Arial" style:font-size-asian="10pt" style:font-name-complex="Arial" style:font-size-complex="10pt"/>
    </style:style>
    <style:style style:name="T210_70" style:family="text">
      <style:text-properties style:font-name="Arial" fo:font-size="10pt" style:font-name-asian="Arial" style:font-size-asian="10pt" style:font-name-complex="Arial" style:font-size-complex="10pt"/>
    </style:style>
    <style:style style:name="T210_71" style:family="text">
      <style:text-properties style:font-name="Arial" fo:font-size="10pt" style:font-name-asian="Arial" style:font-size-asian="10pt" style:font-name-complex="Arial" style:font-size-complex="10pt"/>
    </style:style>
    <style:style style:name="T210_72" style:family="text">
      <style:text-properties style:font-name="Arial" fo:font-size="10pt" style:font-name-asian="Arial" style:font-size-asian="10pt" style:font-name-complex="Arial" style:font-size-complex="10pt"/>
    </style:style>
    <style:style style:name="P211" style:family="paragraph" style:parent-style-name="Standard">
      <style:paragraph-properties fo:break-before="auto" fo:line-height="50%" style:writing-mode="lr-tb"/>
    </style:style>
    <style:style style:name="T211_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1_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1_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1_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1_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1_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1_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1_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1_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1_1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1_1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1_1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1_13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14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15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16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17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18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19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20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21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2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1_2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1_2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1_2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1_2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1_2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1_2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1_2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1_3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1_3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1_3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1_3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1_3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1_3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1_3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1_37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38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39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40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41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42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43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44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45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46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47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48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49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50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51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52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53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54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55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56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57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58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59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60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61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62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63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64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65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66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67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68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69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70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71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72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73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74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75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76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77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78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79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1_8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1_81" style:family="text">
      <style:text-properties style:font-name="Arial" fo:font-size="10pt" style:font-name-asian="Arial" style:font-size-asian="10pt" style:font-name-complex="Arial" style:font-size-complex="10pt"/>
    </style:style>
    <style:style style:name="P212" style:family="paragraph" style:parent-style-name="Standard">
      <style:paragraph-properties fo:break-before="auto" fo:line-height="50%" style:writing-mode="lr-tb"/>
    </style:style>
    <style:style style:name="T212_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1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1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1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1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1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1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1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1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1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1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2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2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2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2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2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2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2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27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2_28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2_29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2_30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2_31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2_32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2_33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2_3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3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3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3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3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3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4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4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4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4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4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4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4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4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4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4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5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5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5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5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5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5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5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5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12_5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P213" style:family="paragraph" style:parent-style-name="Standard">
      <style:paragraph-properties fo:break-before="auto" fo:text-indent="0cm" fo:line-height="100%" fo:margin-top="0cm" fo:margin-left="0cm" style:writing-mode="lr-tb"/>
      <style:text-properties style:font-name="Arial" fo:font-size="10pt" style:font-name-asian="Arial" style:font-size-asian="10pt" style:font-name-complex="Arial" style:font-size-complex="10pt"/>
    </style:style>
    <style:style style:name="P214" style:family="paragraph" style:parent-style-name="Standard">
      <style:paragraph-properties fo:break-before="auto" fo:text-indent="0cm" fo:line-height="100%" fo:margin-top="0cm" fo:margin-left="0cm" style:writing-mode="lr-tb"/>
    </style:style>
    <style:style style:name="T214_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4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4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4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4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4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4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4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4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4_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4_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4_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4_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4_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4_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4_1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4_1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4_1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4_1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4_2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4_2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4_2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4_2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4_2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4_2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4_2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4_2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4_2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4_2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4_3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4_3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4_3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4_3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4_3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4_3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4_3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4_3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4_3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4_3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4_4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4_4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4_4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4_4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4_4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4_45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4_46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4_47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4_48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4_49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4_50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4_51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4_52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4_53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4_54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4_55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4_56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4_57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4_58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4_59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4_60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4_61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4_62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4_63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14_64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P215" style:family="paragraph" style:parent-style-name="Standard">
      <style:paragraph-properties fo:break-before="auto" fo:text-indent="-3.746cm" fo:line-height="100%" fo:margin-top="0cm" fo:margin-left="3.746cm" style:writing-mode="lr-tb"/>
      <style:text-properties fo:color="#ff0000" style:font-name="Arial" fo:font-size="10pt" style:font-name-asian="Arial" style:font-size-asian="10pt" style:font-name-complex="Arial" style:font-size-complex="10pt"/>
    </style:style>
    <style:style style:name="P216" style:family="paragraph" style:parent-style-name="Standard">
      <style:paragraph-properties fo:break-before="auto" fo:text-indent="-3.746cm" fo:line-height="100%" fo:margin-top="0cm" fo:margin-left="3.746cm" style:writing-mode="lr-tb"/>
    </style:style>
    <style:style style:name="T216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6_2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216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6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6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6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6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6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6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6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6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6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6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6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6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6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6_1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6_1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6_1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6_2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6_2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6_2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6_23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216_2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6_2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6_2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6_2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217" style:family="paragraph" style:parent-style-name="Standard">
      <style:paragraph-properties fo:break-before="auto" fo:text-indent="-4.995cm" fo:line-height="100%" fo:margin-top="0cm" fo:margin-left="4.995cm" style:writing-mode="lr-tb"/>
    </style:style>
    <style:style style:name="T217_1" style:family="text">
      <style:text-properties style:font-name="Arial" fo:font-size="10pt" style:font-name-asian="Arial" style:font-size-asian="10pt" style:font-name-complex="Arial" style:font-size-complex="10pt"/>
    </style:style>
    <style:style style:name="T217_2" style:family="text">
      <style:text-properties style:font-name="Arial" fo:font-size="10pt" style:font-name-asian="Arial" style:font-size-asian="10pt" style:font-name-complex="Arial" style:font-size-complex="10pt"/>
    </style:style>
    <style:style style:name="T217_3" style:family="text">
      <style:text-properties style:font-name="Arial" fo:font-size="10pt" style:font-name-asian="Arial" style:font-size-asian="10pt" style:font-name-complex="Arial" style:font-size-complex="10pt"/>
    </style:style>
    <style:style style:name="T217_4" style:family="text">
      <style:text-properties style:font-name="Arial" fo:font-size="10pt" style:font-name-asian="Arial" style:font-size-asian="10pt" style:font-name-complex="Arial" style:font-size-complex="10pt"/>
    </style:style>
    <style:style style:name="T217_5" style:family="text">
      <style:text-properties style:font-name="Arial" fo:font-size="10pt" style:font-name-asian="Arial" style:font-size-asian="10pt" style:font-name-complex="Arial" style:font-size-complex="10pt"/>
    </style:style>
    <style:style style:name="T217_6" style:family="text">
      <style:text-properties style:font-name="Arial" fo:font-size="10pt" style:font-name-asian="Arial" style:font-size-asian="10pt" style:font-name-complex="Arial" style:font-size-complex="10pt"/>
    </style:style>
    <style:style style:name="T217_7" style:family="text">
      <style:text-properties style:font-name="Arial" fo:font-size="10pt" style:font-name-asian="Arial" style:font-size-asian="10pt" style:font-name-complex="Arial" style:font-size-complex="10pt"/>
    </style:style>
    <style:style style:name="T217_8" style:family="text">
      <style:text-properties style:font-name="Arial" fo:font-size="10pt" style:font-name-asian="Arial" style:font-size-asian="10pt" style:font-name-complex="Arial" style:font-size-complex="10pt"/>
    </style:style>
    <style:style style:name="T217_9" style:family="text">
      <style:text-properties style:font-name="Arial" fo:font-size="10pt" style:font-name-asian="Arial" style:font-size-asian="10pt" style:font-name-complex="Arial" style:font-size-complex="10pt"/>
    </style:style>
    <style:style style:name="T217_10" style:family="text">
      <style:text-properties style:font-name="Arial" fo:font-size="10pt" style:font-name-asian="Arial" style:font-size-asian="10pt" style:font-name-complex="Arial" style:font-size-complex="10pt"/>
    </style:style>
    <style:style style:name="T217_11" style:family="text">
      <style:text-properties style:font-name="Arial" fo:font-size="10pt" style:font-name-asian="Arial" style:font-size-asian="10pt" style:font-name-complex="Arial" style:font-size-complex="10pt"/>
    </style:style>
    <style:style style:name="T217_12" style:family="text">
      <style:text-properties style:font-name="Arial" fo:font-size="10pt" style:font-name-asian="Arial" style:font-size-asian="10pt" style:font-name-complex="Arial" style:font-size-complex="10pt"/>
    </style:style>
    <style:style style:name="T217_13" style:family="text">
      <style:text-properties style:font-name="Arial" fo:font-size="10pt" style:font-name-asian="Arial" style:font-size-asian="10pt" style:font-name-complex="Arial" style:font-size-complex="10pt"/>
    </style:style>
    <style:style style:name="T217_14" style:family="text">
      <style:text-properties style:font-name="Arial" fo:font-size="10pt" style:font-name-asian="Arial" style:font-size-asian="10pt" style:font-name-complex="Arial" style:font-size-complex="10pt"/>
    </style:style>
    <style:style style:name="T217_15" style:family="text">
      <style:text-properties style:font-name="Arial" fo:font-size="10pt" style:font-name-asian="Arial" style:font-size-asian="10pt" style:font-name-complex="Arial" style:font-size-complex="10pt"/>
    </style:style>
    <style:style style:name="T217_16" style:family="text">
      <style:text-properties style:font-name="Arial" fo:font-size="10pt" style:font-name-asian="Arial" style:font-size-asian="10pt" style:font-name-complex="Arial" style:font-size-complex="10pt"/>
    </style:style>
    <style:style style:name="T217_17" style:family="text">
      <style:text-properties style:font-name="Arial" fo:font-size="10pt" style:font-name-asian="Arial" style:font-size-asian="10pt" style:font-name-complex="Arial" style:font-size-complex="10pt"/>
    </style:style>
    <style:style style:name="T217_18" style:family="text">
      <style:text-properties style:font-name="Arial" fo:font-size="10pt" style:font-name-asian="Arial" style:font-size-asian="10pt" style:font-name-complex="Arial" style:font-size-complex="10pt"/>
    </style:style>
    <style:style style:name="T217_19" style:family="text">
      <style:text-properties style:font-name="Arial" fo:font-size="10pt" style:font-name-asian="Arial" style:font-size-asian="10pt" style:font-name-complex="Arial" style:font-size-complex="10pt"/>
    </style:style>
    <style:style style:name="T217_20" style:family="text">
      <style:text-properties style:font-name="Arial" fo:font-size="10pt" style:font-name-asian="Arial" style:font-size-asian="10pt" style:font-name-complex="Arial" style:font-size-complex="10pt"/>
    </style:style>
    <style:style style:name="T217_21" style:family="text">
      <style:text-properties style:font-name="Arial" fo:font-size="10pt" style:font-name-asian="Arial" style:font-size-asian="10pt" style:font-name-complex="Arial" style:font-size-complex="10pt"/>
    </style:style>
    <style:style style:name="T217_22" style:family="text">
      <style:text-properties style:font-name="Arial" fo:font-size="10pt" style:font-name-asian="Arial" style:font-size-asian="10pt" style:font-name-complex="Arial" style:font-size-complex="10pt"/>
    </style:style>
    <style:style style:name="P218" style:family="paragraph" style:parent-style-name="Standard">
      <style:paragraph-properties fo:break-before="auto" fo:text-indent="0cm" fo:line-height="100%" fo:margin-top="0cm" fo:margin-left="0cm" style:writing-mode="lr-tb"/>
      <style:text-properties fo:color="#ff0000" style:font-name="Arial" fo:font-size="10pt" style:font-name-asian="Arial" style:font-size-asian="10pt" style:font-name-complex="Arial" style:font-size-complex="10pt"/>
    </style:style>
    <style:style style:name="P219" style:family="paragraph" style:parent-style-name="Standard">
      <style:paragraph-properties fo:break-before="auto" fo:text-indent="-4.995cm" fo:line-height="100%" fo:margin-top="0cm" fo:margin-left="4.995cm" style:writing-mode="lr-tb"/>
    </style:style>
    <style:style style:name="T219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9_2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219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9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9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9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9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9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9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9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9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9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9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9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9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9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9_1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9_1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9_1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9_2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9_2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9_2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9_2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9_2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9_2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9_2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9_2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9_2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9_2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9_3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9_3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9_3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9_3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9_3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9_3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9_3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9_3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220" style:family="paragraph" style:parent-style-name="Standard">
      <style:paragraph-properties fo:break-before="auto" fo:text-indent="-4.995cm" fo:line-height="100%" fo:margin-top="0cm" fo:margin-left="4.995cm" style:writing-mode="lr-tb"/>
    </style:style>
    <style:style style:name="T220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0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0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0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0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0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0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0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0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0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0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0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0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0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0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0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0_1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0_1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0_1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0_2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0_2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0_2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0_2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0_2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0_2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0_2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0_2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0_2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0_2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221" style:family="paragraph" style:parent-style-name="Standard">
      <style:paragraph-properties fo:break-before="auto" fo:text-indent="-4.995cm" fo:line-height="100%" fo:margin-top="0cm" fo:margin-left="4.995cm" style:writing-mode="lr-tb"/>
    </style:style>
    <style:style style:name="T221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1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1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1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1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1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1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1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1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1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1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1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1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1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1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1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1_1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1_1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1_1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1_2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1_2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1_2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1_2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222" style:family="paragraph" style:parent-style-name="Standard">
      <style:paragraph-properties fo:break-before="auto" fo:text-indent="-4.995cm" fo:line-height="100%" fo:margin-top="0cm" fo:margin-left="4.995cm" style:writing-mode="lr-tb"/>
    </style:style>
    <style:style style:name="T222_1" style:family="text">
      <style:text-properties style:font-name="Arial" fo:font-size="10pt" style:font-name-asian="Arial" style:font-size-asian="10pt" style:font-name-complex="Arial" style:font-size-complex="10pt"/>
    </style:style>
    <style:style style:name="T222_2" style:family="text">
      <style:text-properties style:font-name="Arial" fo:font-size="10pt" style:font-name-asian="Arial" style:font-size-asian="10pt" style:font-name-complex="Arial" style:font-size-complex="10pt"/>
    </style:style>
    <style:style style:name="T222_3" style:family="text">
      <style:text-properties style:font-name="Arial" fo:font-size="10pt" style:font-name-asian="Arial" style:font-size-asian="10pt" style:font-name-complex="Arial" style:font-size-complex="10pt"/>
    </style:style>
    <style:style style:name="T222_4" style:family="text">
      <style:text-properties style:font-name="Arial" fo:font-size="10pt" style:font-name-asian="Arial" style:font-size-asian="10pt" style:font-name-complex="Arial" style:font-size-complex="10pt"/>
    </style:style>
    <style:style style:name="T222_5" style:family="text">
      <style:text-properties style:font-name="Arial" fo:font-size="10pt" style:font-name-asian="Arial" style:font-size-asian="10pt" style:font-name-complex="Arial" style:font-size-complex="10pt"/>
    </style:style>
    <style:style style:name="T222_6" style:family="text">
      <style:text-properties style:font-name="Arial" fo:font-size="10pt" style:font-name-asian="Arial" style:font-size-asian="10pt" style:font-name-complex="Arial" style:font-size-complex="10pt"/>
    </style:style>
    <style:style style:name="T222_7" style:family="text">
      <style:text-properties style:font-name="Arial" fo:font-size="10pt" style:font-name-asian="Arial" style:font-size-asian="10pt" style:font-name-complex="Arial" style:font-size-complex="10pt"/>
    </style:style>
    <style:style style:name="T222_8" style:family="text">
      <style:text-properties style:font-name="Arial" fo:font-size="10pt" style:font-name-asian="Arial" style:font-size-asian="10pt" style:font-name-complex="Arial" style:font-size-complex="10pt"/>
    </style:style>
    <style:style style:name="T222_9" style:family="text">
      <style:text-properties style:font-name="Arial" fo:font-size="10pt" style:font-name-asian="Arial" style:font-size-asian="10pt" style:font-name-complex="Arial" style:font-size-complex="10pt"/>
    </style:style>
    <style:style style:name="T222_10" style:family="text">
      <style:text-properties style:font-name="Arial" fo:font-size="10pt" style:font-name-asian="Arial" style:font-size-asian="10pt" style:font-name-complex="Arial" style:font-size-complex="10pt"/>
    </style:style>
    <style:style style:name="T222_11" style:family="text">
      <style:text-properties style:font-name="Arial" fo:font-size="10pt" style:font-name-asian="Arial" style:font-size-asian="10pt" style:font-name-complex="Arial" style:font-size-complex="10pt"/>
    </style:style>
    <style:style style:name="T222_12" style:family="text">
      <style:text-properties style:font-name="Arial" fo:font-size="10pt" style:font-name-asian="Arial" style:font-size-asian="10pt" style:font-name-complex="Arial" style:font-size-complex="10pt"/>
    </style:style>
    <style:style style:name="T222_13" style:family="text">
      <style:text-properties style:font-name="Arial" fo:font-size="10pt" style:font-name-asian="Arial" style:font-size-asian="10pt" style:font-name-complex="Arial" style:font-size-complex="10pt"/>
    </style:style>
    <style:style style:name="T222_14" style:family="text">
      <style:text-properties style:font-name="Arial" fo:font-size="10pt" style:font-name-asian="Arial" style:font-size-asian="10pt" style:font-name-complex="Arial" style:font-size-complex="10pt"/>
    </style:style>
    <style:style style:name="T222_15" style:family="text">
      <style:text-properties style:font-name="Arial" fo:font-size="10pt" style:font-name-asian="Arial" style:font-size-asian="10pt" style:font-name-complex="Arial" style:font-size-complex="10pt"/>
    </style:style>
    <style:style style:name="T222_16" style:family="text">
      <style:text-properties style:font-name="Arial" fo:font-size="10pt" style:font-name-asian="Arial" style:font-size-asian="10pt" style:font-name-complex="Arial" style:font-size-complex="10pt"/>
    </style:style>
    <style:style style:name="T222_17" style:family="text">
      <style:text-properties style:font-name="Arial" fo:font-size="10pt" style:font-name-asian="Arial" style:font-size-asian="10pt" style:font-name-complex="Arial" style:font-size-complex="10pt"/>
    </style:style>
    <style:style style:name="T222_18" style:family="text">
      <style:text-properties style:font-name="Arial" fo:font-size="10pt" style:font-name-asian="Arial" style:font-size-asian="10pt" style:font-name-complex="Arial" style:font-size-complex="10pt"/>
    </style:style>
    <style:style style:name="T222_19" style:family="text">
      <style:text-properties style:font-name="Arial" fo:font-size="10pt" style:font-name-asian="Arial" style:font-size-asian="10pt" style:font-name-complex="Arial" style:font-size-complex="10pt"/>
    </style:style>
    <style:style style:name="T222_20" style:family="text">
      <style:text-properties style:font-name="Arial" fo:font-size="10pt" style:font-name-asian="Arial" style:font-size-asian="10pt" style:font-name-complex="Arial" style:font-size-complex="10pt"/>
    </style:style>
    <style:style style:name="P223" style:family="paragraph" style:parent-style-name="Standard">
      <style:paragraph-properties fo:break-before="auto" fo:text-indent="-4.995cm" fo:line-height="100%" fo:margin-top="0cm" fo:margin-left="4.995cm" style:writing-mode="lr-tb"/>
    </style:style>
    <style:style style:name="T223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3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3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3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3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3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3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3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3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3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3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3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3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3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3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3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3_1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3_1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3_19" style:family="text">
      <style:text-properties fo:color="#ff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23_20" style:family="text">
      <style:text-properties fo:color="#ff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223_2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3_2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3_2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3_24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223_25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223_26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223_27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223_28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T223_2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3_30" style:family="text">
      <style:text-properties style:font-name="Arial" fo:font-size="10pt" style:font-name-asian="Arial" style:font-size-asian="10pt" style:font-name-complex="Arial" style:font-size-complex="10pt"/>
    </style:style>
    <style:style style:name="P224" style:family="paragraph" style:parent-style-name="Standard">
      <style:paragraph-properties fo:break-before="auto" fo:text-indent="-4.995cm" fo:line-height="100%" fo:margin-top="0cm" fo:margin-left="4.995cm" style:writing-mode="lr-tb"/>
    </style:style>
    <style:style style:name="T224_1" style:family="text">
      <style:text-properties style:font-name="Arial" fo:font-size="10pt" style:font-name-asian="Arial" style:font-size-asian="10pt" style:font-name-complex="Arial" style:font-size-complex="10pt"/>
    </style:style>
    <style:style style:name="T224_2" style:family="text">
      <style:text-properties style:font-name="Arial" fo:font-size="10pt" style:font-name-asian="Arial" style:font-size-asian="10pt" style:font-name-complex="Arial" style:font-size-complex="10pt"/>
    </style:style>
    <style:style style:name="T224_3" style:family="text">
      <style:text-properties style:font-name="Arial" fo:font-size="10pt" style:font-name-asian="Arial" style:font-size-asian="10pt" style:font-name-complex="Arial" style:font-size-complex="10pt"/>
    </style:style>
    <style:style style:name="T224_4" style:family="text">
      <style:text-properties style:font-name="Arial" fo:font-size="10pt" style:font-name-asian="Arial" style:font-size-asian="10pt" style:font-name-complex="Arial" style:font-size-complex="10pt"/>
    </style:style>
    <style:style style:name="T224_5" style:family="text">
      <style:text-properties style:font-name="Arial" fo:font-size="10pt" style:font-name-asian="Arial" style:font-size-asian="10pt" style:font-name-complex="Arial" style:font-size-complex="10pt"/>
    </style:style>
    <style:style style:name="T224_6" style:family="text">
      <style:text-properties style:font-name="Arial" fo:font-size="10pt" style:font-name-asian="Arial" style:font-size-asian="10pt" style:font-name-complex="Arial" style:font-size-complex="10pt"/>
    </style:style>
    <style:style style:name="T224_7" style:family="text">
      <style:text-properties style:font-name="Arial" fo:font-size="10pt" style:font-name-asian="Arial" style:font-size-asian="10pt" style:font-name-complex="Arial" style:font-size-complex="10pt"/>
    </style:style>
    <style:style style:name="T224_8" style:family="text">
      <style:text-properties style:font-name="Arial" fo:font-size="10pt" style:font-name-asian="Arial" style:font-size-asian="10pt" style:font-name-complex="Arial" style:font-size-complex="10pt"/>
    </style:style>
    <style:style style:name="T224_9" style:family="text">
      <style:text-properties style:font-name="Arial" fo:font-size="10pt" style:font-name-asian="Arial" style:font-size-asian="10pt" style:font-name-complex="Arial" style:font-size-complex="10pt"/>
    </style:style>
    <style:style style:name="T224_10" style:family="text">
      <style:text-properties style:font-name="Arial" fo:font-size="10pt" style:font-name-asian="Arial" style:font-size-asian="10pt" style:font-name-complex="Arial" style:font-size-complex="10pt"/>
    </style:style>
    <style:style style:name="T224_11" style:family="text">
      <style:text-properties style:font-name="Arial" fo:font-size="10pt" style:font-name-asian="Arial" style:font-size-asian="10pt" style:font-name-complex="Arial" style:font-size-complex="10pt"/>
    </style:style>
    <style:style style:name="T224_12" style:family="text">
      <style:text-properties style:font-name="Arial" fo:font-size="10pt" style:font-name-asian="Arial" style:font-size-asian="10pt" style:font-name-complex="Arial" style:font-size-complex="10pt"/>
    </style:style>
    <style:style style:name="T224_13" style:family="text">
      <style:text-properties style:font-name="Arial" fo:font-size="10pt" style:font-name-asian="Arial" style:font-size-asian="10pt" style:font-name-complex="Arial" style:font-size-complex="10pt"/>
    </style:style>
    <style:style style:name="T224_14" style:family="text">
      <style:text-properties style:font-name="Arial" fo:font-size="10pt" style:font-name-asian="Arial" style:font-size-asian="10pt" style:font-name-complex="Arial" style:font-size-complex="10pt"/>
    </style:style>
    <style:style style:name="T224_15" style:family="text">
      <style:text-properties style:font-name="Arial" fo:font-size="10pt" style:font-name-asian="Arial" style:font-size-asian="10pt" style:font-name-complex="Arial" style:font-size-complex="10pt"/>
    </style:style>
    <style:style style:name="T224_16" style:family="text">
      <style:text-properties style:font-name="Arial" fo:font-size="10pt" style:font-name-asian="Arial" style:font-size-asian="10pt" style:font-name-complex="Arial" style:font-size-complex="10pt"/>
    </style:style>
    <style:style style:name="T224_17" style:family="text">
      <style:text-properties style:font-name="Arial" fo:font-size="10pt" style:font-name-asian="Arial" style:font-size-asian="10pt" style:font-name-complex="Arial" style:font-size-complex="10pt"/>
    </style:style>
    <style:style style:name="T224_18" style:family="text">
      <style:text-properties style:font-name="Arial" fo:font-size="10pt" style:font-name-asian="Arial" style:font-size-asian="10pt" style:font-name-complex="Arial" style:font-size-complex="10pt"/>
    </style:style>
    <style:style style:name="T224_19" style:family="text">
      <style:text-properties style:font-name="Arial" fo:font-size="10pt" style:font-name-asian="Arial" style:font-size-asian="10pt" style:font-name-complex="Arial" style:font-size-complex="10pt"/>
    </style:style>
    <style:style style:name="T224_20" style:family="text">
      <style:text-properties style:font-name="Arial" fo:font-size="10pt" style:font-name-asian="Arial" style:font-size-asian="10pt" style:font-name-complex="Arial" style:font-size-complex="10pt"/>
    </style:style>
    <style:style style:name="T224_21" style:family="text">
      <style:text-properties style:font-name="Arial" fo:font-size="10pt" style:font-name-asian="Arial" style:font-size-asian="10pt" style:font-name-complex="Arial" style:font-size-complex="10pt"/>
    </style:style>
    <style:style style:name="T224_22" style:family="text">
      <style:text-properties style:font-name="Arial" fo:font-size="10pt" style:font-name-asian="Arial" style:font-size-asian="10pt" style:font-name-complex="Arial" style:font-size-complex="10pt"/>
    </style:style>
    <style:style style:name="T224_23" style:family="text">
      <style:text-properties style:font-name="Arial" fo:font-size="10pt" style:font-name-asian="Arial" style:font-size-asian="10pt" style:font-name-complex="Arial" style:font-size-complex="10pt"/>
    </style:style>
    <style:style style:name="T224_24" style:family="text">
      <style:text-properties style:font-name="Arial" fo:font-size="10pt" style:font-name-asian="Arial" style:font-size-asian="10pt" style:font-name-complex="Arial" style:font-size-complex="10pt"/>
    </style:style>
    <style:style style:name="T224_25" style:family="text">
      <style:text-properties style:font-name="Arial" fo:font-size="10pt" style:font-name-asian="Arial" style:font-size-asian="10pt" style:font-name-complex="Arial" style:font-size-complex="10pt"/>
    </style:style>
    <style:style style:name="T224_26" style:family="text">
      <style:text-properties style:font-name="Arial" fo:font-size="10pt" style:font-name-asian="Arial" style:font-size-asian="10pt" style:font-name-complex="Arial" style:font-size-complex="10pt"/>
    </style:style>
    <style:style style:name="T224_27" style:family="text">
      <style:text-properties style:font-name="Arial" fo:font-size="10pt" style:font-name-asian="Arial" style:font-size-asian="10pt" style:font-name-complex="Arial" style:font-size-complex="10pt"/>
    </style:style>
    <style:style style:name="T224_28" style:family="text">
      <style:text-properties style:font-name="Arial" fo:font-size="10pt" style:font-name-asian="Arial" style:font-size-asian="10pt" style:font-name-complex="Arial" style:font-size-complex="10pt"/>
    </style:style>
    <style:style style:name="P225" style:family="paragraph" style:parent-style-name="Standard">
      <style:paragraph-properties fo:break-before="auto" fo:text-indent="-4.995cm" fo:line-height="100%" fo:margin-top="0cm" fo:margin-left="4.995cm" style:writing-mode="lr-tb"/>
    </style:style>
    <style:style style:name="T225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5_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5_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5_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5_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5_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5_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5_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5_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5_1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5_1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5_1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5_1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5_1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5_1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5_1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5_1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5_1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5_1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5_2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5_2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5_22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5_23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5_24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5_25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5_26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5_27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5_28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5_29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5_30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5_3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226" style:family="paragraph" style:parent-style-name="Standard">
      <style:paragraph-properties fo:break-before="auto" fo:text-indent="-4.995cm" fo:line-height="100%" fo:margin-top="0cm" fo:margin-left="4.995cm" style:writing-mode="lr-tb"/>
    </style:style>
    <style:style style:name="T226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227" style:family="paragraph" style:parent-style-name="Standard">
      <style:paragraph-properties fo:break-before="auto" fo:text-indent="-2.498cm" fo:line-height="100%" fo:margin-top="0cm" fo:margin-left="2.498cm" style:writing-mode="lr-tb"/>
    </style:style>
    <style:style style:name="T227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228" style:family="paragraph" style:parent-style-name="Standard">
      <style:paragraph-properties fo:break-before="auto" fo:line-height="100%" fo:margin-top="0cm" fo:margin-bottom="0cm" style:writing-mode="lr-tb"/>
    </style:style>
    <style:style style:name="T228_1" style:family="text">
      <style:text-properties fo:color="#ff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</office:automatic-styles>
  <office:body>
    <office:text>
      <text:p text:style-name="P1"><text:span text:style-name="T1_1">2</text:span><text:span text:style-name="T1_2">do</text:span><text:span text:style-name="T1_3"><text:s/></text:span><text:span text:style-name="T1_4">Parcial</text:span><text:span text:style-name="T1_5"><text:s/></text:span><text:span text:style-name="T1_6">de</text:span><text:span text:style-name="T1_7"><text:s/></text:span><text:span text:style-name="T1_8">Aspectos</text:span></text:p>
      <text:p text:style-name="P2"/>
      <text:p text:style-name="P3"><text:span text:style-name="T3_1">1</text:span><text:span text:style-name="T3_2">)<text:s/></text:span><text:span text:style-name="T3_3">Al</text:span><text:span text:style-name="T3_4"><text:s/></text:span><text:span text:style-name="T3_5">lado</text:span><text:span text:style-name="T3_6"><text:s/></text:span><text:span text:style-name="T3_7">de</text:span><text:span text:style-name="T3_8"><text:s/></text:span><text:span text:style-name="T3_9">cada</text:span><text:span text:style-name="T3_10"><text:s/></text:span><text:span text:style-name="T3_11">enunciado</text:span><text:span text:style-name="T3_12"><text:s/></text:span><text:span text:style-name="T3_13">coloque</text:span><text:span text:style-name="T3_14"><text:s/></text:span><text:span text:style-name="T3_15">una</text:span><text:span text:style-name="T3_16"><text:s/></text:span><text:span text:style-name="T3_17">V</text:span><text:span text:style-name="T3_18"><text:s/></text:span><text:span text:style-name="T3_19">si</text:span><text:span text:style-name="T3_20"><text:s/></text:span><text:span text:style-name="T3_21">es</text:span><text:span text:style-name="T3_22"><text:s/></text:span><text:span text:style-name="T3_23">verdadero</text:span><text:span text:style-name="T3_24"><text:s/></text:span><text:span text:style-name="T3_25">y</text:span><text:span text:style-name="T3_26"><text:s/></text:span><text:span text:style-name="T3_27">una</text:span><text:span text:style-name="T3_28"><text:s/></text:span><text:span text:style-name="T3_29">F</text:span><text:span text:style-name="T3_30"><text:s/></text:span><text:span text:style-name="T3_31">si</text:span><text:span text:style-name="T3_32"><text:s/></text:span><text:span text:style-name="T3_33">es</text:span><text:span text:style-name="T3_34"><text:s/></text:span><text:span text:style-name="T3_35">falso</text:span><text:span text:style-name="T3_36">.</text:span></text:p>
      <text:p text:style-name="P4"><text:span text:style-name="T4_1"><text:tab/></text:span><text:span text:style-name="T4_2">a</text:span><text:span text:style-name="T4_3">)<text:s/></text:span><text:span text:style-name="T4_4">La</text:span><text:span text:style-name="T4_5"><text:s/></text:span><text:span text:style-name="T4_6">firma</text:span><text:span text:style-name="T4_7"><text:s/></text:span><text:span text:style-name="T4_8">digital</text:span><text:span text:style-name="T4_9"><text:s/></text:span><text:span text:style-name="T4_10">no</text:span><text:span text:style-name="T4_11"><text:s/></text:span><text:span text:style-name="T4_12">identifica</text:span><text:span text:style-name="T4_13"><text:s/></text:span><text:span text:style-name="T4_14">al</text:span><text:span text:style-name="T4_15"><text:s/></text:span><text:span text:style-name="T4_16">firmante</text:span><text:span text:style-name="T4_17"><text:s/></text:span><text:span text:style-name="T4_18">F</text:span></text:p>
      <text:p text:style-name="P5"><text:span text:style-name="T5_1"><text:tab/></text:span><text:span text:style-name="T5_2">Es</text:span><text:span text:style-name="T5_3"><text:s/></text:span><text:span text:style-name="T5_4">falso</text:span><text:span text:style-name="T5_5"><text:s/></text:span><text:span text:style-name="T5_6">porque</text:span><text:span text:style-name="T5_7"><text:s/></text:span><text:span text:style-name="T5_8">identifica</text:span><text:span text:style-name="T5_9"><text:s/></text:span><text:span text:style-name="T5_10">al</text:span><text:span text:style-name="T5_11"><text:s/></text:span><text:span text:style-name="T5_12">firmante</text:span><text:span text:style-name="T5_13">,<text:s/></text:span><text:span text:style-name="T5_14">ya</text:span><text:span text:style-name="T5_15"><text:s/></text:span><text:span text:style-name="T5_16">que</text:span><text:span text:style-name="T5_17"><text:s/></text:span><text:span text:style-name="T5_18">se</text:span><text:span text:style-name="T5_19"><text:s/></text:span><text:span text:style-name="T5_20">trabaja</text:span><text:span text:style-name="T5_21"><text:s/></text:span><text:span text:style-name="T5_22">un</text:span><text:span text:style-name="T5_23"><text:s/></text:span><text:span text:style-name="T5_24">una</text:span><text:span text:style-name="T5_25"><text:s/></text:span><text:span text:style-name="T5_26">clave</text:span><text:span text:style-name="T5_27"><text:s/></text:span><text:span text:style-name="T5_28">privada</text:span><text:span text:style-name="T5_29"><text:s/></text:span><text:span text:style-name="T5_30">y</text:span><text:span text:style-name="T5_31"><text:s/></text:span><text:span text:style-name="T5_32">una</text:span><text:span text:style-name="T5_33"><text:s/></text:span><text:span text:style-name="T5_34">publica</text:span><text:span text:style-name="T5_35">.</text:span></text:p>
      <text:p text:style-name="P6"><text:span text:style-name="T6_1"><text:tab/></text:span><text:span text:style-name="T6_2">Claves</text:span><text:span text:style-name="T6_3"><text:s/></text:span><text:span text:style-name="T6_4">que</text:span><text:span text:style-name="T6_5"><text:s/></text:span><text:span text:style-name="T6_6">entrega</text:span><text:span text:style-name="T6_7"><text:s/></text:span><text:span text:style-name="T6_8">un</text:span><text:span text:style-name="T6_9"><text:s/></text:span><text:span text:style-name="T6_10">certifificador</text:span><text:span text:style-name="T6_11"><text:s/></text:span><text:span text:style-name="T6_12">licenciado</text:span><text:span text:style-name="T6_13">.</text:span></text:p>
      <text:p text:style-name="P7"><text:span text:style-name="T7_1"><text:tab/></text:span><text:span text:style-name="T7_2">La</text:span><text:span text:style-name="T7_3"><text:s/></text:span><text:span text:style-name="T7_4">privada</text:span><text:span text:style-name="T7_5"><text:s/></text:span><text:span text:style-name="T7_6">es</text:span><text:span text:style-name="T7_7"><text:s/></text:span><text:span text:style-name="T7_8">solo</text:span><text:span text:style-name="T7_9"><text:s/></text:span><text:span text:style-name="T7_10">conocida</text:span><text:span text:style-name="T7_11"><text:s/></text:span><text:span text:style-name="T7_12">por</text:span><text:span text:style-name="T7_13"><text:s/></text:span><text:span text:style-name="T7_14">el</text:span><text:span text:style-name="T7_15"><text:s/></text:span><text:span text:style-name="T7_16">firmante</text:span><text:span text:style-name="T7_17">,<text:s/></text:span><text:span text:style-name="T7_18">así</text:span><text:span text:style-name="T7_19"><text:s/></text:span><text:span text:style-name="T7_20">que</text:span><text:span text:style-name="T7_21"><text:s/></text:span><text:span text:style-name="T7_22">lo</text:span><text:span text:style-name="T7_23"><text:s/></text:span><text:span text:style-name="T7_24">identifica</text:span><text:span text:style-name="T7_25">.<text:s/></text:span></text:p>
      <text:p text:style-name="P8"><text:span text:style-name="T8_1"><text:tab/></text:span><text:span text:style-name="T8_2">b</text:span><text:span text:style-name="T8_3">)<text:s/></text:span><text:span text:style-name="T8_4">La</text:span><text:span text:style-name="T8_5"><text:s/></text:span><text:span text:style-name="T8_6">firma</text:span><text:span text:style-name="T8_7"><text:s/></text:span><text:span text:style-name="T8_8">digital</text:span><text:span text:style-name="T8_9"><text:s/></text:span><text:span text:style-name="T8_10">garantiza</text:span><text:span text:style-name="T8_11"><text:s/></text:span><text:span text:style-name="T8_12">la</text:span><text:span text:style-name="T8_13"><text:s/></text:span><text:span text:style-name="T8_14">integridad</text:span><text:span text:style-name="T8_15"><text:s/></text:span><text:span text:style-name="T8_16">de</text:span><text:span text:style-name="T8_17"><text:s/></text:span><text:span text:style-name="T8_18">un</text:span><text:span text:style-name="T8_19"><text:s/></text:span><text:span text:style-name="T8_20">documento</text:span><text:span text:style-name="T8_21"><text:s/></text:span><text:span text:style-name="T8_22">V</text:span></text:p>
      <text:p text:style-name="P9"><text:span text:style-name="T9_1"><text:tab/></text:span><text:span text:style-name="T9_2">c</text:span><text:span text:style-name="T9_3">)<text:s/></text:span><text:span text:style-name="T9_4">Un</text:span><text:span text:style-name="T9_5"><text:s/></text:span><text:span text:style-name="T9_6">documento</text:span><text:span text:style-name="T9_7"><text:s/></text:span><text:span text:style-name="T9_8">firmado</text:span><text:span text:style-name="T9_9"><text:s/></text:span><text:span text:style-name="T9_10">digitalmente</text:span><text:span text:style-name="T9_11"><text:s/></text:span><text:span text:style-name="T9_12">no</text:span><text:span text:style-name="T9_13"><text:s/></text:span><text:span text:style-name="T9_14">puede</text:span><text:span text:style-name="T9_15"><text:s/></text:span><text:span text:style-name="T9_16">ser</text:span><text:span text:style-name="T9_17"><text:s/></text:span><text:span text:style-name="T9_18">repudiado</text:span><text:span text:style-name="T9_19"><text:s/></text:span><text:span text:style-name="T9_20">por</text:span><text:span text:style-name="T9_21"><text:s/></text:span><text:span text:style-name="T9_22">su</text:span><text:span text:style-name="T9_23"><text:s/></text:span><text:span text:style-name="T9_24">autor</text:span><text:span text:style-name="T9_25"><text:s/></text:span><text:span text:style-name="T9_26">V</text:span></text:p>
      <text:p text:style-name="P10"><text:span text:style-name="T10_1"><text:tab/></text:span><text:span text:style-name="T10_2">d</text:span><text:span text:style-name="T10_3">)<text:s/></text:span><text:span text:style-name="T10_4">Si</text:span><text:span text:style-name="T10_5"><text:s/></text:span><text:span text:style-name="T10_6">el</text:span><text:span text:style-name="T10_7"><text:s/></text:span><text:span text:style-name="T10_8">autor</text:span><text:span text:style-name="T10_9"><text:s/></text:span><text:span text:style-name="T10_10">de</text:span><text:span text:style-name="T10_11"><text:s/></text:span><text:span text:style-name="T10_12">una</text:span><text:span text:style-name="T10_13"><text:s/></text:span><text:span text:style-name="T10_14">firma</text:span><text:span text:style-name="T10_15"><text:s/></text:span><text:span text:style-name="T10_16">digital</text:span><text:span text:style-name="T10_17"><text:s/></text:span><text:span text:style-name="T10_18">la</text:span><text:span text:style-name="T10_19"><text:s/></text:span><text:span text:style-name="T10_20">desconoce</text:span><text:span text:style-name="T10_21">,<text:s/></text:span><text:span text:style-name="T10_22">debe</text:span><text:span text:style-name="T10_23"><text:s/></text:span><text:span text:style-name="T10_24">probar</text:span><text:span text:style-name="T10_25"><text:s/></text:span><text:span text:style-name="T10_26">sus</text:span><text:span text:style-name="T10_27"><text:s/></text:span><text:span text:style-name="T10_28">dichos</text:span><text:span text:style-name="T10_29"><text:s/></text:span><text:span text:style-name="T10_30">V</text:span></text:p>
      <text:p text:style-name="P11"><text:span text:style-name="T11_1">e</text:span><text:span text:style-name="T11_2">)<text:s/></text:span><text:span text:style-name="T11_3">Si</text:span><text:span text:style-name="T11_4"><text:s/></text:span><text:span text:style-name="T11_5">un</text:span><text:span text:style-name="T11_6"><text:s/></text:span><text:span text:style-name="T11_7">destinatario</text:span><text:span text:style-name="T11_8"><text:s/></text:span><text:span text:style-name="T11_9">muestra</text:span><text:span text:style-name="T11_10"><text:s/></text:span><text:span text:style-name="T11_11">un</text:span><text:span text:style-name="T11_12"><text:s/></text:span><text:span text:style-name="T11_13">documentado</text:span><text:span text:style-name="T11_14"><text:s/></text:span><text:span text:style-name="T11_15">firmado</text:span><text:span text:style-name="T11_16"><text:s/></text:span><text:span text:style-name="T11_17">electrónicamente</text:span><text:span text:style-name="T11_18"><text:s/></text:span><text:span text:style-name="T11_19">y</text:span><text:span text:style-name="T11_20"><text:s/></text:span><text:span text:style-name="T11_21">el</text:span><text:span text:style-name="T11_22"><text:s/></text:span><text:span text:style-name="T11_23">autor</text:span><text:span text:style-name="T11_24"><text:s/></text:span><text:span text:style-name="T11_25">que</text:span><text:span text:style-name="T11_26"><text:s/></text:span><text:span text:style-name="T11_27">lo</text:span><text:span text:style-name="T11_28"><text:s/></text:span><text:span text:style-name="T11_29">envió</text:span><text:span text:style-name="T11_30"><text:s/></text:span><text:span text:style-name="T11_31">dice</text:span><text:span text:style-name="T11_32"><text:s/></text:span><text:span text:style-name="T11_33">que</text:span><text:span text:style-name="T11_34"><text:s/></text:span><text:span text:style-name="T11_35">este</text:span><text:span text:style-name="T11_36"><text:s/></text:span><text:span text:style-name="T11_37">documento</text:span><text:span text:style-name="T11_38"><text:s/></text:span><text:span text:style-name="T11_39">a</text:span><text:span text:style-name="T11_40"><text:s/></text:span><text:span text:style-name="T11_41">sido</text:span><text:span text:style-name="T11_42"><text:s/></text:span><text:span text:style-name="T11_43">adulterado</text:span><text:span text:style-name="T11_44">,<text:s/></text:span><text:span text:style-name="T11_45">debe</text:span><text:span text:style-name="T11_46"><text:s/></text:span><text:span text:style-name="T11_47">probar</text:span><text:span text:style-name="T11_48"><text:s/></text:span><text:span text:style-name="T11_49">el</text:span><text:span text:style-name="T11_50"><text:s/></text:span><text:span text:style-name="T11_51">autor</text:span><text:span text:style-name="T11_52"><text:s/></text:span><text:span text:style-name="T11_53">F</text:span><text:span text:style-name="T11_54"><text:line-break/></text:span><text:span text:style-name="T11_55">En</text:span><text:span text:style-name="T11_56"><text:s/></text:span><text:span text:style-name="T11_57">caso</text:span><text:span text:style-name="T11_58"><text:s/></text:span><text:span text:style-name="T11_59">de</text:span><text:span text:style-name="T11_60"><text:s/></text:span><text:span text:style-name="T11_61">ser</text:span><text:span text:style-name="T11_62"><text:s/></text:span><text:span text:style-name="T11_63">desconocida</text:span><text:span text:style-name="T11_64"><text:s/></text:span><text:span text:style-name="T11_65">una</text:span><text:span text:style-name="T11_66"><text:s/></text:span><text:span text:style-name="T11_67">firma</text:span><text:span text:style-name="T11_68"><text:s/></text:span><text:span text:style-name="T11_69">electrónica</text:span><text:span text:style-name="T11_70"><text:s/></text:span><text:span text:style-name="T11_71">corresponde</text:span><text:span text:style-name="T11_72"><text:s/></text:span><text:span text:style-name="T11_73">a</text:span><text:span text:style-name="T11_74"><text:s/></text:span><text:span text:style-name="T11_75">quien</text:span><text:span text:style-name="T11_76"><text:s/></text:span><text:span text:style-name="T11_77">le</text:span><text:span text:style-name="T11_78"><text:s/></text:span><text:span text:style-name="T11_79">invoca</text:span><text:span text:style-name="T11_80"><text:s/></text:span><text:span text:style-name="T11_81">acreditar</text:span><text:span text:style-name="T11_82"><text:s/></text:span><text:span text:style-name="T11_83">su</text:span><text:span text:style-name="T11_84"><text:s/></text:span><text:span text:style-name="T11_85">validez</text:span><text:span text:style-name="T11_86">.<text:line-break/>(</text:span><text:span text:style-name="T11_87">Debe</text:span><text:span text:style-name="T11_88"><text:s/></text:span><text:span text:style-name="T11_89">probar</text:span><text:span text:style-name="T11_90"><text:s/></text:span><text:span text:style-name="T11_91">quien</text:span><text:span text:style-name="T11_92"><text:s/></text:span><text:span text:style-name="T11_93">presenta</text:span><text:span text:style-name="T11_94"><text:s/></text:span><text:span text:style-name="T11_95">el</text:span><text:span text:style-name="T11_96"><text:s/></text:span><text:span text:style-name="T11_97">documento</text:span><text:span text:style-name="T11_98"><text:s/></text:span><text:span text:style-name="T11_99">firmado</text:span><text:span text:style-name="T11_100"><text:s/></text:span><text:span text:style-name="T11_101">electrónicamente</text:span><text:span text:style-name="T11_102">.)</text:span></text:p>
      <text:p text:style-name="P12"><text:span text:style-name="T12_1">Si</text:span><text:span text:style-name="T12_2"><text:s/></text:span><text:span text:style-name="T12_3">vos</text:span><text:span text:style-name="T12_4"><text:s/></text:span><text:span text:style-name="T12_5">presentas</text:span><text:span text:style-name="T12_6"><text:s/></text:span><text:span text:style-name="T12_7">un</text:span><text:span text:style-name="T12_8"><text:s/></text:span><text:span text:style-name="T12_9">documento</text:span><text:span text:style-name="T12_10"><text:s/></text:span><text:span text:style-name="T12_11">firmado</text:span><text:span text:style-name="T12_12"><text:s/></text:span><text:span text:style-name="T12_13">digitalmente</text:span><text:span text:style-name="T12_14">,<text:s/></text:span><text:span text:style-name="T12_15">y</text:span><text:span text:style-name="T12_16"><text:s/></text:span><text:span text:style-name="T12_17">yo</text:span><text:span text:style-name="T12_18"><text:s/></text:span><text:span text:style-name="T12_19">digo</text:span><text:span text:style-name="T12_20"><text:s/></text:span><text:span text:style-name="T12_21">que</text:span><text:span text:style-name="T12_22"><text:s/></text:span><text:span text:style-name="T12_23">no</text:span><text:span text:style-name="T12_24"><text:s/></text:span><text:span text:style-name="T12_25">es</text:span><text:span text:style-name="T12_26"><text:s/></text:span><text:span text:style-name="T12_27">mio</text:span><text:span text:style-name="T12_28">,<text:s/></text:span><text:span text:style-name="T12_29">tengo</text:span><text:span text:style-name="T12_30"><text:s/></text:span><text:span text:style-name="T12_31">que</text:span><text:span text:style-name="T12_32"><text:s/></text:span><text:span text:style-name="T12_33">probarlo</text:span><text:span text:style-name="T12_34"><text:s/></text:span><text:span text:style-name="T12_35">yo</text:span><text:span text:style-name="T12_36"><text:s/></text:span><text:span text:style-name="T12_37">porque</text:span><text:span text:style-name="T12_38"><text:s/></text:span><text:span text:style-name="T12_39">la</text:span><text:span text:style-name="T12_40"><text:s/></text:span><text:span text:style-name="T12_41">firma</text:span><text:span text:style-name="T12_42"><text:s/></text:span><text:span text:style-name="T12_43">digital</text:span><text:span text:style-name="T12_44"><text:s/></text:span><text:span text:style-name="T12_45">me</text:span><text:span text:style-name="T12_46"><text:s/></text:span><text:span text:style-name="T12_47">identifica</text:span><text:span text:style-name="T12_48">.<text:line-break/></text:span></text:p>
      <text:p text:style-name="P13"><text:span text:style-name="T13_1">Si</text:span><text:span text:style-name="T13_2"><text:s/></text:span><text:span text:style-name="T13_3">fuese</text:span><text:span text:style-name="T13_4"><text:s/></text:span><text:span text:style-name="T13_5">el</text:span><text:span text:style-name="T13_6"><text:s/></text:span><text:span text:style-name="T13_7">mismo</text:span><text:span text:style-name="T13_8"><text:s/></text:span><text:span text:style-name="T13_9">caso</text:span><text:span text:style-name="T13_10">,<text:s/></text:span><text:span text:style-name="T13_11">que</text:span><text:span text:style-name="T13_12"><text:s/></text:span><text:span text:style-name="T13_13">vos</text:span><text:span text:style-name="T13_14"><text:s/></text:span><text:span text:style-name="T13_15">presentas</text:span><text:span text:style-name="T13_16"><text:s/></text:span><text:span text:style-name="T13_17">un</text:span><text:span text:style-name="T13_18"><text:s/></text:span><text:span text:style-name="T13_19">documento</text:span><text:span text:style-name="T13_20"><text:s/></text:span><text:span text:style-name="T13_21">pero</text:span><text:span text:style-name="T13_22"><text:s/></text:span><text:span text:style-name="T13_23">firmado</text:span><text:span text:style-name="T13_24"><text:s/></text:span><text:span text:style-name="T13_25">electronicamente</text:span><text:span text:style-name="T13_26">,<text:s/></text:span><text:span text:style-name="T13_27">y</text:span><text:span text:style-name="T13_28"><text:s/></text:span><text:span text:style-name="T13_29">decis</text:span><text:span text:style-name="T13_30"><text:s/></text:span><text:span text:style-name="T13_31">que</text:span><text:span text:style-name="T13_32"><text:s/></text:span><text:span text:style-name="T13_33">es</text:span><text:span text:style-name="T13_34"><text:s/></text:span><text:span text:style-name="T13_35">mio</text:span><text:span text:style-name="T13_36">,<text:s/></text:span><text:span text:style-name="T13_37">tenes</text:span><text:span text:style-name="T13_38"><text:s/></text:span><text:span text:style-name="T13_39">que</text:span><text:span text:style-name="T13_40"><text:s/></text:span><text:span text:style-name="T13_41">probar</text:span><text:span text:style-name="T13_42"><text:s/></text:span><text:span text:style-name="T13_43">vos</text:span><text:span text:style-name="T13_44"><text:s/></text:span><text:span text:style-name="T13_45">que</text:span><text:span text:style-name="T13_46"><text:s/></text:span><text:span text:style-name="T13_47">es</text:span><text:span text:style-name="T13_48"><text:s/></text:span><text:span text:style-name="T13_49">mio</text:span><text:span text:style-name="T13_50">,<text:s/></text:span><text:span text:style-name="T13_51">porque</text:span><text:span text:style-name="T13_52"><text:s/></text:span><text:span text:style-name="T13_53">una</text:span><text:span text:style-name="T13_54"><text:s/></text:span><text:span text:style-name="T13_55">firma</text:span><text:span text:style-name="T13_56"><text:s/></text:span><text:span text:style-name="T13_57">electronica</text:span><text:span text:style-name="T13_58"><text:s/></text:span><text:span text:style-name="T13_59">puede</text:span><text:span text:style-name="T13_60"><text:s/></text:span><text:span text:style-name="T13_61">ser</text:span><text:span text:style-name="T13_62"><text:s/></text:span><text:span text:style-name="T13_63">un</text:span><text:span text:style-name="T13_64"><text:s/></text:span><text:span text:style-name="T13_65">escaneo</text:span><text:span text:style-name="T13_66"><text:s/></text:span><text:span text:style-name="T13_67">de</text:span><text:span text:style-name="T13_68"><text:s/></text:span><text:span text:style-name="T13_69">una</text:span><text:span text:style-name="T13_70"><text:s/></text:span><text:span text:style-name="T13_71">fotocopia</text:span><text:span text:style-name="T13_72">,<text:s/></text:span><text:span text:style-name="T13_73">es</text:span><text:span text:style-name="T13_74"><text:s/></text:span><text:span text:style-name="T13_75">algo</text:span><text:span text:style-name="T13_76"><text:s/>“</text:span><text:span text:style-name="T13_77">informal</text:span><text:span text:style-name="T13_78">”<text:s/></text:span><text:span text:style-name="T13_79">al</text:span><text:span text:style-name="T13_80"><text:s/></text:span><text:span text:style-name="T13_81">lado</text:span><text:span text:style-name="T13_82"><text:s/></text:span><text:span text:style-name="T13_83">de</text:span><text:span text:style-name="T13_84"><text:s/></text:span><text:span text:style-name="T13_85">una</text:span><text:span text:style-name="T13_86"><text:s/></text:span><text:span text:style-name="T13_87">firma</text:span><text:span text:style-name="T13_88"><text:s/></text:span><text:span text:style-name="T13_89">digital</text:span><text:span text:style-name="T13_90"><text:s/></text:span><text:span text:style-name="T13_91">de</text:span><text:span text:style-name="T13_92"><text:s/></text:span><text:span text:style-name="T13_93">clave</text:span><text:span text:style-name="T13_94"><text:s/></text:span><text:span text:style-name="T13_95">asimetrica</text:span><text:span text:style-name="T13_96">,<text:s/></text:span><text:span text:style-name="T13_97">donde</text:span><text:span text:style-name="T13_98"><text:s/></text:span><text:span text:style-name="T13_99">la</text:span><text:span text:style-name="T13_100"><text:s/></text:span><text:span text:style-name="T13_101">clave</text:span><text:span text:style-name="T13_102"><text:s/></text:span><text:span text:style-name="T13_103">privada</text:span><text:span text:style-name="T13_104"><text:s/></text:span><text:span text:style-name="T13_105">la</text:span><text:span text:style-name="T13_106"><text:s/></text:span><text:span text:style-name="T13_107">tengo</text:span><text:span text:style-name="T13_108"><text:s/></text:span><text:span text:style-name="T13_109">sólo</text:span><text:span text:style-name="T13_110"><text:s/></text:span><text:span text:style-name="T13_111">yo</text:span><text:span text:style-name="T13_112">.</text:span></text:p>
      <text:p text:style-name="P14"/>
      <text:p text:style-name="P15"><text:span text:style-name="T15_1">2</text:span><text:span text:style-name="T15_2">)<text:s/>¿</text:span><text:span text:style-name="T15_3">Cuál</text:span><text:span text:style-name="T15_4"><text:s/></text:span><text:span text:style-name="T15_5">es</text:span><text:span text:style-name="T15_6"><text:s/></text:span><text:span text:style-name="T15_7">la</text:span><text:span text:style-name="T15_8"><text:s/></text:span><text:span text:style-name="T15_9">función</text:span><text:span text:style-name="T15_10"><text:s/></text:span><text:span text:style-name="T15_11">principal</text:span><text:span text:style-name="T15_12"><text:s/></text:span><text:span text:style-name="T15_13">de</text:span><text:span text:style-name="T15_14"><text:s/></text:span><text:span text:style-name="T15_15">un</text:span><text:span text:style-name="T15_16"><text:s/></text:span><text:span text:style-name="T15_17">certificado</text:span><text:span text:style-name="T15_18">r</text:span><text:span text:style-name="T15_19"><text:s/></text:span><text:span text:style-name="T15_20">licenciado</text:span><text:span text:style-name="T15_21">?<text:s/></text:span></text:p>
      <text:list text:style-name="LS1" xml:id="list0">
        <text:list-item>
          <text:p text:style-name="P16"><text:span text:style-name="T16_1">Emitir</text:span><text:span text:style-name="T16_2"><text:s/></text:span><text:span text:style-name="T16_3">certificados</text:span><text:span text:style-name="T16_4"><text:s/></text:span><text:span text:style-name="T16_5">digitales</text:span><text:span text:style-name="T16_6"><text:s/></text:span><text:span text:style-name="T16_7">de</text:span><text:span text:style-name="T16_8"><text:s/></text:span><text:span text:style-name="T16_9">acuerdo</text:span><text:span text:style-name="T16_10"><text:s/></text:span><text:span text:style-name="T16_11">a</text:span><text:span text:style-name="T16_12"><text:s/></text:span><text:span text:style-name="T16_13">lo</text:span><text:span text:style-name="T16_14"><text:s/></text:span><text:span text:style-name="T16_15">establecido</text:span><text:span text:style-name="T16_16"><text:s/></text:span><text:span text:style-name="T16_17">en</text:span><text:span text:style-name="T16_18"><text:s/></text:span><text:span text:style-name="T16_19">sus</text:span><text:span text:style-name="T16_20"><text:s/></text:span><text:span text:style-name="T16_21">políticas</text:span><text:span text:style-name="T16_22"><text:s/></text:span><text:span text:style-name="T16_23">de</text:span><text:span text:style-name="T16_24"><text:s/></text:span><text:span text:style-name="T16_25">certificación</text:span><text:span text:style-name="T16_26">,<text:s/></text:span><text:span text:style-name="T16_27">y</text:span><text:span text:style-name="T16_28"><text:s/></text:span><text:span text:style-name="T16_29">a</text:span><text:span text:style-name="T16_30"><text:s/></text:span><text:span text:style-name="T16_31">las</text:span><text:span text:style-name="T16_32"><text:s/></text:span><text:span text:style-name="T16_33">condiciones</text:span><text:span text:style-name="T16_34"><text:s/></text:span><text:span text:style-name="T16_35">que</text:span><text:span text:style-name="T16_36"><text:s/></text:span><text:span text:style-name="T16_37">indique</text:span><text:span text:style-name="T16_38"><text:s/></text:span><text:span text:style-name="T16_39">la</text:span><text:span text:style-name="T16_40"><text:s/></text:span><text:span text:style-name="T16_41">ley</text:span><text:span text:style-name="T16_42">.</text:span></text:p>
        </text:list-item>
        <text:list-item>
          <text:p text:style-name="P17"><text:span text:style-name="T17_1">Identificar</text:span><text:span text:style-name="T17_2"><text:s/></text:span><text:span text:style-name="T17_3">inequívocamente</text:span><text:span text:style-name="T17_4"><text:s/></text:span><text:span text:style-name="T17_5">los</text:span><text:span text:style-name="T17_6"><text:s/></text:span><text:span text:style-name="T17_7">certificados</text:span><text:span text:style-name="T17_8"><text:s/></text:span><text:span text:style-name="T17_9">digitales</text:span><text:span text:style-name="T17_10"><text:s/></text:span><text:span text:style-name="T17_11">emitidos</text:span><text:span text:style-name="T17_12">.</text:span></text:p>
        </text:list-item>
        <text:list-item>
          <text:p text:style-name="P18"><text:span text:style-name="T18_1">Mantener</text:span><text:span text:style-name="T18_2"><text:s/></text:span><text:span text:style-name="T18_3">copia</text:span><text:span text:style-name="T18_4"><text:s/></text:span><text:span text:style-name="T18_5">de</text:span><text:span text:style-name="T18_6"><text:s/></text:span><text:span text:style-name="T18_7">todos</text:span><text:span text:style-name="T18_8"><text:s/></text:span><text:span text:style-name="T18_9">los</text:span><text:span text:style-name="T18_10"><text:s/></text:span><text:span text:style-name="T18_11">certificados</text:span><text:span text:style-name="T18_12"><text:s/></text:span><text:span text:style-name="T18_13">digitales</text:span><text:span text:style-name="T18_14"><text:s/></text:span><text:span text:style-name="T18_15">emitidos</text:span><text:span text:style-name="T18_16">,<text:s/></text:span><text:span text:style-name="T18_17">consignando</text:span><text:span text:style-name="T18_18"><text:s/></text:span><text:span text:style-name="T18_19">su</text:span><text:span text:style-name="T18_20"><text:s/></text:span><text:span text:style-name="T18_21">fecha</text:span><text:span text:style-name="T18_22"><text:s/></text:span><text:span text:style-name="T18_23">de</text:span><text:span text:style-name="T18_24"><text:s/></text:span><text:span text:style-name="T18_25">emisión</text:span><text:span text:style-name="T18_26"><text:s/></text:span><text:span text:style-name="T18_27">y</text:span><text:span text:style-name="T18_28"><text:s/></text:span><text:span text:style-name="T18_29">de</text:span><text:span text:style-name="T18_30"><text:s/></text:span><text:span text:style-name="T18_31">vencimiento</text:span><text:span text:style-name="T18_32"><text:s/></text:span><text:span text:style-name="T18_33">si</text:span><text:span text:style-name="T18_34"><text:s/></text:span><text:span text:style-name="T18_35">correspondiere</text:span><text:span text:style-name="T18_36">,<text:s/></text:span><text:span text:style-name="T18_37">y</text:span><text:span text:style-name="T18_38"><text:s/></text:span><text:span text:style-name="T18_39">de</text:span><text:span text:style-name="T18_40"><text:s/></text:span><text:span text:style-name="T18_41">sus</text:span><text:span text:style-name="T18_42"><text:s/></text:span><text:span text:style-name="T18_43">correspondientes</text:span><text:span text:style-name="T18_44"><text:s/></text:span><text:span text:style-name="T18_45">solicitudes</text:span><text:span text:style-name="T18_46"><text:s/></text:span><text:span text:style-name="T18_47">de</text:span><text:span text:style-name="T18_48"><text:s/></text:span><text:span text:style-name="T18_49">emisión</text:span><text:span text:style-name="T18_50">.</text:span></text:p>
        </text:list-item>
        <text:list-item>
          <text:p text:style-name="P19"><text:span text:style-name="T19_1">Revocar</text:span><text:span text:style-name="T19_2"><text:s/></text:span><text:span text:style-name="T19_3">los</text:span><text:span text:style-name="T19_4"><text:s/></text:span><text:span text:style-name="T19_5">certificados</text:span><text:span text:style-name="T19_6"><text:s/></text:span><text:span text:style-name="T19_7">digitales</text:span><text:span text:style-name="T19_8"><text:s/></text:span><text:span text:style-name="T19_9">por</text:span><text:span text:style-name="T19_10"><text:s/></text:span><text:span text:style-name="T19_11">él</text:span><text:span text:style-name="T19_12"><text:s/></text:span><text:span text:style-name="T19_13">emitidos</text:span><text:span text:style-name="T19_14"><text:s/></text:span><text:span text:style-name="T19_15">en</text:span><text:span text:style-name="T19_16"><text:s/></text:span><text:span text:style-name="T19_17">los</text:span><text:span text:style-name="T19_18"><text:s/></text:span><text:span text:style-name="T19_19">casos</text:span><text:span text:style-name="T19_20"><text:s/></text:span><text:span text:style-name="T19_21">que</text:span><text:span text:style-name="T19_22"><text:s/></text:span><text:span text:style-name="T19_23">determinen</text:span><text:span text:style-name="T19_24"><text:s/></text:span><text:span text:style-name="T19_25">la</text:span><text:span text:style-name="T19_26"><text:s/></text:span><text:span text:style-name="T19_27">ley</text:span><text:span text:style-name="T19_28">.</text:span></text:p>
        </text:list-item>
        <text:list-item>
          <text:p text:style-name="P20"><text:span text:style-name="T20_1">Informar</text:span><text:span text:style-name="T20_2"><text:s/></text:span><text:span text:style-name="T20_3">públicamente</text:span><text:span text:style-name="T20_4"><text:s/></text:span><text:span text:style-name="T20_5">el</text:span><text:span text:style-name="T20_6"><text:s/></text:span><text:span text:style-name="T20_7">estado</text:span><text:span text:style-name="T20_8"><text:s/></text:span><text:span text:style-name="T20_9">de</text:span><text:span text:style-name="T20_10"><text:s/></text:span><text:span text:style-name="T20_11">los</text:span><text:span text:style-name="T20_12"><text:s/></text:span><text:span text:style-name="T20_13">certificados</text:span><text:span text:style-name="T20_14"><text:s/></text:span><text:span text:style-name="T20_15">digitales</text:span><text:span text:style-name="T20_16"><text:s/></text:span><text:span text:style-name="T20_17">por</text:span><text:span text:style-name="T20_18"><text:s/></text:span><text:span text:style-name="T20_19">él</text:span><text:span text:style-name="T20_20"><text:s/></text:span><text:span text:style-name="T20_21">emitidos</text:span><text:span text:style-name="T20_22">.</text:span></text:p>
        </text:list-item>
      </text:list>
      <text:p text:style-name="P21"><text:span text:style-name="T21_1">Los</text:span><text:span text:style-name="T21_2"><text:s/></text:span><text:span text:style-name="T21_3">certificados</text:span><text:span text:style-name="T21_4"><text:s/></text:span><text:span text:style-name="T21_5">digitales</text:span><text:span text:style-name="T21_6"><text:s/></text:span><text:span text:style-name="T21_7">revocados</text:span><text:span text:style-name="T21_8"><text:s/></text:span><text:span text:style-name="T21_9">deben</text:span><text:span text:style-name="T21_10"><text:s/></text:span><text:span text:style-name="T21_11">ser</text:span><text:span text:style-name="T21_12"><text:s/></text:span><text:span text:style-name="T21_13">incluidos</text:span><text:span text:style-name="T21_14"><text:s/></text:span><text:span text:style-name="T21_15">en</text:span><text:span text:style-name="T21_16"><text:s/></text:span><text:span text:style-name="T21_17">una</text:span><text:span text:style-name="T21_18"><text:s/></text:span><text:span text:style-name="T21_19">lista</text:span><text:span text:style-name="T21_20"><text:s/></text:span><text:span text:style-name="T21_21">de</text:span><text:span text:style-name="T21_22"><text:s/></text:span><text:span text:style-name="T21_23">certificados</text:span><text:span text:style-name="T21_24"><text:s/></text:span><text:span text:style-name="T21_25">revocados</text:span><text:span text:style-name="T21_26"><text:s/></text:span><text:span text:style-name="T21_27">indicando</text:span><text:span text:style-name="T21_28"><text:s/></text:span><text:span text:style-name="T21_29">fecha</text:span><text:span text:style-name="T21_30"><text:s/></text:span><text:span text:style-name="T21_31">y</text:span><text:span text:style-name="T21_32"><text:s/></text:span><text:span text:style-name="T21_33">hora</text:span><text:span text:style-name="T21_34"><text:s/></text:span><text:span text:style-name="T21_35">de</text:span><text:span text:style-name="T21_36"><text:s/></text:span><text:span text:style-name="T21_37">la</text:span><text:span text:style-name="T21_38"><text:s/></text:span><text:span text:style-name="T21_39">revocación</text:span><text:span text:style-name="T21_40">.<text:s/></text:span><text:span text:style-name="T21_41">La</text:span><text:span text:style-name="T21_42"><text:s/></text:span><text:span text:style-name="T21_43">validez</text:span><text:span text:style-name="T21_44"><text:s/></text:span><text:span text:style-name="T21_45">y</text:span><text:span text:style-name="T21_46"><text:s/></text:span><text:span text:style-name="T21_47">autoría</text:span><text:span text:style-name="T21_48"><text:s/></text:span><text:span text:style-name="T21_49">de</text:span><text:span text:style-name="T21_50"><text:s/></text:span><text:span text:style-name="T21_51">dicha</text:span><text:span text:style-name="T21_52"><text:s/></text:span><text:span text:style-name="T21_53">lista</text:span><text:span text:style-name="T21_54"><text:s/></text:span><text:span text:style-name="T21_55">de</text:span><text:span text:style-name="T21_56"><text:s/></text:span><text:span text:style-name="T21_57">certificados</text:span><text:span text:style-name="T21_58"><text:s/></text:span><text:span text:style-name="T21_59">revocados</text:span><text:span text:style-name="T21_60"><text:s/></text:span><text:span text:style-name="T21_61">deben</text:span><text:span text:style-name="T21_62"><text:s/></text:span><text:span text:style-name="T21_63">ser</text:span><text:span text:style-name="T21_64"><text:s/></text:span><text:span text:style-name="T21_65">garantizadas</text:span><text:span text:style-name="T21_66">.</text:span></text:p>
      <text:p text:style-name="P22"/>
      <text:p text:style-name="P23"/>
      <text:p text:style-name="P24"><text:span text:style-name="T24_1">3</text:span><text:span text:style-name="T24_2">)<text:s/></text:span><text:span text:style-name="T24_3">Mencione</text:span><text:span text:style-name="T24_4"><text:s/></text:span><text:span text:style-name="T24_5">los</text:span><text:span text:style-name="T24_6"><text:s/></text:span><text:span text:style-name="T24_7">actos</text:span><text:span text:style-name="T24_8"><text:s/></text:span><text:span text:style-name="T24_9">jurídicos</text:span><text:span text:style-name="T24_10"><text:s/></text:span><text:span text:style-name="T24_11">que</text:span><text:span text:style-name="T24_12"><text:s/></text:span><text:span text:style-name="T24_13">según</text:span><text:span text:style-name="T24_14"><text:s/></text:span><text:span text:style-name="T24_15">la</text:span><text:span text:style-name="T24_16"><text:s/></text:span><text:span text:style-name="T24_17">ley</text:span><text:span text:style-name="T24_18"><text:s/></text:span><text:span text:style-name="T24_19">NO</text:span><text:span text:style-name="T24_20"><text:s/></text:span><text:span text:style-name="T24_21">pueden</text:span><text:span text:style-name="T24_22"><text:s/></text:span><text:span text:style-name="T24_23">ser</text:span><text:span text:style-name="T24_24"><text:s/></text:span><text:span text:style-name="T24_25">firmados</text:span><text:span text:style-name="T24_26"><text:s/></text:span><text:span text:style-name="T24_27">por</text:span><text:span text:style-name="T24_28"><text:s/></text:span><text:span text:style-name="T24_29">el</text:span><text:span text:style-name="T24_30"><text:s/></text:span><text:span text:style-name="T24_31">mecanismo</text:span><text:span text:style-name="T24_32"><text:s/></text:span><text:span text:style-name="T24_33">de</text:span><text:span text:style-name="T24_34"><text:s/></text:span><text:span text:style-name="T24_35">firma</text:span><text:span text:style-name="T24_36"><text:s/></text:span><text:span text:style-name="T24_37">digital</text:span></text:p>
      <text:p text:style-name="P25"><text:span text:style-name="T25_1">-<text:s/></text:span><text:span text:style-name="T25_2">Disposiciones</text:span><text:span text:style-name="T25_3"><text:s/></text:span><text:span text:style-name="T25_4">por</text:span><text:span text:style-name="T25_5"><text:s/></text:span><text:span text:style-name="T25_6">causa</text:span><text:span text:style-name="T25_7"><text:s/></text:span><text:span text:style-name="T25_8">de</text:span><text:span text:style-name="T25_9"><text:s/></text:span><text:span text:style-name="T25_10">muerte</text:span><text:span text:style-name="T25_11">.<text:s/></text:span></text:p>
      <text:p text:style-name="P26"><text:span text:style-name="T26_1">Ej</text:span><text:span text:style-name="T26_2">.<text:s/></text:span><text:span text:style-name="T26_3">Testamentos</text:span><text:span text:style-name="T26_4">.</text:span></text:p>
      <text:p text:style-name="P27"><text:span text:style-name="T27_1">-<text:s/></text:span><text:span text:style-name="T27_2">Actos</text:span><text:span text:style-name="T27_3"><text:s/></text:span><text:span text:style-name="T27_4">jurídicos</text:span><text:span text:style-name="T27_5"><text:s/></text:span><text:span text:style-name="T27_6">del</text:span><text:span text:style-name="T27_7"><text:s/></text:span><text:span text:style-name="T27_8">derecho</text:span><text:span text:style-name="T27_9"><text:s/></text:span><text:span text:style-name="T27_10">de</text:span><text:span text:style-name="T27_11"><text:s/></text:span><text:span text:style-name="T27_12">familia</text:span><text:span text:style-name="T27_13">.</text:span></text:p>
      <text:p text:style-name="P28"><text:span text:style-name="T28_1">Ej</text:span><text:span text:style-name="T28_2">.<text:s/></text:span><text:span text:style-name="T28_3">Reconocimiento</text:span><text:span text:style-name="T28_4"><text:s/></text:span><text:span text:style-name="T28_5">de</text:span><text:span text:style-name="T28_6"><text:s/></text:span><text:span text:style-name="T28_7">paternidad</text:span><text:span text:style-name="T28_8">.</text:span></text:p>
      <text:p text:style-name="P29"><text:span text:style-name="T29_1">-<text:s/></text:span><text:span text:style-name="T29_2">Actos</text:span><text:span text:style-name="T29_3"><text:s/></text:span><text:span text:style-name="T29_4">personalísimos</text:span><text:span text:style-name="T29_5"><text:s/></text:span><text:span text:style-name="T29_6">en</text:span><text:span text:style-name="T29_7"><text:s/></text:span><text:span text:style-name="T29_8">general</text:span><text:span text:style-name="T29_9">.<text:s/></text:span></text:p>
      <text:p text:style-name="P30"><text:span text:style-name="T30_1">Ej</text:span><text:span text:style-name="T30_2">.<text:s/></text:span><text:span text:style-name="T30_3">Disposiciones</text:span><text:span text:style-name="T30_4"><text:s/></text:span><text:span text:style-name="T30_5">sobre</text:span><text:span text:style-name="T30_6"><text:s/></text:span><text:span text:style-name="T30_7">el</text:span><text:span text:style-name="T30_8"><text:s/></text:span><text:span text:style-name="T30_9">propio</text:span><text:span text:style-name="T30_10"><text:s/></text:span><text:span text:style-name="T30_11">cuerpo</text:span><text:span text:style-name="T30_12">.</text:span></text:p>
      <text:p text:style-name="P31"><text:span text:style-name="T31_1">-<text:s/></text:span><text:span text:style-name="T31_2">Actos</text:span><text:span text:style-name="T31_3"><text:s/></text:span><text:span text:style-name="T31_4">que</text:span><text:span text:style-name="T31_5"><text:s/></text:span><text:span text:style-name="T31_6">deban</text:span><text:span text:style-name="T31_7"><text:s/></text:span><text:span text:style-name="T31_8">ser</text:span><text:span text:style-name="T31_9"><text:s/></text:span><text:span text:style-name="T31_10">instrumentados</text:span><text:span text:style-name="T31_11"><text:s/></text:span><text:span text:style-name="T31_12">bajo</text:span><text:span text:style-name="T31_13"><text:s/></text:span><text:span text:style-name="T31_14">exigencias</text:span><text:span text:style-name="T31_15"><text:s/></text:span><text:span text:style-name="T31_16">o</text:span><text:span text:style-name="T31_17"><text:s/></text:span><text:span text:style-name="T31_18">formalidades</text:span><text:span text:style-name="T31_19"><text:s/></text:span><text:span text:style-name="T31_20">incompatibles</text:span><text:span text:style-name="T31_21"><text:s/></text:span><text:span text:style-name="T31_22">con</text:span><text:span text:style-name="T31_23"><text:s/></text:span><text:span text:style-name="T31_24">la</text:span><text:span text:style-name="T31_25"><text:s/></text:span><text:span text:style-name="T31_26">utilización</text:span><text:span text:style-name="T31_27"><text:s/></text:span><text:span text:style-name="T31_28">de</text:span><text:span text:style-name="T31_29"><text:s/></text:span><text:span text:style-name="T31_30">la</text:span><text:span text:style-name="T31_31"><text:s/></text:span><text:span text:style-name="T31_32">firma</text:span><text:span text:style-name="T31_33"><text:s/></text:span><text:span text:style-name="T31_34">digital</text:span><text:span text:style-name="T31_35">,<text:s/></text:span><text:span text:style-name="T31_36">ya</text:span><text:span text:style-name="T31_37"><text:s/></text:span><text:span text:style-name="T31_38">sea</text:span><text:span text:style-name="T31_39"><text:s/></text:span><text:span text:style-name="T31_40">como</text:span><text:span text:style-name="T31_41"><text:s/></text:span><text:span text:style-name="T31_42">consecuencia</text:span><text:span text:style-name="T31_43"><text:s/></text:span><text:span text:style-name="T31_44">de</text:span><text:span text:style-name="T31_45"><text:s/></text:span><text:span text:style-name="T31_46">disposiciones</text:span><text:span text:style-name="T31_47"><text:s/></text:span><text:span text:style-name="T31_48">legales</text:span><text:span text:style-name="T31_49"><text:s/></text:span><text:span text:style-name="T31_50">o</text:span><text:span text:style-name="T31_51"><text:s/></text:span><text:span text:style-name="T31_52">acuerdo</text:span><text:span text:style-name="T31_53"><text:s/></text:span><text:span text:style-name="T31_54">de</text:span><text:span text:style-name="T31_55"><text:s/></text:span><text:span text:style-name="T31_56">partes</text:span><text:span text:style-name="T31_57">.</text:span></text:p>
      <text:p text:style-name="P32"/>
      <text:p text:style-name="P33"><text:span text:style-name="T33_1">4</text:span><text:span text:style-name="T33_2">)<text:s/></text:span><text:span text:style-name="T33_3">Marque</text:span><text:span text:style-name="T33_4"><text:s/></text:span><text:span text:style-name="T33_5">con</text:span><text:span text:style-name="T33_6"><text:s/></text:span><text:span text:style-name="T33_7">una</text:span><text:span text:style-name="T33_8"><text:s/></text:span><text:span text:style-name="T33_9">cruz</text:span><text:span text:style-name="T33_10"><text:s/></text:span><text:span text:style-name="T33_11">cual</text:span><text:span text:style-name="T33_12"><text:s/></text:span><text:span text:style-name="T33_13">o</text:span><text:span text:style-name="T33_14"><text:s/></text:span><text:span text:style-name="T33_15">cuales</text:span><text:span text:style-name="T33_16"><text:s/></text:span><text:span text:style-name="T33_17">de</text:span><text:span text:style-name="T33_18"><text:s/></text:span><text:span text:style-name="T33_19">los</text:span><text:span text:style-name="T33_20"><text:s/></text:span><text:span text:style-name="T33_21">siguiente</text:span><text:span text:style-name="T33_22"><text:s/></text:span><text:span text:style-name="T33_23">enunciados</text:span><text:span text:style-name="T33_24"><text:s/></text:span><text:span text:style-name="T33_25">corresponden</text:span><text:span text:style-name="T33_26"><text:s/></text:span><text:span text:style-name="T33_27">a</text:span><text:span text:style-name="T33_28"><text:s/></text:span><text:span text:style-name="T33_29">funciones</text:span><text:span text:style-name="T33_30"><text:s/></text:span><text:span text:style-name="T33_31">de</text:span><text:span text:style-name="T33_32"><text:s/></text:span><text:span text:style-name="T33_33">los</text:span><text:span text:style-name="T33_34"><text:s/></text:span><text:span text:style-name="T33_35">certificadores</text:span><text:span text:style-name="T33_36"><text:s/></text:span><text:span text:style-name="T33_37">licenciados</text:span><text:span text:style-name="T33_38">.</text:span></text:p>
      <text:p text:style-name="P34"><text:span text:style-name="T34_1"><text:tab/></text:span><text:span text:style-name="T34_2">a</text:span><text:span text:style-name="T34_3">)<text:s/></text:span><text:span text:style-name="T34_4">Emitir</text:span><text:span text:style-name="T34_5"><text:s/></text:span><text:span text:style-name="T34_6">certificados</text:span><text:span text:style-name="T34_7"><text:s/></text:span><text:span text:style-name="T34_8">digitales</text:span><text:span text:style-name="T34_9"><text:s/></text:span><text:span text:style-name="T34_10">V</text:span></text:p>
      <text:p text:style-name="P35"><text:span text:style-name="T35_1"><text:tab/></text:span><text:span text:style-name="T35_2">b</text:span><text:span text:style-name="T35_3">)<text:s/></text:span><text:span text:style-name="T35_4">Establecer</text:span><text:span text:style-name="T35_5"><text:s/></text:span><text:span text:style-name="T35_6">procedimientos</text:span><text:span text:style-name="T35_7"><text:s/></text:span><text:span text:style-name="T35_8">de</text:span><text:span text:style-name="T35_9"><text:s/></text:span><text:span text:style-name="T35_10">renovacion</text:span><text:span text:style-name="T35_11"><text:s/></text:span><text:span text:style-name="T35_12">de</text:span><text:span text:style-name="T35_13"><text:s/></text:span><text:span text:style-name="T35_14">certificados</text:span><text:span text:style-name="T35_15"><text:s/></text:span><text:span text:style-name="T35_16">digitales</text:span><text:span text:style-name="T35_17">.</text:span><text:span text:style-name="T35_18"><text:s/></text:span><text:span text:style-name="T35_19">F</text:span></text:p>
      <text:p text:style-name="P36"><text:span text:style-name="T36_1"><text:tab/></text:span><text:span text:style-name="T36_2">c</text:span><text:span text:style-name="T36_3">)<text:s/></text:span><text:span text:style-name="T36_4">Identificar</text:span><text:span text:style-name="T36_5"><text:s/></text:span><text:span text:style-name="T36_6">certificados</text:span><text:span text:style-name="T36_7"><text:s/></text:span><text:span text:style-name="T36_8">digitales</text:span><text:span text:style-name="T36_9"><text:s/></text:span><text:span text:style-name="T36_10">V</text:span></text:p>
      <text:p text:style-name="P37"><text:span text:style-name="T37_1"><text:tab/></text:span><text:span text:style-name="T37_2">d</text:span><text:span text:style-name="T37_3">)<text:s/></text:span><text:span text:style-name="T37_4">Mantener</text:span><text:span text:style-name="T37_5"><text:s/></text:span><text:span text:style-name="T37_6">copias</text:span><text:span text:style-name="T37_7"><text:s/></text:span><text:span text:style-name="T37_8">de</text:span><text:span text:style-name="T37_9"><text:s/></text:span><text:span text:style-name="T37_10">los</text:span><text:span text:style-name="T37_11"><text:s/></text:span><text:span text:style-name="T37_12">certificados</text:span><text:span text:style-name="T37_13"><text:s/></text:span><text:span text:style-name="T37_14">digitales</text:span><text:span text:style-name="T37_15"><text:s/></text:span><text:span text:style-name="T37_16">V</text:span></text:p>
      <text:p text:style-name="P38"><text:span text:style-name="T38_1"><text:tab/></text:span><text:span text:style-name="T38_2">e</text:span><text:span text:style-name="T38_3">)<text:s/></text:span><text:span text:style-name="T38_4">Establecer</text:span><text:span text:style-name="T38_5"><text:s/></text:span><text:span text:style-name="T38_6">estandares</text:span><text:span text:style-name="T38_7"><text:s text:c="2"/></text:span><text:span text:style-name="T38_8">tecnologicos</text:span><text:span text:style-name="T38_9"><text:s text:c="2"/></text:span><text:span text:style-name="T38_10">y</text:span><text:span text:style-name="T38_11"><text:s/></text:span><text:span text:style-name="T38_12">de</text:span><text:span text:style-name="T38_13"><text:s/></text:span><text:span text:style-name="T38_14">seguridad</text:span><text:span text:style-name="T38_15"><text:s/></text:span><text:span text:style-name="T38_16">para</text:span><text:span text:style-name="T38_17"><text:s/></text:span><text:span text:style-name="T38_18">los</text:span><text:span text:style-name="T38_19"><text:s/></text:span><text:span text:style-name="T38_20">certificados</text:span><text:span text:style-name="T38_21"><text:s/></text:span><text:span text:style-name="T38_22">digitales</text:span><text:span text:style-name="T38_23"><text:s/></text:span><text:span text:style-name="T38_24">F</text:span></text:p>
      <text:p text:style-name="P39"><text:span text:style-name="T39_1"><text:tab/></text:span><text:span text:style-name="T39_2">f</text:span><text:span text:style-name="T39_3"><text:s/>)<text:s/></text:span><text:span text:style-name="T39_4">Revocar</text:span><text:span text:style-name="T39_5"><text:s/></text:span><text:span text:style-name="T39_6">certificados</text:span><text:span text:style-name="T39_7"><text:s/></text:span><text:span text:style-name="T39_8">digitales</text:span><text:span text:style-name="T39_9"><text:s/></text:span><text:span text:style-name="T39_10">V</text:span></text:p>
      <text:p text:style-name="P40"><text:span text:style-name="T40_1"><text:tab/></text:span><text:span text:style-name="T40_2">g</text:span><text:span text:style-name="T40_3">)<text:s/></text:span><text:span text:style-name="T40_4">Dar</text:span><text:span text:style-name="T40_5"><text:s/></text:span><text:span text:style-name="T40_6">a</text:span><text:span text:style-name="T40_7"><text:s/></text:span><text:span text:style-name="T40_8">conocer</text:span><text:span text:style-name="T40_9"><text:s/></text:span><text:span text:style-name="T40_10">el</text:span><text:span text:style-name="T40_11"><text:s/></text:span><text:span text:style-name="T40_12">estado</text:span><text:span text:style-name="T40_13"><text:s/></text:span><text:span text:style-name="T40_14">de</text:span><text:span text:style-name="T40_15"><text:s/></text:span><text:span text:style-name="T40_16">los</text:span><text:span text:style-name="T40_17"><text:s/></text:span><text:span text:style-name="T40_18">certificados</text:span><text:span text:style-name="T40_19"><text:s/></text:span><text:span text:style-name="T40_20">digitales</text:span><text:span text:style-name="T40_21"><text:s/></text:span><text:span text:style-name="T40_22">V</text:span></text:p>
      <text:p text:style-name="P41"><text:span text:style-name="T41_1"><text:tab/></text:span><text:span text:style-name="T41_2">h</text:span><text:span text:style-name="T41_3">)<text:s/></text:span><text:span text:style-name="T41_4">Publicar</text:span><text:span text:style-name="T41_5"><text:s/></text:span><text:span text:style-name="T41_6">listas</text:span><text:span text:style-name="T41_7"><text:s/></text:span><text:span text:style-name="T41_8">de</text:span><text:span text:style-name="T41_9"><text:s/></text:span><text:span text:style-name="T41_10">certificados</text:span><text:span text:style-name="T41_11"><text:s/></text:span><text:span text:style-name="T41_12">revocados</text:span><text:span text:style-name="T41_13"><text:s/></text:span><text:span text:style-name="T41_14">V</text:span></text:p>
      <text:p text:style-name="P42"><text:span text:style-name="T42_1"><text:tab/></text:span><text:span text:style-name="T42_2">i</text:span><text:span text:style-name="T42_3"><text:s/>)<text:s/></text:span><text:span text:style-name="T42_4">Marcar</text:span><text:span text:style-name="T42_5"><text:s/></text:span><text:span text:style-name="T42_6">pautas</text:span><text:span text:style-name="T42_7"><text:s/></text:span><text:span text:style-name="T42_8">de</text:span><text:span text:style-name="T42_9"><text:s/></text:span><text:span text:style-name="T42_10">conservación</text:span><text:span text:style-name="T42_11"><text:s/></text:span><text:span text:style-name="T42_12">de</text:span><text:span text:style-name="T42_13"><text:s/></text:span><text:span text:style-name="T42_14">los</text:span><text:span text:style-name="T42_15"><text:s/></text:span><text:span text:style-name="T42_16">certificados</text:span><text:span text:style-name="T42_17"><text:s/></text:span><text:span text:style-name="T42_18">digitales</text:span><text:span text:style-name="T42_19"><text:s/></text:span><text:span text:style-name="T42_20">F</text:span><text:span text:style-name="T42_21"><text:tab/></text:span></text:p>
      <text:p text:style-name="P43"/>
      <text:p text:style-name="P44"><text:span text:style-name="T44_1">5</text:span><text:span text:style-name="T44_2">)<text:s/>¿</text:span><text:span text:style-name="T44_3">Qué</text:span><text:span text:style-name="T44_4"><text:s/></text:span><text:span text:style-name="T44_5">se</text:span><text:span text:style-name="T44_6"><text:s/></text:span><text:span text:style-name="T44_7">entiende</text:span><text:span text:style-name="T44_8"><text:s/></text:span><text:span text:style-name="T44_9">por</text:span><text:span text:style-name="T44_10"><text:s/></text:span><text:span text:style-name="T44_11">dato</text:span><text:span text:style-name="T44_12"><text:s/></text:span><text:span text:style-name="T44_13">personal</text:span><text:span text:style-name="T44_14">?</text:span></text:p>
      <text:p text:style-name="P45"><text:span text:style-name="T45_1">Información</text:span><text:span text:style-name="T45_2"><text:s/></text:span><text:span text:style-name="T45_3">susceptible</text:span><text:span text:style-name="T45_4"><text:s/></text:span><text:span text:style-name="T45_5">de</text:span><text:span text:style-name="T45_6"><text:s/></text:span><text:span text:style-name="T45_7">ser</text:span><text:span text:style-name="T45_8"><text:s/></text:span><text:span text:style-name="T45_9">atribuida</text:span><text:span text:style-name="T45_10"><text:s/></text:span><text:span text:style-name="T45_11">a</text:span><text:span text:style-name="T45_12"><text:s/></text:span><text:span text:style-name="T45_13">una</text:span><text:span text:style-name="T45_14"><text:s/></text:span><text:span text:style-name="T45_15">persona</text:span><text:span text:style-name="T45_16">.</text:span></text:p>
      <text:p text:style-name="P46"/>
      <text:p text:style-name="P47"><text:span text:style-name="T47_1">6</text:span><text:span text:style-name="T47_2">)<text:s/></text:span><text:span text:style-name="T47_3">Al</text:span><text:span text:style-name="T47_4"><text:s/></text:span><text:span text:style-name="T47_5">final</text:span><text:span text:style-name="T47_6"><text:s/></text:span><text:span text:style-name="T47_7">de</text:span><text:span text:style-name="T47_8"><text:s/></text:span><text:span text:style-name="T47_9">cada</text:span><text:span text:style-name="T47_10"><text:s/></text:span><text:span text:style-name="T47_11">enunciado</text:span><text:span text:style-name="T47_12"><text:s/></text:span><text:span text:style-name="T47_13">coloque</text:span><text:span text:style-name="T47_14"><text:s/></text:span><text:span text:style-name="T47_15">una</text:span><text:span text:style-name="T47_16"><text:s/></text:span></text:p>
      <text:p text:style-name="P48"><text:span text:style-name="T48_1">L</text:span><text:span text:style-name="T48_2"><text:s/></text:span><text:span text:style-name="T48_3">si</text:span><text:span text:style-name="T48_4"><text:s/></text:span><text:span text:style-name="T48_5">corresponde</text:span><text:span text:style-name="T48_6"><text:s/></text:span><text:span text:style-name="T48_7">al</text:span><text:span text:style-name="T48_8"><text:s/></text:span><text:span text:style-name="T48_9">principio</text:span><text:span text:style-name="T48_10"><text:s/></text:span><text:span text:style-name="T48_11">de</text:span><text:span text:style-name="T48_12"><text:s/></text:span><text:span text:style-name="T48_13">licitud</text:span></text:p>
      <text:p text:style-name="P49"><text:span text:style-name="T49_1">F</text:span><text:span text:style-name="T49_2"><text:s/></text:span><text:span text:style-name="T49_3">si</text:span><text:span text:style-name="T49_4"><text:s/></text:span><text:span text:style-name="T49_5">corresponde</text:span><text:span text:style-name="T49_6"><text:s/></text:span><text:span text:style-name="T49_7">al</text:span><text:span text:style-name="T49_8"><text:s/></text:span><text:span text:style-name="T49_9">de</text:span><text:span text:style-name="T49_10"><text:s/></text:span><text:span text:style-name="T49_11">finalidad</text:span></text:p>
      <text:p text:style-name="P50"><text:span text:style-name="T50_1">P</text:span><text:span text:style-name="T50_2"><text:s/></text:span><text:span text:style-name="T50_3">si</text:span><text:span text:style-name="T50_4"><text:s/></text:span><text:span text:style-name="T50_5">corresponde</text:span><text:span text:style-name="T50_6"><text:s/></text:span><text:span text:style-name="T50_7">al</text:span><text:span text:style-name="T50_8"><text:s/></text:span><text:span text:style-name="T50_9">de</text:span><text:span text:style-name="T50_10"><text:s/></text:span><text:span text:style-name="T50_11">pert</text:span><text:span text:style-name="T50_12">i</text:span><text:span text:style-name="T50_13">nencia</text:span></text:p>
      <text:p text:style-name="P51"><text:span text:style-name="T51_1">E</text:span><text:span text:style-name="T51_2"><text:s/></text:span><text:span text:style-name="T51_3">si</text:span><text:span text:style-name="T51_4"><text:s/></text:span><text:span text:style-name="T51_5">corresponde</text:span><text:span text:style-name="T51_6"><text:s/></text:span><text:span text:style-name="T51_7">al</text:span><text:span text:style-name="T51_8"><text:s/></text:span><text:span text:style-name="T51_9">de</text:span><text:span text:style-name="T51_10"><text:s/></text:span><text:span text:style-name="T51_11">Exactitu</text:span><text:span text:style-name="T51_12">d</text:span></text:p>
      <text:p text:style-name="P52"/>
      <text:p text:style-name="P53"><text:span text:style-name="T53_1"><text:tab/></text:span><text:span text:style-name="T53_2">a</text:span><text:span text:style-name="T53_3">)<text:s/></text:span><text:span text:style-name="T53_4">Los</text:span><text:span text:style-name="T53_5"><text:s/></text:span><text:span text:style-name="T53_6">datos</text:span><text:span text:style-name="T53_7"><text:s/></text:span><text:span text:style-name="T53_8">no</text:span><text:span text:style-name="T53_9"><text:s/></text:span><text:span text:style-name="T53_10">pueden</text:span><text:span text:style-name="T53_11"><text:s/></text:span><text:span text:style-name="T53_12">ser</text:span><text:span text:style-name="T53_13"><text:s/></text:span><text:span text:style-name="T53_14">ambiguos</text:span><text:span text:style-name="T53_15"><text:s/></text:span><text:span text:style-name="T53_16">E</text:span><text:span text:style-name="T53_17">XACTITUD</text:span></text:p>
      <text:p text:style-name="P54"><text:span text:style-name="T54_1"><text:tab/></text:span><text:span text:style-name="T54_2">b</text:span><text:span text:style-name="T54_3">)<text:s/></text:span><text:span text:style-name="T54_4">Los</text:span><text:span text:style-name="T54_5"><text:s/></text:span><text:span text:style-name="T54_6">datos</text:span><text:span text:style-name="T54_7"><text:s/></text:span><text:span text:style-name="T54_8">a</text:span><text:span text:style-name="T54_9"><text:s/></text:span><text:span text:style-name="T54_10">recolectar</text:span><text:span text:style-name="T54_11"><text:s/></text:span><text:span text:style-name="T54_12">deben</text:span><text:span text:style-name="T54_13"><text:s/></text:span><text:span text:style-name="T54_14">estar</text:span><text:span text:style-name="T54_15"><text:s/></text:span><text:span text:style-name="T54_16">relacionados</text:span><text:span text:style-name="T54_17"><text:s/></text:span><text:span text:style-name="T54_18">con</text:span><text:span text:style-name="T54_19"><text:s/></text:span><text:span text:style-name="T54_20">la</text:span><text:span text:style-name="T54_21"><text:s/></text:span><text:span text:style-name="T54_22">finalidad</text:span><text:span text:style-name="T54_23"><text:s/></text:span><text:span text:style-name="T54_24">de</text:span><text:span text:style-name="T54_25"><text:s/></text:span><text:span text:style-name="T54_26">la</text:span><text:span text:style-name="T54_27"><text:s/></text:span><text:span text:style-name="T54_28">base</text:span><text:span text:style-name="T54_29"><text:s/></text:span><text:span text:style-name="T54_30">PERTINENCIA</text:span></text:p>
      <text:p text:style-name="P55"><text:span text:style-name="T55_1"><text:tab/></text:span><text:span text:style-name="T55_2">Nadie</text:span><text:span text:style-name="T55_3"><text:s/></text:span><text:span text:style-name="T55_4">tiene</text:span><text:span text:style-name="T55_5"><text:s/></text:span><text:span text:style-name="T55_6">derecho</text:span><text:span text:style-name="T55_7"><text:s/></text:span><text:span text:style-name="T55_8">a</text:span><text:span text:style-name="T55_9"><text:s/></text:span><text:span text:style-name="T55_10">requerir</text:span><text:span text:style-name="T55_11"><text:s/></text:span><text:span text:style-name="T55_12">información</text:span><text:span text:style-name="T55_13"><text:s/></text:span><text:span text:style-name="T55_14">que</text:span><text:span text:style-name="T55_15"><text:s/></text:span><text:span text:style-name="T55_16">no</text:span><text:span text:style-name="T55_17"><text:s/></text:span><text:span text:style-name="T55_18">sea</text:span><text:span text:style-name="T55_19"><text:s/></text:span><text:span text:style-name="T55_20">pertinente</text:span><text:span text:style-name="T55_21">,<text:s/></text:span><text:span text:style-name="T55_22">es</text:span><text:span text:style-name="T55_23"><text:s/></text:span><text:span text:style-name="T55_24">decir</text:span><text:span text:style-name="T55_25">,<text:s/></text:span><text:span text:style-name="T55_26">que</text:span><text:span text:style-name="T55_27"><text:s/></text:span><text:span text:style-name="T55_28">no</text:span><text:span text:style-name="T55_29"><text:s/></text:span><text:span text:style-name="T55_30">vaya</text:span><text:span text:style-name="T55_31"><text:s/></text:span><text:span text:style-name="T55_32">a</text:span></text:p>
      <text:p text:style-name="P56"><text:span text:style-name="T56_1">cumplir</text:span><text:span text:style-name="T56_2"><text:s/></text:span><text:span text:style-name="T56_3">alguna</text:span><text:span text:style-name="T56_4"><text:s/></text:span><text:span text:style-name="T56_5">finalidad</text:span><text:span text:style-name="T56_6"><text:s/></text:span><text:span text:style-name="T56_7">directamente</text:span><text:span text:style-name="T56_8"><text:s/></text:span><text:span text:style-name="T56_9">vinculada</text:span><text:span text:style-name="T56_10"><text:s/></text:span><text:span text:style-name="T56_11">al</text:span><text:span text:style-name="T56_12"><text:s/></text:span><text:span text:style-name="T56_13">propósito</text:span><text:span text:style-name="T56_14"><text:s/></text:span><text:span text:style-name="T56_15">que</text:span><text:span text:style-name="T56_16"><text:s/></text:span><text:span text:style-name="T56_17">se</text:span><text:span text:style-name="T56_18"><text:s/></text:span><text:span text:style-name="T56_19">ha</text:span><text:span text:style-name="T56_20"><text:s/></text:span><text:span text:style-name="T56_21">declarado</text:span><text:span text:style-name="T56_22"><text:s/></text:span><text:span text:style-name="T56_23">al</text:span><text:span text:style-name="T56_24"><text:s/></text:span><text:span text:style-name="T56_25">requerir</text:span></text:p>
      <text:p text:style-name="P57"><text:span text:style-name="T57_1"><text:tab/></text:span><text:span text:style-name="T57_2">esta</text:span><text:span text:style-name="T57_3"><text:s/></text:span><text:span text:style-name="T57_4">información</text:span><text:span text:style-name="T57_5">.<text:tab/></text:span></text:p>
      <text:p text:style-name="P58"><text:span text:style-name="T58_1"><text:tab/></text:span><text:span text:style-name="T58_2">c</text:span><text:span text:style-name="T58_3">)<text:s/></text:span><text:span text:style-name="T58_4">Las</text:span><text:span text:style-name="T58_5"><text:s/></text:span><text:span text:style-name="T58_6">bases</text:span><text:span text:style-name="T58_7"><text:s/></text:span><text:span text:style-name="T58_8">de</text:span><text:span text:style-name="T58_9"><text:s/></text:span><text:span text:style-name="T58_10">datos</text:span><text:span text:style-name="T58_11"><text:s/></text:span><text:span text:style-name="T58_12">deben</text:span><text:span text:style-name="T58_13"><text:s/></text:span><text:span text:style-name="T58_14">tener</text:span><text:span text:style-name="T58_15"><text:s/></text:span><text:span text:style-name="T58_16">un</text:span><text:span text:style-name="T58_17"><text:s/></text:span><text:span text:style-name="T58_18">fin</text:span><text:span text:style-name="T58_19"><text:s/></text:span><text:span text:style-name="T58_20">permitido</text:span><text:span text:style-name="T58_21"><text:s/></text:span><text:span text:style-name="T58_22">LICITUD</text:span><text:span text:style-name="T58_23"><text:s/></text:span></text:p>
      <text:p text:style-name="P59"><text:span text:style-name="T59_1">Nadie</text:span><text:span text:style-name="T59_2"><text:s/></text:span><text:span text:style-name="T59_3">puede</text:span><text:span text:style-name="T59_4">,<text:s/></text:span><text:span text:style-name="T59_5">en</text:span><text:span text:style-name="T59_6"><text:s/></text:span><text:span text:style-name="T59_7">principio</text:span><text:span text:style-name="T59_8">,<text:s/></text:span><text:span text:style-name="T59_9">recolectar</text:span><text:span text:style-name="T59_10"><text:s/></text:span><text:span text:style-name="T59_11">datos</text:span><text:span text:style-name="T59_12">,<text:s/></text:span><text:span text:style-name="T59_13">acopiar</text:span><text:span text:style-name="T59_14"><text:s/></text:span><text:span text:style-name="T59_15">información</text:span><text:span text:style-name="T59_16">,<text:s/></text:span><text:span text:style-name="T59_17">que</text:span><text:span text:style-name="T59_18"><text:s/></text:span><text:span text:style-name="T59_19">no</text:span><text:span text:style-name="T59_20"><text:s/></text:span><text:span text:style-name="T59_21">tenga</text:span><text:span text:style-name="T59_22"><text:s/></text:span><text:span text:style-name="T59_23">un</text:span></text:p>
      <text:p text:style-name="P60"><text:span text:style-name="T60_1">propósito</text:span><text:span text:style-name="T60_2"><text:s/></text:span><text:span text:style-name="T60_3">socialmente</text:span><text:span text:style-name="T60_4"><text:s/></text:span><text:span text:style-name="T60_5">válido</text:span><text:span text:style-name="T60_6"><text:s/></text:span><text:span text:style-name="T60_7">y</text:span><text:span text:style-name="T60_8"><text:s/></text:span><text:span text:style-name="T60_9">lícito</text:span><text:span text:style-name="T60_10">.</text:span></text:p>
      <text:p text:style-name="P61"><text:span text:style-name="T61_1">d</text:span><text:span text:style-name="T61_2">)<text:s/></text:span><text:span text:style-name="T61_3">Los</text:span><text:span text:style-name="T61_4"><text:s/></text:span><text:span text:style-name="T61_5">datos</text:span><text:span text:style-name="T61_6"><text:s/></text:span><text:span text:style-name="T61_7">no</text:span><text:span text:style-name="T61_8"><text:s/></text:span><text:span text:style-name="T61_9">pueden</text:span><text:span text:style-name="T61_10"><text:s/></text:span><text:span text:style-name="T61_11">ser</text:span><text:span text:style-name="T61_12"><text:s/></text:span><text:span text:style-name="T61_13">tratados</text:span><text:span text:style-name="T61_14"><text:s/></text:span><text:span text:style-name="T61_15">de</text:span><text:span text:style-name="T61_16"><text:s/></text:span><text:span text:style-name="T61_17">manera</text:span><text:span text:style-name="T61_18"><text:s/></text:span><text:span text:style-name="T61_19">incompatible</text:span><text:span text:style-name="T61_20"><text:s/></text:span><text:span text:style-name="T61_21">con</text:span><text:span text:style-name="T61_22"><text:s/></text:span><text:span text:style-name="T61_23">el</text:span><text:span text:style-name="T61_24"><text:s/></text:span><text:span text:style-name="T61_25">propósito</text:span><text:span text:style-name="T61_26"><text:s/></text:span><text:span text:style-name="T61_27">general</text:span><text:span text:style-name="T61_28"><text:s/></text:span><text:span text:style-name="T61_29">de</text:span><text:span text:style-name="T61_30"><text:s/></text:span><text:span text:style-name="T61_31">la</text:span><text:span text:style-name="T61_32"><text:s/></text:span><text:span text:style-name="T61_33">base</text:span><text:span text:style-name="T61_34"><text:s/></text:span><text:span text:style-name="T61_35">de</text:span><text:span text:style-name="T61_36"><text:s/></text:span><text:span text:style-name="T61_37">datos</text:span><text:span text:style-name="T61_38"><text:s/></text:span></text:p>
      <text:p text:style-name="P62"><text:span text:style-name="T62_1">FINALIDAD</text:span><text:span text:style-name="T62_2"><text:s/></text:span></text:p>
      <text:p text:style-name="P63"><text:span text:style-name="T63_1">Este</text:span><text:span text:style-name="T63_2"><text:s/></text:span><text:span text:style-name="T63_3">principio</text:span><text:span text:style-name="T63_4"><text:s/></text:span><text:span text:style-name="T63_5">implica</text:span><text:span text:style-name="T63_6"><text:s/></text:span><text:span text:style-name="T63_7">que</text:span><text:span text:style-name="T63_8"><text:s/></text:span><text:span text:style-name="T63_9">los</text:span><text:span text:style-name="T63_10"><text:s/></text:span><text:span text:style-name="T63_11">datos</text:span><text:span text:style-name="T63_12"><text:s/></text:span><text:span text:style-name="T63_13">deben</text:span><text:span text:style-name="T63_14"><text:s/></text:span><text:span text:style-name="T63_15">ser</text:span><text:span text:style-name="T63_16"><text:s/></text:span><text:span text:style-name="T63_17">recogidos</text:span><text:span text:style-name="T63_18"><text:s/></text:span><text:span text:style-name="T63_19">con</text:span><text:span text:style-name="T63_20"><text:s/></text:span><text:span text:style-name="T63_21">una</text:span><text:span text:style-name="T63_22"><text:s/></text:span><text:span text:style-name="T63_23">finalidad</text:span><text:span text:style-name="T63_24"><text:s/></text:span><text:span text:style-name="T63_25">explícita</text:span><text:span text:style-name="T63_26"><text:s/></text:span><text:span text:style-name="T63_27">y</text:span><text:span text:style-name="T63_28"><text:s/></text:span><text:span text:style-name="T63_29">no</text:span></text:p>
      <text:p text:style-name="P64"><text:span text:style-name="T64_1">ser</text:span><text:span text:style-name="T64_2"><text:s/></text:span><text:span text:style-name="T64_3">tratados</text:span><text:span text:style-name="T64_4"><text:s/></text:span><text:span text:style-name="T64_5">posteriormente</text:span><text:span text:style-name="T64_6"><text:s/></text:span><text:span text:style-name="T64_7">con</text:span><text:span text:style-name="T64_8"><text:s/></text:span><text:span text:style-name="T64_9">una</text:span><text:span text:style-name="T64_10"><text:s/></text:span><text:span text:style-name="T64_11">finalidad</text:span><text:span text:style-name="T64_12"><text:s/></text:span><text:span text:style-name="T64_13">distinta</text:span><text:span text:style-name="T64_14"><text:s/></text:span><text:span text:style-name="T64_15">o</text:span><text:span text:style-name="T64_16"><text:s/></text:span><text:span text:style-name="T64_17">de</text:span><text:span text:style-name="T64_18"><text:s/></text:span><text:span text:style-name="T64_19">una</text:span><text:span text:style-name="T64_20"><text:s/></text:span><text:span text:style-name="T64_21">manera</text:span><text:span text:style-name="T64_22"><text:s/></text:span><text:span text:style-name="T64_23">incompatible</text:span><text:span text:style-name="T64_24"><text:s/></text:span><text:span text:style-name="T64_25">con</text:span><text:span text:style-name="T64_26"><text:s/></text:span><text:span text:style-name="T64_27">el</text:span></text:p>
      <text:p text:style-name="P65"><text:span text:style-name="T65_1">propósito</text:span><text:span text:style-name="T65_2"><text:s/></text:span><text:span text:style-name="T65_3">con</text:span><text:span text:style-name="T65_4"><text:s/></text:span><text:span text:style-name="T65_5">el</text:span><text:span text:style-name="T65_6"><text:s/></text:span><text:span text:style-name="T65_7">que</text:span><text:span text:style-name="T65_8"><text:s/></text:span><text:span text:style-name="T65_9">fueron</text:span><text:span text:style-name="T65_10"><text:s/></text:span><text:span text:style-name="T65_11">requeridos</text:span><text:span text:style-name="T65_12"><text:s/></text:span><text:span text:style-name="T65_13">originariamente</text:span><text:span text:style-name="T65_14">,<text:s/></text:span><text:span text:style-name="T65_15">salvo</text:span><text:span text:style-name="T65_16"><text:s/></text:span><text:span text:style-name="T65_17">cuando</text:span><text:span text:style-name="T65_18"><text:s/></text:span><text:span text:style-name="T65_19">se</text:span><text:span text:style-name="T65_20"><text:s/></text:span><text:span text:style-name="T65_21">trata</text:span><text:span text:style-name="T65_22"><text:s/></text:span><text:span text:style-name="T65_23">de</text:span><text:span text:style-name="T65_24"><text:s/></text:span><text:span text:style-name="T65_25">darle</text:span><text:span text:style-name="T65_26"><text:s/></text:span><text:span text:style-name="T65_27">a</text:span><text:span text:style-name="T65_28"><text:s/></text:span><text:span text:style-name="T65_29">esos</text:span></text:p>
      <text:p text:style-name="P66"><text:span text:style-name="T66_1">datos</text:span><text:span text:style-name="T66_2"><text:s/></text:span><text:span text:style-name="T66_3">un</text:span><text:span text:style-name="T66_4"><text:s/></text:span><text:span text:style-name="T66_5">tratamiento</text:span><text:span text:style-name="T66_6"><text:s/></text:span><text:span text:style-name="T66_7">histórico</text:span><text:span text:style-name="T66_8">,<text:s/></text:span><text:span text:style-name="T66_9">estadístico</text:span><text:span text:style-name="T66_10"><text:s/></text:span><text:span text:style-name="T66_11">o</text:span><text:span text:style-name="T66_12"><text:s/></text:span><text:span text:style-name="T66_13">científico</text:span><text:span text:style-name="T66_14"><text:s/></text:span><text:span text:style-name="T66_15">y</text:span><text:span text:style-name="T66_16"><text:s/></text:span><text:span text:style-name="T66_17">siempre</text:span><text:span text:style-name="T66_18"><text:s/></text:span><text:span text:style-name="T66_19">y</text:span><text:span text:style-name="T66_20"><text:s/></text:span><text:span text:style-name="T66_21">cuando</text:span><text:span text:style-name="T66_22"><text:s/></text:span><text:span text:style-name="T66_23">los</text:span><text:span text:style-name="T66_24"><text:s/></text:span><text:span text:style-name="T66_25">Estados</text:span></text:p>
      <text:p text:style-name="P67"><text:span text:style-name="T67_1">ofrezcan</text:span><text:span text:style-name="T67_2"><text:s/></text:span><text:span text:style-name="T67_3">las</text:span><text:span text:style-name="T67_4"><text:s/></text:span><text:span text:style-name="T67_5">garantías</text:span><text:span text:style-name="T67_6"><text:s/></text:span><text:span text:style-name="T67_7">oportunas</text:span><text:span text:style-name="T67_8"><text:s/></text:span><text:span text:style-name="T67_9">para</text:span><text:span text:style-name="T67_10"><text:s/></text:span><text:span text:style-name="T67_11">ello</text:span><text:span text:style-name="T67_12">.</text:span></text:p>
      <text:p text:style-name="P68"><text:span text:style-name="T68_1">e</text:span><text:span text:style-name="T68_2">)<text:s/></text:span><text:span text:style-name="T68_3">La</text:span><text:span text:style-name="T68_4"><text:s/></text:span><text:span text:style-name="T68_5">recolección</text:span><text:span text:style-name="T68_6"><text:s/></text:span><text:span text:style-name="T68_7">de</text:span><text:span text:style-name="T68_8"><text:s/></text:span><text:span text:style-name="T68_9">datos</text:span><text:span text:style-name="T68_10"><text:s/></text:span><text:span text:style-name="T68_11">debe</text:span><text:span text:style-name="T68_12"><text:s/></text:span><text:span text:style-name="T68_13">tener</text:span><text:span text:style-name="T68_14"><text:s/></text:span><text:span text:style-name="T68_15">un</text:span><text:span text:style-name="T68_16"><text:s/></text:span><text:span text:style-name="T68_17">propósito</text:span><text:span text:style-name="T68_18"><text:s/></text:span><text:span text:style-name="T68_19">socialmente</text:span><text:span text:style-name="T68_20"><text:s/></text:span><text:span text:style-name="T68_21">valido</text:span><text:span text:style-name="T68_22"><text:s/></text:span><text:span text:style-name="T68_23">LICITUD</text:span></text:p>
      <text:p text:style-name="P69"><text:span text:style-name="T69_1">Nadie</text:span><text:span text:style-name="T69_2"><text:s/></text:span><text:span text:style-name="T69_3">puede</text:span><text:span text:style-name="T69_4">,<text:s/></text:span><text:span text:style-name="T69_5">en</text:span><text:span text:style-name="T69_6"><text:s/></text:span><text:span text:style-name="T69_7">principio</text:span><text:span text:style-name="T69_8">,<text:s/></text:span><text:span text:style-name="T69_9">recolectar</text:span><text:span text:style-name="T69_10"><text:s/></text:span><text:span text:style-name="T69_11">datos</text:span><text:span text:style-name="T69_12">,<text:s/></text:span><text:span text:style-name="T69_13">acopiar</text:span><text:span text:style-name="T69_14"><text:s/></text:span><text:span text:style-name="T69_15">información</text:span><text:span text:style-name="T69_16">,<text:s/></text:span><text:span text:style-name="T69_17">que</text:span><text:span text:style-name="T69_18"><text:s/></text:span><text:span text:style-name="T69_19">no</text:span><text:span text:style-name="T69_20"><text:s/></text:span><text:span text:style-name="T69_21">tenga</text:span><text:span text:style-name="T69_22"><text:s/></text:span><text:span text:style-name="T69_23">un</text:span></text:p>
      <text:p text:style-name="P70"><text:span text:style-name="T70_1">propósito</text:span><text:span text:style-name="T70_2"><text:s/></text:span><text:span text:style-name="T70_3">socialmente</text:span><text:span text:style-name="T70_4"><text:s/></text:span><text:span text:style-name="T70_5">válido</text:span><text:span text:style-name="T70_6"><text:s/></text:span><text:span text:style-name="T70_7">y</text:span><text:span text:style-name="T70_8"><text:s/></text:span><text:span text:style-name="T70_9">lícito</text:span><text:span text:style-name="T70_10">.</text:span></text:p>
      <text:p text:style-name="P71"/>
      <text:p text:style-name="P72"><text:span text:style-name="T72_1">7</text:span><text:span text:style-name="T72_2">)<text:s/></text:span><text:span text:style-name="T72_3">Marque</text:span><text:span text:style-name="T72_4"><text:s/></text:span><text:span text:style-name="T72_5">con</text:span><text:span text:style-name="T72_6"><text:s/></text:span><text:span text:style-name="T72_7">una</text:span><text:span text:style-name="T72_8"><text:s/></text:span><text:span text:style-name="T72_9">X</text:span><text:span text:style-name="T72_10"><text:s/></text:span><text:span text:style-name="T72_11">cual</text:span><text:span text:style-name="T72_12"><text:s/></text:span><text:span text:style-name="T72_13">de</text:span><text:span text:style-name="T72_14"><text:s/></text:span><text:span text:style-name="T72_15">los</text:span><text:span text:style-name="T72_16"><text:s/></text:span><text:span text:style-name="T72_17">siguientes</text:span><text:span text:style-name="T72_18"><text:s/></text:span><text:span text:style-name="T72_19">datos</text:span><text:span text:style-name="T72_20"><text:s/></text:span><text:span text:style-name="T72_21">REQUIEREN</text:span><text:span text:style-name="T72_22"><text:s/></text:span><text:span text:style-name="T72_23">CONSENTIMIENTO</text:span><text:span text:style-name="T72_24"><text:s/></text:span><text:span text:style-name="T72_25">del</text:span><text:span text:style-name="T72_26"><text:s/></text:span><text:span text:style-name="T72_27">titular</text:span><text:span text:style-name="T72_28"><text:s/></text:span><text:span text:style-name="T72_29">para</text:span><text:span text:style-name="T72_30"><text:s/></text:span><text:span text:style-name="T72_31">ser</text:span><text:span text:style-name="T72_32"><text:s/></text:span><text:span text:style-name="T72_33">recolectados</text:span></text:p>
      <text:p text:style-name="P73"><text:span text:style-name="T73_1">La</text:span><text:span text:style-name="T73_2"><text:s/></text:span><text:span text:style-name="T73_3">ley</text:span><text:span text:style-name="T73_4"><text:s/>25.306<text:s/></text:span><text:span text:style-name="T73_5">que</text:span><text:span text:style-name="T73_6"><text:s/></text:span><text:span text:style-name="T73_7">es</text:span><text:span text:style-name="T73_8"><text:s/></text:span><text:span text:style-name="T73_9">la</text:span><text:span text:style-name="T73_10"><text:s/></text:span><text:span text:style-name="T73_11">que</text:span><text:span text:style-name="T73_12"><text:s/></text:span><text:span text:style-name="T73_13">regula</text:span><text:span text:style-name="T73_14"><text:s/></text:span><text:span text:style-name="T73_15">la</text:span><text:span text:style-name="T73_16"><text:s/></text:span><text:span text:style-name="T73_17">protección</text:span><text:span text:style-name="T73_18"><text:s/></text:span><text:span text:style-name="T73_19">de</text:span><text:span text:style-name="T73_20"><text:s/></text:span><text:span text:style-name="T73_21">los</text:span><text:span text:style-name="T73_22"><text:s/></text:span><text:span text:style-name="T73_23">datos</text:span><text:span text:style-name="T73_24"><text:s/></text:span><text:span text:style-name="T73_25">personales</text:span><text:span text:style-name="T73_26">,<text:s/></text:span><text:span text:style-name="T73_27">establece</text:span><text:span text:style-name="T73_28"><text:s/></text:span><text:span text:style-name="T73_29">que</text:span></text:p>
      <text:p text:style-name="P74"><text:span text:style-name="T74_1">no</text:span><text:span text:style-name="T74_2"><text:s/></text:span><text:span text:style-name="T74_3">es</text:span><text:span text:style-name="T74_4"><text:s/></text:span><text:span text:style-name="T74_5">necesario</text:span><text:span text:style-name="T74_6"><text:s/></text:span><text:span text:style-name="T74_7">el</text:span><text:span text:style-name="T74_8"><text:s/></text:span><text:span text:style-name="T74_9">consentimiento</text:span><text:span text:style-name="T74_10"><text:s/></text:span><text:span text:style-name="T74_11">cuando</text:span><text:span text:style-name="T74_12">:</text:span></text:p>
      <text:p text:style-name="P75"><text:span text:style-name="T75_1">a</text:span><text:span text:style-name="T75_2">)<text:s/></text:span><text:span text:style-name="T75_3">Los</text:span><text:span text:style-name="T75_4"><text:s/></text:span><text:span text:style-name="T75_5">datos</text:span><text:span text:style-name="T75_6"><text:s/></text:span><text:span text:style-name="T75_7">se</text:span><text:span text:style-name="T75_8"><text:s/></text:span><text:span text:style-name="T75_9">obtengan</text:span><text:span text:style-name="T75_10"><text:s/></text:span><text:span text:style-name="T75_11">de</text:span><text:span text:style-name="T75_12"><text:s/></text:span><text:span text:style-name="T75_13">fuentes</text:span><text:span text:style-name="T75_14"><text:s/></text:span><text:span text:style-name="T75_15">de</text:span><text:span text:style-name="T75_16"><text:s/></text:span><text:span text:style-name="T75_17">acceso</text:span><text:span text:style-name="T75_18"><text:s/></text:span><text:span text:style-name="T75_19">público</text:span><text:span text:style-name="T75_20"><text:s/></text:span><text:span text:style-name="T75_21">irrestricto</text:span><text:span text:style-name="T75_22">;<text:s/></text:span></text:p>
      <text:p text:style-name="P76"><text:span text:style-name="T76_1">b</text:span><text:span text:style-name="T76_2">)<text:s/></text:span><text:span text:style-name="T76_3">Se</text:span><text:span text:style-name="T76_4"><text:s/></text:span><text:span text:style-name="T76_5">recaben</text:span><text:span text:style-name="T76_6"><text:s/></text:span><text:span text:style-name="T76_7">para</text:span><text:span text:style-name="T76_8"><text:s/></text:span><text:span text:style-name="T76_9">el</text:span><text:span text:style-name="T76_10"><text:s/></text:span><text:span text:style-name="T76_11">ejercicio</text:span><text:span text:style-name="T76_12"><text:s/></text:span><text:span text:style-name="T76_13">de</text:span><text:span text:style-name="T76_14"><text:s/></text:span><text:span text:style-name="T76_15">funciones</text:span><text:span text:style-name="T76_16"><text:s/></text:span><text:span text:style-name="T76_17">propias</text:span><text:span text:style-name="T76_18"><text:s/></text:span><text:span text:style-name="T76_19">de</text:span><text:span text:style-name="T76_20"><text:s/></text:span><text:span text:style-name="T76_21">los</text:span><text:span text:style-name="T76_22"><text:s/></text:span><text:span text:style-name="T76_23">poderes</text:span><text:span text:style-name="T76_24"><text:s/></text:span><text:span text:style-name="T76_25">del</text:span><text:span text:style-name="T76_26"><text:s/></text:span><text:span text:style-name="T76_27">Estado</text:span><text:span text:style-name="T76_28"><text:s/></text:span><text:span text:style-name="T76_29">o</text:span><text:span text:style-name="T76_30"><text:s/></text:span><text:span text:style-name="T76_31">en</text:span><text:span text:style-name="T76_32"><text:s/></text:span><text:span text:style-name="T76_33">virtud</text:span><text:span text:style-name="T76_34"><text:s/></text:span><text:span text:style-name="T76_35">de</text:span><text:span text:style-name="T76_36"><text:s/></text:span><text:span text:style-name="T76_37">una</text:span><text:span text:style-name="T76_38"><text:s text:c="2"/></text:span><text:span text:style-name="T76_39">obligación</text:span><text:span text:style-name="T76_40"><text:s/></text:span><text:span text:style-name="T76_41">legal</text:span><text:span text:style-name="T76_42">;<text:s/></text:span></text:p>
      <text:p text:style-name="P77"><text:span text:style-name="T77_1">c</text:span><text:span text:style-name="T77_2">)<text:s/></text:span><text:span text:style-name="T77_3">Se</text:span><text:span text:style-name="T77_4"><text:s/></text:span><text:span text:style-name="T77_5">trate</text:span><text:span text:style-name="T77_6"><text:s/></text:span><text:span text:style-name="T77_7">de</text:span><text:span text:style-name="T77_8"><text:s/></text:span><text:span text:style-name="T77_9">listados</text:span><text:span text:style-name="T77_10"><text:s/></text:span><text:span text:style-name="T77_11">cuyos</text:span><text:span text:style-name="T77_12"><text:s/></text:span><text:span text:style-name="T77_13">datos</text:span><text:span text:style-name="T77_14"><text:s/></text:span><text:span text:style-name="T77_15">se</text:span><text:span text:style-name="T77_16"><text:s/></text:span><text:span text:style-name="T77_17">limiten</text:span><text:span text:style-name="T77_18"><text:s/></text:span><text:span text:style-name="T77_19">a</text:span><text:span text:style-name="T77_20"><text:s/></text:span><text:span text:style-name="T77_21">nombre</text:span><text:span text:style-name="T77_22">,<text:s/></text:span><text:span text:style-name="T77_23">documento</text:span><text:span text:style-name="T77_24"><text:s/></text:span><text:span text:style-name="T77_25">nacional</text:span><text:span text:style-name="T77_26"><text:s/></text:span><text:span text:style-name="T77_27">de</text:span><text:span text:style-name="T77_28"><text:s/></text:span><text:span text:style-name="T77_29">identidad</text:span><text:span text:style-name="T77_30">,<text:s/></text:span><text:span text:style-name="T77_31">identificación</text:span><text:span text:style-name="T77_32"><text:s/></text:span><text:span text:style-name="T77_33">tributaria</text:span><text:span text:style-name="T77_34"><text:s/></text:span><text:span text:style-name="T77_35">o</text:span><text:span text:style-name="T77_36"><text:s/></text:span><text:span text:style-name="T77_37">previsional</text:span><text:span text:style-name="T77_38">,<text:s/></text:span><text:span text:style-name="T77_39">ocupación</text:span><text:span text:style-name="T77_40">,<text:s/></text:span><text:span text:style-name="T77_41">fecha</text:span><text:span text:style-name="T77_42"><text:s/></text:span><text:span text:style-name="T77_43">de</text:span><text:span text:style-name="T77_44"><text:s/></text:span><text:span text:style-name="T77_45">nacimiento</text:span><text:span text:style-name="T77_46"><text:s/></text:span><text:span text:style-name="T77_47">y</text:span><text:span text:style-name="T77_48"><text:s/></text:span><text:span text:style-name="T77_49">domicilio</text:span><text:span text:style-name="T77_50">;</text:span></text:p>
      <text:p text:style-name="P78"><text:span text:style-name="T78_1">d</text:span><text:span text:style-name="T78_2">)<text:s/></text:span><text:span text:style-name="T78_3">Deriven</text:span><text:span text:style-name="T78_4"><text:s/></text:span><text:span text:style-name="T78_5">de</text:span><text:span text:style-name="T78_6"><text:s/></text:span><text:span text:style-name="T78_7">una</text:span><text:span text:style-name="T78_8"><text:s/></text:span><text:span text:style-name="T78_9">relación</text:span><text:span text:style-name="T78_10"><text:s/></text:span><text:span text:style-name="T78_11">contractual</text:span><text:span text:style-name="T78_12">,<text:s/></text:span><text:span text:style-name="T78_13">científica</text:span><text:span text:style-name="T78_14"><text:s/></text:span><text:span text:style-name="T78_15">o</text:span><text:span text:style-name="T78_16"><text:s/></text:span><text:span text:style-name="T78_17">profesional</text:span><text:span text:style-name="T78_18"><text:s/></text:span><text:span text:style-name="T78_19">del</text:span><text:span text:style-name="T78_20"><text:s/></text:span><text:span text:style-name="T78_21">titular</text:span><text:span text:style-name="T78_22"><text:s/></text:span><text:span text:style-name="T78_23">de</text:span><text:span text:style-name="T78_24"><text:s/></text:span><text:span text:style-name="T78_25">los</text:span><text:span text:style-name="T78_26"><text:s/></text:span><text:span text:style-name="T78_27">datos</text:span><text:span text:style-name="T78_28">,<text:s/></text:span><text:span text:style-name="T78_29">y</text:span><text:span text:style-name="T78_30"><text:s/></text:span><text:span text:style-name="T78_31">resulten</text:span><text:span text:style-name="T78_32"><text:s/></text:span><text:span text:style-name="T78_33">necesarios</text:span><text:span text:style-name="T78_34"><text:s/></text:span><text:span text:style-name="T78_35">para</text:span><text:span text:style-name="T78_36"><text:s/></text:span><text:span text:style-name="T78_37">su</text:span><text:span text:style-name="T78_38"><text:s/></text:span><text:span text:style-name="T78_39">desarrollo</text:span><text:span text:style-name="T78_40"><text:s/></text:span><text:span text:style-name="T78_41">o</text:span><text:span text:style-name="T78_42"><text:s/></text:span><text:span text:style-name="T78_43">cumplimiento</text:span><text:span text:style-name="T78_44">;</text:span></text:p>
      <text:p text:style-name="P79"><text:span text:style-name="T79_1">e</text:span><text:span text:style-name="T79_2">)<text:s/></text:span><text:span text:style-name="T79_3">Se</text:span><text:span text:style-name="T79_4"><text:s/></text:span><text:span text:style-name="T79_5">trate</text:span><text:span text:style-name="T79_6"><text:s/></text:span><text:span text:style-name="T79_7">de</text:span><text:span text:style-name="T79_8"><text:s/></text:span><text:span text:style-name="T79_9">las</text:span><text:span text:style-name="T79_10"><text:s/></text:span><text:span text:style-name="T79_11">operaciones</text:span><text:span text:style-name="T79_12"><text:s/></text:span><text:span text:style-name="T79_13">que</text:span><text:span text:style-name="T79_14"><text:s/></text:span><text:span text:style-name="T79_15">realicen</text:span><text:span text:style-name="T79_16"><text:s/></text:span><text:span text:style-name="T79_17">las</text:span><text:span text:style-name="T79_18"><text:s/></text:span><text:span text:style-name="T79_19">entidades</text:span><text:span text:style-name="T79_20"><text:s/></text:span><text:span text:style-name="T79_21">financieras</text:span><text:span text:style-name="T79_22"><text:s/></text:span><text:span text:style-name="T79_23">y</text:span><text:span text:style-name="T79_24"><text:s/></text:span><text:span text:style-name="T79_25">de</text:span><text:span text:style-name="T79_26"><text:s/></text:span><text:span text:style-name="T79_27">las</text:span><text:span text:style-name="T79_28"><text:s/></text:span><text:span text:style-name="T79_29">informaciones</text:span><text:span text:style-name="T79_30"><text:s/></text:span><text:span text:style-name="T79_31">que</text:span><text:span text:style-name="T79_32"><text:s/></text:span><text:span text:style-name="T79_33">reciban</text:span><text:span text:style-name="T79_34"><text:s/></text:span><text:span text:style-name="T79_35">de</text:span><text:span text:style-name="T79_36"><text:s/></text:span><text:span text:style-name="T79_37">sus</text:span><text:span text:style-name="T79_38"><text:s/></text:span><text:span text:style-name="T79_39">clientes</text:span><text:span text:style-name="T79_40">.</text:span></text:p>
      <text:p text:style-name="P80"><text:span text:style-name="T80_1">a</text:span><text:span text:style-name="T80_2">)<text:s/></text:span><text:span text:style-name="T80_3">Nombre</text:span></text:p>
      <text:p text:style-name="P81"><text:span text:style-name="T81_1"><text:tab/></text:span><text:span text:style-name="T81_2">b</text:span><text:span text:style-name="T81_3">)<text:s/></text:span><text:span text:style-name="T81_4">Creencia</text:span><text:span text:style-name="T81_5"><text:s/></text:span><text:span text:style-name="T81_6">religiosa</text:span><text:span text:style-name="T81_7"><text:tab/><text:s text:c="2"/></text:span><text:span text:style-name="T81_8">X</text:span></text:p>
      <text:p text:style-name="P82"><text:span text:style-name="T82_1"><text:tab/></text:span><text:span text:style-name="T82_2">c</text:span><text:span text:style-name="T82_3">)<text:s/></text:span><text:span text:style-name="T82_4">Afiliación</text:span><text:span text:style-name="T82_5"><text:s/></text:span><text:span text:style-name="T82_6">partidaria</text:span><text:span text:style-name="T82_7"><text:tab/><text:s text:c="2"/></text:span><text:span text:style-name="T82_8">X</text:span><text:span text:style-name="T82_9"><text:tab/></text:span></text:p>
      <text:p text:style-name="P83"><text:span text:style-name="T83_1"><text:tab/></text:span><text:span text:style-name="T83_2">d</text:span><text:span text:style-name="T83_3">)<text:s/></text:span><text:span text:style-name="T83_4">Documento</text:span></text:p>
      <text:p text:style-name="P84"><text:span text:style-name="T84_1"><text:tab/></text:span><text:span text:style-name="T84_2">e</text:span><text:span text:style-name="T84_3">)<text:s/></text:span><text:span text:style-name="T84_4">Teléfono</text:span><text:span text:style-name="T84_5"><text:tab/><text:tab/><text:s text:c="2"/></text:span><text:span text:style-name="T84_6">X</text:span></text:p>
      <text:p text:style-name="P85"><text:span text:style-name="T85_1"><text:tab/></text:span><text:span text:style-name="T85_2">f</text:span><text:span text:style-name="T85_3"><text:s/>)<text:s/></text:span><text:span text:style-name="T85_4">Nombre</text:span><text:span text:style-name="T85_5"><text:s/></text:span><text:span text:style-name="T85_6">de</text:span><text:span text:style-name="T85_7"><text:s/></text:span><text:span text:style-name="T85_8">los</text:span><text:span text:style-name="T85_9"><text:s/></text:span><text:span text:style-name="T85_10">padres</text:span></text:p>
      <text:p text:style-name="P86"><text:span text:style-name="T86_1"><text:tab/></text:span><text:span text:style-name="T86_2">g</text:span><text:span text:style-name="T86_3">)<text:s/></text:span><text:span text:style-name="T86_4">Profesion</text:span></text:p>
      <text:p text:style-name="P87"><text:span text:style-name="T87_1"><text:tab/></text:span><text:span text:style-name="T87_2">g</text:span><text:span text:style-name="T87_3">)<text:s/></text:span><text:span text:style-name="T87_4">Direccion</text:span><text:span text:style-name="T87_5"><text:s/></text:span><text:span text:style-name="T87_6">de</text:span><text:span text:style-name="T87_7"><text:s/></text:span><text:span text:style-name="T87_8">mail</text:span><text:span text:style-name="T87_9"><text:tab/><text:s text:c="2"/></text:span><text:span text:style-name="T87_10">X</text:span></text:p>
      <text:p text:style-name="P88"><text:span text:style-name="T88_1"><text:tab/>*</text:span><text:span text:style-name="T88_2">nota</text:span><text:span text:style-name="T88_3">:<text:s/></text:span><text:span text:style-name="T88_4">El</text:span><text:span text:style-name="T88_5"><text:s/></text:span><text:span text:style-name="T88_6">teléfono</text:span><text:span text:style-name="T88_7"><text:s/></text:span><text:span text:style-name="T88_8">y</text:span><text:span text:style-name="T88_9"><text:s/></text:span><text:span text:style-name="T88_10">la</text:span><text:span text:style-name="T88_11"><text:s/></text:span><text:span text:style-name="T88_12">dirección</text:span><text:span text:style-name="T88_13"><text:s/></text:span><text:span text:style-name="T88_14">de</text:span><text:span text:style-name="T88_15"><text:s/></text:span><text:span text:style-name="T88_16">e</text:span><text:span text:style-name="T88_17">-</text:span><text:span text:style-name="T88_18">mail</text:span><text:span text:style-name="T88_19"><text:s/></text:span><text:span text:style-name="T88_20">requieren</text:span><text:span text:style-name="T88_21"><text:s/></text:span><text:span text:style-name="T88_22">consentimiento</text:span><text:span text:style-name="T88_23"><text:s/></text:span><text:span text:style-name="T88_24">siempre</text:span><text:span text:style-name="T88_25"><text:s/></text:span><text:span text:style-name="T88_26">y</text:span><text:span text:style-name="T88_27"><text:s/></text:span><text:span text:style-name="T88_28">cuando</text:span><text:span text:style-name="T88_29"><text:s/></text:span><text:span text:style-name="T88_30">no</text:span><text:span text:style-name="T88_31"><text:s/></text:span><text:span text:style-name="T88_32">se</text:span><text:span text:style-name="T88_33"><text:s/></text:span><text:span text:style-name="T88_34">hayan</text:span><text:span text:style-name="T88_35"><text:s/></text:span><text:span text:style-name="T88_36">hecho</text:span><text:span text:style-name="T88_37"><text:line-break/><text:tab/></text:span><text:span text:style-name="T88_38">públicos</text:span><text:span text:style-name="T88_39"><text:s/></text:span><text:span text:style-name="T88_40">con</text:span><text:span text:style-name="T88_41"><text:s/></text:span><text:span text:style-name="T88_42">anterioridad</text:span><text:span text:style-name="T88_43">.</text:span></text:p>
      <text:p text:style-name="P89"/>
      <text:p text:style-name="P90"/>
      <text:p text:style-name="P91"><text:span text:style-name="T91_1">8</text:span><text:span text:style-name="T91_2">)<text:s/></text:span><text:span text:style-name="T91_3">DERECHO</text:span><text:span text:style-name="T91_4"><text:s/></text:span><text:span text:style-name="T91_5">DE</text:span><text:span text:style-name="T91_6"><text:s/></text:span><text:span text:style-name="T91_7">ACCESO</text:span><text:span text:style-name="T91_8">.<text:s/></text:span><text:span text:style-name="T91_9">Al</text:span><text:span text:style-name="T91_10"><text:s/></text:span><text:span text:style-name="T91_11">lado</text:span><text:span text:style-name="T91_12"><text:s/></text:span><text:span text:style-name="T91_13">de</text:span><text:span text:style-name="T91_14"><text:s/></text:span><text:span text:style-name="T91_15">cada</text:span><text:span text:style-name="T91_16"><text:s/></text:span><text:span text:style-name="T91_17">enunciado</text:span><text:span text:style-name="T91_18"><text:s/></text:span><text:span text:style-name="T91_19">coloque</text:span><text:span text:style-name="T91_20"><text:s/></text:span><text:span text:style-name="T91_21">una</text:span><text:span text:style-name="T91_22"><text:s/></text:span><text:span text:style-name="T91_23">V</text:span><text:span text:style-name="T91_24"><text:s/></text:span><text:span text:style-name="T91_25">si</text:span><text:span text:style-name="T91_26"><text:s/></text:span><text:span text:style-name="T91_27">es</text:span><text:span text:style-name="T91_28"><text:s/></text:span><text:span text:style-name="T91_29">verdadero</text:span><text:span text:style-name="T91_30"><text:s/></text:span><text:span text:style-name="T91_31">y</text:span><text:span text:style-name="T91_32"><text:s/></text:span><text:span text:style-name="T91_33">una</text:span><text:span text:style-name="T91_34"><text:s/></text:span><text:span text:style-name="T91_35">F</text:span><text:span text:style-name="T91_36"><text:s/></text:span><text:span text:style-name="T91_37">si</text:span><text:span text:style-name="T91_38"><text:s/></text:span><text:span text:style-name="T91_39">es</text:span><text:span text:style-name="T91_40"><text:s/></text:span><text:span text:style-name="T91_41">falso</text:span></text:p>
      <text:p text:style-name="P92"><text:span text:style-name="T92_1"><text:tab/></text:span><text:span text:style-name="T92_2">a</text:span><text:span text:style-name="T92_3">)<text:s/></text:span><text:span text:style-name="T92_4">Significa</text:span><text:span text:style-name="T92_5"><text:s/></text:span><text:span text:style-name="T92_6">saber</text:span><text:span text:style-name="T92_7"><text:s/></text:span><text:span text:style-name="T92_8">que</text:span><text:span text:style-name="T92_9"><text:s/></text:span><text:span text:style-name="T92_10">conocimientos</text:span><text:span text:style-name="T92_11"><text:s/></text:span><text:span text:style-name="T92_12">sobre</text:span><text:span text:style-name="T92_13"><text:s/></text:span><text:span text:style-name="T92_14">nosotros</text:span><text:span text:style-name="T92_15"><text:s/></text:span><text:span text:style-name="T92_16">tienen</text:span><text:span text:style-name="T92_17"><text:s/></text:span><text:span text:style-name="T92_18">terceras</text:span><text:span text:style-name="T92_19"><text:s/></text:span><text:span text:style-name="T92_20">personas</text:span><text:span text:style-name="T92_21">.<text:s/></text:span><text:span text:style-name="T92_22">V</text:span></text:p>
      <text:p text:style-name="P93"><text:span text:style-name="T93_1"><text:tab/></text:span><text:span text:style-name="T93_2">b</text:span><text:span text:style-name="T93_3">)<text:s/></text:span><text:span text:style-name="T93_4">Solo</text:span><text:span text:style-name="T93_5"><text:s/></text:span><text:span text:style-name="T93_6">se</text:span><text:span text:style-name="T93_7"><text:s/></text:span><text:span text:style-name="T93_8">ejerce</text:span><text:span text:style-name="T93_9"><text:s/></text:span><text:span text:style-name="T93_10">por</text:span><text:span text:style-name="T93_11"><text:s/></text:span><text:span text:style-name="T93_12">via</text:span><text:span text:style-name="T93_13"><text:s/></text:span><text:span text:style-name="T93_14">administrativa</text:span><text:span text:style-name="T93_15">.<text:s/></text:span><text:span text:style-name="T93_16">F</text:span></text:p>
      <text:p text:style-name="P94"><text:span text:style-name="T94_1">Administrativas</text:span><text:span text:style-name="T94_2"><text:s/></text:span><text:span text:style-name="T94_3">o</text:span><text:span text:style-name="T94_4"><text:s/></text:span><text:span text:style-name="T94_5">prejudiciales</text:span><text:span text:style-name="T94_6"><text:s/></text:span><text:span text:style-name="T94_7">y</text:span><text:span text:style-name="T94_8"><text:s/></text:span><text:span text:style-name="T94_9">judiciales</text:span><text:span text:style-name="T94_10">.</text:span></text:p>
      <text:p text:style-name="P95"><text:span text:style-name="T95_1">Judiciales</text:span><text:span text:style-name="T95_2"><text:s/>(</text:span><text:span text:style-name="T95_3">hábeas</text:span><text:span text:style-name="T95_4"><text:s/></text:span><text:span text:style-name="T95_5">data</text:span><text:span text:style-name="T95_6">,<text:s/></text:span><text:span text:style-name="T95_7">amparo</text:span><text:span text:style-name="T95_8">,</text:span><text:span text:style-name="T95_9">etc</text:span><text:span text:style-name="T95_10">)</text:span></text:p>
      <text:p text:style-name="P96"><text:span text:style-name="T96_1">Ley</text:span><text:span text:style-name="T96_2"><text:s/>25326<text:s/>(</text:span><text:span text:style-name="T96_3">arts</text:span><text:span text:style-name="T96_4">.<text:s/>13<text:s/></text:span><text:span text:style-name="T96_5">y</text:span><text:span text:style-name="T96_6"><text:s/>14)</text:span></text:p>
      <text:p text:style-name="P97"><text:span text:style-name="T97_1">Leyes</text:span><text:span text:style-name="T97_2"><text:s/></text:span><text:span text:style-name="T97_3">provinciales</text:span><text:span text:style-name="T97_4"><text:s/>(</text:span><text:span text:style-name="T97_5">Chacom</text:span><text:span text:style-name="T97_6"><text:s/></text:span><text:span text:style-name="T97_7">Chubut</text:span><text:span text:style-name="T97_8">,</text:span><text:span text:style-name="T97_9">Río</text:span><text:span text:style-name="T97_10"><text:s/></text:span><text:span text:style-name="T97_11">Negro</text:span><text:span text:style-name="T97_12">,<text:s/></text:span><text:span text:style-name="T97_13">Neuquén</text:span><text:span text:style-name="T97_14">,<text:s/></text:span><text:span text:style-name="T97_15">Sgo</text:span><text:span text:style-name="T97_16"><text:s/></text:span><text:span text:style-name="T97_17">del</text:span><text:span text:style-name="T97_18"><text:s/></text:span><text:span text:style-name="T97_19">Estero</text:span><text:span text:style-name="T97_20">,<text:s/></text:span><text:span text:style-name="T97_21">Jujuy</text:span><text:span text:style-name="T97_22">,<text:s/></text:span><text:span text:style-name="T97_23">EntreRíos</text:span><text:span text:style-name="T97_24">,<text:s/></text:span><text:span text:style-name="T97_25">Constitución</text:span><text:span text:style-name="T97_26"><text:s/></text:span><text:span text:style-name="T97_27">Salta</text:span><text:span text:style-name="T97_28">,<text:s/></text:span><text:span text:style-name="T97_29">etc</text:span><text:span text:style-name="T97_30">.)</text:span></text:p>
      <text:p text:style-name="P98"><text:span text:style-name="T98_1">c</text:span><text:span text:style-name="T98_2">)<text:s/></text:span><text:span text:style-name="T98_3">Se</text:span><text:span text:style-name="T98_4"><text:s/></text:span><text:span text:style-name="T98_5">puede</text:span><text:span text:style-name="T98_6"><text:s/></text:span><text:span text:style-name="T98_7">ejecutar</text:span><text:span text:style-name="T98_8"><text:s/></text:span><text:span text:style-name="T98_9">sobre</text:span><text:span text:style-name="T98_10"><text:s/></text:span><text:span text:style-name="T98_11">bancos</text:span><text:span text:style-name="T98_12"><text:s/></text:span><text:span text:style-name="T98_13">de</text:span><text:span text:style-name="T98_14"><text:s/></text:span><text:span text:style-name="T98_15">datos</text:span><text:span text:style-name="T98_16"><text:s/></text:span><text:span text:style-name="T98_17">publicos</text:span><text:span text:style-name="T98_18"><text:s/></text:span><text:span text:style-name="T98_19">o</text:span><text:span text:style-name="T98_20"><text:s/></text:span><text:span text:style-name="T98_21">privados</text:span><text:span text:style-name="T98_22">.</text:span><text:span text:style-name="T98_23"><text:s/></text:span><text:span text:style-name="T98_24">V</text:span></text:p>
      <text:p text:style-name="P99"><text:span text:style-name="T99_1"><text:tab/></text:span><text:span text:style-name="T99_2">d</text:span><text:span text:style-name="T99_3">)<text:s/></text:span><text:span text:style-name="T99_4">Siempre</text:span><text:span text:style-name="T99_5"><text:s/></text:span><text:span text:style-name="T99_6">es</text:span><text:span text:style-name="T99_7"><text:s/></text:span><text:span text:style-name="T99_8">gratuito</text:span><text:span text:style-name="T99_9">.</text:span><text:span text:style-name="T99_10"><text:s/></text:span><text:span text:style-name="T99_11">F</text:span></text:p>
      <text:p text:style-name="P100"><text:span text:style-name="T100_1"><text:tab/></text:span><text:span text:style-name="T100_2">La</text:span><text:span text:style-name="T100_3"><text:s/></text:span><text:span text:style-name="T100_4">gratuidad</text:span><text:span text:style-name="T100_5"><text:s/></text:span><text:span text:style-name="T100_6">es</text:span><text:span text:style-name="T100_7"><text:s/></text:span><text:span text:style-name="T100_8">una</text:span><text:span text:style-name="T100_9"><text:s/></text:span><text:span text:style-name="T100_10">vez</text:span><text:span text:style-name="T100_11"><text:s/></text:span><text:span text:style-name="T100_12">cada</text:span><text:span text:style-name="T100_13"><text:s/>6<text:s/></text:span><text:span text:style-name="T100_14">meses</text:span><text:span text:style-name="T100_15">.</text:span></text:p>
      <text:p text:style-name="P101"><text:span text:style-name="T101_1"><text:tab/></text:span><text:span text:style-name="T101_2">e</text:span><text:span text:style-name="T101_3">)<text:s/></text:span><text:span text:style-name="T101_4">Los</text:span><text:span text:style-name="T101_5"><text:s/></text:span><text:span text:style-name="T101_6">bancos</text:span><text:span text:style-name="T101_7"><text:s/></text:span><text:span text:style-name="T101_8">de</text:span><text:span text:style-name="T101_9"><text:s/></text:span><text:span text:style-name="T101_10">datos</text:span><text:span text:style-name="T101_11"><text:s/></text:span><text:span text:style-name="T101_12">privados</text:span><text:span text:style-name="T101_13"><text:s/></text:span><text:span text:style-name="T101_14">no</text:span><text:span text:style-name="T101_15"><text:s/></text:span><text:span text:style-name="T101_16">deben</text:span><text:span text:style-name="T101_17"><text:s/></text:span><text:span text:style-name="T101_18">negarse</text:span><text:span text:style-name="T101_19"><text:s/></text:span><text:span text:style-name="T101_20">a</text:span><text:span text:style-name="T101_21"><text:s/></text:span><text:span text:style-name="T101_22">dar</text:span><text:span text:style-name="T101_23"><text:s/></text:span><text:span text:style-name="T101_24">la</text:span><text:span text:style-name="T101_25"><text:s/></text:span><text:span text:style-name="T101_26">informacion</text:span><text:span text:style-name="T101_27"><text:s/></text:span><text:span text:style-name="T101_28">requerida</text:span><text:span text:style-name="T101_29">.</text:span><text:span text:style-name="T101_30">V</text:span></text:p>
      <text:p text:style-name="P102"><text:span text:style-name="T102_1"><text:s/><text:tab/></text:span><text:span text:style-name="T102_2">Fuente</text:span><text:span text:style-name="T102_3">:<text:s/></text:span><text:span text:style-name="T102_4">Audio</text:span><text:span text:style-name="T102_5"><text:s/></text:span><text:span text:style-name="T102_6">q</text:span><text:span text:style-name="T102_7"><text:s/></text:span><text:span text:style-name="T102_8">esta</text:span><text:span text:style-name="T102_9"><text:s/></text:span><text:span text:style-name="T102_10">en</text:span><text:span text:style-name="T102_11"><text:s/></text:span><text:span text:style-name="T102_12">dropbox</text:span><text:span text:style-name="T102_13">,<text:s/></text:span><text:span text:style-name="T102_14">dura</text:span><text:span text:style-name="T102_15"><text:s/>2<text:s/></text:span><text:span text:style-name="T102_16">min</text:span><text:span text:style-name="T102_17">.<text:s text:c="2"/></text:span></text:p>
      <text:p text:style-name="P103"/>
      <text:p text:style-name="P104"><text:span text:style-name="T104_1">9</text:span><text:span text:style-name="T104_2">)<text:s/>¿</text:span><text:span text:style-name="T104_3">Cuáles</text:span><text:span text:style-name="T104_4"><text:s/></text:span><text:span text:style-name="T104_5">son</text:span><text:span text:style-name="T104_6"><text:s/></text:span><text:span text:style-name="T104_7">las</text:span><text:span text:style-name="T104_8"><text:s/></text:span><text:span text:style-name="T104_9">bases</text:span><text:span text:style-name="T104_10"><text:s/></text:span><text:span text:style-name="T104_11">de</text:span><text:span text:style-name="T104_12"><text:s/></text:span><text:span text:style-name="T104_13">datos</text:span><text:span text:style-name="T104_14"><text:s/></text:span><text:span text:style-name="T104_15">que</text:span><text:span text:style-name="T104_16"><text:s/></text:span><text:span text:style-name="T104_17">deben</text:span><text:span text:style-name="T104_18"><text:s/></text:span><text:span text:style-name="T104_19">ser</text:span><text:span text:style-name="T104_20"><text:s/></text:span><text:span text:style-name="T104_21">registradas</text:span><text:span text:style-name="T104_22"><text:s/></text:span><text:span text:style-name="T104_23">en</text:span><text:span text:style-name="T104_24"><text:s/></text:span><text:span text:style-name="T104_25">la</text:span><text:span text:style-name="T104_26"><text:s/></text:span><text:span text:style-name="T104_27">Direccion</text:span><text:span text:style-name="T104_28"><text:s/></text:span><text:span text:style-name="T104_29">Nacional</text:span><text:span text:style-name="T104_30"><text:s/></text:span><text:span text:style-name="T104_31">de</text:span><text:span text:style-name="T104_32"><text:s/></text:span><text:span text:style-name="T104_33">Proteccion</text:span><text:span text:style-name="T104_34"><text:s/></text:span><text:span text:style-name="T104_35">de</text:span><text:span text:style-name="T104_36"><text:s/></text:span><text:span text:style-name="T104_37">Datos</text:span><text:span text:style-name="T104_38"><text:s/></text:span><text:span text:style-name="T104_39">personales</text:span><text:span text:style-name="T104_40">?</text:span></text:p>
      <text:p text:style-name="P105"><text:span text:style-name="T105_1">Bases</text:span><text:span text:style-name="T105_2"><text:s/></text:span><text:span text:style-name="T105_3">de</text:span><text:span text:style-name="T105_4"><text:s/></text:span><text:span text:style-name="T105_5">datos</text:span><text:span text:style-name="T105_6"><text:s/></text:span><text:span text:style-name="T105_7">personales</text:span><text:span text:style-name="T105_8">.(</text:span><text:span text:style-name="T105_9">bases</text:span><text:span text:style-name="T105_10"><text:s/></text:span><text:span text:style-name="T105_11">de</text:span><text:span text:style-name="T105_12"><text:s/></text:span><text:span text:style-name="T105_13">datos</text:span><text:span text:style-name="T105_14"><text:s/></text:span><text:span text:style-name="T105_15">que</text:span><text:span text:style-name="T105_16"><text:s/></text:span><text:span text:style-name="T105_17">tienen</text:span><text:span text:style-name="T105_18"><text:s/></text:span><text:span text:style-name="T105_19">datos</text:span><text:span text:style-name="T105_20"><text:s/></text:span><text:span text:style-name="T105_21">que</text:span><text:span text:style-name="T105_22"><text:s/></text:span><text:span text:style-name="T105_23">van</text:span><text:span text:style-name="T105_24"><text:s/></text:span><text:span text:style-name="T105_25">a</text:span><text:span text:style-name="T105_26"><text:s/></text:span><text:span text:style-name="T105_27">poder</text:span><text:span text:style-name="T105_28"><text:s/></text:span><text:span text:style-name="T105_29">identificar</text:span><text:span text:style-name="T105_30"><text:s/></text:span><text:span text:style-name="T105_31">a</text:span><text:span text:style-name="T105_32"><text:s/></text:span><text:span text:style-name="T105_33">una</text:span><text:span text:style-name="T105_34"><text:s/></text:span><text:span text:style-name="T105_35">persona</text:span><text:span text:style-name="T105_36">).<text:s/></text:span></text:p>
      <text:p text:style-name="P106"><text:span text:style-name="T106_1">Fuente</text:span><text:span text:style-name="T106_2">:<text:s/></text:span><text:span text:style-name="T106_3">Audio</text:span><text:span text:style-name="T106_4"><text:s/></text:span><text:span text:style-name="T106_5">q</text:span><text:span text:style-name="T106_6"><text:s/></text:span><text:span text:style-name="T106_7">esta</text:span><text:span text:style-name="T106_8"><text:s/></text:span><text:span text:style-name="T106_9">en</text:span><text:span text:style-name="T106_10"><text:s/></text:span><text:span text:style-name="T106_11">dropbox</text:span><text:span text:style-name="T106_12">,<text:s/></text:span><text:span text:style-name="T106_13">dura</text:span><text:span text:style-name="T106_14"><text:s/>15<text:s/></text:span><text:span text:style-name="T106_15">min</text:span><text:span text:style-name="T106_16">.<text:s text:c="2"/></text:span></text:p>
      <text:p text:style-name="P107"/>
      <text:p text:style-name="P108"/>
      <text:p text:style-name="P109"/>
      <text:p text:style-name="P110"><text:span text:style-name="T110_1">1</text:span><text:span text:style-name="T110_2">0</text:span><text:span text:style-name="T110_3">)<text:s/></text:span><text:span text:style-name="T110_4">Menciona</text:span><text:span text:style-name="T110_5"><text:s/></text:span><text:span text:style-name="T110_6">por</text:span><text:span text:style-name="T110_7"><text:s/></text:span><text:span text:style-name="T110_8">lo</text:span><text:span text:style-name="T110_9"><text:s/></text:span><text:span text:style-name="T110_10">menos</text:span><text:span text:style-name="T110_11"><text:s/>5<text:s/></text:span><text:span text:style-name="T110_12">puntos</text:span><text:span text:style-name="T110_13"><text:s/></text:span><text:span text:style-name="T110_14">que</text:span><text:span text:style-name="T110_15"><text:s/></text:span><text:span text:style-name="T110_16">debe</text:span><text:span text:style-name="T110_17"><text:s/></text:span><text:span text:style-name="T110_18">contener</text:span><text:span text:style-name="T110_19"><text:s/></text:span><text:span text:style-name="T110_20">una</text:span><text:span text:style-name="T110_21"><text:s/></text:span><text:span text:style-name="T110_22">Política</text:span><text:span text:style-name="T110_23"><text:s/></text:span><text:span text:style-name="T110_24">de</text:span><text:span text:style-name="T110_25"><text:s/></text:span><text:span text:style-name="T110_26">privacidad</text:span><text:span text:style-name="T110_27"><text:s/></text:span><text:span text:style-name="T110_28">para</text:span><text:span text:style-name="T110_29"><text:s/></text:span><text:span text:style-name="T110_30">registrar</text:span><text:span text:style-name="T110_31"><text:s/></text:span><text:span text:style-name="T110_32">una</text:span><text:span text:style-name="T110_33"><text:s/></text:span><text:span text:style-name="T110_34">base</text:span><text:span text:style-name="T110_35"><text:s/></text:span><text:span text:style-name="T110_36">de</text:span><text:span text:style-name="T110_37"><text:s/></text:span><text:span text:style-name="T110_38">datos</text:span><text:span text:style-name="T110_39">.</text:span></text:p>
      <text:list text:style-name="LS2" xml:id="list5">
        <text:list-item>
          <text:p text:style-name="P111"><text:span text:style-name="T111_1">Publicidad</text:span><text:span text:style-name="T111_2"><text:s/></text:span><text:span text:style-name="T111_3">directa</text:span></text:p>
        </text:list-item>
        <text:list-item>
          <text:p text:style-name="P112"><text:span text:style-name="T112_1">Seguridad</text:span><text:span text:style-name="T112_2"><text:s/></text:span><text:span text:style-name="T112_3">de</text:span><text:span text:style-name="T112_4"><text:s/></text:span><text:span text:style-name="T112_5">los</text:span><text:span text:style-name="T112_6"><text:s/></text:span><text:span text:style-name="T112_7">datos</text:span><text:span text:style-name="T112_8"><text:s/></text:span><text:span text:style-name="T112_9">personales</text:span></text:p>
        </text:list-item>
        <text:list-item>
          <text:p text:style-name="P113"><text:span text:style-name="T113_1">Definición</text:span><text:span text:style-name="T113_2"><text:s/></text:span><text:span text:style-name="T113_3">de</text:span><text:span text:style-name="T113_4"><text:s/></text:span><text:span text:style-name="T113_5">términos</text:span><text:span text:style-name="T113_6"><text:s/></text:span><text:span text:style-name="T113_7">de</text:span><text:span text:style-name="T113_8"><text:s/></text:span><text:span text:style-name="T113_9">la</text:span><text:span text:style-name="T113_10"><text:s/></text:span><text:span text:style-name="T113_11">política</text:span></text:p>
        </text:list-item>
        <text:list-item>
          <text:p text:style-name="P114"><text:span text:style-name="T114_1">Transferencia</text:span><text:span text:style-name="T114_2"><text:s/></text:span><text:span text:style-name="T114_3">Internacional</text:span><text:span text:style-name="T114_4"><text:s/></text:span><text:span text:style-name="T114_5">de</text:span><text:span text:style-name="T114_6"><text:s/></text:span><text:span text:style-name="T114_7">datos</text:span><text:span text:style-name="T114_8"><text:s/></text:span><text:span text:style-name="T114_9">personales</text:span></text:p>
        </text:list-item>
        <text:list-item>
          <text:p text:style-name="P115"><text:span text:style-name="T115_1">Designación</text:span><text:span text:style-name="T115_2"><text:s/></text:span><text:span text:style-name="T115_3">de</text:span><text:span text:style-name="T115_4"><text:s/></text:span><text:span text:style-name="T115_5">un</text:span><text:span text:style-name="T115_6"><text:s/></text:span><text:span text:style-name="T115_7">Encargado</text:span><text:span text:style-name="T115_8"><text:s/></text:span><text:span text:style-name="T115_9">de</text:span><text:span text:style-name="T115_10"><text:s/></text:span><text:span text:style-name="T115_11">Protección</text:span><text:span text:style-name="T115_12"><text:s/></text:span><text:span text:style-name="T115_13">de</text:span><text:span text:style-name="T115_14"><text:s/></text:span><text:span text:style-name="T115_15">Datos</text:span></text:p>
        </text:list-item>
        <text:list-item>
          <text:p text:style-name="P116"/>
        </text:list-item>
        <text:list-item>
          <text:p text:style-name="P117"><text:span text:style-name="T117_1">Implementación</text:span><text:span text:style-name="T117_2"><text:s/></text:span><text:span text:style-name="T117_3">y</text:span><text:span text:style-name="T117_4"><text:s/></text:span><text:span text:style-name="T117_5">ejecución</text:span><text:span text:style-name="T117_6"><text:s/></text:span><text:span text:style-name="T117_7">de</text:span><text:span text:style-name="T117_8"><text:s/></text:span><text:span text:style-name="T117_9">la</text:span><text:span text:style-name="T117_10"><text:s/></text:span><text:span text:style-name="T117_11">política</text:span><text:span text:style-name="T117_12"><text:s/></text:span><text:span text:style-name="T117_13">en</text:span><text:span text:style-name="T117_14"><text:s/></text:span><text:span text:style-name="T117_15">la</text:span><text:span text:style-name="T117_16"><text:s/></text:span><text:span text:style-name="T117_17">empresa</text:span></text:p>
        </text:list-item>
        <text:list-item>
          <text:p text:style-name="P118"><text:span text:style-name="T118_1">Capacitación</text:span><text:span text:style-name="T118_2">.<text:s/></text:span><text:span text:style-name="T118_3">Areas</text:span><text:span text:style-name="T118_4"><text:s/></text:span><text:span text:style-name="T118_5">Sistemas</text:span><text:span text:style-name="T118_6"><text:s/></text:span><text:span text:style-name="T118_7">Jurídicas</text:span><text:span text:style-name="T118_8">‐<text:s/></text:span><text:span text:style-name="T118_9">Atención</text:span><text:span text:style-name="T118_10"><text:s/></text:span><text:span text:style-name="T118_11">Público</text:span></text:p>
        </text:list-item>
        <text:list-item>
          <text:p text:style-name="P119"><text:span text:style-name="T119_1">Auditoría</text:span><text:span text:style-name="T119_2"><text:s/></text:span><text:span text:style-name="T119_3">sobre</text:span><text:span text:style-name="T119_4"><text:s/></text:span><text:span text:style-name="T119_5">su</text:span><text:span text:style-name="T119_6"><text:s/></text:span><text:span text:style-name="T119_7">cumplimiento</text:span><text:span text:style-name="T119_8">.<text:s/></text:span><text:span text:style-name="T119_9">Notificación</text:span><text:span text:style-name="T119_10"><text:s/></text:span><text:span text:style-name="T119_11">de</text:span><text:span text:style-name="T119_12"><text:s/></text:span><text:span text:style-name="T119_13">incidentes</text:span></text:p>
        </text:list-item>
        <text:list-item>
          <text:p text:style-name="P120"><text:span text:style-name="T120_1">Determinación</text:span><text:span text:style-name="T120_2"><text:s/></text:span><text:span text:style-name="T120_3">de</text:span><text:span text:style-name="T120_4"><text:s/></text:span><text:span text:style-name="T120_5">responsabilidades</text:span><text:span text:style-name="T120_6"><text:s/></text:span><text:span text:style-name="T120_7">en</text:span><text:span text:style-name="T120_8"><text:s/></text:span><text:span text:style-name="T120_9">caso</text:span><text:span text:style-name="T120_10"><text:s/></text:span><text:span text:style-name="T120_11">de</text:span><text:span text:style-name="T120_12"><text:s/></text:span><text:span text:style-name="T120_13">incumplimiento</text:span></text:p>
        </text:list-item>
        <text:list-item>
          <text:p text:style-name="P121"><text:span text:style-name="T121_1">Definición</text:span><text:span text:style-name="T121_2"><text:s/></text:span><text:span text:style-name="T121_3">del</text:span><text:span text:style-name="T121_4"><text:s/></text:span><text:span text:style-name="T121_5">Objeto</text:span><text:span text:style-name="T121_6"><text:s/></text:span><text:span text:style-name="T121_7">de</text:span><text:span text:style-name="T121_8"><text:s/></text:span><text:span text:style-name="T121_9">la</text:span><text:span text:style-name="T121_10"><text:s/></text:span><text:span text:style-name="T121_11">política</text:span><text:span text:style-name="T121_12"><text:s/></text:span><text:span text:style-name="T121_13">de</text:span><text:span text:style-name="T121_14"><text:s/></text:span><text:span text:style-name="T121_15">Protección</text:span><text:span text:style-name="T121_16"><text:s/></text:span><text:span text:style-name="T121_17">de</text:span><text:span text:style-name="T121_18"><text:s/></text:span><text:span text:style-name="T121_19">Datos</text:span><text:span text:style-name="T121_20"><text:s/></text:span><text:span text:style-name="T121_21">Personales</text:span></text:p>
        </text:list-item>
        <text:list-item>
          <text:p text:style-name="P122"><text:span text:style-name="T122_1">Principios</text:span><text:span text:style-name="T122_2"><text:s/></text:span><text:span text:style-name="T122_3">de</text:span><text:span text:style-name="T122_4"><text:s/></text:span><text:span text:style-name="T122_5">protección</text:span><text:span text:style-name="T122_6"><text:s/></text:span><text:span text:style-name="T122_7">de</text:span><text:span text:style-name="T122_8"><text:s/></text:span><text:span text:style-name="T122_9">datos</text:span><text:span text:style-name="T122_10"><text:s/></text:span><text:span text:style-name="T122_11">personales</text:span><text:span text:style-name="T122_12"><text:s/></text:span><text:span text:style-name="T122_13">de</text:span><text:span text:style-name="T122_14"><text:s/></text:span><text:span text:style-name="T122_15">la</text:span><text:span text:style-name="T122_16"><text:s/></text:span><text:span text:style-name="T122_17">política</text:span><text:span text:style-name="T122_18"><text:s/></text:span><text:span text:style-name="T122_19">aplicables</text:span><text:span text:style-name="T122_20"><text:s/></text:span><text:span text:style-name="T122_21">a</text:span><text:span text:style-name="T122_22"><text:s/></text:span><text:span text:style-name="T122_23">la</text:span><text:span text:style-name="T122_24"><text:s/></text:span><text:span text:style-name="T122_25">empresa</text:span></text:p>
        </text:list-item>
        <text:list-item>
          <text:p text:style-name="P123"><text:span text:style-name="T123_1">Confidencialidad</text:span><text:span text:style-name="T123_2"><text:s/></text:span><text:span text:style-name="T123_3">de</text:span><text:span text:style-name="T123_4"><text:s/></text:span><text:span text:style-name="T123_5">los</text:span><text:span text:style-name="T123_6"><text:s/></text:span><text:span text:style-name="T123_7">datos</text:span><text:span text:style-name="T123_8"><text:s/></text:span><text:span text:style-name="T123_9">personales</text:span><text:span text:style-name="T123_10">,<text:s/></text:span><text:span text:style-name="T123_11">con</text:span><text:span text:style-name="T123_12"><text:s/></text:span><text:span text:style-name="T123_13">referencia</text:span><text:span text:style-name="T123_14"><text:s/></text:span><text:span text:style-name="T123_15">a</text:span><text:span text:style-name="T123_16"><text:s/></text:span><text:span text:style-name="T123_17">los</text:span><text:span text:style-name="T123_18"><text:s/></text:span><text:span text:style-name="T123_19">convenios</text:span><text:span text:style-name="T123_20"><text:s/></text:span><text:span text:style-name="T123_21">de</text:span><text:span text:style-name="T123_22"><text:s/></text:span><text:span text:style-name="T123_23">confidencialidad</text:span><text:span text:style-name="T123_24"><text:s/></text:span><text:span text:style-name="T123_25">del</text:span><text:span text:style-name="T123_26"><text:s/></text:span><text:span text:style-name="T123_27">personal</text:span><text:span text:style-name="T123_28"><text:s/></text:span><text:span text:style-name="T123_29">y</text:span><text:span text:style-name="T123_30"><text:s/></text:span><text:span text:style-name="T123_31">terceros</text:span><text:span text:style-name="T123_32"><text:s/></text:span><text:span text:style-name="T123_33">que</text:span><text:span text:style-name="T123_34"><text:s/></text:span><text:span text:style-name="T123_35">presten</text:span><text:span text:style-name="T123_36"><text:s/></text:span><text:span text:style-name="T123_37">servicios</text:span><text:span text:style-name="T123_38">.</text:span></text:p>
        </text:list-item>
        <text:list-item>
          <text:p text:style-name="P124"><text:span text:style-name="T124_1">Prestaciones</text:span><text:span text:style-name="T124_2"><text:s/></text:span><text:span text:style-name="T124_3">de</text:span><text:span text:style-name="T124_4"><text:s/></text:span><text:span text:style-name="T124_5">servicios</text:span><text:span text:style-name="T124_6"><text:s/></text:span><text:span text:style-name="T124_7">de</text:span><text:span text:style-name="T124_8"><text:s/></text:span><text:span text:style-name="T124_9">tratamiento</text:span><text:span text:style-name="T124_10"><text:s/></text:span><text:span text:style-name="T124_11">de</text:span><text:span text:style-name="T124_12"><text:s/></text:span><text:span text:style-name="T124_13">datos</text:span><text:span text:style-name="T124_14"><text:s/></text:span><text:span text:style-name="T124_15">por</text:span><text:span text:style-name="T124_16"><text:s/></text:span><text:span text:style-name="T124_17">cuenta</text:span><text:span text:style-name="T124_18"><text:s/></text:span><text:span text:style-name="T124_19">de</text:span><text:span text:style-name="T124_20"><text:s/></text:span><text:span text:style-name="T124_21">terceros</text:span></text:p>
        </text:list-item>
        <text:list-item>
          <text:p text:style-name="P125"><text:span text:style-name="T125_1">Derechos</text:span><text:span text:style-name="T125_2"><text:s/></text:span><text:span text:style-name="T125_3">de</text:span><text:span text:style-name="T125_4"><text:s/></text:span><text:span text:style-name="T125_5">los</text:span><text:span text:style-name="T125_6"><text:s/></text:span><text:span text:style-name="T125_7">titulares</text:span><text:span text:style-name="T125_8"><text:s/></text:span><text:span text:style-name="T125_9">de</text:span><text:span text:style-name="T125_10"><text:s/></text:span><text:span text:style-name="T125_11">los</text:span><text:span text:style-name="T125_12"><text:s/></text:span><text:span text:style-name="T125_13">datos</text:span><text:span text:style-name="T125_14"><text:s/>(</text:span><text:span text:style-name="T125_15">personal</text:span><text:span text:style-name="T125_16">,<text:s/></text:span><text:span text:style-name="T125_17">clientes</text:span><text:span text:style-name="T125_18"><text:s/></text:span><text:span text:style-name="T125_19">y</text:span><text:span text:style-name="T125_20"><text:s/></text:span><text:span text:style-name="T125_21">proveedores</text:span><text:span text:style-name="T125_22">),<text:s/></text:span><text:span text:style-name="T125_23">y</text:span><text:span text:style-name="T125_24"><text:s/></text:span><text:span text:style-name="T125_25">procedimientos</text:span><text:span text:style-name="T125_26"><text:s/></text:span><text:span text:style-name="T125_27">para</text:span><text:span text:style-name="T125_28"><text:s/></text:span><text:span text:style-name="T125_29">responder</text:span><text:span text:style-name="T125_30"><text:s/></text:span><text:span text:style-name="T125_31">a</text:span><text:span text:style-name="T125_32"><text:s/></text:span><text:span text:style-name="T125_33">su</text:span><text:span text:style-name="T125_34"><text:s/></text:span><text:span text:style-name="T125_35">ejercicio</text:span><text:span text:style-name="T125_36">)</text:span></text:p>
        </text:list-item>
      </text:list>
      <text:p text:style-name="P126"/>
      <text:p text:style-name="P127"><text:span text:style-name="T127_1">1</text:span><text:span text:style-name="T127_2">1</text:span><text:span text:style-name="T127_3">)<text:s/></text:span><text:span text:style-name="T127_4">COLEGIOS</text:span><text:span text:style-name="T127_5"><text:s/></text:span><text:span text:style-name="T127_6">PROFESIONALES</text:span><text:span text:style-name="T127_7">.<text:s/></text:span><text:span text:style-name="T127_8">A</text:span><text:span text:style-name="T127_9"><text:s/></text:span><text:span text:style-name="T127_10">lado</text:span><text:span text:style-name="T127_11"><text:s/></text:span><text:span text:style-name="T127_12">de</text:span><text:span text:style-name="T127_13"><text:s/></text:span><text:span text:style-name="T127_14">cada</text:span><text:span text:style-name="T127_15"><text:s/></text:span><text:span text:style-name="T127_16">enjunciado</text:span><text:span text:style-name="T127_17"><text:s/></text:span><text:span text:style-name="T127_18">coloque</text:span><text:span text:style-name="T127_19"><text:s/></text:span><text:span text:style-name="T127_20">una</text:span><text:span text:style-name="T127_21"><text:s/></text:span><text:span text:style-name="T127_22">V</text:span><text:span text:style-name="T127_23"><text:s/></text:span><text:span text:style-name="T127_24">si</text:span><text:span text:style-name="T127_25"><text:s/></text:span><text:span text:style-name="T127_26">es</text:span><text:span text:style-name="T127_27"><text:s/></text:span><text:span text:style-name="T127_28">verdadero</text:span><text:span text:style-name="T127_29"><text:s/></text:span><text:span text:style-name="T127_30">y</text:span><text:span text:style-name="T127_31"><text:s/></text:span><text:span text:style-name="T127_32">una</text:span><text:span text:style-name="T127_33"><text:s/></text:span><text:span text:style-name="T127_34">F</text:span><text:span text:style-name="T127_35"><text:s/></text:span><text:span text:style-name="T127_36">si</text:span><text:span text:style-name="T127_37"><text:s/></text:span><text:span text:style-name="T127_38">es</text:span><text:span text:style-name="T127_39"><text:s/></text:span><text:span text:style-name="T127_40">falso</text:span><text:span text:style-name="T127_41"><text:s text:c="2"/></text:span><text:span text:style-name="T127_42">(</text:span><text:span text:style-name="T127_43">Responsabilidad</text:span><text:span text:style-name="T127_44">,<text:s/></text:span><text:span text:style-name="T127_45">pag</text:span><text:span text:style-name="T127_46">.<text:s/>5)</text:span></text:p>
      <text:p text:style-name="P128"><text:span text:style-name="T128_1">a</text:span><text:span text:style-name="T128_2">)<text:s/></text:span><text:span text:style-name="T128_3">Ejerce</text:span><text:span text:style-name="T128_4"><text:s/></text:span><text:span text:style-name="T128_5">poder</text:span><text:span text:style-name="T128_6"><text:s/></text:span><text:span text:style-name="T128_7">disciplinario</text:span><text:span text:style-name="T128_8"><text:s/></text:span><text:span text:style-name="T128_9">sobre</text:span><text:span text:style-name="T128_10"><text:s/></text:span><text:span text:style-name="T128_11">los</text:span><text:span text:style-name="T128_12"><text:s/></text:span><text:span text:style-name="T128_13">colegiados</text:span><text:span text:style-name="T128_14">.<text:s/></text:span><text:span text:style-name="T128_15">V</text:span></text:p>
      <text:p text:style-name="P129"><text:span text:style-name="T129_1">b</text:span><text:span text:style-name="T129_2">)<text:s/></text:span><text:span text:style-name="T129_3">El</text:span><text:span text:style-name="T129_4"><text:s/></text:span><text:span text:style-name="T129_5">pago</text:span><text:span text:style-name="T129_6"><text:s/></text:span><text:span text:style-name="T129_7">de</text:span><text:span text:style-name="T129_8"><text:s/></text:span><text:span text:style-name="T129_9">matriculas</text:span><text:span text:style-name="T129_10"><text:s/></text:span><text:span text:style-name="T129_11">es</text:span><text:span text:style-name="T129_12"><text:s/></text:span><text:span text:style-name="T129_13">optativo</text:span><text:span text:style-name="T129_14"><text:s/></text:span><text:span text:style-name="T129_15">para</text:span><text:span text:style-name="T129_16"><text:s/></text:span><text:span text:style-name="T129_17">los</text:span><text:span text:style-name="T129_18"><text:s/></text:span><text:span text:style-name="T129_19">colegiados</text:span><text:span text:style-name="T129_20">.<text:s/></text:span><text:span text:style-name="T129_21">F</text:span></text:p>
      <text:p text:style-name="P130"><text:span text:style-name="T130_1">Es</text:span><text:span text:style-name="T130_2"><text:s/></text:span><text:span text:style-name="T130_3">obligatorio</text:span><text:span text:style-name="T130_4">.</text:span></text:p>
      <text:p text:style-name="P131"><text:span text:style-name="T131_1">c</text:span><text:span text:style-name="T131_2">)<text:s/></text:span><text:span text:style-name="T131_3">Son</text:span><text:span text:style-name="T131_4"><text:s/></text:span><text:span text:style-name="T131_5">los</text:span><text:span text:style-name="T131_6"><text:s/></text:span><text:span text:style-name="T131_7">que</text:span><text:span text:style-name="T131_8"><text:s/></text:span><text:span text:style-name="T131_9">disponen</text:span><text:span text:style-name="T131_10"><text:s/></text:span><text:span text:style-name="T131_11">de</text:span><text:span text:style-name="T131_12"><text:s/></text:span><text:span text:style-name="T131_13">colegiación</text:span><text:span text:style-name="T131_14"><text:s/></text:span><text:span text:style-name="T131_15">obligatoria</text:span><text:span text:style-name="T131_16">.<text:s/></text:span><text:span text:style-name="T131_17">F</text:span><text:span text:style-name="T131_18"><text:s/></text:span></text:p>
      <text:p text:style-name="P132"><text:span text:style-name="T132_1">La</text:span><text:span text:style-name="T132_2"><text:s/></text:span><text:span text:style-name="T132_3">colegiación</text:span><text:span text:style-name="T132_4"><text:s/></text:span><text:span text:style-name="T132_5">obligatoria</text:span><text:span text:style-name="T132_6"><text:s/></text:span><text:span text:style-name="T132_7">la</text:span><text:span text:style-name="T132_8"><text:s/></text:span><text:span text:style-name="T132_9">dispone</text:span><text:span text:style-name="T132_10"><text:s/></text:span><text:span text:style-name="T132_11">le</text:span><text:span text:style-name="T132_12"><text:s/></text:span><text:span text:style-name="T132_13">ley</text:span><text:span text:style-name="T132_14">.</text:span></text:p>
      <text:p text:style-name="P133"><text:span text:style-name="T133_1">d</text:span><text:span text:style-name="T133_2">)<text:s/></text:span><text:span text:style-name="T133_3">Proponen</text:span><text:span text:style-name="T133_4"><text:s/></text:span><text:span text:style-name="T133_5">normas</text:span><text:span text:style-name="T133_6"><text:s/></text:span><text:span text:style-name="T133_7">para</text:span><text:span text:style-name="T133_8"><text:s/></text:span><text:span text:style-name="T133_9">el</text:span><text:span text:style-name="T133_10"><text:s/></text:span><text:span text:style-name="T133_11">cobro</text:span><text:span text:style-name="T133_12"><text:s/></text:span><text:span text:style-name="T133_13">de</text:span><text:span text:style-name="T133_14"><text:s/></text:span><text:span text:style-name="T133_15">honorarios</text:span><text:span text:style-name="T133_16"><text:s/></text:span><text:span text:style-name="T133_17">profesionales</text:span><text:span text:style-name="T133_18">.<text:s/></text:span><text:span text:style-name="T133_19">V</text:span></text:p>
      <text:p text:style-name="P134"><text:span text:style-name="T134_1">e</text:span><text:span text:style-name="T134_2">)<text:s/></text:span><text:span text:style-name="T134_3">Pueden</text:span><text:span text:style-name="T134_4"><text:s/></text:span><text:span text:style-name="T134_5">ser</text:span><text:span text:style-name="T134_6"><text:s/></text:span><text:span text:style-name="T134_7">creados</text:span><text:span text:style-name="T134_8"><text:s/></text:span><text:span text:style-name="T134_9">por</text:span><text:span text:style-name="T134_10"><text:s/></text:span><text:span text:style-name="T134_11">la</text:span><text:span text:style-name="T134_12"><text:s/></text:span><text:span text:style-name="T134_13">ley</text:span><text:span text:style-name="T134_14"><text:s/></text:span><text:span text:style-name="T134_15">o</text:span><text:span text:style-name="T134_16"><text:s/></text:span><text:span text:style-name="T134_17">por</text:span><text:span text:style-name="T134_18"><text:s/></text:span><text:span text:style-name="T134_19">decisión</text:span><text:span text:style-name="T134_20"><text:s/></text:span><text:span text:style-name="T134_21">particular</text:span><text:span text:style-name="T134_22">.<text:s/></text:span><text:span text:style-name="T134_23">V</text:span></text:p>
      <text:p text:style-name="P135"><text:span text:style-name="T135_1">Sobre</text:span><text:span text:style-name="T135_2"><text:s/></text:span><text:span text:style-name="T135_3">la</text:span><text:span text:style-name="T135_4"><text:s/></text:span><text:span text:style-name="T135_5">colegiación</text:span><text:span text:style-name="T135_6">:<text:s/></text:span><text:span text:style-name="T135_7">Sin</text:span><text:span text:style-name="T135_8"><text:s/></text:span><text:span text:style-name="T135_9">embargo</text:span><text:span text:style-name="T135_10">,<text:s/></text:span><text:span text:style-name="T135_11">coincidentes</text:span><text:span text:style-name="T135_12"><text:s/></text:span><text:span text:style-name="T135_13">fallos</text:span><text:span text:style-name="T135_14"><text:s/></text:span><text:span text:style-name="T135_15">judiciales</text:span><text:span text:style-name="T135_16"><text:s/></text:span><text:span text:style-name="T135_17">argumentaron</text:span><text:span text:style-name="T135_18"><text:s/></text:span><text:span text:style-name="T135_19">que</text:span><text:span text:style-name="T135_20"><text:s/></text:span><text:span text:style-name="T135_21">la</text:span></text:p>
      <text:p text:style-name="P136"><text:span text:style-name="T136_1">reglamentación</text:span><text:span text:style-name="T136_2"><text:s/></text:span><text:span text:style-name="T136_3">del</text:span><text:span text:style-name="T136_4"><text:s/></text:span><text:span text:style-name="T136_5">ejercicio</text:span><text:span text:style-name="T136_6"><text:s/></text:span><text:span text:style-name="T136_7">de</text:span><text:span text:style-name="T136_8"><text:s/></text:span><text:span text:style-name="T136_9">las</text:span><text:span text:style-name="T136_10"><text:s/></text:span><text:span text:style-name="T136_11">profesiones</text:span><text:span text:style-name="T136_12"><text:s/></text:span><text:span text:style-name="T136_13">se</text:span><text:span text:style-name="T136_14"><text:s/></text:span><text:span text:style-name="T136_15">ubica</text:span><text:span text:style-name="T136_16"><text:s/></text:span><text:span text:style-name="T136_17">dentro</text:span><text:span text:style-name="T136_18"><text:s/></text:span><text:span text:style-name="T136_19">del</text:span><text:span text:style-name="T136_20"><text:s/></text:span><text:span text:style-name="T136_21">marco</text:span><text:span text:style-name="T136_22"><text:s/></text:span><text:span text:style-name="T136_23">de</text:span><text:span text:style-name="T136_24"><text:s/></text:span><text:span text:style-name="T136_25">las</text:span><text:span text:style-name="T136_26"><text:s/></text:span><text:span text:style-name="T136_27">potestades</text:span><text:span text:style-name="T136_28"><text:s/></text:span><text:span text:style-name="T136_29">del</text:span><text:span text:style-name="T136_30"><text:s/></text:span><text:span text:style-name="T136_31">estado</text:span><text:span text:style-name="T136_32"><text:s/></text:span><text:span text:style-name="T136_33">y</text:span></text:p>
      <text:p text:style-name="P137"><text:span text:style-name="T137_1">es</text:span><text:span text:style-name="T137_2"><text:s/></text:span><text:span text:style-name="T137_3">en</text:span><text:span text:style-name="T137_4"><text:s/></text:span><text:span text:style-name="T137_5">este</text:span><text:span text:style-name="T137_6"><text:s/></text:span><text:span text:style-name="T137_7">sentido</text:span><text:span text:style-name="T137_8"><text:s/></text:span><text:span text:style-name="T137_9">que</text:span><text:span text:style-name="T137_10"><text:s/></text:span><text:span text:style-name="T137_11">las</text:span><text:span text:style-name="T137_12"><text:s/></text:span><text:span text:style-name="T137_13">legislaturas</text:span><text:span text:style-name="T137_14"><text:s/></text:span><text:span text:style-name="T137_15">pueden</text:span><text:span text:style-name="T137_16"><text:s/></text:span><text:span text:style-name="T137_17">disponer</text:span><text:span text:style-name="T137_18"><text:s/></text:span><text:span text:style-name="T137_19">la</text:span><text:span text:style-name="T137_20"><text:s/></text:span><text:span text:style-name="T137_21">colegiación</text:span><text:span text:style-name="T137_22"><text:s/></text:span><text:span text:style-name="T137_23">obligatoria</text:span><text:span text:style-name="T137_24">,<text:s/></text:span><text:span text:style-name="T137_25">a</text:span><text:span text:style-name="T137_26"><text:s/></text:span><text:span text:style-name="T137_27">través</text:span><text:span text:style-name="T137_28"><text:s/></text:span><text:span text:style-name="T137_29">de</text:span><text:span text:style-name="T137_30"><text:s/></text:span><text:span text:style-name="T137_31">entidades</text:span></text:p>
      <text:p text:style-name="P138"><text:span text:style-name="T138_1">formadas</text:span><text:span text:style-name="T138_2"><text:s/></text:span><text:span text:style-name="T138_3">por</text:span><text:span text:style-name="T138_4"><text:s/></text:span><text:span text:style-name="T138_5">los</text:span><text:span text:style-name="T138_6"><text:s/></text:span><text:span text:style-name="T138_7">propios</text:span><text:span text:style-name="T138_8"><text:s/></text:span><text:span text:style-name="T138_9">profesionales</text:span><text:span text:style-name="T138_10">,<text:s/></text:span><text:span text:style-name="T138_11">con</text:span><text:span text:style-name="T138_12"><text:s/></text:span><text:span text:style-name="T138_13">organización</text:span><text:span text:style-name="T138_14"><text:s/></text:span><text:span text:style-name="T138_15">de</text:span><text:span text:style-name="T138_16"><text:s/></text:span><text:span text:style-name="T138_17">su</text:span><text:span text:style-name="T138_18"><text:s/></text:span><text:span text:style-name="T138_19">afiliación</text:span><text:span text:style-name="T138_20"><text:s/>(</text:span><text:span text:style-name="T138_21">o</text:span><text:span text:style-name="T138_22"><text:s/></text:span><text:span text:style-name="T138_23">matriculación</text:span><text:span text:style-name="T138_24">)<text:s/></text:span><text:span text:style-name="T138_25">y</text:span><text:span text:style-name="T138_26"><text:s/></text:span><text:span text:style-name="T138_27">autoridad</text:span><text:span text:style-name="T138_28">.</text:span></text:p>
      <text:p text:style-name="P139"/>
      <text:p text:style-name="P140"><text:span text:style-name="T140_1">1</text:span><text:span text:style-name="T140_2">2</text:span><text:span text:style-name="T140_3">)<text:s/>¿</text:span><text:span text:style-name="T140_4">Qué</text:span><text:span text:style-name="T140_5"><text:s/></text:span><text:span text:style-name="T140_6">es</text:span><text:span text:style-name="T140_7"><text:s/></text:span><text:span text:style-name="T140_8">la</text:span><text:span text:style-name="T140_9"><text:s/></text:span><text:span text:style-name="T140_10">etica</text:span><text:span text:style-name="T140_11"><text:s/></text:span><text:span text:style-name="T140_12">profesional</text:span><text:span text:style-name="T140_13">?</text:span></text:p>
      <text:p text:style-name="P141"><text:span text:style-name="T141_1">Arte</text:span><text:span text:style-name="T141_2"><text:s/></text:span><text:span text:style-name="T141_3">de</text:span><text:span text:style-name="T141_4"><text:s/></text:span><text:span text:style-name="T141_5">ejercer</text:span><text:span text:style-name="T141_6"><text:s/></text:span><text:span text:style-name="T141_7">la</text:span><text:span text:style-name="T141_8"><text:s/></text:span><text:span text:style-name="T141_9">profesión</text:span><text:span text:style-name="T141_10"><text:s/></text:span><text:span text:style-name="T141_11">en</text:span><text:span text:style-name="T141_12"><text:s/></text:span><text:span text:style-name="T141_13">pos</text:span><text:span text:style-name="T141_14"><text:s/></text:span><text:span text:style-name="T141_15">de</text:span><text:span text:style-name="T141_16"><text:s/></text:span><text:span text:style-name="T141_17">adecuar</text:span><text:span text:style-name="T141_18"><text:s/></text:span><text:span text:style-name="T141_19">el</text:span><text:span text:style-name="T141_20"><text:s/></text:span><text:span text:style-name="T141_21">trabajo</text:span><text:span text:style-name="T141_22"><text:s/></text:span><text:span text:style-name="T141_23">profesional</text:span><text:span text:style-name="T141_24"><text:s/></text:span><text:span text:style-name="T141_25">a</text:span><text:span text:style-name="T141_26"><text:s/></text:span><text:span text:style-name="T141_27">la</text:span><text:span text:style-name="T141_28"><text:s/></text:span><text:span text:style-name="T141_29">dignidad</text:span><text:span text:style-name="T141_30"><text:s/></text:span><text:span text:style-name="T141_31">humana</text:span><text:span text:style-name="T141_32">.</text:span><text:span text:style-name="T141_33"><text:s/></text:span></text:p>
      <text:p text:style-name="P142"/>
      <text:p text:style-name="P143"/>
      <text:p text:style-name="P144"><text:span text:style-name="T144_1">1</text:span><text:span text:style-name="T144_2">3</text:span><text:span text:style-name="T144_3">)<text:s/></text:span><text:span text:style-name="T144_4">Al</text:span><text:span text:style-name="T144_5"><text:s/></text:span><text:span text:style-name="T144_6">final</text:span><text:span text:style-name="T144_7"><text:s/></text:span><text:span text:style-name="T144_8">de</text:span><text:span text:style-name="T144_9"><text:s/></text:span><text:span text:style-name="T144_10">cada</text:span><text:span text:style-name="T144_11"><text:s/></text:span><text:span text:style-name="T144_12">encunciado</text:span><text:span text:style-name="T144_13"><text:s/></text:span><text:span text:style-name="T144_14">coloque</text:span><text:span text:style-name="T144_15"><text:s/></text:span><text:span text:style-name="T144_16">la</text:span><text:span text:style-name="T144_17"><text:s/></text:span><text:span text:style-name="T144_18">letra</text:span><text:span text:style-name="T144_19"><text:s/></text:span><text:span text:style-name="T144_20">correspondiente</text:span><text:span text:style-name="T144_21"><text:s/></text:span><text:span text:style-name="T144_22">al</text:span><text:span text:style-name="T144_23"><text:s/></text:span><text:span text:style-name="T144_24">principio</text:span><text:span text:style-name="T144_25"><text:s/></text:span><text:span text:style-name="T144_26">ético</text:span><text:span text:style-name="T144_27"><text:s/></text:span><text:span text:style-name="T144_28">que</text:span><text:span text:style-name="T144_29"><text:s/></text:span><text:span text:style-name="T144_30">define</text:span><text:span text:style-name="T144_31">.<text:s/></text:span></text:p>
      <text:p text:style-name="P145"><text:span text:style-name="T145_1">JUSTICIA</text:span><text:span text:style-name="T145_2">(</text:span><text:span text:style-name="T145_3">J</text:span><text:span text:style-name="T145_4">)</text:span></text:p>
      <text:p text:style-name="P146"><text:span text:style-name="T146_1">PRUDENCIA</text:span><text:span text:style-name="T146_2">(</text:span><text:span text:style-name="T146_3">P</text:span><text:span text:style-name="T146_4">)</text:span></text:p>
      <text:p text:style-name="P147"><text:span text:style-name="T147_1">HUMILDAD</text:span><text:span text:style-name="T147_2"><text:s/></text:span><text:span text:style-name="T147_3">PROFESIONAL</text:span><text:span text:style-name="T147_4">(</text:span><text:span text:style-name="T147_5">H</text:span><text:span text:style-name="T147_6">)</text:span></text:p>
      <text:p text:style-name="P148"><text:span text:style-name="T148_1">FORTALEZA</text:span><text:span text:style-name="T148_2"><text:s/></text:span><text:span text:style-name="T148_3">PROFESIONAL</text:span><text:span text:style-name="T148_4">(</text:span><text:span text:style-name="T148_5">FO</text:span><text:span text:style-name="T148_6">)</text:span></text:p>
      <text:p text:style-name="P149"><text:span text:style-name="T149_1">VER</text:span><text:span text:style-name="T149_2">ACIDAD</text:span><text:span text:style-name="T149_3">(</text:span><text:span text:style-name="T149_4">V</text:span><text:span text:style-name="T149_5">)</text:span></text:p>
      <text:p text:style-name="P150"><text:span text:style-name="T150_1">FIDELIDAD</text:span><text:span text:style-name="T150_2"><text:s/></text:span><text:span text:style-name="T150_3">DE</text:span><text:span text:style-name="T150_4"><text:s/></text:span><text:span text:style-name="T150_5">LA</text:span><text:span text:style-name="T150_6"><text:s/></text:span><text:span text:style-name="T150_7">PALABRA</text:span><text:span text:style-name="T150_8"><text:s/></text:span><text:span text:style-name="T150_9">DADA</text:span><text:span text:style-name="T150_10"><text:s/>(</text:span><text:span text:style-name="T150_11">FI</text:span><text:span text:style-name="T150_12">).</text:span></text:p>
      <text:p text:style-name="P151"><text:span text:style-name="T151_1"><text:tab/></text:span><text:span text:style-name="T151_2">a</text:span><text:span text:style-name="T151_3">)<text:s/></text:span><text:span text:style-name="T151_4">Prever</text:span><text:span text:style-name="T151_5"><text:s/></text:span><text:span text:style-name="T151_6">y</text:span><text:span text:style-name="T151_7"><text:s/></text:span><text:span text:style-name="T151_8">evitar</text:span><text:span text:style-name="T151_9"><text:s/></text:span><text:span text:style-name="T151_10">fallas</text:span><text:span text:style-name="T151_11"><text:s/></text:span><text:span text:style-name="T151_12">y</text:span><text:span text:style-name="T151_13"><text:s/></text:span><text:span text:style-name="T151_14">peligros</text:span><text:span text:style-name="T151_15"><text:s/></text:span><text:span text:style-name="T151_16">a</text:span><text:span text:style-name="T151_17"><text:s/></text:span><text:span text:style-name="T151_18">traves</text:span><text:span text:style-name="T151_19"><text:s/></text:span><text:span text:style-name="T151_20">de</text:span><text:span text:style-name="T151_21"><text:s/></text:span><text:span text:style-name="T151_22">la</text:span><text:span text:style-name="T151_23"><text:s/></text:span><text:span text:style-name="T151_24">cordura</text:span><text:span text:style-name="T151_25">.<text:s/></text:span><text:span text:style-name="T151_26">PRUDENCIA</text:span></text:p>
      <text:p text:style-name="P152"><text:span text:style-name="T152_1"><text:tab/></text:span><text:span text:style-name="T152_2">b</text:span><text:span text:style-name="T152_3">)<text:s/></text:span><text:span text:style-name="T152_4">Conseguir</text:span><text:span text:style-name="T152_5"><text:s/></text:span><text:span text:style-name="T152_6">lo</text:span><text:span text:style-name="T152_7"><text:s/></text:span><text:span text:style-name="T152_8">eticamente</text:span><text:span text:style-name="T152_9"><text:s/></text:span><text:span text:style-name="T152_10">correcto</text:span><text:span text:style-name="T152_11"><text:s/></text:span><text:span text:style-name="T152_12">frente</text:span><text:span text:style-name="T152_13"><text:s/></text:span><text:span text:style-name="T152_14">a</text:span><text:span text:style-name="T152_15"><text:s/></text:span><text:span text:style-name="T152_16">la</text:span><text:span text:style-name="T152_17"><text:s/></text:span><text:span text:style-name="T152_18">adversidad</text:span><text:span text:style-name="T152_19">.<text:s/></text:span><text:span text:style-name="T152_20">FORTALEZA</text:span><text:span text:style-name="T152_21"><text:s/></text:span><text:span text:style-name="T152_22">PROFESIONAL</text:span></text:p>
      <text:p text:style-name="P153"><text:span text:style-name="T153_1"><text:tab/></text:span><text:span text:style-name="T153_2">c</text:span><text:span text:style-name="T153_3">)<text:s/></text:span><text:span text:style-name="T153_4">Reconocimiento</text:span><text:span text:style-name="T153_5"><text:s/></text:span><text:span text:style-name="T153_6">de</text:span><text:span text:style-name="T153_7"><text:s/></text:span><text:span text:style-name="T153_8">las</text:span><text:span text:style-name="T153_9"><text:s/></text:span><text:span text:style-name="T153_10">virtudes</text:span><text:span text:style-name="T153_11"><text:s/></text:span><text:span text:style-name="T153_12">profesionales</text:span><text:span text:style-name="T153_13">.<text:s/></text:span><text:span text:style-name="T153_14">HUMILDAD</text:span><text:span text:style-name="T153_15"><text:s/></text:span><text:span text:style-name="T153_16">PROFESIONAL</text:span></text:p>
      <text:p text:style-name="P154"><text:span text:style-name="T154_1"><text:tab/></text:span><text:span text:style-name="T154_2">d</text:span><text:span text:style-name="T154_3">)<text:s/></text:span><text:span text:style-name="T154_4">Saber</text:span><text:span text:style-name="T154_5"><text:s/></text:span><text:span text:style-name="T154_6">que</text:span><text:span text:style-name="T154_7"><text:s/></text:span><text:span text:style-name="T154_8">hay</text:span><text:span text:style-name="T154_9"><text:s/></text:span><text:span text:style-name="T154_10">que</text:span><text:span text:style-name="T154_11"><text:s/></text:span><text:span text:style-name="T154_12">hacer</text:span><text:span text:style-name="T154_13"><text:s/></text:span><text:span text:style-name="T154_14">y</text:span><text:span text:style-name="T154_15"><text:s/></text:span><text:span text:style-name="T154_16">hacerlo</text:span><text:span text:style-name="T154_17">.<text:s/></text:span><text:span text:style-name="T154_18">PRUDENCIA</text:span></text:p>
      <text:p text:style-name="P155"><text:span text:style-name="T155_1"><text:tab/></text:span><text:span text:style-name="T155_2">e</text:span><text:span text:style-name="T155_3">)<text:s/></text:span><text:span text:style-name="T155_4">Es</text:span><text:span text:style-name="T155_5"><text:s/></text:span><text:span text:style-name="T155_6">la</text:span><text:span text:style-name="T155_7"><text:s/></text:span><text:span text:style-name="T155_8">adecuación</text:span><text:span text:style-name="T155_9"><text:s/></text:span><text:span text:style-name="T155_10">del</text:span><text:span text:style-name="T155_11"><text:s/></text:span><text:span text:style-name="T155_12">pensamiento</text:span><text:span text:style-name="T155_13"><text:s/></text:span><text:span text:style-name="T155_14">a</text:span><text:span text:style-name="T155_15"><text:s/></text:span><text:span text:style-name="T155_16">la</text:span><text:span text:style-name="T155_17"><text:s/></text:span><text:span text:style-name="T155_18">realidad</text:span><text:span text:style-name="T155_19">.<text:s/></text:span><text:span text:style-name="T155_20">VERACIDAD</text:span></text:p>
      <text:p text:style-name="P156"><text:span text:style-name="T156_1"><text:tab/></text:span><text:span text:style-name="T156_2">f</text:span><text:span text:style-name="T156_3"><text:s/>)<text:s/></text:span><text:span text:style-name="T156_4">Ajustar</text:span><text:span text:style-name="T156_5"><text:s/></text:span><text:span text:style-name="T156_6">los</text:span><text:span text:style-name="T156_7"><text:s/></text:span><text:span text:style-name="T156_8">hechos</text:span><text:span text:style-name="T156_9"><text:s/></text:span><text:span text:style-name="T156_10">a</text:span><text:span text:style-name="T156_11"><text:s/></text:span><text:span text:style-name="T156_12">lo</text:span><text:span text:style-name="T156_13"><text:s/></text:span><text:span text:style-name="T156_14">comprometido</text:span><text:span text:style-name="T156_15">.<text:s/></text:span><text:span text:style-name="T156_16">F</text:span><text:span text:style-name="T156_17">IDELIDAD</text:span><text:span text:style-name="T156_18"><text:s/></text:span><text:span text:style-name="T156_19">DE</text:span><text:span text:style-name="T156_20"><text:s/></text:span><text:span text:style-name="T156_21">LA</text:span><text:span text:style-name="T156_22"><text:s/></text:span><text:span text:style-name="T156_23">PALABRA</text:span></text:p>
      <text:p text:style-name="P157"><text:span text:style-name="T157_1"><text:tab/></text:span><text:span text:style-name="T157_2">g</text:span><text:span text:style-name="T157_3">)<text:s/></text:span><text:span text:style-name="T157_4">Es</text:span><text:span text:style-name="T157_5"><text:s/></text:span><text:span text:style-name="T157_6">dar</text:span><text:span text:style-name="T157_7"><text:s/></text:span><text:span text:style-name="T157_8">a</text:span><text:span text:style-name="T157_9"><text:s/></text:span><text:span text:style-name="T157_10">cada</text:span><text:span text:style-name="T157_11"><text:s/></text:span><text:span text:style-name="T157_12">uno</text:span><text:span text:style-name="T157_13"><text:s/></text:span><text:span text:style-name="T157_14">lo</text:span><text:span text:style-name="T157_15"><text:s/></text:span><text:span text:style-name="T157_16">que</text:span><text:span text:style-name="T157_17"><text:s/></text:span><text:span text:style-name="T157_18">le</text:span><text:span text:style-name="T157_19"><text:s/></text:span><text:span text:style-name="T157_20">corresponde</text:span><text:span text:style-name="T157_21">.<text:s text:c="2"/></text:span><text:span text:style-name="T157_22">JUSTICIA</text:span></text:p>
      <text:p text:style-name="P158"><text:span text:style-name="T158_1"><text:tab/></text:span><text:span text:style-name="T158_2">h</text:span><text:span text:style-name="T158_3">)<text:s/></text:span><text:span text:style-name="T158_4">Preserva</text:span><text:span text:style-name="T158_5"><text:s/></text:span><text:span text:style-name="T158_6">de</text:span><text:span text:style-name="T158_7"><text:s/></text:span><text:span text:style-name="T158_8">la</text:span><text:span text:style-name="T158_9"><text:s/></text:span><text:span text:style-name="T158_10">defección</text:span><text:span text:style-name="T158_11"><text:s/></text:span><text:span text:style-name="T158_12">o</text:span><text:span text:style-name="T158_13"><text:s/></text:span><text:span text:style-name="T158_14">el</text:span><text:span text:style-name="T158_15"><text:s/></text:span><text:span text:style-name="T158_16">abandono</text:span><text:span text:style-name="T158_17"><text:s/></text:span><text:span text:style-name="T158_18">de</text:span><text:span text:style-name="T158_19"><text:s/></text:span><text:span text:style-name="T158_20">trabajos</text:span><text:span text:style-name="T158_21"><text:s/></text:span><text:span text:style-name="T158_22">profesionales</text:span><text:span text:style-name="T158_23">.<text:s/></text:span><text:span text:style-name="T158_24">FORTALEZA</text:span><text:span text:style-name="T158_25"><text:s/></text:span><text:span text:style-name="T158_26">PROFESIONAL</text:span></text:p>
      <text:p text:style-name="P159"><text:span text:style-name="T159_1"><text:tab/></text:span></text:p>
      <text:p text:style-name="P160"><text:span text:style-name="T160_1">1</text:span><text:span text:style-name="T160_2">4</text:span><text:span text:style-name="T160_3">)<text:s/>¿</text:span><text:span text:style-name="T160_4">Qué</text:span><text:span text:style-name="T160_5"><text:s/></text:span><text:span text:style-name="T160_6">es</text:span><text:span text:style-name="T160_7"><text:s/></text:span><text:span text:style-name="T160_8">la</text:span><text:span text:style-name="T160_9"><text:s/></text:span><text:span text:style-name="T160_10">informática</text:span><text:span text:style-name="T160_11"><text:s/></text:span><text:span text:style-name="T160_12">forense</text:span><text:span text:style-name="T160_13">?</text:span></text:p>
      <text:p text:style-name="P161"><text:span text:style-name="T161_1">Ciencia</text:span><text:span text:style-name="T161_2"><text:s/></text:span><text:span text:style-name="T161_3">de</text:span><text:span text:style-name="T161_4"><text:s/></text:span><text:span text:style-name="T161_5">adquirir</text:span><text:span text:style-name="T161_6">,<text:s/></text:span><text:span text:style-name="T161_7">analizar</text:span><text:span text:style-name="T161_8">,<text:s/></text:span><text:span text:style-name="T161_9">preservar</text:span><text:span text:style-name="T161_10"><text:s/></text:span><text:span text:style-name="T161_11">y</text:span><text:span text:style-name="T161_12"><text:s/></text:span><text:span text:style-name="T161_13">presentar</text:span><text:span text:style-name="T161_14"><text:s/></text:span><text:span text:style-name="T161_15">datos</text:span><text:span text:style-name="T161_16"><text:s/></text:span><text:span text:style-name="T161_17">procesados</text:span><text:span text:style-name="T161_18"><text:s/></text:span><text:span text:style-name="T161_19">electronicamente</text:span><text:span text:style-name="T161_20"><text:s/></text:span><text:span text:style-name="T161_21">por</text:span><text:span text:style-name="T161_22"><text:s/></text:span><text:span text:style-name="T161_23">una</text:span><text:span text:style-name="T161_24"><text:s/></text:span><text:span text:style-name="T161_25">computadora</text:span><text:span text:style-name="T161_26">.</text:span></text:p>
      <text:p text:style-name="P162"><text:span text:style-name="T162_1">FASE</text:span><text:span text:style-name="T162_2"><text:s/></text:span><text:span text:style-name="T162_3">DE</text:span><text:span text:style-name="T162_4"><text:s/></text:span><text:span text:style-name="T162_5">ADQUISICIÓN</text:span><text:span text:style-name="T162_6"><text:line-break/></text:span><text:span text:style-name="T162_7">FASE</text:span><text:span text:style-name="T162_8"><text:s/></text:span><text:span text:style-name="T162_9">DE</text:span><text:span text:style-name="T162_10"><text:s/></text:span><text:span text:style-name="T162_11">PREPARACIÓN</text:span><text:span text:style-name="T162_12"><text:line-break/></text:span><text:span text:style-name="T162_13">FASE</text:span><text:span text:style-name="T162_14"><text:s/></text:span><text:span text:style-name="T162_15">DE</text:span><text:span text:style-name="T162_16"><text:s/></text:span><text:span text:style-name="T162_17">ANÁLISIS</text:span><text:span text:style-name="T162_18"><text:line-break/></text:span></text:p>
      <text:p text:style-name="P163"><text:span text:style-name="T163_1">1</text:span><text:span text:style-name="T163_2">5</text:span><text:span text:style-name="T163_3">)<text:s/>¿</text:span><text:span text:style-name="T163_4">Mencione</text:span><text:span text:style-name="T163_5"><text:s/></text:span><text:span text:style-name="T163_6">cuales</text:span><text:span text:style-name="T163_7"><text:s/></text:span><text:span text:style-name="T163_8">son</text:span><text:span text:style-name="T163_9"><text:s/></text:span><text:span text:style-name="T163_10">las</text:span><text:span text:style-name="T163_11"><text:s/></text:span><text:span text:style-name="T163_12">fases</text:span><text:span text:style-name="T163_13"><text:s/></text:span><text:span text:style-name="T163_14">en</text:span><text:span text:style-name="T163_15"><text:s/></text:span><text:span text:style-name="T163_16">un</text:span><text:span text:style-name="T163_17"><text:s/></text:span><text:span text:style-name="T163_18">proceso</text:span><text:span text:style-name="T163_19"><text:s/></text:span><text:span text:style-name="T163_20">de</text:span><text:span text:style-name="T163_21"><text:s/></text:span><text:span text:style-name="T163_22">peritaje</text:span><text:span text:style-name="T163_23"><text:s text:c="2"/></text:span><text:span text:style-name="T163_24">informático</text:span><text:span text:style-name="T163_25">?</text:span></text:p>
      <text:list text:style-name="LS3" xml:id="list20">
        <text:list-item>
          <text:p text:style-name="P164"><text:span text:style-name="T164_1">Fase</text:span><text:span text:style-name="T164_2"><text:s/></text:span><text:span text:style-name="T164_3">de</text:span><text:span text:style-name="T164_4"><text:s/></text:span><text:span text:style-name="T164_5">adquisición</text:span></text:p>
        </text:list-item>
        <text:list-item>
          <text:p text:style-name="P165"><text:span text:style-name="T165_1">Fase</text:span><text:span text:style-name="T165_2"><text:s/></text:span><text:span text:style-name="T165_3">de</text:span><text:span text:style-name="T165_4"><text:s/></text:span><text:span text:style-name="T165_5">preparación</text:span><text:span text:style-name="T165_6"><text:s/></text:span></text:p>
        </text:list-item>
        <text:list-item>
          <text:p text:style-name="P166"><text:span text:style-name="T166_1">Fase</text:span><text:span text:style-name="T166_2"><text:s/></text:span><text:span text:style-name="T166_3">de</text:span><text:span text:style-name="T166_4"><text:s/></text:span><text:span text:style-name="T166_5">análisis</text:span><text:span text:style-name="T166_6"><text:s/></text:span></text:p>
        </text:list-item>
      </text:list>
      <text:p text:style-name="P167"><text:span text:style-name="T167_1">16</text:span><text:span text:style-name="T167_2">)<text:s/></text:span><text:span text:style-name="T167_3">SEGÙN</text:span><text:span text:style-name="T167_4"><text:s/></text:span><text:span text:style-name="T167_5">LA</text:span><text:span text:style-name="T167_6"><text:s/></text:span><text:span text:style-name="T167_7">LEY</text:span><text:span text:style-name="T167_8">,<text:s/></text:span><text:span text:style-name="T167_9">Para</text:span><text:span text:style-name="T167_10"><text:s/></text:span><text:span text:style-name="T167_11">ser</text:span><text:span text:style-name="T167_12"><text:s/></text:span><text:span text:style-name="T167_13">perito</text:span><text:span text:style-name="T167_14"><text:s/></text:span><text:span text:style-name="T167_15">informático</text:span><text:span text:style-name="T167_16"><text:s/></text:span><text:span text:style-name="T167_17">en</text:span><text:span text:style-name="T167_18"><text:s/></text:span><text:span text:style-name="T167_19">la</text:span><text:span text:style-name="T167_20"><text:s/></text:span><text:span text:style-name="T167_21">Prov</text:span><text:span text:style-name="T167_22">.<text:s/></text:span><text:span text:style-name="T167_23">De</text:span><text:span text:style-name="T167_24"><text:s/></text:span><text:span text:style-name="T167_25">Bs</text:span><text:span text:style-name="T167_26"><text:s/></text:span><text:span text:style-name="T167_27">As</text:span><text:span text:style-name="T167_28"><text:s text:c="2"/>¿</text:span><text:span text:style-name="T167_29">el</text:span><text:span text:style-name="T167_30"><text:s/></text:span><text:span text:style-name="T167_31">profesional</text:span><text:span text:style-name="T167_32"><text:s/></text:span><text:span text:style-name="T167_33">debe</text:span><text:span text:style-name="T167_34"><text:s/></text:span><text:span text:style-name="T167_35">estar</text:span><text:span text:style-name="T167_36"><text:s/></text:span><text:span text:style-name="T167_37">matriculado</text:span><text:span text:style-name="T167_38">?<text:s/></text:span><text:span text:style-name="T167_39">Justifica</text:span><text:span text:style-name="T167_40"><text:s/></text:span><text:span text:style-name="T167_41">su</text:span><text:span text:style-name="T167_42"><text:s/></text:span><text:span text:style-name="T167_43">respuesta</text:span><text:span text:style-name="T167_44">.</text:span></text:p>
      <text:p text:style-name="P168"><text:span text:style-name="T168_1">Ley</text:span><text:span text:style-name="T168_2"><text:s/>13.016<text:s/></text:span><text:span text:style-name="T168_3">del</text:span><text:span text:style-name="T168_4"><text:s/></text:span><text:span text:style-name="T168_5">ejercicio</text:span><text:span text:style-name="T168_6"><text:s/></text:span><text:span text:style-name="T168_7">profesional</text:span><text:span text:style-name="T168_8">.</text:span></text:p>
      <text:p text:style-name="P169"><text:span text:style-name="T169_1">ARTICULO</text:span><text:span text:style-name="T169_2"><text:s/>1.</text:span><text:span text:style-name="T169_3">-<text:s/></text:span><text:span text:style-name="T169_4">El</text:span><text:span text:style-name="T169_5"><text:s/></text:span><text:span text:style-name="T169_6">ejercicio</text:span><text:span text:style-name="T169_7"><text:s/></text:span><text:span text:style-name="T169_8">de</text:span><text:span text:style-name="T169_9"><text:s/></text:span><text:span text:style-name="T169_10">las</text:span><text:span text:style-name="T169_11"><text:s/></text:span><text:span text:style-name="T169_12">profesiones</text:span><text:span text:style-name="T169_13"><text:s/></text:span><text:span text:style-name="T169_14">en</text:span><text:span text:style-name="T169_15"><text:s/></text:span><text:span text:style-name="T169_16">Ciencias</text:span><text:span text:style-name="T169_17"><text:s/></text:span><text:span text:style-name="T169_18">Informáticas</text:span><text:span text:style-name="T169_19"><text:s/></text:span><text:span text:style-name="T169_20">queda</text:span><text:span text:style-name="T169_21"><text:s/></text:span><text:span text:style-name="T169_22">sujeto</text:span><text:span text:style-name="T169_23"><text:s/></text:span><text:span text:style-name="T169_24">a</text:span><text:span text:style-name="T169_25"><text:s/></text:span><text:span text:style-name="T169_26">lo</text:span><text:span text:style-name="T169_27"><text:s/></text:span><text:span text:style-name="T169_28">que</text:span></text:p>
      <text:p text:style-name="P170"><text:span text:style-name="T170_1">prescribe</text:span><text:span text:style-name="T170_2"><text:s/></text:span><text:span text:style-name="T170_3">la</text:span><text:span text:style-name="T170_4"><text:s/></text:span><text:span text:style-name="T170_5">presente</text:span><text:span text:style-name="T170_6"><text:s/></text:span><text:span text:style-name="T170_7">ley</text:span><text:span text:style-name="T170_8"><text:s/></text:span><text:span text:style-name="T170_9">y</text:span><text:span text:style-name="T170_10"><text:s/></text:span><text:span text:style-name="T170_11">a</text:span><text:span text:style-name="T170_12"><text:s/></text:span><text:span text:style-name="T170_13">las</text:span><text:span text:style-name="T170_14"><text:s/></text:span><text:span text:style-name="T170_15">disposiciones</text:span><text:span text:style-name="T170_16"><text:s/></text:span><text:span text:style-name="T170_17">que</text:span><text:span text:style-name="T170_18"><text:s/></text:span><text:span text:style-name="T170_19">en</text:span><text:span text:style-name="T170_20"><text:s/></text:span><text:span text:style-name="T170_21">su</text:span><text:span text:style-name="T170_22"><text:s/></text:span><text:span text:style-name="T170_23">consecuencia</text:span><text:span text:style-name="T170_24"><text:s/></text:span><text:span text:style-name="T170_25">se</text:span><text:span text:style-name="T170_26"><text:s/></text:span><text:span text:style-name="T170_27">dicten</text:span><text:span text:style-name="T170_28">.</text:span></text:p>
      <text:p text:style-name="P171"/>
      <text:p text:style-name="P172"><text:span text:style-name="T172_1">ARTICULO</text:span><text:span text:style-name="T172_2"><text:s/>4.</text:span><text:span text:style-name="T172_3"><text:s/></text:span><text:span text:style-name="T172_4">El</text:span><text:span text:style-name="T172_5"><text:s/></text:span><text:span text:style-name="T172_6">ejercicio</text:span><text:span text:style-name="T172_7"><text:s/></text:span><text:span text:style-name="T172_8">profesional</text:span><text:span text:style-name="T172_9"><text:s/></text:span><text:span text:style-name="T172_10">sólo</text:span><text:span text:style-name="T172_11"><text:s/></text:span><text:span text:style-name="T172_12">podrá</text:span><text:span text:style-name="T172_13"><text:s/></text:span><text:span text:style-name="T172_14">realizarse</text:span><text:span text:style-name="T172_15"><text:s/></text:span><text:span text:style-name="T172_16">por</text:span><text:span text:style-name="T172_17"><text:s/></text:span><text:span text:style-name="T172_18">quienes</text:span><text:span text:style-name="T172_19"><text:s/></text:span><text:span text:style-name="T172_20">se</text:span><text:span text:style-name="T172_21"><text:s/></text:span><text:span text:style-name="T172_22">encuentren</text:span></text:p>
      <text:p text:style-name="P173"><text:span text:style-name="T173_1">matriculados</text:span><text:span text:style-name="T173_2"><text:s/></text:span><text:span text:style-name="T173_3">conforme</text:span><text:span text:style-name="T173_4"><text:s/></text:span><text:span text:style-name="T173_5">a</text:span><text:span text:style-name="T173_6"><text:s/></text:span><text:span text:style-name="T173_7">las</text:span><text:span text:style-name="T173_8"><text:s/></text:span><text:span text:style-name="T173_9">Normas</text:span><text:span text:style-name="T173_10"><text:s/></text:span><text:span text:style-name="T173_11">de</text:span><text:span text:style-name="T173_12"><text:s/></text:span><text:span text:style-name="T173_13">esta</text:span><text:span text:style-name="T173_14"><text:s/></text:span><text:span text:style-name="T173_15">ley</text:span><text:span text:style-name="T173_16">.</text:span></text:p>
      <text:p text:style-name="P174"/>
      <text:p text:style-name="P175"><text:span text:style-name="T175_1">17</text:span><text:span text:style-name="T175_2">)<text:s/>¿</text:span><text:span text:style-name="T175_3">Cuales</text:span><text:span text:style-name="T175_4"><text:s/></text:span><text:span text:style-name="T175_5">son</text:span><text:span text:style-name="T175_6"><text:s/></text:span><text:span text:style-name="T175_7">las</text:span><text:span text:style-name="T175_8"><text:s/></text:span><text:span text:style-name="T175_9">funciones</text:span><text:span text:style-name="T175_10"><text:s/></text:span><text:span text:style-name="T175_11">de</text:span><text:span text:style-name="T175_12"><text:s/></text:span><text:span text:style-name="T175_13">la</text:span><text:span text:style-name="T175_14"><text:s/></text:span><text:span text:style-name="T175_15">NIC</text:span><text:span text:style-name="T175_16">-</text:span><text:span text:style-name="T175_17">ARGETINA</text:span><text:span text:style-name="T175_18">?</text:span></text:p>
      <text:p text:style-name="P176"><text:span text:style-name="T176_1">DIRECCIÓN</text:span><text:span text:style-name="T176_2"><text:s/></text:span><text:span text:style-name="T176_3">NACIONAL</text:span><text:span text:style-name="T176_4"><text:s/></text:span><text:span text:style-name="T176_5">DEL</text:span><text:span text:style-name="T176_6"><text:s/></text:span><text:span text:style-name="T176_7">REGISTRO</text:span><text:span text:style-name="T176_8"><text:s/></text:span><text:span text:style-name="T176_9">DE</text:span><text:span text:style-name="T176_10"><text:s/></text:span><text:span text:style-name="T176_11">DOMINIOS</text:span><text:span text:style-name="T176_12"><text:s/></text:span><text:span text:style-name="T176_13">DE</text:span><text:span text:style-name="T176_14"><text:s/></text:span><text:span text:style-name="T176_15">INTERNET</text:span></text:p>
      <text:list text:style-name="LS4" xml:id="list23">
        <text:list-item>
          <text:p text:style-name="P177"><text:span text:style-name="T177_1">Registra</text:span><text:span text:style-name="T177_2"><text:s/></text:span><text:span text:style-name="T177_3">nombres</text:span><text:span text:style-name="T177_4"><text:s/></text:span><text:span text:style-name="T177_5">de</text:span><text:span text:style-name="T177_6"><text:s/></text:span><text:span text:style-name="T177_7">dominio</text:span><text:span text:style-name="T177_8"><text:s/></text:span><text:span text:style-name="T177_9">de</text:span><text:span text:style-name="T177_10"><text:s/></text:span><text:span text:style-name="T177_11">internet</text:span></text:p>
        </text:list-item>
        <text:list-item>
          <text:p text:style-name="P178"><text:span text:style-name="T178_1">Controla</text:span><text:span text:style-name="T178_2"><text:s/></text:span><text:span text:style-name="T178_3">nombre</text:span><text:span text:style-name="T178_4"><text:s/></text:span><text:span text:style-name="T178_5">de</text:span><text:span text:style-name="T178_6"><text:s/></text:span><text:span text:style-name="T178_7">dominios</text:span><text:span text:style-name="T178_8"><text:s/></text:span><text:span text:style-name="T178_9">ya</text:span><text:span text:style-name="T178_10"><text:s/></text:span><text:span text:style-name="T178_11">registrados</text:span><text:span text:style-name="T178_12">.</text:span></text:p>
        </text:list-item>
        <text:list-item>
          <text:p text:style-name="P179"><text:span text:style-name="T179_1">Baja</text:span><text:span text:style-name="T179_2"><text:s/></text:span><text:span text:style-name="T179_3">dominios</text:span><text:span text:style-name="T179_4"><text:s/></text:span><text:span text:style-name="T179_5">por</text:span><text:span text:style-name="T179_6">:<text:s/></text:span></text:p>
        </text:list-item>
      </text:list>
      <text:p text:style-name="P180"><text:span text:style-name="T180_1">Agraviantes</text:span><text:span text:style-name="T180_2"><text:s/></text:span><text:span text:style-name="T180_3">discriminatorios</text:span><text:span text:style-name="T180_4"><text:s/></text:span><text:span text:style-name="T180_5">o</text:span><text:span text:style-name="T180_6"><text:s/></text:span><text:span text:style-name="T180_7">contrarios</text:span><text:span text:style-name="T180_8"><text:s/></text:span><text:span text:style-name="T180_9">a</text:span><text:span text:style-name="T180_10"><text:s/></text:span><text:span text:style-name="T180_11">la</text:span><text:span text:style-name="T180_12"><text:s/></text:span><text:span text:style-name="T180_13">ley</text:span><text:span text:style-name="T180_14">,<text:s/></text:span><text:span text:style-name="T180_15">a</text:span><text:span text:style-name="T180_16"><text:s/></text:span><text:span text:style-name="T180_17">la</text:span><text:span text:style-name="T180_18"><text:s/></text:span><text:span text:style-name="T180_19">moral</text:span><text:span text:style-name="T180_20"><text:s/></text:span><text:span text:style-name="T180_21">y</text:span><text:span text:style-name="T180_22"><text:s/></text:span><text:span text:style-name="T180_23">a</text:span><text:span text:style-name="T180_24"><text:s/></text:span><text:span text:style-name="T180_25">la</text:span><text:span text:style-name="T180_26">s</text:span><text:span text:style-name="T180_27"><text:s/></text:span><text:span text:style-name="T180_28">buenas</text:span><text:span text:style-name="T180_29"><text:s/></text:span><text:span text:style-name="T180_30">costumbres</text:span><text:span text:style-name="T180_31">.</text:span></text:p>
      <text:list text:style-name="LS4" xml:id="list26">
        <text:list-item>
          <text:p text:style-name="P181"><text:span text:style-name="T181_1">Baja</text:span><text:span text:style-name="T181_2"><text:s/></text:span><text:span text:style-name="T181_3">de</text:span><text:span text:style-name="T181_4"><text:s/></text:span><text:span text:style-name="T181_5">usuarios</text:span><text:span text:style-name="T181_6"><text:s/></text:span><text:span text:style-name="T181_7">o</text:span><text:span text:style-name="T181_8"><text:s/></text:span><text:span text:style-name="T181_9">inhabilitación</text:span><text:span text:style-name="T181_10"><text:s/></text:span><text:span text:style-name="T181_11">temporal</text:span><text:span text:style-name="T181_12">.</text:span></text:p>
        </text:list-item>
      </text:list>
      <text:p text:style-name="P182"><text:span text:style-name="T182_1"><text:s/></text:span></text:p>
      <text:p text:style-name="P183"><text:span text:style-name="T183_1">18</text:span><text:span text:style-name="T183_2">)<text:s/></text:span><text:span text:style-name="T183_3">Si</text:span><text:span text:style-name="T183_4"><text:s/></text:span><text:span text:style-name="T183_5">dos</text:span><text:span text:style-name="T183_6"><text:s text:c="2"/></text:span><text:span text:style-name="T183_7">personan</text:span><text:span text:style-name="T183_8"><text:s/></text:span><text:span text:style-name="T183_9">intentan</text:span><text:span text:style-name="T183_10"><text:s/></text:span><text:span text:style-name="T183_11">registrar</text:span><text:span text:style-name="T183_12"><text:s/></text:span><text:span text:style-name="T183_13">el</text:span><text:span text:style-name="T183_14"><text:s/></text:span><text:span text:style-name="T183_15">mismo</text:span><text:span text:style-name="T183_16"><text:s/></text:span><text:span text:style-name="T183_17">nombre</text:span><text:span text:style-name="T183_18"><text:s/></text:span><text:span text:style-name="T183_19">de</text:span><text:span text:style-name="T183_20"><text:s/></text:span><text:span text:style-name="T183_21">dominio</text:span><text:span text:style-name="T183_22">,<text:s/>¿</text:span><text:span text:style-name="T183_23">Cuál</text:span><text:span text:style-name="T183_24"><text:s/></text:span><text:span text:style-name="T183_25">de</text:span><text:span text:style-name="T183_26"><text:s/></text:span><text:span text:style-name="T183_27">ellas</text:span><text:span text:style-name="T183_28"><text:s/></text:span><text:span text:style-name="T183_29">tiene</text:span><text:span text:style-name="T183_30"><text:s/></text:span><text:span text:style-name="T183_31">prioridad</text:span><text:span text:style-name="T183_32"><text:s/></text:span><text:span text:style-name="T183_33">para</text:span><text:span text:style-name="T183_34"><text:s/></text:span><text:span text:style-name="T183_35">la</text:span><text:span text:style-name="T183_36"><text:s/></text:span><text:span text:style-name="T183_37">NIC</text:span><text:span text:style-name="T183_38">-</text:span><text:span text:style-name="T183_39">ARGENTINA</text:span><text:span text:style-name="T183_40">?</text:span></text:p>
      <text:p text:style-name="P184"><text:span text:style-name="T184_1">Primero</text:span><text:span text:style-name="T184_2"><text:s/></text:span><text:span text:style-name="T184_3">en</text:span><text:span text:style-name="T184_4"><text:s/></text:span><text:span text:style-name="T184_5">el</text:span><text:span text:style-name="T184_6"><text:s/></text:span><text:span text:style-name="T184_7">tiempo</text:span><text:span text:style-name="T184_8">,<text:s/></text:span><text:span text:style-name="T184_9">primero</text:span><text:span text:style-name="T184_10"><text:s/></text:span><text:span text:style-name="T184_11">en</text:span><text:span text:style-name="T184_12"><text:s/></text:span><text:span text:style-name="T184_13">el</text:span><text:span text:style-name="T184_14"><text:s/></text:span><text:span text:style-name="T184_15">derecho</text:span><text:span text:style-name="T184_16">.<text:s/></text:span></text:p>
      <text:p text:style-name="P185"><text:span text:style-name="T185_1">Si</text:span><text:span text:style-name="T185_2"><text:s/></text:span><text:span text:style-name="T185_3">alguien</text:span><text:span text:style-name="T185_4"><text:s/></text:span><text:span text:style-name="T185_5">reclamace</text:span><text:span text:style-name="T185_6"><text:s/></text:span><text:span text:style-name="T185_7">un</text:span><text:span text:style-name="T185_8"><text:s/></text:span><text:span text:style-name="T185_9">dominio</text:span><text:span text:style-name="T185_10"><text:s/></text:span><text:span text:style-name="T185_11">deberá</text:span><text:span text:style-name="T185_12"><text:s/></text:span><text:span text:style-name="T185_13">presentar</text:span><text:span text:style-name="T185_14"><text:s/></text:span><text:span text:style-name="T185_15">pruebas</text:span><text:span text:style-name="T185_16"><text:s/></text:span><text:span text:style-name="T185_17">y</text:span><text:span text:style-name="T185_18">:</text:span></text:p>
      <text:p text:style-name="P186"><text:span text:style-name="T186_1">Se</text:span><text:span text:style-name="T186_2"><text:s/></text:span><text:span text:style-name="T186_3">realiza</text:span><text:span text:style-name="T186_4"><text:s/></text:span><text:span text:style-name="T186_5">un</text:span><text:span text:style-name="T186_6"><text:s/></text:span><text:span text:style-name="T186_7">proceso</text:span><text:span text:style-name="T186_8"><text:s/></text:span><text:span text:style-name="T186_9">disputa</text:span><text:span text:style-name="T186_10">:<text:s/></text:span><text:span text:style-name="T186_11">El</text:span><text:span text:style-name="T186_12"><text:s/></text:span><text:span text:style-name="T186_13">que</text:span><text:span text:style-name="T186_14"><text:s/></text:span><text:span text:style-name="T186_15">tiene</text:span><text:span text:style-name="T186_16"><text:s/></text:span><text:span text:style-name="T186_17">mejor</text:span><text:span text:style-name="T186_18"><text:s/></text:span><text:span text:style-name="T186_19">derecho</text:span><text:span text:style-name="T186_20"><text:s/></text:span></text:p>
      <text:list text:style-name="LS5" xml:id="list27">
        <text:list-item>
          <text:p text:style-name="P187"><text:span text:style-name="T187_1">Con</text:span><text:span text:style-name="T187_2"><text:s/></text:span><text:span text:style-name="T187_3">nombre</text:span><text:span text:style-name="T187_4"><text:s/></text:span><text:span text:style-name="T187_5">y</text:span><text:span text:style-name="T187_6"><text:s/></text:span><text:span text:style-name="T187_7">apellido</text:span><text:span text:style-name="T187_8"><text:s/></text:span><text:span text:style-name="T187_9">del</text:span><text:span text:style-name="T187_10"><text:s/></text:span><text:span text:style-name="T187_11">reclamante</text:span></text:p>
        </text:list-item>
        <text:list-item>
          <text:p text:style-name="P188"><text:span text:style-name="T188_1">Con</text:span><text:span text:style-name="T188_2"><text:s/></text:span><text:span text:style-name="T188_3">una</text:span><text:span text:style-name="T188_4"><text:s/></text:span><text:span text:style-name="T188_5">marca</text:span><text:span text:style-name="T188_6"><text:s/></text:span><text:span text:style-name="T188_7">registrada</text:span><text:span text:style-name="T188_8"><text:s/></text:span><text:span text:style-name="T188_9">a</text:span><text:span text:style-name="T188_10"><text:s/></text:span><text:span text:style-name="T188_11">nombre</text:span><text:span text:style-name="T188_12"><text:s/></text:span><text:span text:style-name="T188_13">del</text:span><text:span text:style-name="T188_14"><text:s/></text:span><text:span text:style-name="T188_15">reclamante</text:span><text:span text:style-name="T188_16">.</text:span></text:p>
        </text:list-item>
        <text:list-item>
          <text:p text:style-name="P189"><text:span text:style-name="T189_1">Con</text:span><text:span text:style-name="T189_2"><text:s/></text:span><text:span text:style-name="T189_3">un</text:span><text:span text:style-name="T189_4"><text:s/></text:span><text:span text:style-name="T189_5">seudónimo</text:span><text:span text:style-name="T189_6"><text:s/></text:span><text:span text:style-name="T189_7">por</text:span><text:span text:style-name="T189_8"><text:s/></text:span><text:span text:style-name="T189_9">el</text:span><text:span text:style-name="T189_10"><text:s/></text:span><text:span text:style-name="T189_11">cual</text:span><text:span text:style-name="T189_12"><text:s/></text:span><text:span text:style-name="T189_13">es</text:span><text:span text:style-name="T189_14"><text:s/></text:span><text:span text:style-name="T189_15">públicamente</text:span><text:span text:style-name="T189_16"><text:s/></text:span><text:span text:style-name="T189_17">conocido</text:span><text:span text:style-name="T189_18"><text:s/></text:span><text:span text:style-name="T189_19">el</text:span><text:span text:style-name="T189_20"><text:s/></text:span><text:span text:style-name="T189_21">reclamante</text:span></text:p>
        </text:list-item>
      </text:list>
      <text:p text:style-name="P190"><text:span text:style-name="T190_1"><text:s/></text:span></text:p>
      <text:p text:style-name="P191"><text:span text:style-name="T191_1">2</text:span><text:span text:style-name="T191_2">9</text:span><text:span text:style-name="T191_3">)<text:s/></text:span><text:span text:style-name="T191_4">Mencione</text:span><text:span text:style-name="T191_5"><text:s/></text:span><text:span text:style-name="T191_6">que</text:span><text:span text:style-name="T191_7"><text:s/></text:span><text:span text:style-name="T191_8">es</text:span><text:span text:style-name="T191_9"><text:s/></text:span><text:span text:style-name="T191_10">lo</text:span><text:span text:style-name="T191_11"><text:s/></text:span><text:span text:style-name="T191_12">que</text:span><text:span text:style-name="T191_13"><text:s/></text:span><text:span text:style-name="T191_14">se</text:span><text:span text:style-name="T191_15"><text:s/></text:span><text:span text:style-name="T191_16">debe</text:span><text:span text:style-name="T191_17"><text:s/></text:span><text:span text:style-name="T191_18">probar</text:span><text:span text:style-name="T191_19"><text:s/></text:span><text:span text:style-name="T191_20">cuando</text:span><text:span text:style-name="T191_21"><text:s/></text:span><text:span text:style-name="T191_22">se</text:span><text:span text:style-name="T191_23"><text:s/></text:span><text:span text:style-name="T191_24">intenta</text:span><text:span text:style-name="T191_25"><text:s/></text:span><text:span text:style-name="T191_26">recuperar</text:span><text:span text:style-name="T191_27"><text:s/></text:span><text:span text:style-name="T191_28">un</text:span><text:span text:style-name="T191_29"><text:s/></text:span><text:span text:style-name="T191_30">nombre</text:span><text:span text:style-name="T191_31"><text:s/></text:span><text:span text:style-name="T191_32">de</text:span><text:span text:style-name="T191_33"><text:s/></text:span><text:span text:style-name="T191_34">dominio</text:span><text:span text:style-name="T191_35"><text:s/></text:span><text:span text:style-name="T191_36">en</text:span><text:span text:style-name="T191_37"><text:s/></text:span><text:span text:style-name="T191_38">el</text:span><text:span text:style-name="T191_39"><text:s/></text:span><text:span text:style-name="T191_40">Tribunal</text:span><text:span text:style-name="T191_41"><text:s/></text:span><text:span text:style-name="T191_42">Ar</text:span><text:span text:style-name="T191_43">b</text:span><text:span text:style-name="T191_44">itral</text:span><text:span text:style-name="T191_45"><text:s/></text:span><text:span text:style-name="T191_46">de</text:span><text:span text:style-name="T191_47"><text:s/></text:span><text:span text:style-name="T191_48">la</text:span><text:span text:style-name="T191_49"><text:s/></text:span><text:span text:style-name="T191_50">OMPI</text:span><text:span text:style-name="T191_51">.</text:span></text:p>
      <text:p text:style-name="P192"><text:span text:style-name="T192_1">1.<text:s/></text:span><text:span text:style-name="T192_2">Nombre</text:span><text:span text:style-name="T192_3"><text:s/></text:span><text:span text:style-name="T192_4">de</text:span><text:span text:style-name="T192_5"><text:s/></text:span><text:span text:style-name="T192_6">dominio</text:span><text:span text:style-name="T192_7"><text:s/></text:span><text:span text:style-name="T192_8">registrado</text:span><text:span text:style-name="T192_9"><text:s/></text:span><text:span text:style-name="T192_10">debe</text:span><text:span text:style-name="T192_11"><text:s/></text:span><text:span text:style-name="T192_12">ser</text:span><text:span text:style-name="T192_13"><text:s/></text:span><text:span text:style-name="T192_14">idéntico</text:span><text:span text:style-name="T192_15"><text:s/></text:span><text:span text:style-name="T192_16">o</text:span><text:span text:style-name="T192_17"><text:s/></text:span><text:span text:style-name="T192_18">similar</text:span><text:span text:style-name="T192_19">,<text:s/></text:span><text:span text:style-name="T192_20">hasta</text:span><text:span text:style-name="T192_21"><text:s/></text:span><text:span text:style-name="T192_22">el</text:span><text:span text:style-name="T192_23"><text:s/></text:span><text:span text:style-name="T192_24">punto</text:span><text:span text:style-name="T192_25"><text:s/></text:span><text:span text:style-name="T192_26">de</text:span><text:span text:style-name="T192_27"><text:s/></text:span><text:span text:style-name="T192_28">crear</text:span><text:span text:style-name="T192_29"><text:s/></text:span><text:span text:style-name="T192_30">confusión</text:span><text:span text:style-name="T192_31"><text:s/></text:span><text:span text:style-name="T192_32">con</text:span><text:span text:style-name="T192_33"><text:s/></text:span><text:span text:style-name="T192_34">respecto</text:span><text:span text:style-name="T192_35"><text:s/></text:span><text:span text:style-name="T192_36">a</text:span><text:span text:style-name="T192_37"><text:s/></text:span><text:span text:style-name="T192_38">las</text:span><text:span text:style-name="T192_39"><text:s/></text:span><text:span text:style-name="T192_40">marcas</text:span><text:span text:style-name="T192_41"><text:s/></text:span><text:span text:style-name="T192_42">de</text:span><text:span text:style-name="T192_43"><text:s/></text:span><text:span text:style-name="T192_44">productos</text:span><text:span text:style-name="T192_45"><text:s/></text:span><text:span text:style-name="T192_46">o</text:span><text:span text:style-name="T192_47"><text:s/></text:span><text:span text:style-name="T192_48">servicios</text:span><text:span text:style-name="T192_49"><text:s/></text:span><text:span text:style-name="T192_50">sobre</text:span><text:span text:style-name="T192_51"><text:s/></text:span><text:span text:style-name="T192_52">los</text:span><text:span text:style-name="T192_53"><text:s/></text:span><text:span text:style-name="T192_54">que</text:span><text:span text:style-name="T192_55"><text:s/></text:span><text:span text:style-name="T192_56">el</text:span><text:span text:style-name="T192_57"><text:s/></text:span><text:span text:style-name="T192_58">demandante</text:span><text:span text:style-name="T192_59"><text:s/></text:span><text:span text:style-name="T192_60">tiene</text:span><text:span text:style-name="T192_61"><text:s/></text:span><text:span text:style-name="T192_62">derechos</text:span><text:span text:style-name="T192_63">.</text:span></text:p>
      <text:p text:style-name="P193"><text:span text:style-name="T193_1">2.<text:s/></text:span><text:span text:style-name="T193_2">El</text:span><text:span text:style-name="T193_3"><text:s/></text:span><text:span text:style-name="T193_4">titular</text:span><text:span text:style-name="T193_5"><text:s/></text:span><text:span text:style-name="T193_6">del</text:span><text:span text:style-name="T193_7"><text:s/></text:span><text:span text:style-name="T193_8">nombre</text:span><text:span text:style-name="T193_9"><text:s/></text:span><text:span text:style-name="T193_10">de</text:span><text:span text:style-name="T193_11"><text:s/></text:span><text:span text:style-name="T193_12">dominio</text:span><text:span text:style-name="T193_13"><text:s/></text:span><text:span text:style-name="T193_14">carece</text:span><text:span text:style-name="T193_15"><text:s/></text:span><text:span text:style-name="T193_16">de</text:span><text:span text:style-name="T193_17"><text:s/></text:span><text:span text:style-name="T193_18">título</text:span><text:span text:style-name="T193_19"><text:s/></text:span><text:span text:style-name="T193_20">o</text:span><text:span text:style-name="T193_21"><text:s/></text:span><text:span text:style-name="T193_22">interés</text:span><text:span text:style-name="T193_23"><text:s/></text:span><text:span text:style-name="T193_24">legítimos</text:span><text:span text:style-name="T193_25"><text:s/></text:span><text:span text:style-name="T193_26">respecto</text:span><text:span text:style-name="T193_27"><text:s/></text:span><text:span text:style-name="T193_28">al</text:span><text:span text:style-name="T193_29"><text:s/></text:span><text:span text:style-name="T193_30">nombre</text:span><text:span text:style-name="T193_31"><text:s/></text:span><text:span text:style-name="T193_32">de</text:span><text:span text:style-name="T193_33"><text:s/></text:span><text:span text:style-name="T193_34">dominio</text:span><text:span text:style-name="T193_35"><text:s/></text:span><text:span text:style-name="T193_36">en</text:span><text:span text:style-name="T193_37"><text:s/></text:span><text:span text:style-name="T193_38">cuestión</text:span><text:span text:style-name="T193_39">.</text:span></text:p>
      <text:p text:style-name="P194"><text:span text:style-name="T194_1">3.<text:s/></text:span><text:span text:style-name="T194_2">Nombre</text:span><text:span text:style-name="T194_3"><text:s/></text:span><text:span text:style-name="T194_4">de</text:span><text:span text:style-name="T194_5"><text:s/></text:span><text:span text:style-name="T194_6">dominio</text:span><text:span text:style-name="T194_7"><text:s/></text:span><text:span text:style-name="T194_8">ha</text:span><text:span text:style-name="T194_9"><text:s/></text:span><text:span text:style-name="T194_10">sido</text:span><text:span text:style-name="T194_11"><text:s/></text:span><text:span text:style-name="T194_12">registrado</text:span><text:span text:style-name="T194_13"><text:s/></text:span><text:span text:style-name="T194_14">de</text:span><text:span text:style-name="T194_15"><text:s/></text:span><text:span text:style-name="T194_16">mala</text:span><text:span text:style-name="T194_17"><text:s/></text:span><text:span text:style-name="T194_18">fe</text:span><text:span text:style-name="T194_19"><text:s/>.</text:span></text:p>
      <text:p text:style-name="P195"><text:span text:style-name="T195_1">Indicios</text:span><text:span text:style-name="T195_2"><text:s/></text:span><text:span text:style-name="T195_3">de</text:span><text:span text:style-name="T195_4"><text:s/></text:span><text:span text:style-name="T195_5">mala</text:span><text:span text:style-name="T195_6"><text:s/></text:span><text:span text:style-name="T195_7">fe</text:span><text:span text:style-name="T195_8">:<text:s/></text:span><text:span text:style-name="T195_9">El</text:span><text:span text:style-name="T195_10"><text:s/></text:span><text:span text:style-name="T195_11">intento</text:span><text:span text:style-name="T195_12"><text:s/></text:span><text:span text:style-name="T195_13">de</text:span><text:span text:style-name="T195_14"><text:s/></text:span><text:span text:style-name="T195_15">atraer</text:span><text:span text:style-name="T195_16"><text:s/></text:span><text:span text:style-name="T195_17">visitantes</text:span><text:span text:style-name="T195_18"><text:s/></text:span><text:span text:style-name="T195_19">con</text:span><text:span text:style-name="T195_20"><text:s/></text:span><text:span text:style-name="T195_21">fines</text:span><text:span text:style-name="T195_22"><text:s/></text:span><text:span text:style-name="T195_23">comerciales</text:span><text:span text:style-name="T195_24">,<text:s/></text:span><text:span text:style-name="T195_25">sacando</text:span><text:span text:style-name="T195_26"><text:s/></text:span><text:span text:style-name="T195_27">provecho</text:span><text:span text:style-name="T195_28"><text:s/></text:span><text:span text:style-name="T195_29">de</text:span><text:span text:style-name="T195_30"><text:s/></text:span><text:span text:style-name="T195_31">la</text:span><text:span text:style-name="T195_32"><text:s/></text:span><text:span text:style-name="T195_33">confusión</text:span><text:span text:style-name="T195_34"><text:s/></text:span><text:span text:style-name="T195_35">con</text:span><text:span text:style-name="T195_36"><text:s/></text:span><text:span text:style-name="T195_37">la</text:span><text:span text:style-name="T195_38"><text:s/></text:span><text:span text:style-name="T195_39">marca</text:span><text:span text:style-name="T195_40"><text:s/></text:span><text:span text:style-name="T195_41">comercial</text:span><text:span text:style-name="T195_42">.</text:span></text:p>
      <text:p text:style-name="P196"/>
      <text:p text:style-name="P197"><text:span text:style-name="T197_1">20)<text:s/>¿</text:span><text:span text:style-name="T197_2">Cual</text:span><text:span text:style-name="T197_3"><text:s/></text:span><text:span text:style-name="T197_4">es</text:span><text:span text:style-name="T197_5"><text:s/></text:span><text:span text:style-name="T197_6">la</text:span><text:span text:style-name="T197_7"><text:s/></text:span><text:span text:style-name="T197_8">diferencia</text:span><text:span text:style-name="T197_9"><text:s/></text:span><text:span text:style-name="T197_10">entre</text:span><text:span text:style-name="T197_11"><text:s/></text:span><text:span text:style-name="T197_12">los</text:span><text:span text:style-name="T197_13"><text:s/></text:span><text:span text:style-name="T197_14">bancos</text:span><text:span text:style-name="T197_15"><text:s/></text:span><text:span text:style-name="T197_16">de</text:span><text:span text:style-name="T197_17"><text:s/></text:span><text:span text:style-name="T197_18">datos</text:span><text:span text:style-name="T197_19"><text:s/></text:span><text:span text:style-name="T197_20">públicos</text:span><text:span text:style-name="T197_21"><text:s/></text:span><text:span text:style-name="T197_22">o</text:span><text:span text:style-name="T197_23"><text:s/></text:span><text:span text:style-name="T197_24">privados</text:span><text:span text:style-name="T197_25">?</text:span><text:span text:style-name="T197_26"><text:line-break/></text:span><text:span text:style-name="T197_27">Los</text:span><text:span text:style-name="T197_28"><text:s/></text:span><text:span text:style-name="T197_29">públicos</text:span><text:span text:style-name="T197_30"><text:s/></text:span><text:span text:style-name="T197_31">dependen</text:span><text:span text:style-name="T197_32"><text:s/></text:span><text:span text:style-name="T197_33">de</text:span><text:span text:style-name="T197_34"><text:s/></text:span><text:span text:style-name="T197_35">algún</text:span><text:span text:style-name="T197_36"><text:s/></text:span><text:span text:style-name="T197_37">organismo</text:span><text:span text:style-name="T197_38"><text:s/></text:span><text:span text:style-name="T197_39">de</text:span><text:span text:style-name="T197_40"><text:s/></text:span><text:span text:style-name="T197_41">la</text:span><text:span text:style-name="T197_42"><text:s/></text:span><text:span text:style-name="T197_43">administración</text:span><text:span text:style-name="T197_44"><text:s/></text:span><text:span text:style-name="T197_45">pública</text:span><text:span text:style-name="T197_46"><text:s/></text:span><text:span text:style-name="T197_47">de</text:span><text:span text:style-name="T197_48"><text:s/></text:span><text:span text:style-name="T197_49">los</text:span><text:span text:style-name="T197_50"><text:s/></text:span><text:span text:style-name="T197_51">estados</text:span><text:span text:style-name="T197_52"><text:s/>(</text:span><text:span text:style-name="T197_53">nacionales</text:span><text:span text:style-name="T197_54">,<text:s/></text:span><text:span text:style-name="T197_55">provinciales</text:span><text:span text:style-name="T197_56"><text:s/></text:span><text:span text:style-name="T197_57">o</text:span><text:span text:style-name="T197_58"><text:s/></text:span><text:span text:style-name="T197_59">municipales</text:span><text:span text:style-name="T197_60">).<text:s/></text:span><text:span text:style-name="T197_61">El</text:span><text:span text:style-name="T197_62"><text:s/></text:span><text:span text:style-name="T197_63">resto</text:span><text:span text:style-name="T197_64"><text:s/></text:span><text:span text:style-name="T197_65">son</text:span><text:span text:style-name="T197_66"><text:s/></text:span><text:span text:style-name="T197_67">privados</text:span><text:span text:style-name="T197_68">.<text:line-break/></text:span><text:span text:style-name="T197_69"><text:line-break/></text:span><text:span text:style-name="T197_70">2</text:span><text:span text:style-name="T197_71">1</text:span><text:span text:style-name="T197_72">)</text:span><text:span text:style-name="T197_73">Los</text:span><text:span text:style-name="T197_74"><text:s/></text:span><text:span text:style-name="T197_75">datos</text:span><text:span text:style-name="T197_76"><text:s/></text:span><text:span text:style-name="T197_77">referidos</text:span><text:span text:style-name="T197_78"><text:s/></text:span><text:span text:style-name="T197_79">a</text:span><text:span text:style-name="T197_80"><text:s/></text:span><text:span text:style-name="T197_81">las</text:span><text:span text:style-name="T197_82"><text:s/></text:span><text:span text:style-name="T197_83">cuestiones</text:span><text:span text:style-name="T197_84"><text:s/></text:span><text:span text:style-name="T197_85">raciales</text:span><text:span text:style-name="T197_86">,<text:s/></text:span><text:span text:style-name="T197_87">aspectos</text:span><text:span text:style-name="T197_88"><text:s/></text:span><text:span text:style-name="T197_89">vinculados</text:span><text:span text:style-name="T197_90"><text:s/></text:span><text:span text:style-name="T197_91">a</text:span><text:span text:style-name="T197_92"><text:s/></text:span><text:span text:style-name="T197_93">la</text:span><text:span text:style-name="T197_94"><text:s/></text:span><text:span text:style-name="T197_95">salud</text:span><text:span text:style-name="T197_96"><text:s/></text:span><text:span text:style-name="T197_97">o</text:span><text:span text:style-name="T197_98"><text:s/></text:span><text:span text:style-name="T197_99">con</text:span><text:span text:style-name="T197_100"><text:s/></text:span><text:span text:style-name="T197_101">la</text:span><text:span text:style-name="T197_102"><text:s/></text:span><text:span text:style-name="T197_103">conducta</text:span><text:span text:style-name="T197_104"><text:s/></text:span><text:span text:style-name="T197_105">sexual</text:span><text:span text:style-name="T197_106">,<text:s/></text:span><text:span text:style-name="T197_107">entre</text:span><text:span text:style-name="T197_108"><text:s/></text:span><text:span text:style-name="T197_109">otros</text:span><text:span text:style-name="T197_110">,<text:s/></text:span><text:span text:style-name="T197_111">son</text:span><text:span text:style-name="T197_112"><text:s/></text:span><text:span text:style-name="T197_113">considerados</text:span><text:span text:style-name="T197_114"><text:s/></text:span><text:span text:style-name="T197_115">DATOS</text:span><text:span text:style-name="T197_116"><text:s/></text:span><text:span text:style-name="T197_117">SENSIBLES</text:span><text:span text:style-name="T197_118">.<text:s/></text:span><text:span text:style-name="T197_119">Explique</text:span><text:span text:style-name="T197_120"><text:s/></text:span><text:span text:style-name="T197_121">con</text:span><text:span text:style-name="T197_122"><text:s/></text:span><text:span text:style-name="T197_123">sus</text:span><text:span text:style-name="T197_124"><text:s/></text:span><text:span text:style-name="T197_125">palabras</text:span><text:span text:style-name="T197_126"><text:s/></text:span><text:span text:style-name="T197_127">cual</text:span><text:span text:style-name="T197_128"><text:s/></text:span><text:span text:style-name="T197_129">es</text:span><text:span text:style-name="T197_130"><text:s/></text:span><text:span text:style-name="T197_131">el</text:span><text:span text:style-name="T197_132"><text:s/></text:span><text:span text:style-name="T197_133">fundamentos</text:span><text:span text:style-name="T197_134"><text:s/></text:span><text:span text:style-name="T197_135">de</text:span><text:span text:style-name="T197_136"><text:s/></text:span><text:span text:style-name="T197_137">esta</text:span><text:span text:style-name="T197_138"><text:s/></text:span><text:span text:style-name="T197_139">categorización</text:span><text:span text:style-name="T197_140">.</text:span><text:span text:style-name="T197_141"><text:line-break/></text:span><text:span text:style-name="T197_142">La</text:span><text:span text:style-name="T197_143"><text:s/></text:span><text:span text:style-name="T197_144">razón</text:span><text:span text:style-name="T197_145"><text:s/></text:span><text:span text:style-name="T197_146">es</text:span><text:span text:style-name="T197_147"><text:s/></text:span><text:span text:style-name="T197_148">que</text:span><text:span text:style-name="T197_149"><text:s/></text:span><text:span text:style-name="T197_150">conteniendo</text:span><text:span text:style-name="T197_151"><text:s/></text:span><text:span text:style-name="T197_152">estos</text:span><text:span text:style-name="T197_153"><text:s/></text:span><text:span text:style-name="T197_154">datos</text:span><text:span text:style-name="T197_155"><text:s/></text:span><text:span text:style-name="T197_156">pueden</text:span><text:span text:style-name="T197_157"><text:s/></text:span><text:span text:style-name="T197_158">llevar</text:span><text:span text:style-name="T197_159"><text:s/></text:span><text:span text:style-name="T197_160">a</text:span><text:span text:style-name="T197_161"><text:s/></text:span><text:span text:style-name="T197_162">alguna</text:span><text:span text:style-name="T197_163"><text:s/></text:span><text:span text:style-name="T197_164">conducta</text:span><text:span text:style-name="T197_165"><text:s/></text:span><text:span text:style-name="T197_166">de</text:span><text:span text:style-name="T197_167"><text:s/></text:span><text:span text:style-name="T197_168">discriminación</text:span><text:span text:style-name="T197_169">,<text:s/></text:span><text:span text:style-name="T197_170">como</text:span><text:span text:style-name="T197_171"><text:s/></text:span><text:span text:style-name="T197_172">por</text:span><text:span text:style-name="T197_173"><text:s/></text:span><text:span text:style-name="T197_174">ejemplo</text:span><text:span text:style-name="T197_175"><text:s/></text:span><text:span text:style-name="T197_176">el</text:span><text:span text:style-name="T197_177"><text:s/></text:span><text:span text:style-name="T197_178">no</text:span><text:span text:style-name="T197_179"><text:s/></text:span><text:span text:style-name="T197_180">otorgamiento</text:span><text:span text:style-name="T197_181"><text:s/></text:span><text:span text:style-name="T197_182">de</text:span><text:span text:style-name="T197_183"><text:s/></text:span><text:span text:style-name="T197_184">un</text:span><text:span text:style-name="T197_185"><text:s/></text:span><text:span text:style-name="T197_186">puesto</text:span><text:span text:style-name="T197_187"><text:s/></text:span><text:span text:style-name="T197_188">de</text:span><text:span text:style-name="T197_189"><text:s/></text:span><text:span text:style-name="T197_190">trabajo</text:span><text:span text:style-name="T197_191"><text:s/></text:span><text:span text:style-name="T197_192">por</text:span><text:span text:style-name="T197_193"><text:s/></text:span><text:span text:style-name="T197_194">HIV</text:span><text:span text:style-name="T197_195"><text:s/></text:span><text:span text:style-name="T197_196">positivo</text:span><text:span text:style-name="T197_197">.</text:span></text:p>
      <text:p text:style-name="P198"/>
      <text:p text:style-name="P199"><text:span text:style-name="T199_1">2</text:span><text:span text:style-name="T199_2">2</text:span><text:span text:style-name="T199_3">)¿<text:s/></text:span><text:span text:style-name="T199_4">En</text:span><text:span text:style-name="T199_5"><text:s/></text:span><text:span text:style-name="T199_6">qué</text:span><text:span text:style-name="T199_7"><text:s/></text:span><text:span text:style-name="T199_8">tipo</text:span><text:span text:style-name="T199_9"><text:s/></text:span><text:span text:style-name="T199_10">de</text:span><text:span text:style-name="T199_11"><text:s/></text:span><text:span text:style-name="T199_12">procesos</text:span><text:span text:style-name="T199_13"><text:s/></text:span><text:span text:style-name="T199_14">existen</text:span><text:span text:style-name="T199_15"><text:s/></text:span><text:span text:style-name="T199_16">necesariamente</text:span><text:span text:style-name="T199_17"><text:s/></text:span><text:span text:style-name="T199_18">dos</text:span><text:span text:style-name="T199_19"><text:s/></text:span><text:span text:style-name="T199_20">partes</text:span><text:span text:style-name="T199_21">?</text:span></text:p>
      <text:p text:style-name="P200"><text:span text:style-name="T200_1">Los</text:span><text:span text:style-name="T200_2"><text:s/></text:span><text:span text:style-name="T200_3">Procesos</text:span><text:span text:style-name="T200_4"><text:s/></text:span><text:span text:style-name="T200_5">CIVILES</text:span><text:span text:style-name="T200_6">.<text:s/></text:span><text:span text:style-name="T200_7">Son</text:span><text:span text:style-name="T200_8"><text:s/></text:span><text:span text:style-name="T200_9">litigios</text:span><text:span text:style-name="T200_10"><text:s/></text:span><text:span text:style-name="T200_11">entre</text:span><text:span text:style-name="T200_12"><text:s/></text:span><text:span text:style-name="T200_13">dos</text:span><text:span text:style-name="T200_14"><text:s/></text:span><text:span text:style-name="T200_15">partes</text:span><text:span text:style-name="T200_16">.</text:span></text:p>
      <text:p text:style-name="P201"/>
      <text:p text:style-name="P202"><text:span text:style-name="T202_1">Cuando</text:span><text:span text:style-name="T202_2"><text:s/></text:span><text:span text:style-name="T202_3">la</text:span><text:span text:style-name="T202_4"><text:s/></text:span><text:span text:style-name="T202_5">materia</text:span><text:span text:style-name="T202_6"><text:s/></text:span><text:span text:style-name="T202_7">es</text:span><text:span text:style-name="T202_8"><text:s/></text:span><text:span text:style-name="T202_9">litigiosa</text:span><text:span text:style-name="T202_10"><text:s/></text:span><text:span text:style-name="T202_11">o</text:span><text:span text:style-name="T202_12"><text:s/></text:span><text:span text:style-name="T202_13">conflictiva</text:span><text:span text:style-name="T202_14">,<text:s/>-</text:span><text:span text:style-name="T202_15">procesos</text:span><text:span text:style-name="T202_16"><text:s/></text:span><text:span text:style-name="T202_17">contenciosos</text:span><text:span text:style-name="T202_18">-<text:s/></text:span><text:span text:style-name="T202_19">existen</text:span><text:span text:style-name="T202_20"><text:s/></text:span><text:span text:style-name="T202_21">necesariamente</text:span><text:span text:style-name="T202_22">,<text:s/></text:span><text:span text:style-name="T202_23">dos</text:span><text:span text:style-name="T202_24"><text:s/></text:span><text:span text:style-name="T202_25">partes</text:span><text:span text:style-name="T202_26">:<text:s/></text:span><text:span text:style-name="T202_27">el</text:span><text:span text:style-name="T202_28"><text:s/></text:span><text:span text:style-name="T202_29">actor</text:span><text:span text:style-name="T202_30"><text:s/></text:span><text:span text:style-name="T202_31">y</text:span><text:span text:style-name="T202_32"><text:s/></text:span><text:span text:style-name="T202_33">el</text:span><text:span text:style-name="T202_34"><text:s/></text:span><text:span text:style-name="T202_35">demandado</text:span><text:span text:style-name="T202_36">.</text:span></text:p>
      <text:p text:style-name="P203"><text:span text:style-name="T203_1">Cuando</text:span><text:span text:style-name="T203_2"><text:s/></text:span><text:span text:style-name="T203_3">no</text:span><text:span text:style-name="T203_4"><text:s/></text:span><text:span text:style-name="T203_5">hay</text:span><text:span text:style-name="T203_6"><text:s/></text:span><text:span text:style-name="T203_7">conflicto</text:span><text:span text:style-name="T203_8">,<text:s/></text:span><text:span text:style-name="T203_9">es</text:span><text:span text:style-name="T203_10"><text:s/></text:span><text:span text:style-name="T203_11">decir</text:span><text:span text:style-name="T203_12"><text:s/></text:span><text:span text:style-name="T203_13">cuando</text:span><text:span text:style-name="T203_14"><text:s/></text:span><text:span text:style-name="T203_15">el</text:span><text:span text:style-name="T203_16"><text:s/></text:span><text:span text:style-name="T203_17">proceso</text:span><text:span text:style-name="T203_18"><text:s/></text:span><text:span text:style-name="T203_19">es</text:span><text:span text:style-name="T203_20"><text:s/></text:span><text:span text:style-name="T203_21">voluntario</text:span><text:span text:style-name="T203_22">,<text:s/></text:span><text:span text:style-name="T203_23">no</text:span><text:span text:style-name="T203_24"><text:s/></text:span><text:span text:style-name="T203_25">existen</text:span><text:span text:style-name="T203_26"><text:s/></text:span><text:span text:style-name="T203_27">dos</text:span><text:span text:style-name="T203_28"><text:s/></text:span><text:span text:style-name="T203_29">partes</text:span><text:span text:style-name="T203_30"><text:s/></text:span><text:span text:style-name="T203_31">enfrentadas</text:span><text:span text:style-name="T203_32">,<text:s/></text:span><text:span text:style-name="T203_33">sino</text:span><text:span text:style-name="T203_34"><text:s/></text:span><text:span text:style-name="T203_35">una</text:span><text:span text:style-name="T203_36"><text:s/></text:span><text:span text:style-name="T203_37">parte</text:span><text:span text:style-name="T203_38"><text:s/></text:span><text:span text:style-name="T203_39">que</text:span><text:span text:style-name="T203_40"><text:s/></text:span><text:span text:style-name="T203_41">formula</text:span><text:span text:style-name="T203_42"><text:s/></text:span><text:span text:style-name="T203_43">una</text:span><text:span text:style-name="T203_44"><text:s/></text:span><text:span text:style-name="T203_45">pretensión</text:span><text:span text:style-name="T203_46"><text:s/>(</text:span><text:span text:style-name="T203_47">un</text:span><text:span text:style-name="T203_48"><text:s/></text:span><text:span text:style-name="T203_49">pedido</text:span><text:span text:style-name="T203_50">)<text:s/></text:span><text:span text:style-name="T203_51">al</text:span><text:span text:style-name="T203_52"><text:s/></text:span><text:span text:style-name="T203_53">juez</text:span><text:span text:style-name="T203_54"><text:s/></text:span><text:span text:style-name="T203_55">para</text:span><text:span text:style-name="T203_56"><text:s/></text:span><text:span text:style-name="T203_57">que</text:span><text:span text:style-name="T203_58"><text:s/></text:span><text:span text:style-name="T203_59">este</text:span><text:span text:style-name="T203_60"><text:s/></text:span><text:span text:style-name="T203_61">se</text:span><text:span text:style-name="T203_62"><text:s/></text:span><text:span text:style-name="T203_63">expida</text:span><text:span text:style-name="T203_64">.</text:span></text:p>
      <text:p text:style-name="P204"><text:span text:style-name="T204_1">Ejemplo</text:span><text:span text:style-name="T204_2"><text:s/></text:span><text:span text:style-name="T204_3">de</text:span><text:span text:style-name="T204_4"><text:s/></text:span><text:span text:style-name="T204_5">proceso</text:span><text:span text:style-name="T204_6"><text:s/></text:span><text:span text:style-name="T204_7">civil</text:span><text:span text:style-name="T204_8">:</text:span><text:span text:style-name="T204_9"><text:s/></text:span><text:span text:style-name="T204_10">Se</text:span><text:span text:style-name="T204_11"><text:s/></text:span><text:span text:style-name="T204_12">llama</text:span><text:span text:style-name="T204_13"><text:s/></text:span><text:span text:style-name="T204_14">actor</text:span><text:span text:style-name="T204_15"><text:s/></text:span><text:span text:style-name="T204_16">a</text:span><text:span text:style-name="T204_17"><text:s/></text:span><text:span text:style-name="T204_18">la</text:span><text:span text:style-name="T204_19"><text:s/></text:span><text:span text:style-name="T204_20">persona</text:span><text:span text:style-name="T204_21"><text:s/></text:span><text:span text:style-name="T204_22">que</text:span><text:span text:style-name="T204_23"><text:s/></text:span><text:span text:style-name="T204_24">formula</text:span><text:span text:style-name="T204_25"><text:s/></text:span><text:span text:style-name="T204_26">la</text:span><text:span text:style-name="T204_27"><text:s/></text:span><text:span text:style-name="T204_28">pretensión</text:span><text:span text:style-name="T204_29"><text:s/></text:span><text:span text:style-name="T204_30">que</text:span><text:span text:style-name="T204_31"><text:s/></text:span><text:span text:style-name="T204_32">debe</text:span><text:span text:style-name="T204_33"><text:s/></text:span><text:span text:style-name="T204_34">ser</text:span><text:span text:style-name="T204_35"><text:s/></text:span><text:span text:style-name="T204_36">satisfecha</text:span><text:span text:style-name="T204_37"><text:s/></text:span><text:span text:style-name="T204_38">por</text:span><text:span text:style-name="T204_39"><text:s/></text:span><text:span text:style-name="T204_40">el</text:span><text:span text:style-name="T204_41"><text:s/></text:span><text:span text:style-name="T204_42">órgano</text:span><text:span text:style-name="T204_43">,<text:s/></text:span><text:span text:style-name="T204_44">y</text:span><text:span text:style-name="T204_45"><text:s/></text:span><text:span text:style-name="T204_46">demandado</text:span><text:span text:style-name="T204_47"><text:s/></text:span><text:span text:style-name="T204_48">a</text:span><text:span text:style-name="T204_49"><text:s/></text:span><text:span text:style-name="T204_50">la</text:span><text:span text:style-name="T204_51"><text:s/></text:span><text:span text:style-name="T204_52">persona</text:span><text:span text:style-name="T204_53"><text:s/></text:span><text:span text:style-name="T204_54">frente</text:span><text:span text:style-name="T204_55"><text:s/></text:span><text:span text:style-name="T204_56">a</text:span><text:span text:style-name="T204_57"><text:s/></text:span><text:span text:style-name="T204_58">quien</text:span><text:span text:style-name="T204_59"><text:s/></text:span><text:span text:style-name="T204_60">se</text:span><text:span text:style-name="T204_61"><text:s/></text:span><text:span text:style-name="T204_62">formula</text:span><text:span text:style-name="T204_63"><text:s/></text:span><text:span text:style-name="T204_64">dicha</text:span><text:span text:style-name="T204_65"><text:s/></text:span><text:span text:style-name="T204_66">pretensión</text:span><text:span text:style-name="T204_67">.</text:span></text:p>
      <text:p text:style-name="P205"><text:span text:style-name="T205_1">Ej</text:span><text:span text:style-name="T205_2">.:<text:s/></text:span><text:span text:style-name="T205_3">A</text:span><text:span text:style-name="T205_4"><text:s/></text:span><text:span text:style-name="T205_5">le</text:span><text:span text:style-name="T205_6"><text:s/></text:span><text:span text:style-name="T205_7">debe</text:span><text:span text:style-name="T205_8"><text:s/></text:span><text:span text:style-name="T205_9">plata</text:span><text:span text:style-name="T205_10"><text:s/></text:span><text:span text:style-name="T205_11">a</text:span><text:span text:style-name="T205_12"><text:s/></text:span><text:span text:style-name="T205_13">B</text:span><text:span text:style-name="T205_14"><text:s/></text:span><text:span text:style-name="T205_15">entonces</text:span><text:span text:style-name="T205_16"><text:s/></text:span><text:span text:style-name="T205_17">B</text:span><text:span text:style-name="T205_18"><text:s/></text:span><text:span text:style-name="T205_19">le</text:span><text:span text:style-name="T205_20"><text:s/></text:span><text:span text:style-name="T205_21">inicia</text:span><text:span text:style-name="T205_22"><text:s/></text:span><text:span text:style-name="T205_23">un</text:span><text:span text:style-name="T205_24"><text:s/></text:span><text:span text:style-name="T205_25">juicio</text:span><text:span text:style-name="T205_26"><text:s/></text:span><text:span text:style-name="T205_27">para</text:span><text:span text:style-name="T205_28"><text:s/></text:span><text:span text:style-name="T205_29">cobrarle</text:span><text:span text:style-name="T205_30">.<text:s/></text:span><text:span text:style-name="T205_31">B</text:span><text:span text:style-name="T205_32">=</text:span><text:span text:style-name="T205_33">actor</text:span><text:span text:style-name="T205_34">,<text:s/></text:span><text:span text:style-name="T205_35">A</text:span><text:span text:style-name="T205_36">=</text:span><text:span text:style-name="T205_37">demandado</text:span><text:span text:style-name="T205_38">.<text:s/></text:span></text:p>
      <text:p text:style-name="P206"/>
      <text:p text:style-name="P207"><text:span text:style-name="T207_1">Ejemplo</text:span><text:span text:style-name="T207_2"><text:s/></text:span><text:span text:style-name="T207_3">de</text:span><text:span text:style-name="T207_4"><text:s/></text:span><text:span text:style-name="T207_5">proceso</text:span><text:span text:style-name="T207_6"><text:s/></text:span><text:span text:style-name="T207_7">de</text:span><text:span text:style-name="T207_8"><text:s/></text:span><text:span text:style-name="T207_9">una</text:span><text:span text:style-name="T207_10"><text:s/></text:span><text:span text:style-name="T207_11">parte</text:span><text:span text:style-name="T207_12">:</text:span><text:span text:style-name="T207_13"><text:s/></text:span><text:span text:style-name="T207_14">Solicitud</text:span><text:span text:style-name="T207_15"><text:s/></text:span><text:span text:style-name="T207_16">de</text:span><text:span text:style-name="T207_17"><text:s/></text:span><text:span text:style-name="T207_18">estado</text:span><text:span text:style-name="T207_19"><text:s/></text:span><text:span text:style-name="T207_20">de</text:span><text:span text:style-name="T207_21"><text:s/></text:span><text:span text:style-name="T207_22">demencia</text:span><text:span text:style-name="T207_23"><text:s/></text:span><text:span text:style-name="T207_24">o</text:span><text:span text:style-name="T207_25"><text:s/></text:span><text:span text:style-name="T207_26">insania</text:span><text:span text:style-name="T207_27">.<text:s/></text:span><text:span text:style-name="T207_28">Aquí</text:span><text:span text:style-name="T207_29"><text:s/></text:span><text:span text:style-name="T207_30">una</text:span><text:span text:style-name="T207_31"><text:s/></text:span><text:span text:style-name="T207_32">persona</text:span><text:span text:style-name="T207_33"><text:s/></text:span><text:span text:style-name="T207_34">se</text:span><text:span text:style-name="T207_35"><text:s/></text:span><text:span text:style-name="T207_36">presenta</text:span><text:span text:style-name="T207_37"><text:s/></text:span><text:span text:style-name="T207_38">ante</text:span><text:span text:style-name="T207_39"><text:s/></text:span><text:span text:style-name="T207_40">el</text:span><text:span text:style-name="T207_41"><text:s/></text:span><text:span text:style-name="T207_42">juez</text:span><text:span text:style-name="T207_43"><text:s/></text:span><text:span text:style-name="T207_44">para</text:span><text:span text:style-name="T207_45"><text:s/></text:span><text:span text:style-name="T207_46">pedirle</text:span><text:span text:style-name="T207_47"><text:s/></text:span><text:span text:style-name="T207_48">que</text:span><text:span text:style-name="T207_49"><text:s/></text:span><text:span text:style-name="T207_50">declare</text:span><text:span text:style-name="T207_51"><text:s/></text:span><text:span text:style-name="T207_52">demente</text:span><text:span text:style-name="T207_53"><text:s/></text:span><text:span text:style-name="T207_54">a</text:span><text:span text:style-name="T207_55"><text:s/></text:span><text:span text:style-name="T207_56">otra</text:span><text:span text:style-name="T207_57"><text:s/></text:span><text:span text:style-name="T207_58">persona</text:span><text:span text:style-name="T207_59">.</text:span></text:p>
      <text:p text:style-name="P208"/>
      <text:p text:style-name="P209"><text:span text:style-name="T209_1">23)<text:s/></text:span><text:span text:style-name="T209_2">Enumere</text:span><text:span text:style-name="T209_3"><text:s/></text:span><text:span text:style-name="T209_4">las</text:span><text:span text:style-name="T209_5"><text:s/></text:span><text:span text:style-name="T209_6">etapas</text:span><text:span text:style-name="T209_7"><text:s/></text:span><text:span text:style-name="T209_8">de</text:span><text:span text:style-name="T209_9"><text:s/></text:span><text:span text:style-name="T209_10">un</text:span><text:span text:style-name="T209_11"><text:s/></text:span><text:span text:style-name="T209_12">proceso</text:span><text:span text:style-name="T209_13"><text:s/></text:span><text:span text:style-name="T209_14">judicial</text:span><text:span text:style-name="T209_15">.</text:span></text:p>
      <text:p text:style-name="P210"><text:span text:style-name="T210_1">a</text:span><text:span text:style-name="T210_2">.<text:s/></text:span><text:span text:style-name="T210_3">Una</text:span><text:span text:style-name="T210_4"><text:s/></text:span><text:span text:style-name="T210_5">etapa</text:span><text:span text:style-name="T210_6"><text:s/></text:span><text:span text:style-name="T210_7">tiene</text:span><text:span text:style-name="T210_8"><text:s/></text:span><text:span text:style-name="T210_9">que</text:span><text:span text:style-name="T210_10"><text:s/></text:span><text:span text:style-name="T210_11">ver</text:span><text:span text:style-name="T210_12"><text:s/></text:span><text:span text:style-name="T210_13">con</text:span><text:span text:style-name="T210_14"><text:s/></text:span><text:span text:style-name="T210_15">la</text:span><text:span text:style-name="T210_16"><text:s/></text:span><text:span text:style-name="T210_17">presentación</text:span><text:span text:style-name="T210_18"><text:s/></text:span><text:span text:style-name="T210_19">del</text:span><text:span text:style-name="T210_20"><text:s/></text:span><text:span text:style-name="T210_21">conflicto</text:span><text:span text:style-name="T210_22"><text:s/></text:span><text:span text:style-name="T210_23">ante</text:span><text:span text:style-name="T210_24"><text:s/></text:span><text:span text:style-name="T210_25">el</text:span><text:span text:style-name="T210_26"><text:s/></text:span><text:span text:style-name="T210_27">juez</text:span><text:span text:style-name="T210_28">,<text:s/></text:span><text:span text:style-name="T210_29">es</text:span><text:span text:style-name="T210_30"><text:s/></text:span><text:span text:style-name="T210_31">decir</text:span><text:span text:style-name="T210_32"><text:s/></text:span><text:span text:style-name="T210_33">la</text:span><text:span text:style-name="T210_34"><text:s/></text:span><text:span text:style-name="T210_35">presentación</text:span><text:span text:style-name="T210_36"><text:s/></text:span><text:span text:style-name="T210_37">de</text:span><text:span text:style-name="T210_38"><text:s/></text:span><text:span text:style-name="T210_39">la</text:span><text:span text:style-name="T210_40"><text:s/></text:span><text:span text:style-name="T210_41">demanda</text:span><text:span text:style-name="T210_42"><text:s/></text:span><text:span text:style-name="T210_43">por</text:span><text:span text:style-name="T210_44"><text:s/></text:span><text:span text:style-name="T210_45">parte</text:span><text:span text:style-name="T210_46"><text:s/></text:span><text:span text:style-name="T210_47">del</text:span><text:span text:style-name="T210_48"><text:s/></text:span><text:span text:style-name="T210_49">actor</text:span><text:span text:style-name="T210_50"><text:s/></text:span><text:span text:style-name="T210_51">y</text:span><text:span text:style-name="T210_52"><text:s/></text:span><text:span text:style-name="T210_53">la</text:span><text:span text:style-name="T210_54"><text:s/></text:span><text:span text:style-name="T210_55">respuesta</text:span><text:span text:style-name="T210_56"><text:s/>–</text:span><text:span text:style-name="T210_57">contestación</text:span><text:span text:style-name="T210_58"><text:s/></text:span><text:span text:style-name="T210_59">de</text:span><text:span text:style-name="T210_60"><text:s/></text:span><text:span text:style-name="T210_61">la</text:span><text:span text:style-name="T210_62"><text:s/></text:span><text:span text:style-name="T210_63">demanda</text:span><text:span text:style-name="T210_64"><text:s/></text:span><text:span text:style-name="T210_65">por</text:span><text:span text:style-name="T210_66"><text:s/></text:span><text:span text:style-name="T210_67">parte</text:span><text:span text:style-name="T210_68"><text:s/></text:span><text:span text:style-name="T210_69">del</text:span><text:span text:style-name="T210_70"><text:s/></text:span><text:span text:style-name="T210_71">demandado</text:span><text:span text:style-name="T210_72">-.<text:line-break/></text:span></text:p>
      <text:p text:style-name="P211"><text:span text:style-name="T211_1">b</text:span><text:span text:style-name="T211_2">.<text:s/></text:span><text:span text:style-name="T211_3">La</text:span><text:span text:style-name="T211_4"><text:s/></text:span><text:span text:style-name="T211_5">etapa</text:span><text:span text:style-name="T211_6"><text:s/></text:span><text:span text:style-name="T211_7">que</text:span><text:span text:style-name="T211_8"><text:s/></text:span><text:span text:style-name="T211_9">sigue</text:span><text:span text:style-name="T211_10"><text:s/></text:span><text:span text:style-name="T211_11">es</text:span><text:span text:style-name="T211_12"><text:s/></text:span><text:span text:style-name="T211_13">la</text:span><text:span text:style-name="T211_14"><text:s/></text:span><text:span text:style-name="T211_15">relacionada</text:span><text:span text:style-name="T211_16"><text:s/></text:span><text:span text:style-name="T211_17">con</text:span><text:span text:style-name="T211_18"><text:s/></text:span><text:span text:style-name="T211_19">la</text:span><text:span text:style-name="T211_20"><text:s/></text:span><text:span text:style-name="T211_21">prueba</text:span><text:span text:style-name="T211_22">.<text:s/></text:span><text:span text:style-name="T211_23">Este</text:span><text:span text:style-name="T211_24"><text:s/></text:span><text:span text:style-name="T211_25">es</text:span><text:span text:style-name="T211_26"><text:s/></text:span><text:span text:style-name="T211_27">el</text:span><text:span text:style-name="T211_28"><text:s/></text:span><text:span text:style-name="T211_29">momento</text:span><text:span text:style-name="T211_30"><text:s/></text:span><text:span text:style-name="T211_31">procesal</text:span><text:span text:style-name="T211_32"><text:s/></text:span><text:span text:style-name="T211_33">en</text:span><text:span text:style-name="T211_34"><text:s/></text:span><text:span text:style-name="T211_35">donde</text:span><text:span text:style-name="T211_36"><text:s/></text:span><text:span text:style-name="T211_37">las</text:span><text:span text:style-name="T211_38"><text:s/></text:span><text:span text:style-name="T211_39">partes</text:span><text:span text:style-name="T211_40"><text:s/></text:span><text:span text:style-name="T211_41">usan</text:span><text:span text:style-name="T211_42"><text:s/></text:span><text:span text:style-name="T211_43">todos</text:span><text:span text:style-name="T211_44"><text:s/></text:span><text:span text:style-name="T211_45">los</text:span><text:span text:style-name="T211_46"><text:s/></text:span><text:span text:style-name="T211_47">medios</text:span><text:span text:style-name="T211_48"><text:s/></text:span><text:span text:style-name="T211_49">e</text:span><text:span text:style-name="T211_50"><text:s/></text:span><text:span text:style-name="T211_51">instrumentos</text:span><text:span text:style-name="T211_52"><text:s/></text:span><text:span text:style-name="T211_53">permitidos</text:span><text:span text:style-name="T211_54"><text:s/></text:span><text:span text:style-name="T211_55">por</text:span><text:span text:style-name="T211_56"><text:s/></text:span><text:span text:style-name="T211_57">los</text:span><text:span text:style-name="T211_58"><text:s/></text:span><text:span text:style-name="T211_59">códigos</text:span><text:span text:style-name="T211_60"><text:s/></text:span><text:span text:style-name="T211_61">para</text:span><text:span text:style-name="T211_62"><text:s/></text:span><text:span text:style-name="T211_63">intentar</text:span><text:span text:style-name="T211_64"><text:s/></text:span><text:span text:style-name="T211_65">acreditar</text:span><text:span text:style-name="T211_66"><text:s/></text:span><text:span text:style-name="T211_67">la</text:span><text:span text:style-name="T211_68"><text:s/></text:span><text:span text:style-name="T211_69">verdad</text:span><text:span text:style-name="T211_70"><text:s/></text:span><text:span text:style-name="T211_71">de</text:span><text:span text:style-name="T211_72"><text:s/></text:span><text:span text:style-name="T211_73">los</text:span><text:span text:style-name="T211_74"><text:s/></text:span><text:span text:style-name="T211_75">hechos</text:span><text:span text:style-name="T211_76"><text:s/></text:span><text:span text:style-name="T211_77">que</text:span><text:span text:style-name="T211_78"><text:s/></text:span><text:span text:style-name="T211_79">invocan</text:span><text:span text:style-name="T211_80">.</text:span><text:span text:style-name="T211_81"><text:line-break/></text:span></text:p>
      <text:p text:style-name="P212"><text:span text:style-name="T212_1">c</text:span><text:span text:style-name="T212_2">.<text:s/></text:span><text:span text:style-name="T212_3">Producida</text:span><text:span text:style-name="T212_4"><text:s/></text:span><text:span text:style-name="T212_5">toda</text:span><text:span text:style-name="T212_6"><text:s/></text:span><text:span text:style-name="T212_7">la</text:span><text:span text:style-name="T212_8"><text:s/></text:span><text:span text:style-name="T212_9">prueba</text:span><text:span text:style-name="T212_10">,<text:s/></text:span><text:span text:style-name="T212_11">la</text:span><text:span text:style-name="T212_12"><text:s/></text:span><text:span text:style-name="T212_13">etapa</text:span><text:span text:style-name="T212_14"><text:s/></text:span><text:span text:style-name="T212_15">siguiente</text:span><text:span text:style-name="T212_16"><text:s/></text:span><text:span text:style-name="T212_17">es</text:span><text:span text:style-name="T212_18"><text:s/></text:span><text:span text:style-name="T212_19">la</text:span><text:span text:style-name="T212_20"><text:s/></text:span><text:span text:style-name="T212_21">que</text:span><text:span text:style-name="T212_22"><text:s/></text:span><text:span text:style-name="T212_23">corresponde</text:span><text:span text:style-name="T212_24"><text:s/></text:span><text:span text:style-name="T212_25">al</text:span><text:span text:style-name="T212_26"><text:s/></text:span><text:span text:style-name="T212_27">dictado</text:span><text:span text:style-name="T212_28"><text:s/></text:span><text:span text:style-name="T212_29">de</text:span><text:span text:style-name="T212_30"><text:s/></text:span><text:span text:style-name="T212_31">la</text:span><text:span text:style-name="T212_32"><text:s/></text:span><text:span text:style-name="T212_33">sentencia</text:span><text:span text:style-name="T212_34">,<text:s/></text:span><text:span text:style-name="T212_35">donde</text:span><text:span text:style-name="T212_36"><text:s/></text:span><text:span text:style-name="T212_37">el</text:span><text:span text:style-name="T212_38"><text:s/></text:span><text:span text:style-name="T212_39">juez</text:span><text:span text:style-name="T212_40"><text:s/></text:span><text:span text:style-name="T212_41">resolverá</text:span><text:span text:style-name="T212_42"><text:s/></text:span><text:span text:style-name="T212_43">sobre</text:span><text:span text:style-name="T212_44"><text:s/></text:span><text:span text:style-name="T212_45">la</text:span><text:span text:style-name="T212_46"><text:s/></text:span><text:span text:style-name="T212_47">cuestión</text:span><text:span text:style-name="T212_48"><text:s/></text:span><text:span text:style-name="T212_49">planteada</text:span><text:span text:style-name="T212_50">,<text:s/></text:span><text:span text:style-name="T212_51">debiendo</text:span><text:span text:style-name="T212_52"><text:s/></text:span><text:span text:style-name="T212_53">fundamentar</text:span><text:span text:style-name="T212_54"><text:s/></text:span><text:span text:style-name="T212_55">su</text:span><text:span text:style-name="T212_56"><text:s/></text:span><text:span text:style-name="T212_57">fallo</text:span><text:span text:style-name="T212_58">.</text:span></text:p>
      <text:p text:style-name="P213"/>
      <text:p text:style-name="P214"><text:span text:style-name="T214_1">d</text:span><text:span text:style-name="T214_2">.<text:s/></text:span><text:span text:style-name="T214_3">A</text:span><text:span text:style-name="T214_4"><text:s/></text:span><text:span text:style-name="T214_5">partir</text:span><text:span text:style-name="T214_6"><text:s/></text:span><text:span text:style-name="T214_7">de</text:span><text:span text:style-name="T214_8"><text:s/></text:span><text:span text:style-name="T214_9">la</text:span><text:span text:style-name="T214_10"><text:s/></text:span><text:span text:style-name="T214_11">sentencia</text:span><text:span text:style-name="T214_12">,<text:s/></text:span><text:span text:style-name="T214_13">se</text:span><text:span text:style-name="T214_14"><text:s/></text:span><text:span text:style-name="T214_15">abre</text:span><text:span text:style-name="T214_16"><text:s/></text:span><text:span text:style-name="T214_17">para</text:span><text:span text:style-name="T214_18"><text:s/></text:span><text:span text:style-name="T214_19">las</text:span><text:span text:style-name="T214_20"><text:s/></text:span><text:span text:style-name="T214_21">partes</text:span><text:span text:style-name="T214_22">,<text:s/></text:span><text:span text:style-name="T214_23">si</text:span><text:span text:style-name="T214_24"><text:s/></text:span><text:span text:style-name="T214_25">no</text:span><text:span text:style-name="T214_26"><text:s/></text:span><text:span text:style-name="T214_27">han</text:span><text:span text:style-name="T214_28"><text:s/></text:span><text:span text:style-name="T214_29">quedado</text:span><text:span text:style-name="T214_30"><text:s/></text:span><text:span text:style-name="T214_31">conformes</text:span><text:span text:style-name="T214_32"><text:s/></text:span><text:span text:style-name="T214_33">con</text:span><text:span text:style-name="T214_34"><text:s/></text:span><text:span text:style-name="T214_35">la</text:span><text:span text:style-name="T214_36"><text:s/></text:span><text:span text:style-name="T214_37">decisión</text:span><text:span text:style-name="T214_38"><text:s/></text:span><text:span text:style-name="T214_39">del</text:span><text:span text:style-name="T214_40"><text:s/></text:span><text:span text:style-name="T214_41">juez</text:span><text:span text:style-name="T214_42">,<text:s/></text:span><text:span text:style-name="T214_43">una</text:span><text:span text:style-name="T214_44"><text:s/></text:span><text:span text:style-name="T214_45">etapa</text:span><text:span text:style-name="T214_46"><text:s/></text:span><text:span text:style-name="T214_47">de</text:span><text:span text:style-name="T214_48"><text:s/></text:span><text:span text:style-name="T214_49">recursos</text:span><text:span text:style-name="T214_50">,<text:s/></text:span><text:span text:style-name="T214_51">que</text:span><text:span text:style-name="T214_52"><text:s/></text:span><text:span text:style-name="T214_53">deberán</text:span><text:span text:style-name="T214_54"><text:s/></text:span><text:span text:style-name="T214_55">resolver</text:span><text:span text:style-name="T214_56"><text:s/></text:span><text:span text:style-name="T214_57">las</text:span><text:span text:style-name="T214_58"><text:s/></text:span><text:span text:style-name="T214_59">Cámaras</text:span><text:span text:style-name="T214_60"><text:s/></text:span><text:span text:style-name="T214_61">de</text:span><text:span text:style-name="T214_62"><text:s/></text:span><text:span text:style-name="T214_63">Apelación</text:span><text:span text:style-name="T214_64">.</text:span></text:p>
      <text:p text:style-name="P215"/>
      <text:p text:style-name="P216"><text:span text:style-name="T216_1">2</text:span><text:span text:style-name="T216_2">4</text:span><text:span text:style-name="T216_3">)<text:s/></text:span><text:span text:style-name="T216_4">Mencione</text:span><text:span text:style-name="T216_5"><text:s/></text:span><text:span text:style-name="T216_6">dos</text:span><text:span text:style-name="T216_7"><text:s/></text:span><text:span text:style-name="T216_8">medios</text:span><text:span text:style-name="T216_9"><text:s/></text:span><text:span text:style-name="T216_10">de</text:span><text:span text:style-name="T216_11"><text:s/></text:span><text:span text:style-name="T216_12">pruebas</text:span><text:span text:style-name="T216_13"><text:s/></text:span><text:span text:style-name="T216_14">que</text:span><text:span text:style-name="T216_15"><text:s/></text:span><text:span text:style-name="T216_16">son</text:span><text:span text:style-name="T216_17"><text:s/></text:span><text:span text:style-name="T216_18">exclusivos</text:span><text:span text:style-name="T216_19"><text:s/></text:span><text:span text:style-name="T216_20">del</text:span><text:span text:style-name="T216_21"><text:s/></text:span><text:span text:style-name="T216_22">f</text:span><text:span text:style-name="T216_23">ue</text:span><text:span text:style-name="T216_24">ro</text:span><text:span text:style-name="T216_25"><text:s/></text:span><text:span text:style-name="T216_26">penal</text:span><text:span text:style-name="T216_27">.</text:span></text:p>
      <text:p text:style-name="P217"><text:span text:style-name="T217_1">Allanamiento</text:span><text:span text:style-name="T217_2"><text:s/></text:span><text:span text:style-name="T217_3">previo</text:span><text:span text:style-name="T217_4"><text:s/></text:span><text:span text:style-name="T217_5">orden</text:span><text:span text:style-name="T217_6"><text:s/></text:span><text:span text:style-name="T217_7">judicial</text:span><text:span text:style-name="T217_8">.<text:s/></text:span><text:span text:style-name="T217_9">Y</text:span><text:span text:style-name="T217_10"><text:s/></text:span><text:span text:style-name="T217_11">secuestro</text:span><text:span text:style-name="T217_12"><text:s/></text:span><text:span text:style-name="T217_13">de</text:span><text:span text:style-name="T217_14"><text:s/></text:span><text:span text:style-name="T217_15">objetos</text:span><text:span text:style-name="T217_16"><text:s/></text:span><text:span text:style-name="T217_17">en</text:span><text:span text:style-name="T217_18"><text:s/></text:span><text:span text:style-name="T217_19">el</text:span><text:span text:style-name="T217_20"><text:s/></text:span><text:span text:style-name="T217_21">allanamiento</text:span><text:span text:style-name="T217_22">.</text:span></text:p>
      <text:p text:style-name="P218"/>
      <text:p text:style-name="P219"><text:span text:style-name="T219_1">2</text:span><text:span text:style-name="T219_2">5</text:span><text:span text:style-name="T219_3">)<text:s/></text:span><text:span text:style-name="T219_4">A</text:span><text:span text:style-name="T219_5"><text:s/></text:span><text:span text:style-name="T219_6">lado</text:span><text:span text:style-name="T219_7"><text:s/></text:span><text:span text:style-name="T219_8">de</text:span><text:span text:style-name="T219_9"><text:s/></text:span><text:span text:style-name="T219_10">cada</text:span><text:span text:style-name="T219_11"><text:s/></text:span><text:span text:style-name="T219_12">enunciado</text:span><text:span text:style-name="T219_13"><text:s/></text:span><text:span text:style-name="T219_14">coloque</text:span><text:span text:style-name="T219_15"><text:s/></text:span><text:span text:style-name="T219_16">un</text:span><text:span text:style-name="T219_17"><text:s/></text:span><text:span text:style-name="T219_18">V</text:span><text:span text:style-name="T219_19"><text:s/></text:span><text:span text:style-name="T219_20">si</text:span><text:span text:style-name="T219_21"><text:s/></text:span><text:span text:style-name="T219_22">es</text:span><text:span text:style-name="T219_23"><text:s/></text:span><text:span text:style-name="T219_24">verdadero</text:span><text:span text:style-name="T219_25"><text:s/></text:span><text:span text:style-name="T219_26">y</text:span><text:span text:style-name="T219_27"><text:s/></text:span><text:span text:style-name="T219_28">una</text:span><text:span text:style-name="T219_29"><text:s/></text:span><text:span text:style-name="T219_30">f</text:span><text:span text:style-name="T219_31"><text:s/></text:span><text:span text:style-name="T219_32">si</text:span><text:span text:style-name="T219_33"><text:s/></text:span><text:span text:style-name="T219_34">es</text:span><text:span text:style-name="T219_35"><text:s/></text:span><text:span text:style-name="T219_36">falso</text:span><text:span text:style-name="T219_37">.</text:span></text:p>
      <text:p text:style-name="P220"><text:span text:style-name="T220_1">a</text:span><text:span text:style-name="T220_2">)<text:s/></text:span><text:span text:style-name="T220_3">La</text:span><text:span text:style-name="T220_4"><text:s/></text:span><text:span text:style-name="T220_5">prueba</text:span><text:span text:style-name="T220_6"><text:s/></text:span><text:span text:style-name="T220_7">de</text:span><text:span text:style-name="T220_8"><text:s/></text:span><text:span text:style-name="T220_9">informes</text:span><text:span text:style-name="T220_10"><text:s/></text:span><text:span text:style-name="T220_11">sirve</text:span><text:span text:style-name="T220_12"><text:s/></text:span><text:span text:style-name="T220_13">para</text:span><text:span text:style-name="T220_14"><text:s/></text:span><text:span text:style-name="T220_15">aportar</text:span><text:span text:style-name="T220_16"><text:s/></text:span><text:span text:style-name="T220_17">documentos</text:span><text:span text:style-name="T220_18"><text:s/></text:span><text:span text:style-name="T220_19">para</text:span><text:span text:style-name="T220_20"><text:s/></text:span><text:span text:style-name="T220_21">la</text:span><text:span text:style-name="T220_22"><text:s/></text:span><text:span text:style-name="T220_23">solución</text:span><text:span text:style-name="T220_24"><text:s/></text:span><text:span text:style-name="T220_25">de</text:span><text:span text:style-name="T220_26"><text:s/></text:span><text:span text:style-name="T220_27">litigios</text:span><text:span text:style-name="T220_28">.<text:s/></text:span><text:span text:style-name="T220_29">V</text:span></text:p>
      <text:p text:style-name="P221"><text:span text:style-name="T221_1">b</text:span><text:span text:style-name="T221_2">)<text:s/></text:span><text:span text:style-name="T221_3">La</text:span><text:span text:style-name="T221_4"><text:s/></text:span><text:span text:style-name="T221_5">confesion</text:span><text:span text:style-name="T221_6"><text:s/></text:span><text:span text:style-name="T221_7">puede</text:span><text:span text:style-name="T221_8"><text:s/></text:span><text:span text:style-name="T221_9">ser</text:span><text:span text:style-name="T221_10"><text:s/></text:span><text:span text:style-name="T221_11">favorable</text:span><text:span text:style-name="T221_12"><text:s/></text:span><text:span text:style-name="T221_13">o</text:span><text:span text:style-name="T221_14"><text:s/></text:span><text:span text:style-name="T221_15">desfavorable</text:span><text:span text:style-name="T221_16"><text:s/></text:span><text:span text:style-name="T221_17">a</text:span><text:span text:style-name="T221_18"><text:s/></text:span><text:span text:style-name="T221_19">quien</text:span><text:span text:style-name="T221_20"><text:s/></text:span><text:span text:style-name="T221_21">confiesa</text:span><text:span text:style-name="T221_22">.<text:s/></text:span><text:span text:style-name="T221_23">F</text:span></text:p>
      <text:p text:style-name="P222"><text:span text:style-name="T222_1">Nunca</text:span><text:span text:style-name="T222_2"><text:s/></text:span><text:span text:style-name="T222_3">va</text:span><text:span text:style-name="T222_4"><text:s/></text:span><text:span text:style-name="T222_5">a</text:span><text:span text:style-name="T222_6"><text:s/></text:span><text:span text:style-name="T222_7">ser</text:span><text:span text:style-name="T222_8"><text:s/></text:span><text:span text:style-name="T222_9">favorable</text:span><text:span text:style-name="T222_10"><text:s/></text:span><text:span text:style-name="T222_11">para</text:span><text:span text:style-name="T222_12"><text:s/></text:span><text:span text:style-name="T222_13">quien</text:span><text:span text:style-name="T222_14"><text:s/></text:span><text:span text:style-name="T222_15">confiesa</text:span><text:span text:style-name="T222_16"><text:s/></text:span><text:span text:style-name="T222_17">una</text:span><text:span text:style-name="T222_18"><text:s/></text:span><text:span text:style-name="T222_19">confesión</text:span><text:span text:style-name="T222_20">.</text:span></text:p>
      <text:p text:style-name="P223"><text:span text:style-name="T223_1">c</text:span><text:span text:style-name="T223_2">)<text:s/></text:span><text:span text:style-name="T223_3">La</text:span><text:span text:style-name="T223_4"><text:s/></text:span><text:span text:style-name="T223_5">declaraciónon</text:span><text:span text:style-name="T223_6"><text:s/></text:span><text:span text:style-name="T223_7">testimonial</text:span><text:span text:style-name="T223_8"><text:s/></text:span><text:span text:style-name="T223_9">debe</text:span><text:span text:style-name="T223_10"><text:s/></text:span><text:span text:style-name="T223_11">estar</text:span><text:span text:style-name="T223_12"><text:s/></text:span><text:span text:style-name="T223_13">fundamentada</text:span><text:span text:style-name="T223_14"><text:s/></text:span><text:span text:style-name="T223_15">en</text:span><text:span text:style-name="T223_16"><text:s/></text:span><text:span text:style-name="T223_17">conocimientos</text:span><text:span text:style-name="T223_18"><text:s/></text:span><text:span text:style-name="T223_19">academicos</text:span><text:span text:style-name="T223_20"><text:s/></text:span><text:span text:style-name="T223_21">que</text:span><text:span text:style-name="T223_22"><text:s/></text:span><text:span text:style-name="T223_23">pos</text:span><text:span text:style-name="T223_24">ea</text:span><text:span text:style-name="T223_25"><text:s/></text:span><text:span text:style-name="T223_26">el</text:span><text:span text:style-name="T223_27"><text:s/></text:span><text:span text:style-name="T223_28">testigo</text:span><text:span text:style-name="T223_29"><text:s/></text:span><text:span text:style-name="T223_30">F</text:span></text:p>
      <text:p text:style-name="P224"><text:span text:style-name="T224_1">Se</text:span><text:span text:style-name="T224_2"><text:s/></text:span><text:span text:style-name="T224_3">basan</text:span><text:span text:style-name="T224_4"><text:s/></text:span><text:span text:style-name="T224_5">en</text:span><text:span text:style-name="T224_6"><text:s/></text:span><text:span text:style-name="T224_7">lo</text:span><text:span text:style-name="T224_8"><text:s/></text:span><text:span text:style-name="T224_9">que</text:span><text:span text:style-name="T224_10"><text:s/></text:span><text:span text:style-name="T224_11">oyó</text:span><text:span text:style-name="T224_12"><text:s/></text:span><text:span text:style-name="T224_13">o</text:span><text:span text:style-name="T224_14"><text:s/></text:span><text:span text:style-name="T224_15">vió</text:span><text:span text:style-name="T224_16"><text:s/></text:span><text:span text:style-name="T224_17">el</text:span><text:span text:style-name="T224_18"><text:s/></text:span><text:span text:style-name="T224_19">testigo</text:span><text:span text:style-name="T224_20"><text:s/></text:span><text:span text:style-name="T224_21">sobre</text:span><text:span text:style-name="T224_22"><text:s/></text:span><text:span text:style-name="T224_23">los</text:span><text:span text:style-name="T224_24"><text:s/></text:span><text:span text:style-name="T224_25">hechos</text:span><text:span text:style-name="T224_26"><text:s/></text:span><text:span text:style-name="T224_27">acontecidos</text:span><text:span text:style-name="T224_28">.</text:span></text:p>
      <text:p text:style-name="P225"><text:span text:style-name="T225_1">d</text:span><text:span text:style-name="T225_2">)<text:s/></text:span><text:span text:style-name="T225_3">El</text:span><text:span text:style-name="T225_4"><text:s/></text:span><text:span text:style-name="T225_5">perito</text:span><text:span text:style-name="T225_6"><text:s/></text:span><text:span text:style-name="T225_7">debe</text:span><text:span text:style-name="T225_8"><text:s/></text:span><text:span text:style-name="T225_9">expedirse</text:span><text:span text:style-name="T225_10"><text:s/></text:span><text:span text:style-name="T225_11">exclusivamente</text:span><text:span text:style-name="T225_12"><text:s/></text:span><text:span text:style-name="T225_13">sobre</text:span><text:span text:style-name="T225_14"><text:s/></text:span><text:span text:style-name="T225_15">los</text:span><text:span text:style-name="T225_16"><text:s/></text:span><text:span text:style-name="T225_17">puntos</text:span><text:span text:style-name="T225_18"><text:s/></text:span><text:span text:style-name="T225_19">de</text:span><text:span text:style-name="T225_20"><text:s/></text:span><text:span text:style-name="T225_21">pericias</text:span><text:span text:style-name="T225_22"><text:s/></text:span><text:span text:style-name="T225_23">planteados</text:span><text:span text:style-name="T225_24"><text:s/></text:span><text:span text:style-name="T225_25">por</text:span><text:span text:style-name="T225_26"><text:s/></text:span><text:span text:style-name="T225_27">las</text:span><text:span text:style-name="T225_28"><text:s/></text:span><text:span text:style-name="T225_29">partes</text:span><text:span text:style-name="T225_30">.<text:s/></text:span><text:span text:style-name="T225_31">V</text:span></text:p>
      <text:p text:style-name="P226"><text:span text:style-name="T226_1"><text:s text:c="5"/></text:span></text:p>
      <text:p text:style-name="P227"><text:span text:style-name="T227_1"><text:s text:c="2"/></text:span></text:p>
      <text:p text:style-name="P228"><text:span text:style-name="T228_1"><text:s text:c="2"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50%" fo:margin-top="0cm" fo:margin-bottom="0.17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50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50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50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50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50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50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5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5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font-name="Arial" style:font-name-asian="Arial" style:font-name-complex="Arial"/>
    </style:style>
    <style:style style:name="List2Level1" style:family="text">
      <style:text-properties style:font-name="Arial" style:font-name-asian="Arial" style:font-name-complex="Arial"/>
    </style:style>
    <style:style style:name="List2Level2" style:family="text">
      <style:text-properties style:font-name="Arial" style:font-name-asian="Arial" style:font-name-complex="Arial"/>
    </style:style>
    <style:style style:name="List2Level3" style:family="text">
      <style:text-properties style:font-name="Arial" style:font-name-asian="Arial" style:font-name-complex="Arial"/>
    </style:style>
    <style:style style:name="List2Level4" style:family="text">
      <style:text-properties style:font-name="Arial" style:font-name-asian="Arial" style:font-name-complex="Arial"/>
    </style:style>
    <style:style style:name="List2Level5" style:family="text">
      <style:text-properties style:font-name="Arial" style:font-name-asian="Arial" style:font-name-complex="Arial"/>
    </style:style>
    <style:style style:name="List2Level6" style:family="text">
      <style:text-properties style:font-name="Arial" style:font-name-asian="Arial" style:font-name-complex="Arial"/>
    </style:style>
    <style:style style:name="List2Level7" style:family="text">
      <style:text-properties style:font-name="Arial" style:font-name-asian="Arial" style:font-name-complex="Arial"/>
    </style:style>
    <style:style style:name="List2Level8" style:family="text">
      <style:text-properties style:font-name="Arial" style:font-name-asian="Arial" style:font-name-complex="Arial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2Level1" text:level="2">
        <style:list-level-properties text:space-before="1.90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2Level2" text:level="3">
        <style:list-level-properties text:space-before="3.49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2Level4" text:level="5">
        <style:list-level-properties text:space-before="5.71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2Level5" text:level="6">
        <style:list-level-properties text:space-before="7.30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2Level7" text:level="8">
        <style:list-level-properties text:space-before="9.52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2Level8" text:level="9">
        <style:list-level-properties text:space-before="11.112cm" text:min-label-width="0.318cm" fo:text-align="start"/>
        <style:text-properties style:font-name="Arial" style:font-name-asian="Arial" style:font-name-complex="Arial"/>
      </text:list-level-style-bullet>
    </text:list-style>
    <style:style style:name="List3Level0" style:family="text">
      <style:text-properties style:font-name="Arial" style:font-name-asian="Arial" style:font-name-complex="Arial"/>
    </style:style>
    <style:style style:name="List3Level1" style:family="text">
      <style:text-properties style:font-name="Arial" style:font-name-asian="Arial" style:font-name-complex="Arial"/>
    </style:style>
    <style:style style:name="List3Level2" style:family="text">
      <style:text-properties style:font-name="Arial" style:font-name-asian="Arial" style:font-name-complex="Arial"/>
    </style:style>
    <style:style style:name="List3Level3" style:family="text">
      <style:text-properties style:font-name="Arial" style:font-name-asian="Arial" style:font-name-complex="Arial"/>
    </style:style>
    <style:style style:name="List3Level4" style:family="text">
      <style:text-properties style:font-name="Arial" style:font-name-asian="Arial" style:font-name-complex="Arial"/>
    </style:style>
    <style:style style:name="List3Level5" style:family="text">
      <style:text-properties style:font-name="Arial" style:font-name-asian="Arial" style:font-name-complex="Arial"/>
    </style:style>
    <style:style style:name="List3Level6" style:family="text">
      <style:text-properties style:font-name="Arial" style:font-name-asian="Arial" style:font-name-complex="Arial"/>
    </style:style>
    <style:style style:name="List3Level7" style:family="text">
      <style:text-properties style:font-name="Arial" style:font-name-asian="Arial" style:font-name-complex="Arial"/>
    </style:style>
    <style:style style:name="List3Level8" style:family="text">
      <style:text-properties style:font-name="Arial" style:font-name-asian="Arial" style:font-name-complex="Arial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3Level1" text:level="2">
        <style:list-level-properties text:space-before="1.90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3Level2" text:level="3">
        <style:list-level-properties text:space-before="3.49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3Level4" text:level="5">
        <style:list-level-properties text:space-before="5.71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3Level5" text:level="6">
        <style:list-level-properties text:space-before="7.30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3Level7" text:level="8">
        <style:list-level-properties text:space-before="9.52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3Level8" text:level="9">
        <style:list-level-properties text:space-before="11.112cm" text:min-label-width="0.318cm" fo:text-align="start"/>
        <style:text-properties style:font-name="Arial" style:font-name-asian="Arial" style:font-name-complex="Arial"/>
      </text:list-level-style-bullet>
    </text:list-style>
    <style:style style:name="List4Level0" style:family="text">
      <style:text-properties style:font-name="Arial" style:font-name-asian="Arial" style:font-name-complex="Arial"/>
    </style:style>
    <style:style style:name="List4Level1" style:family="text">
      <style:text-properties style:font-name="Arial" style:font-name-asian="Arial" style:font-name-complex="Arial"/>
    </style:style>
    <style:style style:name="List4Level2" style:family="text">
      <style:text-properties style:font-name="Arial" style:font-name-asian="Arial" style:font-name-complex="Arial"/>
    </style:style>
    <style:style style:name="List4Level3" style:family="text">
      <style:text-properties style:font-name="Arial" style:font-name-asian="Arial" style:font-name-complex="Arial"/>
    </style:style>
    <style:style style:name="List4Level4" style:family="text">
      <style:text-properties style:font-name="Arial" style:font-name-asian="Arial" style:font-name-complex="Arial"/>
    </style:style>
    <style:style style:name="List4Level5" style:family="text">
      <style:text-properties style:font-name="Arial" style:font-name-asian="Arial" style:font-name-complex="Arial"/>
    </style:style>
    <style:style style:name="List4Level6" style:family="text">
      <style:text-properties style:font-name="Arial" style:font-name-asian="Arial" style:font-name-complex="Arial"/>
    </style:style>
    <style:style style:name="List4Level7" style:family="text">
      <style:text-properties style:font-name="Arial" style:font-name-asian="Arial" style:font-name-complex="Arial"/>
    </style:style>
    <style:style style:name="List4Level8" style:family="text">
      <style:text-properties style:font-name="Arial" style:font-name-asian="Arial" style:font-name-complex="Arial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4Level1" text:level="2">
        <style:list-level-properties text:space-before="1.90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4Level2" text:level="3">
        <style:list-level-properties text:space-before="3.49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4Level4" text:level="5">
        <style:list-level-properties text:space-before="5.71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4Level5" text:level="6">
        <style:list-level-properties text:space-before="7.30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4Level7" text:level="8">
        <style:list-level-properties text:space-before="9.52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4Level8" text:level="9">
        <style:list-level-properties text:space-before="11.112cm" text:min-label-width="0.318cm" fo:text-align="start"/>
        <style:text-properties style:font-name="Arial" style:font-name-asian="Arial" style:font-name-complex="Arial"/>
      </text:list-level-style-bullet>
    </text:list-style>
    <style:style style:name="List5Level0" style:family="text">
      <style:text-properties style:font-name="Arial" style:font-name-asian="Arial" style:font-name-complex="Arial"/>
    </style:style>
    <style:style style:name="List5Level1" style:family="text">
      <style:text-properties style:font-name="Arial" style:font-name-asian="Arial" style:font-name-complex="Arial"/>
    </style:style>
    <style:style style:name="List5Level2" style:family="text">
      <style:text-properties style:font-name="Arial" style:font-name-asian="Arial" style:font-name-complex="Arial"/>
    </style:style>
    <style:style style:name="List5Level3" style:family="text">
      <style:text-properties style:font-name="Arial" style:font-name-asian="Arial" style:font-name-complex="Arial"/>
    </style:style>
    <style:style style:name="List5Level4" style:family="text">
      <style:text-properties style:font-name="Arial" style:font-name-asian="Arial" style:font-name-complex="Arial"/>
    </style:style>
    <style:style style:name="List5Level5" style:family="text">
      <style:text-properties style:font-name="Arial" style:font-name-asian="Arial" style:font-name-complex="Arial"/>
    </style:style>
    <style:style style:name="List5Level6" style:family="text">
      <style:text-properties style:font-name="Arial" style:font-name-asian="Arial" style:font-name-complex="Arial"/>
    </style:style>
    <style:style style:name="List5Level7" style:family="text">
      <style:text-properties style:font-name="Arial" style:font-name-asian="Arial" style:font-name-complex="Arial"/>
    </style:style>
    <style:style style:name="List5Level8" style:family="text">
      <style:text-properties style:font-name="Arial" style:font-name-asian="Arial" style:font-name-complex="Arial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5Level1" text:level="2">
        <style:list-level-properties text:space-before="1.90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5Level2" text:level="3">
        <style:list-level-properties text:space-before="3.49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5Level4" text:level="5">
        <style:list-level-properties text:space-before="5.71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5Level5" text:level="6">
        <style:list-level-properties text:space-before="7.302cm" text:min-label-width="0.318cm" fo:text-align="start"/>
        <style:text-properties style:font-name="Arial" style:font-name-asian="Arial" style:font-name-complex="Arial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font-name="Arial" style:font-name-asian="Arial" style:font-name-complex="Arial"/>
      </text:list-level-style-bullet>
      <text:list-level-style-bullet text:bullet-char="o" text:style-name="List5Level7" text:level="8">
        <style:list-level-properties text:space-before="9.525cm" text:min-label-width="0.635cm" fo:text-align="start"/>
        <style:text-properties style:font-name="Arial" style:font-name-asian="Arial" style:font-name-complex="Arial"/>
      </text:list-level-style-bullet>
      <text:list-level-style-bullet text:bullet-char="▪" text:style-name="List5Level8" text:level="9">
        <style:list-level-properties text:space-before="11.112cm" text:min-label-width="0.318cm" fo:text-align="start"/>
        <style:text-properties style:font-name="Arial" style:font-name-asian="Arial" style:font-name-complex="Aria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54cm" fo:padding-bottom="0cm" fo:margin-bottom="2.54cm" fo:padding-left="0cm" fo:margin-left="1.244cm" fo:padding-right="0cm" fo:margin-right="0.26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